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99CC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999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ext-properties fo:color="#FF3333"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31233333333333cm"/>
    </style:style>
    <style:style style:name="co3" style:family="table-column">
      <style:table-column-properties fo:break-before="auto" style:column-width="1.35466666666667cm"/>
    </style:style>
    <style:style style:name="co4" style:family="table-column">
      <style:table-column-properties fo:break-before="auto" style:column-width="6.096cm"/>
    </style:style>
    <style:style style:name="co5" style:family="table-column">
      <style:table-column-properties fo:break-before="auto" style:column-width="6.3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6370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3">
            <text:p>SPWM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9"/>
          <table:table-cell table:style-name="ce2"/>
          <table:table-cell office:value-type="string" table:style-name="ce3">
            <text:p>SPWM 0-255</text:p>
          </table:table-cell>
          <table:table-cell table:style-name="ce3"/>
          <table:table-cell table:style-name="ce1">
            <draw:frame draw:z-index="1" draw:id="id0" draw:style-name="a0" draw:name="Graphique 1" svg:x="0.0244in" svg:y="0in" svg:width="10.4343in" svg:height="6.1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Amplitude</text:p>
          </table:table-cell>
          <table:table-cell office:value-type="string" table:style-name="ce2">
            <text:p>Angle</text:p>
          </table:table-cell>
          <table:table-cell office:value-type="string" table:style-name="ce4">
            <text:p>Phase A</text:p>
          </table:table-cell>
          <table:table-cell office:value-type="string" table:style-name="ce5">
            <text:p>Phase B</text:p>
          </table:table-cell>
          <table:table-cell office:value-type="string" table:style-name="ce6">
            <text:p>Phase C</text:p>
          </table:table-cell>
          <table:table-cell table:style-name="ce7"/>
          <table:table-cell office:value-type="string" table:style-name="ce2">
            <text:p>Voff</text:p>
          </table:table-cell>
          <table:table-cell table:number-columns-repeated="3" table:style-name="ce1"/>
          <table:table-cell table:style-name="ce7"/>
          <table:table-cell office:value-type="string" table:style-name="ce2">
            <text:p>change amplitude (A3) to 255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1000" table:style-name="ce8">
            <office:annotation draw:style-name="a2" svg:x="1.125in" svg:y="0in" svg:width="1.13333333333333in" svg:height="1.63333333333333in">
              <dc:creator/>
              <text:p><text:span text:style-name="T1"/></text:p>
              <text:p><text:span text:style-name="T1">Change amplitude to 255 for SPWM modulation.</text:span></text:p>
              <text:p><text:span text:style-name="T1"/></text:p>
              <text:p><text:span text:style-name="T1">And to 294 for SVPWM modulation</text:span></text:p>
              <text:p/>
            </office:annotation>
            <text:p>100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$A$3]*SIN(RADIANS([.B3]))" table:style-name="ce9">
            <text:p>0,0000</text:p>
          </table:table-cell>
          <table:table-cell office:value-type="float" office:value="-866.02540378443871" table:formula="of:=[.$A$3]*SIN(RADIANS([.B3]-120))" table:style-name="ce9">
            <text:p>-866,0254</text:p>
          </table:table-cell>
          <table:table-cell office:value-type="float" office:value="866.02540378443871" table:formula="of:=[.$A$3]*SIN(RADIANS([.B3]+120))" table:style-name="ce9">
            <text:p>866,0254</text:p>
          </table:table-cell>
          <table:table-cell table:style-name="ce9"/>
          <table:table-cell office:value-type="float" office:value="0" table:formula="of:=(MIN([.C3];[.D3];[.E3])+MAX([.C3];[.D3];[.E3]))/2" table:style-name="ce10">
            <text:p>0,0000</text:p>
          </table:table-cell>
          <table:table-cell table:number-columns-repeated="4" table:style-name="ce9"/>
          <table:table-cell office:value-type="float" office:value="127" table:formula="of:=[.C3]/2+127" table:style-name="ce11">
            <text:p>127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7.452406437283511" table:formula="of:=[.$A$3]*SIN(RADIANS([.B4]))" table:style-name="ce9">
            <text:p>17,4524</text:p>
          </table:table-cell>
          <table:table-cell office:value-type="float" office:value="-874.61970713939581" table:formula="of:=[.$A$3]*SIN(RADIANS([.B4]-120))" table:style-name="ce9">
            <text:p>-874,6197</text:p>
          </table:table-cell>
          <table:table-cell office:value-type="float" office:value="857.16730070211236" table:formula="of:=[.$A$3]*SIN(RADIANS([.B4]+120))" table:style-name="ce9">
            <text:p>857,1673</text:p>
          </table:table-cell>
          <table:table-cell table:style-name="ce9"/>
          <table:table-cell office:value-type="float" office:value="-8.7262032186417287" table:formula="of:=(MIN([.C4];[.D4];[.E4])+MAX([.C4];[.D4];[.E4]))/2" table:style-name="ce10">
            <text:p>-8,7262</text:p>
          </table:table-cell>
          <table:table-cell table:number-columns-repeated="4" table:style-name="ce9"/>
          <table:table-cell office:value-type="float" office:value="135.72620321864176" table:formula="of:=[.C4]/2+127" table:style-name="ce11">
            <text:p>136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float" office:value="34.899496702500969" table:formula="of:=[.$A$3]*SIN(RADIANS([.B5]))" table:style-name="ce9">
            <text:p>34,8995</text:p>
          </table:table-cell>
          <table:table-cell office:value-type="float" office:value="-882.9475928589269" table:formula="of:=[.$A$3]*SIN(RADIANS([.B5]-120))" table:style-name="ce9">
            <text:p>-882,9476</text:p>
          </table:table-cell>
          <table:table-cell office:value-type="float" office:value="848.04809615642603" table:formula="of:=[.$A$3]*SIN(RADIANS([.B5]+120))" table:style-name="ce9">
            <text:p>848,0481</text:p>
          </table:table-cell>
          <table:table-cell table:style-name="ce9"/>
          <table:table-cell office:value-type="float" office:value="-17.449748351250435" table:formula="of:=(MIN([.C5];[.D5];[.E5])+MAX([.C5];[.D5];[.E5]))/2" table:style-name="ce10">
            <text:p>-17,4497</text:p>
          </table:table-cell>
          <table:table-cell table:number-columns-repeated="4" table:style-name="ce9"/>
          <table:table-cell office:value-type="float" office:value="144.44974835125049" table:formula="of:=[.C5]/2+127" table:style-name="ce11">
            <text:p>144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2">
            <text:p>3</text:p>
          </table:table-cell>
          <table:table-cell office:value-type="float" office:value="52.335956242943837" table:formula="of:=[.$A$3]*SIN(RADIANS([.B6]))" table:style-name="ce9">
            <text:p>52,3360</text:p>
          </table:table-cell>
          <table:table-cell office:value-type="float" office:value="-891.00652418836785" table:formula="of:=[.$A$3]*SIN(RADIANS([.B6]-120))" table:style-name="ce9">
            <text:p>-891,0065</text:p>
          </table:table-cell>
          <table:table-cell office:value-type="float" office:value="838.67056794542395" table:formula="of:=[.$A$3]*SIN(RADIANS([.B6]+120))" table:style-name="ce9">
            <text:p>838,6706</text:p>
          </table:table-cell>
          <table:table-cell table:style-name="ce9"/>
          <table:table-cell office:value-type="float" office:value="-26.167978121471947" table:formula="of:=(MIN([.C6];[.D6];[.E6])+MAX([.C6];[.D6];[.E6]))/2" table:style-name="ce10">
            <text:p>-26,1680</text:p>
          </table:table-cell>
          <table:table-cell table:number-columns-repeated="4" table:style-name="ce9"/>
          <table:table-cell office:value-type="float" office:value="153.16797812147192" table:formula="of:=[.C6]/2+127" table:style-name="ce11">
            <text:p>153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2">
            <text:p>4</text:p>
          </table:table-cell>
          <table:table-cell office:value-type="float" office:value="69.756473744125302" table:formula="of:=[.$A$3]*SIN(RADIANS([.B7]))" table:style-name="ce9">
            <text:p>69,7565</text:p>
          </table:table-cell>
          <table:table-cell office:value-type="float" office:value="-898.79404629916689" table:formula="of:=[.$A$3]*SIN(RADIANS([.B7]-120))" table:style-name="ce9">
            <text:p>-898,7940</text:p>
          </table:table-cell>
          <table:table-cell office:value-type="float" office:value="829.03757255504172" table:formula="of:=[.$A$3]*SIN(RADIANS([.B7]+120))" table:style-name="ce9">
            <text:p>829,0376</text:p>
          </table:table-cell>
          <table:table-cell table:style-name="ce9"/>
          <table:table-cell office:value-type="float" office:value="-34.878236872062587" table:formula="of:=(MIN([.C7];[.D7];[.E7])+MAX([.C7];[.D7];[.E7]))/2" table:style-name="ce10">
            <text:p>-34,8782</text:p>
          </table:table-cell>
          <table:table-cell table:number-columns-repeated="4" table:style-name="ce9"/>
          <table:table-cell office:value-type="float" office:value="161.87823687206264" table:formula="of:=[.C7]/2+127" table:style-name="ce11">
            <text:p>162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2">
            <text:p>5</text:p>
          </table:table-cell>
          <table:table-cell office:value-type="float" office:value="87.155742747658167" table:formula="of:=[.$A$3]*SIN(RADIANS([.B8]))" table:style-name="ce9">
            <text:p>87,1557</text:p>
          </table:table-cell>
          <table:table-cell office:value-type="float" office:value="-906.3077870366501" table:formula="of:=[.$A$3]*SIN(RADIANS([.B8]-120))" table:style-name="ce9">
            <text:p>-906,3078</text:p>
          </table:table-cell>
          <table:table-cell office:value-type="float" office:value="819.15204428899165" table:formula="of:=[.$A$3]*SIN(RADIANS([.B8]+120))" table:style-name="ce9">
            <text:p>819,1520</text:p>
          </table:table-cell>
          <table:table-cell table:style-name="ce9"/>
          <table:table-cell office:value-type="float" office:value="-43.577871373829225" table:formula="of:=(MIN([.C8];[.D8];[.E8])+MAX([.C8];[.D8];[.E8]))/2" table:style-name="ce10">
            <text:p>-43,5779</text:p>
          </table:table-cell>
          <table:table-cell table:number-columns-repeated="4" table:style-name="ce9"/>
          <table:table-cell office:value-type="float" office:value="170.57787137382908" table:formula="of:=[.C8]/2+127" table:style-name="ce11">
            <text:p>171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2">
            <text:p>6</text:p>
          </table:table-cell>
          <table:table-cell office:value-type="float" office:value="104.52846326765346" table:formula="of:=[.$A$3]*SIN(RADIANS([.B9]))" table:style-name="ce9">
            <text:p>104,5285</text:p>
          </table:table-cell>
          <table:table-cell office:value-type="float" office:value="-913.54545764260092" table:formula="of:=[.$A$3]*SIN(RADIANS([.B9]-120))" table:style-name="ce9">
            <text:p>-913,5455</text:p>
          </table:table-cell>
          <table:table-cell office:value-type="float" office:value="809.01699437494744" table:formula="of:=[.$A$3]*SIN(RADIANS([.B9]+120))" table:style-name="ce9">
            <text:p>809,0170</text:p>
          </table:table-cell>
          <table:table-cell table:style-name="ce9"/>
          <table:table-cell office:value-type="float" office:value="-52.264231633826739" table:formula="of:=(MIN([.C9];[.D9];[.E9])+MAX([.C9];[.D9];[.E9]))/2" table:style-name="ce10">
            <text:p>-52,2642</text:p>
          </table:table-cell>
          <table:table-cell table:number-columns-repeated="4" table:style-name="ce9"/>
          <table:table-cell office:value-type="float" office:value="179.26423163382674" table:formula="of:=[.C9]/2+127" table:style-name="ce11">
            <text:p>179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2">
            <text:p>7</text:p>
          </table:table-cell>
          <table:table-cell office:value-type="float" office:value="121.86934340514748" table:formula="of:=[.$A$3]*SIN(RADIANS([.B10]))" table:style-name="ce9">
            <text:p>121,8693</text:p>
          </table:table-cell>
          <table:table-cell office:value-type="float" office:value="-920.50485345244022" table:formula="of:=[.$A$3]*SIN(RADIANS([.B10]-120))" table:style-name="ce9">
            <text:p>-920,5049</text:p>
          </table:table-cell>
          <table:table-cell office:value-type="float" office:value="798.63551004729277" table:formula="of:=[.$A$3]*SIN(RADIANS([.B10]+120))" table:style-name="ce9">
            <text:p>798,6355</text:p>
          </table:table-cell>
          <table:table-cell table:style-name="ce9"/>
          <table:table-cell office:value-type="float" office:value="-60.934671702573723" table:formula="of:=(MIN([.C10];[.D10];[.E10])+MAX([.C10];[.D10];[.E10]))/2" table:style-name="ce10">
            <text:p>-60,9347</text:p>
          </table:table-cell>
          <table:table-cell table:number-columns-repeated="4" table:style-name="ce9"/>
          <table:table-cell office:value-type="float" office:value="187.93467170257372" table:formula="of:=[.C10]/2+127" table:style-name="ce11">
            <text:p>188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39.17310096006543" table:formula="of:=[.$A$3]*SIN(RADIANS([.B11]))" table:style-name="ce9">
            <text:p>139,1731</text:p>
          </table:table-cell>
          <table:table-cell office:value-type="float" office:value="-927.18385456678743" table:formula="of:=[.$A$3]*SIN(RADIANS([.B11]-120))" table:style-name="ce9">
            <text:p>-927,1839</text:p>
          </table:table-cell>
          <table:table-cell office:value-type="float" office:value="788.01075360672201" table:formula="of:=[.$A$3]*SIN(RADIANS([.B11]+120))" table:style-name="ce9">
            <text:p>788,0108</text:p>
          </table:table-cell>
          <table:table-cell table:style-name="ce9"/>
          <table:table-cell office:value-type="float" office:value="-69.586550480032713" table:formula="of:=(MIN([.C11];[.D11];[.E11])+MAX([.C11];[.D11];[.E11]))/2" table:style-name="ce10">
            <text:p>-69,5866</text:p>
          </table:table-cell>
          <table:table-cell table:number-columns-repeated="4" table:style-name="ce9"/>
          <table:table-cell office:value-type="float" office:value="196.58655048003271" table:formula="of:=[.C11]/2+127" table:style-name="ce11">
            <text:p>197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9" table:style-name="ce2">
            <text:p>9</text:p>
          </table:table-cell>
          <table:table-cell office:value-type="float" office:value="156.43446504023086" table:formula="of:=[.$A$3]*SIN(RADIANS([.B12]))" table:style-name="ce9">
            <text:p>156,4345</text:p>
          </table:table-cell>
          <table:table-cell office:value-type="float" office:value="-933.58042649720176" table:formula="of:=[.$A$3]*SIN(RADIANS([.B12]-120))" table:style-name="ce9">
            <text:p>-933,5804</text:p>
          </table:table-cell>
          <table:table-cell office:value-type="float" office:value="777.14596145697101" table:formula="of:=[.$A$3]*SIN(RADIANS([.B12]+120))" table:style-name="ce9">
            <text:p>777,1460</text:p>
          </table:table-cell>
          <table:table-cell table:style-name="ce9"/>
          <table:table-cell office:value-type="float" office:value="-78.217232520115374" table:formula="of:=(MIN([.C12];[.D12];[.E12])+MAX([.C12];[.D12];[.E12]))/2" table:style-name="ce10">
            <text:p>-78,2172</text:p>
          </table:table-cell>
          <table:table-cell table:number-columns-repeated="4" table:style-name="ce9"/>
          <table:table-cell office:value-type="float" office:value="205.21723252011543" table:formula="of:=[.C12]/2+127" table:style-name="ce11">
            <text:p>205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173.64817766693034" table:formula="of:=[.$A$3]*SIN(RADIANS([.B13]))" table:style-name="ce9">
            <text:p>173,6482</text:p>
          </table:table-cell>
          <table:table-cell office:value-type="float" office:value="-939.69262078590839" table:formula="of:=[.$A$3]*SIN(RADIANS([.B13]-120))" table:style-name="ce9">
            <text:p>-939,6926</text:p>
          </table:table-cell>
          <table:table-cell office:value-type="float" office:value="766.04444311897805" table:formula="of:=[.$A$3]*SIN(RADIANS([.B13]+120))" table:style-name="ce9">
            <text:p>766,0444</text:p>
          </table:table-cell>
          <table:table-cell table:style-name="ce9"/>
          <table:table-cell office:value-type="float" office:value="-86.824088833465169" table:formula="of:=(MIN([.C13];[.D13];[.E13])+MAX([.C13];[.D13];[.E13]))/2" table:style-name="ce10">
            <text:p>-86,8241</text:p>
          </table:table-cell>
          <table:table-cell table:number-columns-repeated="4" table:style-name="ce9"/>
          <table:table-cell office:value-type="float" office:value="213.82408883346517" table:formula="of:=[.C13]/2+127" table:style-name="ce11">
            <text:p>214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1" table:style-name="ce2">
            <text:p>11</text:p>
          </table:table-cell>
          <table:table-cell office:value-type="float" office:value="190.8089953765448" table:formula="of:=[.$A$3]*SIN(RADIANS([.B14]))" table:style-name="ce9">
            <text:p>190,8090</text:p>
          </table:table-cell>
          <table:table-cell office:value-type="float" office:value="-945.51857559931682" table:formula="of:=[.$A$3]*SIN(RADIANS([.B14]-120))" table:style-name="ce9">
            <text:p>-945,5186</text:p>
          </table:table-cell>
          <table:table-cell office:value-type="float" office:value="754.70958022277216" table:formula="of:=[.$A$3]*SIN(RADIANS([.B14]+120))" table:style-name="ce9">
            <text:p>754,7096</text:p>
          </table:table-cell>
          <table:table-cell table:style-name="ce9"/>
          <table:table-cell office:value-type="float" office:value="-95.404497688272329" table:formula="of:=(MIN([.C14];[.D14];[.E14])+MAX([.C14];[.D14];[.E14]))/2" table:style-name="ce10">
            <text:p>-95,4045</text:p>
          </table:table-cell>
          <table:table-cell table:number-columns-repeated="4" table:style-name="ce9"/>
          <table:table-cell office:value-type="float" office:value="222.40449768827239" table:formula="of:=[.C14]/2+127" table:style-name="ce11">
            <text:p>222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207.91169081775934" table:formula="of:=[.$A$3]*SIN(RADIANS([.B15]))" table:style-name="ce9">
            <text:p>207,9117</text:p>
          </table:table-cell>
          <table:table-cell office:value-type="float" office:value="-951.05651629515364" table:formula="of:=[.$A$3]*SIN(RADIANS([.B15]-120))" table:style-name="ce9">
            <text:p>-951,0565</text:p>
          </table:table-cell>
          <table:table-cell office:value-type="float" office:value="743.14482547739419" table:formula="of:=[.$A$3]*SIN(RADIANS([.B15]+120))" table:style-name="ce9">
            <text:p>743,1448</text:p>
          </table:table-cell>
          <table:table-cell table:style-name="ce9"/>
          <table:table-cell office:value-type="float" office:value="-103.95584540887972" table:formula="of:=(MIN([.C15];[.D15];[.E15])+MAX([.C15];[.D15];[.E15]))/2" table:style-name="ce10">
            <text:p>-103,9558</text:p>
          </table:table-cell>
          <table:table-cell table:style-name="ce12"/>
          <table:table-cell table:number-columns-repeated="3" table:style-name="ce9"/>
          <table:table-cell office:value-type="float" office:value="230.95584540887967" table:formula="of:=[.C15]/2+127" table:style-name="ce11">
            <text:p>231</text:p>
          </table:table-cell>
          <table:table-cell table:style-name="ce11"/>
          <table:table-cell table:number-columns-repeated="16371"/>
        </table:table-row>
        <table:table-row table:style-name="ro1"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224.951054343865" table:formula="of:=[.$A$3]*SIN(RADIANS([.B16]))" table:style-name="ce9">
            <text:p>224,9511</text:p>
          </table:table-cell>
          <table:table-cell office:value-type="float" office:value="-956.30475596303552" table:formula="of:=[.$A$3]*SIN(RADIANS([.B16]-120))" table:style-name="ce9">
            <text:p>-956,3048</text:p>
          </table:table-cell>
          <table:table-cell office:value-type="float" office:value="731.35370161917058" table:formula="of:=[.$A$3]*SIN(RADIANS([.B16]+120))" table:style-name="ce9">
            <text:p>731,3537</text:p>
          </table:table-cell>
          <table:table-cell table:style-name="ce9"/>
          <table:table-cell office:value-type="float" office:value="-112.47552717193247" table:formula="of:=(MIN([.C16];[.D16];[.E16])+MAX([.C16];[.D16];[.E16]))/2" table:style-name="ce10">
            <text:p>-112,4755</text:p>
          </table:table-cell>
          <table:table-cell table:number-columns-repeated="4" table:style-name="ce9"/>
          <table:table-cell office:value-type="float" office:value="239.4755271719325" table:formula="of:=[.C16]/2+127" table:style-name="ce11">
            <text:p>23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241.92189559966772" table:formula="of:=[.$A$3]*SIN(RADIANS([.B17]))" table:style-name="ce9">
            <text:p>241,9219</text:p>
          </table:table-cell>
          <table:table-cell office:value-type="float" office:value="-961.26169593831889" table:formula="of:=[.$A$3]*SIN(RADIANS([.B17]-120))" table:style-name="ce9">
            <text:p>-961,2617</text:p>
          </table:table-cell>
          <table:table-cell office:value-type="float" office:value="719.33980033865112" table:formula="of:=[.$A$3]*SIN(RADIANS([.B17]+120))" table:style-name="ce9">
            <text:p>719,3398</text:p>
          </table:table-cell>
          <table:table-cell table:style-name="ce9"/>
          <table:table-cell office:value-type="float" office:value="-120.96094779983389" table:formula="of:=(MIN([.C17];[.D17];[.E17])+MAX([.C17];[.D17];[.E17]))/2" table:style-name="ce10">
            <text:p>-120,9609</text:p>
          </table:table-cell>
          <table:table-cell table:number-columns-repeated="4" table:style-name="ce9"/>
          <table:table-cell office:value-type="float" office:value="247.96094779983386" table:formula="of:=[.C17]/2+127" table:style-name="ce11">
            <text:p>24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258.81904510252076" table:formula="of:=[.$A$3]*SIN(RADIANS([.B18]))" table:style-name="ce9">
            <text:p>258,8190</text:p>
          </table:table-cell>
          <table:table-cell office:value-type="float" office:value="-965.92582628906837" table:formula="of:=[.$A$3]*SIN(RADIANS([.B18]-120))" table:style-name="ce9">
            <text:p>-965,9258</text:p>
          </table:table-cell>
          <table:table-cell office:value-type="float" office:value="707.10678118654755" table:formula="of:=[.$A$3]*SIN(RADIANS([.B18]+120))" table:style-name="ce9">
            <text:p>707,1068</text:p>
          </table:table-cell>
          <table:table-cell table:style-name="ce9"/>
          <table:table-cell office:value-type="float" office:value="-129.40952255126041" table:formula="of:=(MIN([.C18];[.D18];[.E18])+MAX([.C18];[.D18];[.E18]))/2" table:style-name="ce10">
            <text:p>-129,4095</text:p>
          </table:table-cell>
          <table:table-cell table:number-columns-repeated="4" table:style-name="ce9"/>
          <table:table-cell office:value-type="float" office:value="256.40952255126035" table:formula="of:=[.C18]/2+127" table:style-name="ce11">
            <text:p>25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275.63735581699916" table:formula="of:=[.$A$3]*SIN(RADIANS([.B19]))" table:style-name="ce9">
            <text:p>275,6374</text:p>
          </table:table-cell>
          <table:table-cell office:value-type="float" office:value="-970.29572627599646" table:formula="of:=[.$A$3]*SIN(RADIANS([.B19]-120))" table:style-name="ce9">
            <text:p>-970,2957</text:p>
          </table:table-cell>
          <table:table-cell office:value-type="float" office:value="694.65837045899718" table:formula="of:=[.$A$3]*SIN(RADIANS([.B19]+120))" table:style-name="ce9">
            <text:p>694,6584</text:p>
          </table:table-cell>
          <table:table-cell table:style-name="ce9"/>
          <table:table-cell office:value-type="float" office:value="-137.81867790849964" table:formula="of:=(MIN([.C19];[.D19];[.E19])+MAX([.C19];[.D19];[.E19]))/2" table:style-name="ce10">
            <text:p>-137,8187</text:p>
          </table:table-cell>
          <table:table-cell table:number-columns-repeated="4" table:style-name="ce9"/>
          <table:table-cell office:value-type="float" office:value="264.81867790849958" table:formula="of:=[.C19]/2+127" table:style-name="ce11">
            <text:p>2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292.37170472273675" table:formula="of:=[.$A$3]*SIN(RADIANS([.B20]))" table:style-name="ce9">
            <text:p>292,3717</text:p>
          </table:table-cell>
          <table:table-cell office:value-type="float" office:value="-974.37006478523529" table:formula="of:=[.$A$3]*SIN(RADIANS([.B20]-120))" table:style-name="ce9">
            <text:p>-974,3701</text:p>
          </table:table-cell>
          <table:table-cell office:value-type="float" office:value="681.99836006249859" table:formula="of:=[.$A$3]*SIN(RADIANS([.B20]+120))" table:style-name="ce9">
            <text:p>681,9984</text:p>
          </table:table-cell>
          <table:table-cell table:style-name="ce9"/>
          <table:table-cell office:value-type="float" office:value="-146.18585236136835" table:formula="of:=(MIN([.C20];[.D20];[.E20])+MAX([.C20];[.D20];[.E20]))/2" table:style-name="ce10">
            <text:p>-146,1859</text:p>
          </table:table-cell>
          <table:table-cell table:number-columns-repeated="4" table:style-name="ce9"/>
          <table:table-cell office:value-type="float" office:value="273.18585236136835" table:formula="of:=[.C20]/2+127" table:style-name="ce11">
            <text:p>2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309.01699437494739" table:formula="of:=[.$A$3]*SIN(RADIANS([.B21]))" table:style-name="ce9">
            <text:p>309,0170</text:p>
          </table:table-cell>
          <table:table-cell office:value-type="float" office:value="-978.14760073380569" table:formula="of:=[.$A$3]*SIN(RADIANS([.B21]-120))" table:style-name="ce9">
            <text:p>-978,1476</text:p>
          </table:table-cell>
          <table:table-cell office:value-type="float" office:value="669.13060635885836" table:formula="of:=[.$A$3]*SIN(RADIANS([.B21]+120))" table:style-name="ce9">
            <text:p>669,1306</text:p>
          </table:table-cell>
          <table:table-cell table:style-name="ce9"/>
          <table:table-cell office:value-type="float" office:value="-154.50849718747367" table:formula="of:=(MIN([.C21];[.D21];[.E21])+MAX([.C21];[.D21];[.E21]))/2" table:style-name="ce10">
            <text:p>-154,5085</text:p>
          </table:table-cell>
          <table:table-cell table:number-columns-repeated="4" table:style-name="ce9"/>
          <table:table-cell office:value-type="float" office:value="281.50849718747372" table:formula="of:=[.C21]/2+127" table:style-name="ce11">
            <text:p>2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325.56815445715671" table:formula="of:=[.$A$3]*SIN(RADIANS([.B22]))" table:style-name="ce9">
            <text:p>325,5682</text:p>
          </table:table-cell>
          <table:table-cell office:value-type="float" office:value="-981.62718344766392" table:formula="of:=[.$A$3]*SIN(RADIANS([.B22]-120))" table:style-name="ce9">
            <text:p>-981,6272</text:p>
          </table:table-cell>
          <table:table-cell office:value-type="float" office:value="656.05902899050727" table:formula="of:=[.$A$3]*SIN(RADIANS([.B22]+120))" table:style-name="ce9">
            <text:p>656,0590</text:p>
          </table:table-cell>
          <table:table-cell table:style-name="ce9"/>
          <table:table-cell office:value-type="float" office:value="-162.78407722857833" table:formula="of:=(MIN([.C22];[.D22];[.E22])+MAX([.C22];[.D22];[.E22]))/2" table:style-name="ce10">
            <text:p>-162,7841</text:p>
          </table:table-cell>
          <table:table-cell table:number-columns-repeated="4" table:style-name="ce9"/>
          <table:table-cell office:value-type="float" office:value="289.78407722857833" table:formula="of:=[.C22]/2+127" table:style-name="ce11">
            <text:p>29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342.0201433256687" table:formula="of:=[.$A$3]*SIN(RADIANS([.B23]))" table:style-name="ce9">
            <text:p>342,0201</text:p>
          </table:table-cell>
          <table:table-cell office:value-type="float" office:value="-984.80775301220797" table:formula="of:=[.$A$3]*SIN(RADIANS([.B23]-120))" table:style-name="ce9">
            <text:p>-984,8078</text:p>
          </table:table-cell>
          <table:table-cell office:value-type="float" office:value="642.78760968653944" table:formula="of:=[.$A$3]*SIN(RADIANS([.B23]+120))" table:style-name="ce9">
            <text:p>642,7876</text:p>
          </table:table-cell>
          <table:table-cell table:style-name="ce9"/>
          <table:table-cell office:value-type="float" office:value="-171.01007166283426" table:formula="of:=(MIN([.C23];[.D23];[.E23])+MAX([.C23];[.D23];[.E23]))/2" table:style-name="ce10">
            <text:p>-171,0101</text:p>
          </table:table-cell>
          <table:table-cell table:number-columns-repeated="4" table:style-name="ce9"/>
          <table:table-cell office:value-type="float" office:value="298.01007166283432" table:formula="of:=[.C23]/2+127" table:style-name="ce11">
            <text:p>29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358.36794954530029" table:formula="of:=[.$A$3]*SIN(RADIANS([.B24]))" table:style-name="ce9">
            <text:p>358,3679</text:p>
          </table:table-cell>
          <table:table-cell office:value-type="float" office:value="-987.68834059513779" table:formula="of:=[.$A$3]*SIN(RADIANS([.B24]-120))" table:style-name="ce9">
            <text:p>-987,6883</text:p>
          </table:table-cell>
          <table:table-cell office:value-type="float" office:value="629.32039104983744" table:formula="of:=[.$A$3]*SIN(RADIANS([.B24]+120))" table:style-name="ce9">
            <text:p>629,3204</text:p>
          </table:table-cell>
          <table:table-cell table:style-name="ce9"/>
          <table:table-cell office:value-type="float" office:value="-179.18397477265017" table:formula="of:=(MIN([.C24];[.D24];[.E24])+MAX([.C24];[.D24];[.E24]))/2" table:style-name="ce10">
            <text:p>-179,1840</text:p>
          </table:table-cell>
          <table:table-cell table:number-columns-repeated="4" table:style-name="ce9"/>
          <table:table-cell office:value-type="float" office:value="306.18397477265012" table:formula="of:=[.C24]/2+127" table:style-name="ce11">
            <text:p>30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374.60659341591202" table:formula="of:=[.$A$3]*SIN(RADIANS([.B25]))" table:style-name="ce9">
            <text:p>374,6066</text:p>
          </table:table-cell>
          <table:table-cell office:value-type="float" office:value="-990.26806874157035" table:formula="of:=[.$A$3]*SIN(RADIANS([.B25]-120))" table:style-name="ce9">
            <text:p>-990,2681</text:p>
          </table:table-cell>
          <table:table-cell office:value-type="float" office:value="615.66147532565844" table:formula="of:=[.$A$3]*SIN(RADIANS([.B25]+120))" table:style-name="ce9">
            <text:p>615,6615</text:p>
          </table:table-cell>
          <table:table-cell table:style-name="ce9"/>
          <table:table-cell office:value-type="float" office:value="-187.30329670795595" table:formula="of:=(MIN([.C25];[.D25];[.E25])+MAX([.C25];[.D25];[.E25]))/2" table:style-name="ce10">
            <text:p>-187,3033</text:p>
          </table:table-cell>
          <table:table-cell table:number-columns-repeated="4" table:style-name="ce9"/>
          <table:table-cell office:value-type="float" office:value="314.30329670795601" table:formula="of:=[.C25]/2+127" table:style-name="ce11">
            <text:p>3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390.73112848927377" table:formula="of:=[.$A$3]*SIN(RADIANS([.B26]))" table:style-name="ce9">
            <text:p>390,7311</text:p>
          </table:table-cell>
          <table:table-cell office:value-type="float" office:value="-992.54615164132213" table:formula="of:=[.$A$3]*SIN(RADIANS([.B26]-120))" table:style-name="ce9">
            <text:p>-992,5462</text:p>
          </table:table-cell>
          <table:table-cell office:value-type="float" office:value="601.81502315204818" table:formula="of:=[.$A$3]*SIN(RADIANS([.B26]+120))" table:style-name="ce9">
            <text:p>601,8150</text:p>
          </table:table-cell>
          <table:table-cell table:style-name="ce9"/>
          <table:table-cell office:value-type="float" office:value="-195.36556424463697" table:formula="of:=(MIN([.C26];[.D26];[.E26])+MAX([.C26];[.D26];[.E26]))/2" table:style-name="ce10">
            <text:p>-195,3656</text:p>
          </table:table-cell>
          <table:table-cell table:number-columns-repeated="4" table:style-name="ce9"/>
          <table:table-cell office:value-type="float" office:value="322.36556424463686" table:formula="of:=[.C26]/2+127" table:style-name="ce11">
            <text:p>32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406.7366430758002" table:formula="of:=[.$A$3]*SIN(RADIANS([.B27]))" table:style-name="ce9">
            <text:p>406,7366</text:p>
          </table:table-cell>
          <table:table-cell office:value-type="float" office:value="-994.52189536827325" table:formula="of:=[.$A$3]*SIN(RADIANS([.B27]-120))" table:style-name="ce9">
            <text:p>-994,5219</text:p>
          </table:table-cell>
          <table:table-cell office:value-type="float" office:value="587.78525229247327" table:formula="of:=[.$A$3]*SIN(RADIANS([.B27]+120))" table:style-name="ce9">
            <text:p>587,7853</text:p>
          </table:table-cell>
          <table:table-cell table:style-name="ce9"/>
          <table:table-cell office:value-type="float" office:value="-203.36832153789999" table:formula="of:=(MIN([.C27];[.D27];[.E27])+MAX([.C27];[.D27];[.E27]))/2" table:style-name="ce10">
            <text:p>-203,3683</text:p>
          </table:table-cell>
          <table:table-cell table:number-columns-repeated="4" table:style-name="ce9"/>
          <table:table-cell office:value-type="float" office:value="330.3683215379001" table:formula="of:=[.C27]/2+127" table:style-name="ce11">
            <text:p>33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422.61826174069944" table:formula="of:=[.$A$3]*SIN(RADIANS([.B28]))" table:style-name="ce9">
            <text:p>422,6183</text:p>
          </table:table-cell>
          <table:table-cell office:value-type="float" office:value="-996.19469809174552" table:formula="of:=[.$A$3]*SIN(RADIANS([.B28]-120))" table:style-name="ce9">
            <text:p>-996,1947</text:p>
          </table:table-cell>
          <table:table-cell office:value-type="float" office:value="573.57643635104591" table:formula="of:=[.$A$3]*SIN(RADIANS([.B28]+120))" table:style-name="ce9">
            <text:p>573,5764</text:p>
          </table:table-cell>
          <table:table-cell table:style-name="ce9"/>
          <table:table-cell office:value-type="float" office:value="-211.3091308703498" table:formula="of:=(MIN([.C28];[.D28];[.E28])+MAX([.C28];[.D28];[.E28]))/2" table:style-name="ce10">
            <text:p>-211,3091</text:p>
          </table:table-cell>
          <table:table-cell table:number-columns-repeated="4" table:style-name="ce9"/>
          <table:table-cell office:value-type="float" office:value="338.30913087034969" table:formula="of:=[.C28]/2+127" table:style-name="ce11">
            <text:p>33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438.37114678907739" table:formula="of:=[.$A$3]*SIN(RADIANS([.B29]))" table:style-name="ce9">
            <text:p>438,3711</text:p>
          </table:table-cell>
          <table:table-cell office:value-type="float" office:value="-997.56405025982417" table:formula="of:=[.$A$3]*SIN(RADIANS([.B29]-120))" table:style-name="ce9">
            <text:p>-997,5641</text:p>
          </table:table-cell>
          <table:table-cell office:value-type="float" office:value="559.19290347074696" table:formula="of:=[.$A$3]*SIN(RADIANS([.B29]+120))" table:style-name="ce9">
            <text:p>559,1929</text:p>
          </table:table-cell>
          <table:table-cell table:style-name="ce9"/>
          <table:table-cell office:value-type="float" office:value="-219.18557339453861" table:formula="of:=(MIN([.C29];[.D29];[.E29])+MAX([.C29];[.D29];[.E29]))/2" table:style-name="ce10">
            <text:p>-219,1856</text:p>
          </table:table-cell>
          <table:table-cell table:number-columns-repeated="4" table:style-name="ce9"/>
          <table:table-cell office:value-type="float" office:value="346.18557339453866" table:formula="of:=[.C29]/2+127" table:style-name="ce11">
            <text:p>3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453.99049973954675" table:formula="of:=[.$A$3]*SIN(RADIANS([.B30]))" table:style-name="ce9">
            <text:p>453,9905</text:p>
          </table:table-cell>
          <table:table-cell office:value-type="float" office:value="-998.6295347545738" table:formula="of:=[.$A$3]*SIN(RADIANS([.B30]-120))" table:style-name="ce9">
            <text:p>-998,6295</text:p>
          </table:table-cell>
          <table:table-cell office:value-type="float" office:value="544.63903501502728" table:formula="of:=[.$A$3]*SIN(RADIANS([.B30]+120))" table:style-name="ce9">
            <text:p>544,6390</text:p>
          </table:table-cell>
          <table:table-cell table:style-name="ce9"/>
          <table:table-cell office:value-type="float" office:value="-226.99524986977326" table:formula="of:=(MIN([.C30];[.D30];[.E30])+MAX([.C30];[.D30];[.E30]))/2" table:style-name="ce10">
            <text:p>-226,9952</text:p>
          </table:table-cell>
          <table:table-cell table:number-columns-repeated="4" table:style-name="ce9"/>
          <table:table-cell office:value-type="float" office:value="353.99524986977337" table:formula="of:=[.C30]/2+127" table:style-name="ce11">
            <text:p>35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469.4715627858908" table:formula="of:=[.$A$3]*SIN(RADIANS([.B31]))" table:style-name="ce9">
            <text:p>469,4716</text:p>
          </table:table-cell>
          <table:table-cell office:value-type="float" office:value="-999.39082701909581" table:formula="of:=[.$A$3]*SIN(RADIANS([.B31]-120))" table:style-name="ce9">
            <text:p>-999,3908</text:p>
          </table:table-cell>
          <table:table-cell office:value-type="float" office:value="529.9192642332049" table:formula="of:=[.$A$3]*SIN(RADIANS([.B31]+120))" table:style-name="ce9">
            <text:p>529,9193</text:p>
          </table:table-cell>
          <table:table-cell table:style-name="ce9"/>
          <table:table-cell office:value-type="float" office:value="-234.73578139294546" table:formula="of:=(MIN([.C31];[.D31];[.E31])+MAX([.C31];[.D31];[.E31]))/2" table:style-name="ce10">
            <text:p>-234,7358</text:p>
          </table:table-cell>
          <table:table-cell table:number-columns-repeated="4" table:style-name="ce9"/>
          <table:table-cell office:value-type="float" office:value="361.7357813929454" table:formula="of:=[.C31]/2+127" table:style-name="ce11">
            <text:p>36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484.80962024633703" table:formula="of:=[.$A$3]*SIN(RADIANS([.B32]))" table:style-name="ce9">
            <text:p>484,8096</text:p>
          </table:table-cell>
          <table:table-cell office:value-type="float" office:value="-999.8476951563913" table:formula="of:=[.$A$3]*SIN(RADIANS([.B32]-120))" table:style-name="ce9">
            <text:p>-999,8477</text:p>
          </table:table-cell>
          <table:table-cell office:value-type="float" office:value="515.03807491005443" table:formula="of:=[.$A$3]*SIN(RADIANS([.B32]+120))" table:style-name="ce9">
            <text:p>515,0381</text:p>
          </table:table-cell>
          <table:table-cell table:style-name="ce9"/>
          <table:table-cell office:value-type="float" office:value="-242.40481012316843" table:formula="of:=(MIN([.C32];[.D32];[.E32])+MAX([.C32];[.D32];[.E32]))/2" table:style-name="ce10">
            <text:p>-242,4048</text:p>
          </table:table-cell>
          <table:table-cell table:number-columns-repeated="4" table:style-name="ce9"/>
          <table:table-cell office:value-type="float" office:value="369.40481012316855" table:formula="of:=[.C32]/2+127" table:style-name="ce11">
            <text:p>3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499.99999999999994" table:formula="of:=[.$A$3]*SIN(RADIANS([.B33]))" table:style-name="ce9">
            <text:p>500,0000</text:p>
          </table:table-cell>
          <table:table-cell office:value-type="float" office:value="-1000" table:formula="of:=[.$A$3]*SIN(RADIANS([.B33]-120))" table:style-name="ce9">
            <text:p>-1000,0000</text:p>
          </table:table-cell>
          <table:table-cell office:value-type="float" office:value="499.99999999999994" table:formula="of:=[.$A$3]*SIN(RADIANS([.B33]+120))" table:style-name="ce9">
            <text:p>500,0000</text:p>
          </table:table-cell>
          <table:table-cell table:style-name="ce9"/>
          <table:table-cell office:value-type="float" office:value="-250.00000000000003" table:formula="of:=(MIN([.C33];[.D33];[.E33])+MAX([.C33];[.D33];[.E33]))/2" table:style-name="ce10">
            <text:p>-250,0000</text:p>
          </table:table-cell>
          <table:table-cell table:number-columns-repeated="4" table:style-name="ce9"/>
          <table:table-cell office:value-type="float" office:value="377" table:formula="of:=[.C33]/2+127" table:style-name="ce11">
            <text:p>37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515.03807491005421" table:formula="of:=[.$A$3]*SIN(RADIANS([.B34]))" table:style-name="ce9">
            <text:p>515,0381</text:p>
          </table:table-cell>
          <table:table-cell office:value-type="float" office:value="-999.8476951563913" table:formula="of:=[.$A$3]*SIN(RADIANS([.B34]-120))" table:style-name="ce9">
            <text:p>-999,8477</text:p>
          </table:table-cell>
          <table:table-cell office:value-type="float" office:value="484.80962024633715" table:formula="of:=[.$A$3]*SIN(RADIANS([.B34]+120))" table:style-name="ce9">
            <text:p>484,8096</text:p>
          </table:table-cell>
          <table:table-cell table:style-name="ce9"/>
          <table:table-cell office:value-type="float" office:value="-242.40481012316855" table:formula="of:=(MIN([.C34];[.D34];[.E34])+MAX([.C34];[.D34];[.E34]))/2" table:style-name="ce10">
            <text:p>-242,4048</text:p>
          </table:table-cell>
          <table:table-cell table:number-columns-repeated="4" table:style-name="ce9"/>
          <table:table-cell office:value-type="float" office:value="384.5190374550271" table:formula="of:=[.C34]/2+127" table:style-name="ce11">
            <text:p>38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529.9192642332049" table:formula="of:=[.$A$3]*SIN(RADIANS([.B35]))" table:style-name="ce9">
            <text:p>529,9193</text:p>
          </table:table-cell>
          <table:table-cell office:value-type="float" office:value="-999.39082701909581" table:formula="of:=[.$A$3]*SIN(RADIANS([.B35]-120))" table:style-name="ce9">
            <text:p>-999,3908</text:p>
          </table:table-cell>
          <table:table-cell office:value-type="float" office:value="469.47156278589068" table:formula="of:=[.$A$3]*SIN(RADIANS([.B35]+120))" table:style-name="ce9">
            <text:p>469,4716</text:p>
          </table:table-cell>
          <table:table-cell table:style-name="ce9"/>
          <table:table-cell office:value-type="float" office:value="-234.73578139294546" table:formula="of:=(MIN([.C35];[.D35];[.E35])+MAX([.C35];[.D35];[.E35]))/2" table:style-name="ce10">
            <text:p>-234,7358</text:p>
          </table:table-cell>
          <table:table-cell table:number-columns-repeated="4" table:style-name="ce9"/>
          <table:table-cell office:value-type="float" office:value="391.95963211660245" table:formula="of:=[.C35]/2+127" table:style-name="ce11">
            <text:p>39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544.63903501502705" table:formula="of:=[.$A$3]*SIN(RADIANS([.B36]))" table:style-name="ce9">
            <text:p>544,6390</text:p>
          </table:table-cell>
          <table:table-cell office:value-type="float" office:value="-998.6295347545738" table:formula="of:=[.$A$3]*SIN(RADIANS([.B36]-120))" table:style-name="ce9">
            <text:p>-998,6295</text:p>
          </table:table-cell>
          <table:table-cell office:value-type="float" office:value="453.99049973954686" table:formula="of:=[.$A$3]*SIN(RADIANS([.B36]+120))" table:style-name="ce9">
            <text:p>453,9905</text:p>
          </table:table-cell>
          <table:table-cell table:style-name="ce9"/>
          <table:table-cell office:value-type="float" office:value="-226.99524986977337" table:formula="of:=(MIN([.C36];[.D36];[.E36])+MAX([.C36];[.D36];[.E36]))/2" table:style-name="ce10">
            <text:p>-226,9952</text:p>
          </table:table-cell>
          <table:table-cell table:number-columns-repeated="4" table:style-name="ce9"/>
          <table:table-cell office:value-type="float" office:value="399.31951750751352" table:formula="of:=[.C36]/2+127" table:style-name="ce11">
            <text:p>399</text:p>
          </table:table-cell>
          <table:table-cell table:style-name="ce11"/>
          <table:table-cell table:style-name="ce1">
            <draw:frame draw:z-index="2" draw:id="id1" draw:style-name="a1" draw:name="Graphique 2" svg:x="0.0512in" svg:y="0.0921in" svg:width="10.4071in" svg:height="6.403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559.19290347074696" table:formula="of:=[.$A$3]*SIN(RADIANS([.B37]))" table:style-name="ce9">
            <text:p>559,1929</text:p>
          </table:table-cell>
          <table:table-cell office:value-type="float" office:value="-997.56405025982417" table:formula="of:=[.$A$3]*SIN(RADIANS([.B37]-120))" table:style-name="ce9">
            <text:p>-997,5641</text:p>
          </table:table-cell>
          <table:table-cell office:value-type="float" office:value="438.37114678907727" table:formula="of:=[.$A$3]*SIN(RADIANS([.B37]+120))" table:style-name="ce9">
            <text:p>438,3711</text:p>
          </table:table-cell>
          <table:table-cell table:style-name="ce9"/>
          <table:table-cell office:value-type="float" office:value="-219.18557339453861" table:formula="of:=(MIN([.C37];[.D37];[.E37])+MAX([.C37];[.D37];[.E37]))/2" table:style-name="ce10">
            <text:p>-219,1856</text:p>
          </table:table-cell>
          <table:table-cell table:number-columns-repeated="4" table:style-name="ce9"/>
          <table:table-cell office:value-type="float" office:value="406.59645173537348" table:formula="of:=[.C37]/2+127" table:style-name="ce11">
            <text:p>40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573.57643635104603" table:formula="of:=[.$A$3]*SIN(RADIANS([.B38]))" table:style-name="ce9">
            <text:p>573,5764</text:p>
          </table:table-cell>
          <table:table-cell office:value-type="float" office:value="-996.19469809174552" table:formula="of:=[.$A$3]*SIN(RADIANS([.B38]-120))" table:style-name="ce9">
            <text:p>-996,1947</text:p>
          </table:table-cell>
          <table:table-cell office:value-type="float" office:value="422.6182617406995" table:formula="of:=[.$A$3]*SIN(RADIANS([.B38]+120))" table:style-name="ce9">
            <text:p>422,6183</text:p>
          </table:table-cell>
          <table:table-cell table:style-name="ce9"/>
          <table:table-cell office:value-type="float" office:value="-211.30913087034975" table:formula="of:=(MIN([.C38];[.D38];[.E38])+MAX([.C38];[.D38];[.E38]))/2" table:style-name="ce10">
            <text:p>-211,3091</text:p>
          </table:table-cell>
          <table:table-cell table:number-columns-repeated="4" table:style-name="ce9"/>
          <table:table-cell office:value-type="float" office:value="413.78821817552301" table:formula="of:=[.C38]/2+127" table:style-name="ce11">
            <text:p>4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587.78525229247316" table:formula="of:=[.$A$3]*SIN(RADIANS([.B39]))" table:style-name="ce9">
            <text:p>587,7853</text:p>
          </table:table-cell>
          <table:table-cell office:value-type="float" office:value="-994.52189536827325" table:formula="of:=[.$A$3]*SIN(RADIANS([.B39]-120))" table:style-name="ce9">
            <text:p>-994,5219</text:p>
          </table:table-cell>
          <table:table-cell office:value-type="float" office:value="406.73664307580043" table:formula="of:=[.$A$3]*SIN(RADIANS([.B39]+120))" table:style-name="ce9">
            <text:p>406,7366</text:p>
          </table:table-cell>
          <table:table-cell table:style-name="ce9"/>
          <table:table-cell office:value-type="float" office:value="-203.36832153790004" table:formula="of:=(MIN([.C39];[.D39];[.E39])+MAX([.C39];[.D39];[.E39]))/2" table:style-name="ce10">
            <text:p>-203,3683</text:p>
          </table:table-cell>
          <table:table-cell table:number-columns-repeated="4" table:style-name="ce9"/>
          <table:table-cell office:value-type="float" office:value="420.89262614623658" table:formula="of:=[.C39]/2+127" table:style-name="ce11">
            <text:p>4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601.8150231520483" table:formula="of:=[.$A$3]*SIN(RADIANS([.B40]))" table:style-name="ce9">
            <text:p>601,8150</text:p>
          </table:table-cell>
          <table:table-cell office:value-type="float" office:value="-992.54615164132201" table:formula="of:=[.$A$3]*SIN(RADIANS([.B40]-120))" table:style-name="ce9">
            <text:p>-992,5462</text:p>
          </table:table-cell>
          <table:table-cell office:value-type="float" office:value="390.73112848927377" table:formula="of:=[.$A$3]*SIN(RADIANS([.B40]+120))" table:style-name="ce9">
            <text:p>390,7311</text:p>
          </table:table-cell>
          <table:table-cell table:style-name="ce9"/>
          <table:table-cell office:value-type="float" office:value="-195.36556424463686" table:formula="of:=(MIN([.C40];[.D40];[.E40])+MAX([.C40];[.D40];[.E40]))/2" table:style-name="ce10">
            <text:p>-195,3656</text:p>
          </table:table-cell>
          <table:table-cell table:number-columns-repeated="4" table:style-name="ce9"/>
          <table:table-cell office:value-type="float" office:value="427.90751157602415" table:formula="of:=[.C40]/2+127" table:style-name="ce11">
            <text:p>42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8" table:style-name="ce2">
            <text:p>38</text:p>
          </table:table-cell>
          <table:table-cell office:value-type="float" office:value="615.66147532565833" table:formula="of:=[.$A$3]*SIN(RADIANS([.B41]))" table:style-name="ce9">
            <text:p>615,6615</text:p>
          </table:table-cell>
          <table:table-cell office:value-type="float" office:value="-990.26806874157035" table:formula="of:=[.$A$3]*SIN(RADIANS([.B41]-120))" table:style-name="ce9">
            <text:p>-990,2681</text:p>
          </table:table-cell>
          <table:table-cell office:value-type="float" office:value="374.60659341591224" table:formula="of:=[.$A$3]*SIN(RADIANS([.B41]+120))" table:style-name="ce9">
            <text:p>374,6066</text:p>
          </table:table-cell>
          <table:table-cell table:style-name="ce9"/>
          <table:table-cell office:value-type="float" office:value="-187.30329670795601" table:formula="of:=(MIN([.C41];[.D41];[.E41])+MAX([.C41];[.D41];[.E41]))/2" table:style-name="ce10">
            <text:p>-187,3033</text:p>
          </table:table-cell>
          <table:table-cell table:number-columns-repeated="4" table:style-name="ce9"/>
          <table:table-cell office:value-type="float" office:value="434.83073766282916" table:formula="of:=[.C41]/2+127" table:style-name="ce11">
            <text:p>43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9" table:style-name="ce2">
            <text:p>39</text:p>
          </table:table-cell>
          <table:table-cell office:value-type="float" office:value="629.32039104983744" table:formula="of:=[.$A$3]*SIN(RADIANS([.B42]))" table:style-name="ce9">
            <text:p>629,3204</text:p>
          </table:table-cell>
          <table:table-cell office:value-type="float" office:value="-987.68834059513779" table:formula="of:=[.$A$3]*SIN(RADIANS([.B42]-120))" table:style-name="ce9">
            <text:p>-987,6883</text:p>
          </table:table-cell>
          <table:table-cell office:value-type="float" office:value="358.36794954530023" table:formula="of:=[.$A$3]*SIN(RADIANS([.B42]+120))" table:style-name="ce9">
            <text:p>358,3679</text:p>
          </table:table-cell>
          <table:table-cell table:style-name="ce9"/>
          <table:table-cell office:value-type="float" office:value="-179.18397477265017" table:formula="of:=(MIN([.C42];[.D42];[.E42])+MAX([.C42];[.D42];[.E42]))/2" table:style-name="ce10">
            <text:p>-179,1840</text:p>
          </table:table-cell>
          <table:table-cell table:number-columns-repeated="4" table:style-name="ce9"/>
          <table:table-cell office:value-type="float" office:value="441.66019552491872" table:formula="of:=[.C42]/2+127" table:style-name="ce11">
            <text:p>44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0" table:style-name="ce2">
            <text:p>40</text:p>
          </table:table-cell>
          <table:table-cell office:value-type="float" office:value="642.78760968653921" table:formula="of:=[.$A$3]*SIN(RADIANS([.B43]))" table:style-name="ce9">
            <text:p>642,7876</text:p>
          </table:table-cell>
          <table:table-cell office:value-type="float" office:value="-984.80775301220797" table:formula="of:=[.$A$3]*SIN(RADIANS([.B43]-120))" table:style-name="ce9">
            <text:p>-984,8078</text:p>
          </table:table-cell>
          <table:table-cell office:value-type="float" office:value="342.02014332566887" table:formula="of:=[.$A$3]*SIN(RADIANS([.B43]+120))" table:style-name="ce9">
            <text:p>342,0201</text:p>
          </table:table-cell>
          <table:table-cell table:style-name="ce9"/>
          <table:table-cell office:value-type="float" office:value="-171.01007166283438" table:formula="of:=(MIN([.C43];[.D43];[.E43])+MAX([.C43];[.D43];[.E43]))/2" table:style-name="ce10">
            <text:p>-171,0101</text:p>
          </table:table-cell>
          <table:table-cell table:number-columns-repeated="4" table:style-name="ce9"/>
          <table:table-cell office:value-type="float" office:value="448.39380484326961" table:formula="of:=[.C43]/2+127" table:style-name="ce11">
            <text:p>44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1" table:style-name="ce2">
            <text:p>41</text:p>
          </table:table-cell>
          <table:table-cell office:value-type="float" office:value="656.05902899050727" table:formula="of:=[.$A$3]*SIN(RADIANS([.B44]))" table:style-name="ce9">
            <text:p>656,0590</text:p>
          </table:table-cell>
          <table:table-cell office:value-type="float" office:value="-981.62718344766392" table:formula="of:=[.$A$3]*SIN(RADIANS([.B44]-120))" table:style-name="ce9">
            <text:p>-981,6272</text:p>
          </table:table-cell>
          <table:table-cell office:value-type="float" office:value="325.5681544571566" table:formula="of:=[.$A$3]*SIN(RADIANS([.B44]+120))" table:style-name="ce9">
            <text:p>325,5682</text:p>
          </table:table-cell>
          <table:table-cell table:style-name="ce9"/>
          <table:table-cell office:value-type="float" office:value="-162.78407722857833" table:formula="of:=(MIN([.C44];[.D44];[.E44])+MAX([.C44];[.D44];[.E44]))/2" table:style-name="ce10">
            <text:p>-162,7841</text:p>
          </table:table-cell>
          <table:table-cell table:number-columns-repeated="4" table:style-name="ce9"/>
          <table:table-cell office:value-type="float" office:value="455.02951449525364" table:formula="of:=[.C44]/2+127" table:style-name="ce11">
            <text:p>4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2" table:style-name="ce2">
            <text:p>42</text:p>
          </table:table-cell>
          <table:table-cell office:value-type="float" office:value="669.13060635885824" table:formula="of:=[.$A$3]*SIN(RADIANS([.B45]))" table:style-name="ce9">
            <text:p>669,1306</text:p>
          </table:table-cell>
          <table:table-cell office:value-type="float" office:value="-978.14760073380558" table:formula="of:=[.$A$3]*SIN(RADIANS([.B45]-120))" table:style-name="ce9">
            <text:p>-978,1476</text:p>
          </table:table-cell>
          <table:table-cell office:value-type="float" office:value="309.0169943749475" table:formula="of:=[.$A$3]*SIN(RADIANS([.B45]+120))" table:style-name="ce9">
            <text:p>309,0170</text:p>
          </table:table-cell>
          <table:table-cell table:style-name="ce9"/>
          <table:table-cell office:value-type="float" office:value="-154.50849718747367" table:formula="of:=(MIN([.C45];[.D45];[.E45])+MAX([.C45];[.D45];[.E45]))/2" table:style-name="ce10">
            <text:p>-154,5085</text:p>
          </table:table-cell>
          <table:table-cell table:number-columns-repeated="4" table:style-name="ce9"/>
          <table:table-cell office:value-type="float" office:value="461.56530317942912" table:formula="of:=[.C45]/2+127" table:style-name="ce11">
            <text:p>46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3" table:style-name="ce2">
            <text:p>43</text:p>
          </table:table-cell>
          <table:table-cell office:value-type="float" office:value="681.99836006249848" table:formula="of:=[.$A$3]*SIN(RADIANS([.B46]))" table:style-name="ce9">
            <text:p>681,9984</text:p>
          </table:table-cell>
          <table:table-cell office:value-type="float" office:value="-974.37006478523529" table:formula="of:=[.$A$3]*SIN(RADIANS([.B46]-120))" table:style-name="ce9">
            <text:p>-974,3701</text:p>
          </table:table-cell>
          <table:table-cell office:value-type="float" office:value="292.37170472273658" table:formula="of:=[.$A$3]*SIN(RADIANS([.B46]+120))" table:style-name="ce9">
            <text:p>292,3717</text:p>
          </table:table-cell>
          <table:table-cell table:style-name="ce9"/>
          <table:table-cell office:value-type="float" office:value="-146.1858523613684" table:formula="of:=(MIN([.C46];[.D46];[.E46])+MAX([.C46];[.D46];[.E46]))/2" table:style-name="ce10">
            <text:p>-146,1859</text:p>
          </table:table-cell>
          <table:table-cell table:number-columns-repeated="4" table:style-name="ce9"/>
          <table:table-cell office:value-type="float" office:value="467.99918003124924" table:formula="of:=[.C46]/2+127" table:style-name="ce11">
            <text:p>46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4" table:style-name="ce2">
            <text:p>44</text:p>
          </table:table-cell>
          <table:table-cell office:value-type="float" office:value="694.6583704589973" table:formula="of:=[.$A$3]*SIN(RADIANS([.B47]))" table:style-name="ce9">
            <text:p>694,6584</text:p>
          </table:table-cell>
          <table:table-cell office:value-type="float" office:value="-970.29572627599646" table:formula="of:=[.$A$3]*SIN(RADIANS([.B47]-120))" table:style-name="ce9">
            <text:p>-970,2957</text:p>
          </table:table-cell>
          <table:table-cell office:value-type="float" office:value="275.63735581699922" table:formula="of:=[.$A$3]*SIN(RADIANS([.B47]+120))" table:style-name="ce9">
            <text:p>275,6374</text:p>
          </table:table-cell>
          <table:table-cell table:style-name="ce9"/>
          <table:table-cell office:value-type="float" office:value="-137.81867790849958" table:formula="of:=(MIN([.C47];[.D47];[.E47])+MAX([.C47];[.D47];[.E47]))/2" table:style-name="ce10">
            <text:p>-137,8187</text:p>
          </table:table-cell>
          <table:table-cell table:number-columns-repeated="4" table:style-name="ce9"/>
          <table:table-cell office:value-type="float" office:value="474.32918522949865" table:formula="of:=[.C47]/2+127" table:style-name="ce11">
            <text:p>47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5" table:style-name="ce2">
            <text:p>45</text:p>
          </table:table-cell>
          <table:table-cell office:value-type="float" office:value="707.10678118654744" table:formula="of:=[.$A$3]*SIN(RADIANS([.B48]))" table:style-name="ce9">
            <text:p>707,1068</text:p>
          </table:table-cell>
          <table:table-cell office:value-type="float" office:value="-965.92582628906837" table:formula="of:=[.$A$3]*SIN(RADIANS([.B48]-120))" table:style-name="ce9">
            <text:p>-965,9258</text:p>
          </table:table-cell>
          <table:table-cell office:value-type="float" office:value="258.81904510252105" table:formula="of:=[.$A$3]*SIN(RADIANS([.B48]+120))" table:style-name="ce9">
            <text:p>258,8190</text:p>
          </table:table-cell>
          <table:table-cell table:style-name="ce9"/>
          <table:table-cell office:value-type="float" office:value="-129.40952255126047" table:formula="of:=(MIN([.C48];[.D48];[.E48])+MAX([.C48];[.D48];[.E48]))/2" table:style-name="ce10">
            <text:p>-129,4095</text:p>
          </table:table-cell>
          <table:table-cell table:number-columns-repeated="4" table:style-name="ce9"/>
          <table:table-cell office:value-type="float" office:value="480.55339059327372" table:formula="of:=[.C48]/2+127" table:style-name="ce11">
            <text:p>48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6" table:style-name="ce2">
            <text:p>46</text:p>
          </table:table-cell>
          <table:table-cell office:value-type="float" office:value="719.33980033865112" table:formula="of:=[.$A$3]*SIN(RADIANS([.B49]))" table:style-name="ce9">
            <text:p>719,3398</text:p>
          </table:table-cell>
          <table:table-cell office:value-type="float" office:value="-961.26169593831889" table:formula="of:=[.$A$3]*SIN(RADIANS([.B49]-120))" table:style-name="ce9">
            <text:p>-961,2617</text:p>
          </table:table-cell>
          <table:table-cell office:value-type="float" office:value="241.92189559966772" table:formula="of:=[.$A$3]*SIN(RADIANS([.B49]+120))" table:style-name="ce9">
            <text:p>241,9219</text:p>
          </table:table-cell>
          <table:table-cell table:style-name="ce9"/>
          <table:table-cell office:value-type="float" office:value="-120.96094779983389" table:formula="of:=(MIN([.C49];[.D49];[.E49])+MAX([.C49];[.D49];[.E49]))/2" table:style-name="ce10">
            <text:p>-120,9609</text:p>
          </table:table-cell>
          <table:table-cell table:number-columns-repeated="4" table:style-name="ce9"/>
          <table:table-cell office:value-type="float" office:value="486.66990016932556" table:formula="of:=[.C49]/2+127" table:style-name="ce11">
            <text:p>48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7" table:style-name="ce2">
            <text:p>47</text:p>
          </table:table-cell>
          <table:table-cell office:value-type="float" office:value="731.35370161917047" table:formula="of:=[.$A$3]*SIN(RADIANS([.B50]))" table:style-name="ce9">
            <text:p>731,3537</text:p>
          </table:table-cell>
          <table:table-cell office:value-type="float" office:value="-956.3047559630354" table:formula="of:=[.$A$3]*SIN(RADIANS([.B50]-120))" table:style-name="ce9">
            <text:p>-956,3048</text:p>
          </table:table-cell>
          <table:table-cell office:value-type="float" office:value="224.9510543438652" table:formula="of:=[.$A$3]*SIN(RADIANS([.B50]+120))" table:style-name="ce9">
            <text:p>224,9511</text:p>
          </table:table-cell>
          <table:table-cell table:style-name="ce9"/>
          <table:table-cell office:value-type="float" office:value="-112.47552717193247" table:formula="of:=(MIN([.C50];[.D50];[.E50])+MAX([.C50];[.D50];[.E50]))/2" table:style-name="ce10">
            <text:p>-112,4755</text:p>
          </table:table-cell>
          <table:table-cell table:number-columns-repeated="4" table:style-name="ce9"/>
          <table:table-cell office:value-type="float" office:value="492.67685080958523" table:formula="of:=[.C50]/2+127" table:style-name="ce11">
            <text:p>49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8" table:style-name="ce2">
            <text:p>48</text:p>
          </table:table-cell>
          <table:table-cell office:value-type="float" office:value="743.14482547739419" table:formula="of:=[.$A$3]*SIN(RADIANS([.B51]))" table:style-name="ce9">
            <text:p>743,1448</text:p>
          </table:table-cell>
          <table:table-cell office:value-type="float" office:value="-951.05651629515353" table:formula="of:=[.$A$3]*SIN(RADIANS([.B51]-120))" table:style-name="ce9">
            <text:p>-951,0565</text:p>
          </table:table-cell>
          <table:table-cell office:value-type="float" office:value="207.91169081775931" table:formula="of:=[.$A$3]*SIN(RADIANS([.B51]+120))" table:style-name="ce9">
            <text:p>207,9117</text:p>
          </table:table-cell>
          <table:table-cell table:style-name="ce9"/>
          <table:table-cell office:value-type="float" office:value="-103.95584540887967" table:formula="of:=(MIN([.C51];[.D51];[.E51])+MAX([.C51];[.D51];[.E51]))/2" table:style-name="ce10">
            <text:p>-103,9558</text:p>
          </table:table-cell>
          <table:table-cell table:number-columns-repeated="4" table:style-name="ce9"/>
          <table:table-cell office:value-type="float" office:value="498.5724127386971" table:formula="of:=[.C51]/2+127" table:style-name="ce11">
            <text:p>49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49" table:style-name="ce2">
            <text:p>49</text:p>
          </table:table-cell>
          <table:table-cell office:value-type="float" office:value="754.70958022277205" table:formula="of:=[.$A$3]*SIN(RADIANS([.B52]))" table:style-name="ce9">
            <text:p>754,7096</text:p>
          </table:table-cell>
          <table:table-cell office:value-type="float" office:value="-945.5185755993167" table:formula="of:=[.$A$3]*SIN(RADIANS([.B52]-120))" table:style-name="ce9">
            <text:p>-945,5186</text:p>
          </table:table-cell>
          <table:table-cell office:value-type="float" office:value="190.80899537654497" table:formula="of:=[.$A$3]*SIN(RADIANS([.B52]+120))" table:style-name="ce9">
            <text:p>190,8090</text:p>
          </table:table-cell>
          <table:table-cell table:style-name="ce9"/>
          <table:table-cell office:value-type="float" office:value="-95.404497688272329" table:formula="of:=(MIN([.C52];[.D52];[.E52])+MAX([.C52];[.D52];[.E52]))/2" table:style-name="ce10">
            <text:p>-95,4045</text:p>
          </table:table-cell>
          <table:table-cell table:number-columns-repeated="4" table:style-name="ce9"/>
          <table:table-cell office:value-type="float" office:value="504.35479011138602" table:formula="of:=[.C52]/2+127" table:style-name="ce11">
            <text:p>50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float" office:value="766.04444311897805" table:formula="of:=[.$A$3]*SIN(RADIANS([.B53]))" table:style-name="ce9">
            <text:p>766,0444</text:p>
          </table:table-cell>
          <table:table-cell office:value-type="float" office:value="-939.69262078590828" table:formula="of:=[.$A$3]*SIN(RADIANS([.B53]-120))" table:style-name="ce9">
            <text:p>-939,6926</text:p>
          </table:table-cell>
          <table:table-cell office:value-type="float" office:value="173.64817766693028" table:formula="of:=[.$A$3]*SIN(RADIANS([.B53]+120))" table:style-name="ce9">
            <text:p>173,6482</text:p>
          </table:table-cell>
          <table:table-cell table:style-name="ce9"/>
          <table:table-cell office:value-type="float" office:value="-86.824088833465112" table:formula="of:=(MIN([.C53];[.D53];[.E53])+MAX([.C53];[.D53];[.E53]))/2" table:style-name="ce10">
            <text:p>-86,8241</text:p>
          </table:table-cell>
          <table:table-cell table:number-columns-repeated="4" table:style-name="ce9"/>
          <table:table-cell office:value-type="float" office:value="510.02222155948903" table:formula="of:=[.C53]/2+127" table:style-name="ce11">
            <text:p>51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1" table:style-name="ce2">
            <text:p>51</text:p>
          </table:table-cell>
          <table:table-cell office:value-type="float" office:value="777.14596145697089" table:formula="of:=[.$A$3]*SIN(RADIANS([.B54]))" table:style-name="ce9">
            <text:p>777,1460</text:p>
          </table:table-cell>
          <table:table-cell office:value-type="float" office:value="-933.58042649720176" table:formula="of:=[.$A$3]*SIN(RADIANS([.B54]-120))" table:style-name="ce9">
            <text:p>-933,5804</text:p>
          </table:table-cell>
          <table:table-cell office:value-type="float" office:value="156.43446504023098" table:formula="of:=[.$A$3]*SIN(RADIANS([.B54]+120))" table:style-name="ce9">
            <text:p>156,4345</text:p>
          </table:table-cell>
          <table:table-cell table:style-name="ce9"/>
          <table:table-cell office:value-type="float" office:value="-78.217232520115431" table:formula="of:=(MIN([.C54];[.D54];[.E54])+MAX([.C54];[.D54];[.E54]))/2" table:style-name="ce10">
            <text:p>-78,2172</text:p>
          </table:table-cell>
          <table:table-cell table:number-columns-repeated="4" table:style-name="ce9"/>
          <table:table-cell office:value-type="float" office:value="515.57298072848539" table:formula="of:=[.C54]/2+127" table:style-name="ce11">
            <text:p>51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2" table:style-name="ce2">
            <text:p>52</text:p>
          </table:table-cell>
          <table:table-cell office:value-type="float" office:value="788.01075360672201" table:formula="of:=[.$A$3]*SIN(RADIANS([.B55]))" table:style-name="ce9">
            <text:p>788,0108</text:p>
          </table:table-cell>
          <table:table-cell office:value-type="float" office:value="-927.18385456678743" table:formula="of:=[.$A$3]*SIN(RADIANS([.B55]-120))" table:style-name="ce9">
            <text:p>-927,1839</text:p>
          </table:table-cell>
          <table:table-cell office:value-type="float" office:value="139.17310096006534" table:formula="of:=[.$A$3]*SIN(RADIANS([.B55]+120))" table:style-name="ce9">
            <text:p>139,1731</text:p>
          </table:table-cell>
          <table:table-cell table:style-name="ce9"/>
          <table:table-cell office:value-type="float" office:value="-69.586550480032713" table:formula="of:=(MIN([.C55];[.D55];[.E55])+MAX([.C55];[.D55];[.E55]))/2" table:style-name="ce10">
            <text:p>-69,5866</text:p>
          </table:table-cell>
          <table:table-cell table:number-columns-repeated="4" table:style-name="ce9"/>
          <table:table-cell office:value-type="float" office:value="521.00537680336106" table:formula="of:=[.C55]/2+127" table:style-name="ce11">
            <text:p>5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3" table:style-name="ce2">
            <text:p>53</text:p>
          </table:table-cell>
          <table:table-cell office:value-type="float" office:value="798.63551004729288" table:formula="of:=[.$A$3]*SIN(RADIANS([.B56]))" table:style-name="ce9">
            <text:p>798,6355</text:p>
          </table:table-cell>
          <table:table-cell office:value-type="float" office:value="-920.50485345244033" table:formula="of:=[.$A$3]*SIN(RADIANS([.B56]-120))" table:style-name="ce9">
            <text:p>-920,5049</text:p>
          </table:table-cell>
          <table:table-cell office:value-type="float" office:value="121.86934340514755" table:formula="of:=[.$A$3]*SIN(RADIANS([.B56]+120))" table:style-name="ce9">
            <text:p>121,8693</text:p>
          </table:table-cell>
          <table:table-cell table:style-name="ce9"/>
          <table:table-cell office:value-type="float" office:value="-60.934671702573723" table:formula="of:=(MIN([.C56];[.D56];[.E56])+MAX([.C56];[.D56];[.E56]))/2" table:style-name="ce10">
            <text:p>-60,9347</text:p>
          </table:table-cell>
          <table:table-cell table:number-columns-repeated="4" table:style-name="ce9"/>
          <table:table-cell office:value-type="float" office:value="526.31775502364644" table:formula="of:=[.C56]/2+127" table:style-name="ce11">
            <text:p>5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4" table:style-name="ce2">
            <text:p>54</text:p>
          </table:table-cell>
          <table:table-cell office:value-type="float" office:value="809.01699437494744" table:formula="of:=[.$A$3]*SIN(RADIANS([.B57]))" table:style-name="ce9">
            <text:p>809,0170</text:p>
          </table:table-cell>
          <table:table-cell office:value-type="float" office:value="-913.54545764260092" table:formula="of:=[.$A$3]*SIN(RADIANS([.B57]-120))" table:style-name="ce9">
            <text:p>-913,5455</text:p>
          </table:table-cell>
          <table:table-cell office:value-type="float" office:value="104.52846326765373" table:formula="of:=[.$A$3]*SIN(RADIANS([.B57]+120))" table:style-name="ce9">
            <text:p>104,5285</text:p>
          </table:table-cell>
          <table:table-cell table:style-name="ce9"/>
          <table:table-cell office:value-type="float" office:value="-52.264231633826739" table:formula="of:=(MIN([.C57];[.D57];[.E57])+MAX([.C57];[.D57];[.E57]))/2" table:style-name="ce10">
            <text:p>-52,2642</text:p>
          </table:table-cell>
          <table:table-cell table:number-columns-repeated="4" table:style-name="ce9"/>
          <table:table-cell office:value-type="float" office:value="531.50849718747372" table:formula="of:=[.C57]/2+127" table:style-name="ce11">
            <text:p>53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5" table:style-name="ce2">
            <text:p>55</text:p>
          </table:table-cell>
          <table:table-cell office:value-type="float" office:value="819.15204428899176" table:formula="of:=[.$A$3]*SIN(RADIANS([.B58]))" table:style-name="ce9">
            <text:p>819,1520</text:p>
          </table:table-cell>
          <table:table-cell office:value-type="float" office:value="-906.30778703664998" table:formula="of:=[.$A$3]*SIN(RADIANS([.B58]-120))" table:style-name="ce9">
            <text:p>-906,3078</text:p>
          </table:table-cell>
          <table:table-cell office:value-type="float" office:value="87.155742747658195" table:formula="of:=[.$A$3]*SIN(RADIANS([.B58]+120))" table:style-name="ce9">
            <text:p>87,1557</text:p>
          </table:table-cell>
          <table:table-cell table:style-name="ce9"/>
          <table:table-cell office:value-type="float" office:value="-43.577871373829112" table:formula="of:=(MIN([.C58];[.D58];[.E58])+MAX([.C58];[.D58];[.E58]))/2" table:style-name="ce10">
            <text:p>-43,5779</text:p>
          </table:table-cell>
          <table:table-cell table:number-columns-repeated="4" table:style-name="ce9"/>
          <table:table-cell office:value-type="float" office:value="536.57602214449594" table:formula="of:=[.C58]/2+127" table:style-name="ce11">
            <text:p>5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6" table:style-name="ce2">
            <text:p>56</text:p>
          </table:table-cell>
          <table:table-cell office:value-type="float" office:value="829.03757255504172" table:formula="of:=[.$A$3]*SIN(RADIANS([.B59]))" table:style-name="ce9">
            <text:p>829,0376</text:p>
          </table:table-cell>
          <table:table-cell office:value-type="float" office:value="-898.79404629916701" table:formula="of:=[.$A$3]*SIN(RADIANS([.B59]-120))" table:style-name="ce9">
            <text:p>-898,7940</text:p>
          </table:table-cell>
          <table:table-cell office:value-type="float" office:value="69.756473744125529" table:formula="of:=[.$A$3]*SIN(RADIANS([.B59]+120))" table:style-name="ce9">
            <text:p>69,7565</text:p>
          </table:table-cell>
          <table:table-cell table:style-name="ce9"/>
          <table:table-cell office:value-type="float" office:value="-34.878236872062644" table:formula="of:=(MIN([.C59];[.D59];[.E59])+MAX([.C59];[.D59];[.E59]))/2" table:style-name="ce10">
            <text:p>-34,8782</text:p>
          </table:table-cell>
          <table:table-cell table:number-columns-repeated="4" table:style-name="ce9"/>
          <table:table-cell office:value-type="float" office:value="541.5187862775208" table:formula="of:=[.C59]/2+127" table:style-name="ce11">
            <text:p>54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7" table:style-name="ce2">
            <text:p>57</text:p>
          </table:table-cell>
          <table:table-cell office:value-type="float" office:value="838.67056794542407" table:formula="of:=[.$A$3]*SIN(RADIANS([.B60]))" table:style-name="ce9">
            <text:p>838,6706</text:p>
          </table:table-cell>
          <table:table-cell office:value-type="float" office:value="-891.00652418836773" table:formula="of:=[.$A$3]*SIN(RADIANS([.B60]-120))" table:style-name="ce9">
            <text:p>-891,0065</text:p>
          </table:table-cell>
          <table:table-cell office:value-type="float" office:value="52.335956242943809" table:formula="of:=[.$A$3]*SIN(RADIANS([.B60]+120))" table:style-name="ce9">
            <text:p>52,3360</text:p>
          </table:table-cell>
          <table:table-cell table:style-name="ce9"/>
          <table:table-cell office:value-type="float" office:value="-26.167978121471833" table:formula="of:=(MIN([.C60];[.D60];[.E60])+MAX([.C60];[.D60];[.E60]))/2" table:style-name="ce10">
            <text:p>-26,1680</text:p>
          </table:table-cell>
          <table:table-cell table:number-columns-repeated="4" table:style-name="ce9"/>
          <table:table-cell office:value-type="float" office:value="546.33528397271198" table:formula="of:=[.C60]/2+127" table:style-name="ce11">
            <text:p>5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8" table:style-name="ce2">
            <text:p>58</text:p>
          </table:table-cell>
          <table:table-cell office:value-type="float" office:value="848.04809615642591" table:formula="of:=[.$A$3]*SIN(RADIANS([.B61]))" table:style-name="ce9">
            <text:p>848,0481</text:p>
          </table:table-cell>
          <table:table-cell office:value-type="float" office:value="-882.9475928589269" table:formula="of:=[.$A$3]*SIN(RADIANS([.B61]-120))" table:style-name="ce9">
            <text:p>-882,9476</text:p>
          </table:table-cell>
          <table:table-cell office:value-type="float" office:value="34.899496702501139" table:formula="of:=[.$A$3]*SIN(RADIANS([.B61]+120))" table:style-name="ce9">
            <text:p>34,8995</text:p>
          </table:table-cell>
          <table:table-cell table:style-name="ce9"/>
          <table:table-cell office:value-type="float" office:value="-17.449748351250491" table:formula="of:=(MIN([.C61];[.D61];[.E61])+MAX([.C61];[.D61];[.E61]))/2" table:style-name="ce10">
            <text:p>-17,4497</text:p>
          </table:table-cell>
          <table:table-cell table:number-columns-repeated="4" table:style-name="ce9"/>
          <table:table-cell office:value-type="float" office:value="551.0240480782129" table:formula="of:=[.C61]/2+127" table:style-name="ce11">
            <text:p>5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59" table:style-name="ce2">
            <text:p>59</text:p>
          </table:table-cell>
          <table:table-cell office:value-type="float" office:value="857.16730070211236" table:formula="of:=[.$A$3]*SIN(RADIANS([.B62]))" table:style-name="ce9">
            <text:p>857,1673</text:p>
          </table:table-cell>
          <table:table-cell office:value-type="float" office:value="-874.6197071393957" table:formula="of:=[.$A$3]*SIN(RADIANS([.B62]-120))" table:style-name="ce9">
            <text:p>-874,6197</text:p>
          </table:table-cell>
          <table:table-cell office:value-type="float" office:value="17.45240643728344" table:formula="of:=[.$A$3]*SIN(RADIANS([.B62]+120))" table:style-name="ce9">
            <text:p>17,4524</text:p>
          </table:table-cell>
          <table:table-cell table:style-name="ce9"/>
          <table:table-cell office:value-type="float" office:value="-8.7262032186416718" table:formula="of:=(MIN([.C62];[.D62];[.E62])+MAX([.C62];[.D62];[.E62]))/2" table:style-name="ce10">
            <text:p>-8,7262</text:p>
          </table:table-cell>
          <table:table-cell table:number-columns-repeated="4" table:style-name="ce9"/>
          <table:table-cell office:value-type="float" office:value="555.58365035105612" table:formula="of:=[.C62]/2+127" table:style-name="ce11">
            <text:p>55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0" table:style-name="ce2">
            <text:p>60</text:p>
          </table:table-cell>
          <table:table-cell office:value-type="float" office:value="866.02540378443859" table:formula="of:=[.$A$3]*SIN(RADIANS([.B63]))" table:style-name="ce9">
            <text:p>866,0254</text:p>
          </table:table-cell>
          <table:table-cell office:value-type="float" office:value="-866.02540378443859" table:formula="of:=[.$A$3]*SIN(RADIANS([.B63]-120))" table:style-name="ce9">
            <text:p>-866,0254</text:p>
          </table:table-cell>
          <table:table-cell office:value-type="float" office:value="1.22514845490862E-13" table:formula="of:=[.$A$3]*SIN(RADIANS([.B63]+120))" table:style-name="ce9">
            <text:p>0,0000</text:p>
          </table:table-cell>
          <table:table-cell table:style-name="ce9"/>
          <table:table-cell office:value-type="float" office:value="0" table:formula="of:=(MIN([.C63];[.D63];[.E63])+MAX([.C63];[.D63];[.E63]))/2" table:style-name="ce10">
            <text:p>0,0000</text:p>
          </table:table-cell>
          <table:table-cell table:number-columns-repeated="4" table:style-name="ce9"/>
          <table:table-cell office:value-type="float" office:value="560.0127018922193" table:formula="of:=[.C63]/2+127" table:style-name="ce11">
            <text:p>56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1" table:style-name="ce2">
            <text:p>61</text:p>
          </table:table-cell>
          <table:table-cell office:value-type="float" office:value="874.6197071393957" table:formula="of:=[.$A$3]*SIN(RADIANS([.B64]))" table:style-name="ce9">
            <text:p>874,6197</text:p>
          </table:table-cell>
          <table:table-cell office:value-type="float" office:value="-857.16730070211236" table:formula="of:=[.$A$3]*SIN(RADIANS([.B64]-120))" table:style-name="ce9">
            <text:p>-857,1673</text:p>
          </table:table-cell>
          <table:table-cell office:value-type="float" office:value="-17.452406437283635" table:formula="of:=[.$A$3]*SIN(RADIANS([.B64]+120))" table:style-name="ce9">
            <text:p>-17,4524</text:p>
          </table:table-cell>
          <table:table-cell table:style-name="ce9"/>
          <table:table-cell office:value-type="float" office:value="8.7262032186416718" table:formula="of:=(MIN([.C64];[.D64];[.E64])+MAX([.C64];[.D64];[.E64]))/2" table:style-name="ce10">
            <text:p>8,7262</text:p>
          </table:table-cell>
          <table:table-cell table:number-columns-repeated="4" table:style-name="ce9"/>
          <table:table-cell office:value-type="float" office:value="564.30985356969791" table:formula="of:=[.C64]/2+127" table:style-name="ce11">
            <text:p>56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2" table:style-name="ce2">
            <text:p>62</text:p>
          </table:table-cell>
          <table:table-cell office:value-type="float" office:value="882.9475928589269" table:formula="of:=[.$A$3]*SIN(RADIANS([.B65]))" table:style-name="ce9">
            <text:p>882,9476</text:p>
          </table:table-cell>
          <table:table-cell office:value-type="float" office:value="-848.04809615642591" table:formula="of:=[.$A$3]*SIN(RADIANS([.B65]-120))" table:style-name="ce9">
            <text:p>-848,0481</text:p>
          </table:table-cell>
          <table:table-cell office:value-type="float" office:value="-34.899496702500898" table:formula="of:=[.$A$3]*SIN(RADIANS([.B65]+120))" table:style-name="ce9">
            <text:p>-34,8995</text:p>
          </table:table-cell>
          <table:table-cell table:style-name="ce9"/>
          <table:table-cell office:value-type="float" office:value="17.449748351250491" table:formula="of:=(MIN([.C65];[.D65];[.E65])+MAX([.C65];[.D65];[.E65]))/2" table:style-name="ce10">
            <text:p>17,4497</text:p>
          </table:table-cell>
          <table:table-cell table:number-columns-repeated="4" table:style-name="ce9"/>
          <table:table-cell office:value-type="float" office:value="568.47379642946339" table:formula="of:=[.C65]/2+127" table:style-name="ce11">
            <text:p>56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3" table:style-name="ce2">
            <text:p>63</text:p>
          </table:table-cell>
          <table:table-cell office:value-type="float" office:value="891.00652418836773" table:formula="of:=[.$A$3]*SIN(RADIANS([.B66]))" table:style-name="ce9">
            <text:p>891,0065</text:p>
          </table:table-cell>
          <table:table-cell office:value-type="float" office:value="-838.67056794542407" table:formula="of:=[.$A$3]*SIN(RADIANS([.B66]-120))" table:style-name="ce9">
            <text:p>-838,6706</text:p>
          </table:table-cell>
          <table:table-cell office:value-type="float" office:value="-52.33595624294356" table:formula="of:=[.$A$3]*SIN(RADIANS([.B66]+120))" table:style-name="ce9">
            <text:p>-52,3360</text:p>
          </table:table-cell>
          <table:table-cell table:style-name="ce9"/>
          <table:table-cell office:value-type="float" office:value="26.167978121471833" table:formula="of:=(MIN([.C66];[.D66];[.E66])+MAX([.C66];[.D66];[.E66]))/2" table:style-name="ce10">
            <text:p>26,1680</text:p>
          </table:table-cell>
          <table:table-cell table:number-columns-repeated="4" table:style-name="ce9"/>
          <table:table-cell office:value-type="float" office:value="572.50326209418381" table:formula="of:=[.C66]/2+127" table:style-name="ce11">
            <text:p>5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4" table:style-name="ce2">
            <text:p>64</text:p>
          </table:table-cell>
          <table:table-cell office:value-type="float" office:value="898.79404629916701" table:formula="of:=[.$A$3]*SIN(RADIANS([.B67]))" table:style-name="ce9">
            <text:p>898,7940</text:p>
          </table:table-cell>
          <table:table-cell office:value-type="float" office:value="-829.03757255504172" table:formula="of:=[.$A$3]*SIN(RADIANS([.B67]-120))" table:style-name="ce9">
            <text:p>-829,0376</text:p>
          </table:table-cell>
          <table:table-cell office:value-type="float" office:value="-69.756473744125273" table:formula="of:=[.$A$3]*SIN(RADIANS([.B67]+120))" table:style-name="ce9">
            <text:p>-69,7565</text:p>
          </table:table-cell>
          <table:table-cell table:style-name="ce9"/>
          <table:table-cell office:value-type="float" office:value="34.878236872062644" table:formula="of:=(MIN([.C67];[.D67];[.E67])+MAX([.C67];[.D67];[.E67]))/2" table:style-name="ce10">
            <text:p>34,8782</text:p>
          </table:table-cell>
          <table:table-cell table:number-columns-repeated="4" table:style-name="ce9"/>
          <table:table-cell office:value-type="float" office:value="576.39702314958345" table:formula="of:=[.C67]/2+127" table:style-name="ce11">
            <text:p>57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5" table:style-name="ce2">
            <text:p>65</text:p>
          </table:table-cell>
          <table:table-cell office:value-type="float" office:value="906.30778703664998" table:formula="of:=[.$A$3]*SIN(RADIANS([.B68]))" table:style-name="ce9">
            <text:p>906,3078</text:p>
          </table:table-cell>
          <table:table-cell office:value-type="float" office:value="-819.15204428899176" table:formula="of:=[.$A$3]*SIN(RADIANS([.B68]-120))" table:style-name="ce9">
            <text:p>-819,1520</text:p>
          </table:table-cell>
          <table:table-cell office:value-type="float" office:value="-87.155742747657939" table:formula="of:=[.$A$3]*SIN(RADIANS([.B68]+120))" table:style-name="ce9">
            <text:p>-87,1557</text:p>
          </table:table-cell>
          <table:table-cell table:style-name="ce9"/>
          <table:table-cell office:value-type="float" office:value="43.577871373829112" table:formula="of:=(MIN([.C68];[.D68];[.E68])+MAX([.C68];[.D68];[.E68]))/2" table:style-name="ce10">
            <text:p>43,5779</text:p>
          </table:table-cell>
          <table:table-cell table:number-columns-repeated="4" table:style-name="ce9"/>
          <table:table-cell office:value-type="float" office:value="580.15389351832505" table:formula="of:=[.C68]/2+127" table:style-name="ce11">
            <text:p>58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6" table:style-name="ce2">
            <text:p>66</text:p>
          </table:table-cell>
          <table:table-cell office:value-type="float" office:value="913.54545764260092" table:formula="of:=[.$A$3]*SIN(RADIANS([.B69]))" table:style-name="ce9">
            <text:p>913,5455</text:p>
          </table:table-cell>
          <table:table-cell office:value-type="float" office:value="-809.01699437494744" table:formula="of:=[.$A$3]*SIN(RADIANS([.B69]-120))" table:style-name="ce9">
            <text:p>-809,0170</text:p>
          </table:table-cell>
          <table:table-cell office:value-type="float" office:value="-104.52846326765349" table:formula="of:=[.$A$3]*SIN(RADIANS([.B69]+120))" table:style-name="ce9">
            <text:p>-104,5285</text:p>
          </table:table-cell>
          <table:table-cell table:style-name="ce9"/>
          <table:table-cell office:value-type="float" office:value="52.264231633826739" table:formula="of:=(MIN([.C69];[.D69];[.E69])+MAX([.C69];[.D69];[.E69]))/2" table:style-name="ce10">
            <text:p>52,2642</text:p>
          </table:table-cell>
          <table:table-cell table:number-columns-repeated="4" table:style-name="ce9"/>
          <table:table-cell office:value-type="float" office:value="583.77272882130046" table:formula="of:=[.C69]/2+127" table:style-name="ce11">
            <text:p>58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7" table:style-name="ce2">
            <text:p>67</text:p>
          </table:table-cell>
          <table:table-cell office:value-type="float" office:value="920.50485345244033" table:formula="of:=[.$A$3]*SIN(RADIANS([.B70]))" table:style-name="ce9">
            <text:p>920,5049</text:p>
          </table:table-cell>
          <table:table-cell office:value-type="float" office:value="-798.63551004729288" table:formula="of:=[.$A$3]*SIN(RADIANS([.B70]-120))" table:style-name="ce9">
            <text:p>-798,6355</text:p>
          </table:table-cell>
          <table:table-cell office:value-type="float" office:value="-121.8693434051473" table:formula="of:=[.$A$3]*SIN(RADIANS([.B70]+120))" table:style-name="ce9">
            <text:p>-121,8693</text:p>
          </table:table-cell>
          <table:table-cell table:style-name="ce9"/>
          <table:table-cell office:value-type="float" office:value="60.934671702573723" table:formula="of:=(MIN([.C70];[.D70];[.E70])+MAX([.C70];[.D70];[.E70]))/2" table:style-name="ce10">
            <text:p>60,9347</text:p>
          </table:table-cell>
          <table:table-cell table:number-columns-repeated="4" table:style-name="ce9"/>
          <table:table-cell office:value-type="float" office:value="587.25242672622016" table:formula="of:=[.C70]/2+127" table:style-name="ce11">
            <text:p>58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8" table:style-name="ce2">
            <text:p>68</text:p>
          </table:table-cell>
          <table:table-cell office:value-type="float" office:value="927.18385456678743" table:formula="of:=[.$A$3]*SIN(RADIANS([.B71]))" table:style-name="ce9">
            <text:p>927,1839</text:p>
          </table:table-cell>
          <table:table-cell office:value-type="float" office:value="-788.01075360672201" table:formula="of:=[.$A$3]*SIN(RADIANS([.B71]-120))" table:style-name="ce9">
            <text:p>-788,0108</text:p>
          </table:table-cell>
          <table:table-cell office:value-type="float" office:value="-139.17310096006551" table:formula="of:=[.$A$3]*SIN(RADIANS([.B71]+120))" table:style-name="ce9">
            <text:p>-139,1731</text:p>
          </table:table-cell>
          <table:table-cell table:style-name="ce9"/>
          <table:table-cell office:value-type="float" office:value="69.586550480032713" table:formula="of:=(MIN([.C71];[.D71];[.E71])+MAX([.C71];[.D71];[.E71]))/2" table:style-name="ce10">
            <text:p>69,5866</text:p>
          </table:table-cell>
          <table:table-cell table:number-columns-repeated="4" table:style-name="ce9"/>
          <table:table-cell office:value-type="float" office:value="590.59192728339372" table:formula="of:=[.C71]/2+127" table:style-name="ce11">
            <text:p>59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69" table:style-name="ce2">
            <text:p>69</text:p>
          </table:table-cell>
          <table:table-cell office:value-type="float" office:value="933.58042649720176" table:formula="of:=[.$A$3]*SIN(RADIANS([.B72]))" table:style-name="ce9">
            <text:p>933,5804</text:p>
          </table:table-cell>
          <table:table-cell office:value-type="float" office:value="-777.14596145697089" table:formula="of:=[.$A$3]*SIN(RADIANS([.B72]-120))" table:style-name="ce9">
            <text:p>-777,1460</text:p>
          </table:table-cell>
          <table:table-cell office:value-type="float" office:value="-156.43446504023072" table:formula="of:=[.$A$3]*SIN(RADIANS([.B72]+120))" table:style-name="ce9">
            <text:p>-156,4345</text:p>
          </table:table-cell>
          <table:table-cell table:style-name="ce9"/>
          <table:table-cell office:value-type="float" office:value="78.217232520115431" table:formula="of:=(MIN([.C72];[.D72];[.E72])+MAX([.C72];[.D72];[.E72]))/2" table:style-name="ce10">
            <text:p>78,2172</text:p>
          </table:table-cell>
          <table:table-cell table:number-columns-repeated="4" table:style-name="ce9"/>
          <table:table-cell office:value-type="float" office:value="593.79021324860082" table:formula="of:=[.C72]/2+127" table:style-name="ce11">
            <text:p>59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0" table:style-name="ce2">
            <text:p>70</text:p>
          </table:table-cell>
          <table:table-cell office:value-type="float" office:value="939.69262078590828" table:formula="of:=[.$A$3]*SIN(RADIANS([.B73]))" table:style-name="ce9">
            <text:p>939,6926</text:p>
          </table:table-cell>
          <table:table-cell office:value-type="float" office:value="-766.04444311897805" table:formula="of:=[.$A$3]*SIN(RADIANS([.B73]-120))" table:style-name="ce9">
            <text:p>-766,0444</text:p>
          </table:table-cell>
          <table:table-cell office:value-type="float" office:value="-173.64817766693048" table:formula="of:=[.$A$3]*SIN(RADIANS([.B73]+120))" table:style-name="ce9">
            <text:p>-173,6482</text:p>
          </table:table-cell>
          <table:table-cell table:style-name="ce9"/>
          <table:table-cell office:value-type="float" office:value="86.824088833465112" table:formula="of:=(MIN([.C73];[.D73];[.E73])+MAX([.C73];[.D73];[.E73]))/2" table:style-name="ce10">
            <text:p>86,8241</text:p>
          </table:table-cell>
          <table:table-cell table:number-columns-repeated="4" table:style-name="ce9"/>
          <table:table-cell office:value-type="float" office:value="596.84631039295414" table:formula="of:=[.C73]/2+127" table:style-name="ce11">
            <text:p>5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1" table:style-name="ce2">
            <text:p>71</text:p>
          </table:table-cell>
          <table:table-cell office:value-type="float" office:value="945.5185755993167" table:formula="of:=[.$A$3]*SIN(RADIANS([.B74]))" table:style-name="ce9">
            <text:p>945,5186</text:p>
          </table:table-cell>
          <table:table-cell office:value-type="float" office:value="-754.70958022277205" table:formula="of:=[.$A$3]*SIN(RADIANS([.B74]-120))" table:style-name="ce9">
            <text:p>-754,7096</text:p>
          </table:table-cell>
          <table:table-cell office:value-type="float" office:value="-190.80899537654471" table:formula="of:=[.$A$3]*SIN(RADIANS([.B74]+120))" table:style-name="ce9">
            <text:p>-190,8090</text:p>
          </table:table-cell>
          <table:table-cell table:style-name="ce9"/>
          <table:table-cell office:value-type="float" office:value="95.404497688272329" table:formula="of:=(MIN([.C74];[.D74];[.E74])+MAX([.C74];[.D74];[.E74]))/2" table:style-name="ce10">
            <text:p>95,4045</text:p>
          </table:table-cell>
          <table:table-cell table:number-columns-repeated="4" table:style-name="ce9"/>
          <table:table-cell office:value-type="float" office:value="599.7592877996583" table:formula="of:=[.C74]/2+127" table:style-name="ce11">
            <text:p>6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2" table:style-name="ce2">
            <text:p>72</text:p>
          </table:table-cell>
          <table:table-cell office:value-type="float" office:value="951.05651629515353" table:formula="of:=[.$A$3]*SIN(RADIANS([.B75]))" table:style-name="ce9">
            <text:p>951,0565</text:p>
          </table:table-cell>
          <table:table-cell office:value-type="float" office:value="-743.14482547739419" table:formula="of:=[.$A$3]*SIN(RADIANS([.B75]-120))" table:style-name="ce9">
            <text:p>-743,1448</text:p>
          </table:table-cell>
          <table:table-cell office:value-type="float" office:value="-207.91169081775951" table:formula="of:=[.$A$3]*SIN(RADIANS([.B75]+120))" table:style-name="ce9">
            <text:p>-207,9117</text:p>
          </table:table-cell>
          <table:table-cell table:style-name="ce9"/>
          <table:table-cell office:value-type="float" office:value="103.95584540887967" table:formula="of:=(MIN([.C75];[.D75];[.E75])+MAX([.C75];[.D75];[.E75]))/2" table:style-name="ce10">
            <text:p>103,9558</text:p>
          </table:table-cell>
          <table:table-cell table:number-columns-repeated="4" table:style-name="ce9"/>
          <table:table-cell office:value-type="float" office:value="602.52825814757671" table:formula="of:=[.C75]/2+127" table:style-name="ce11">
            <text:p>60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3" table:style-name="ce2">
            <text:p>73</text:p>
          </table:table-cell>
          <table:table-cell office:value-type="float" office:value="956.3047559630354" table:formula="of:=[.$A$3]*SIN(RADIANS([.B76]))" table:style-name="ce9">
            <text:p>956,3048</text:p>
          </table:table-cell>
          <table:table-cell office:value-type="float" office:value="-731.35370161917047" table:formula="of:=[.$A$3]*SIN(RADIANS([.B76]-120))" table:style-name="ce9">
            <text:p>-731,3537</text:p>
          </table:table-cell>
          <table:table-cell office:value-type="float" office:value="-224.95105434386497" table:formula="of:=[.$A$3]*SIN(RADIANS([.B76]+120))" table:style-name="ce9">
            <text:p>-224,9511</text:p>
          </table:table-cell>
          <table:table-cell table:style-name="ce9"/>
          <table:table-cell office:value-type="float" office:value="112.47552717193247" table:formula="of:=(MIN([.C76];[.D76];[.E76])+MAX([.C76];[.D76];[.E76]))/2" table:style-name="ce10">
            <text:p>112,4755</text:p>
          </table:table-cell>
          <table:table-cell table:number-columns-repeated="4" table:style-name="ce9"/>
          <table:table-cell office:value-type="float" office:value="605.1523779815177" table:formula="of:=[.C76]/2+127" table:style-name="ce11">
            <text:p>60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4" table:style-name="ce2">
            <text:p>74</text:p>
          </table:table-cell>
          <table:table-cell office:value-type="float" office:value="961.26169593831889" table:formula="of:=[.$A$3]*SIN(RADIANS([.B77]))" table:style-name="ce9">
            <text:p>961,2617</text:p>
          </table:table-cell>
          <table:table-cell office:value-type="float" office:value="-719.33980033865112" table:formula="of:=[.$A$3]*SIN(RADIANS([.B77]-120))" table:style-name="ce9">
            <text:p>-719,3398</text:p>
          </table:table-cell>
          <table:table-cell office:value-type="float" office:value="-241.92189559966752" table:formula="of:=[.$A$3]*SIN(RADIANS([.B77]+120))" table:style-name="ce9">
            <text:p>-241,9219</text:p>
          </table:table-cell>
          <table:table-cell table:style-name="ce9"/>
          <table:table-cell office:value-type="float" office:value="120.96094779983389" table:formula="of:=(MIN([.C77];[.D77];[.E77])+MAX([.C77];[.D77];[.E77]))/2" table:style-name="ce10">
            <text:p>120,9609</text:p>
          </table:table-cell>
          <table:table-cell table:number-columns-repeated="4" table:style-name="ce9"/>
          <table:table-cell office:value-type="float" office:value="607.6308479691595" table:formula="of:=[.C77]/2+127" table:style-name="ce11">
            <text:p>60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5" table:style-name="ce2">
            <text:p>75</text:p>
          </table:table-cell>
          <table:table-cell office:value-type="float" office:value="965.92582628906837" table:formula="of:=[.$A$3]*SIN(RADIANS([.B78]))" table:style-name="ce9">
            <text:p>965,9258</text:p>
          </table:table-cell>
          <table:table-cell office:value-type="float" office:value="-707.10678118654744" table:formula="of:=[.$A$3]*SIN(RADIANS([.B78]-120))" table:style-name="ce9">
            <text:p>-707,1068</text:p>
          </table:table-cell>
          <table:table-cell office:value-type="float" office:value="-258.81904510252082" table:formula="of:=[.$A$3]*SIN(RADIANS([.B78]+120))" table:style-name="ce9">
            <text:p>-258,8190</text:p>
          </table:table-cell>
          <table:table-cell table:style-name="ce9"/>
          <table:table-cell office:value-type="float" office:value="129.40952255126047" table:formula="of:=(MIN([.C78];[.D78];[.E78])+MAX([.C78];[.D78];[.E78]))/2" table:style-name="ce10">
            <text:p>129,4095</text:p>
          </table:table-cell>
          <table:table-cell table:number-columns-repeated="4" table:style-name="ce9"/>
          <table:table-cell office:value-type="float" office:value="609.96291314453424" table:formula="of:=[.C78]/2+127" table:style-name="ce11">
            <text:p>61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6" table:style-name="ce2">
            <text:p>76</text:p>
          </table:table-cell>
          <table:table-cell office:value-type="float" office:value="970.29572627599646" table:formula="of:=[.$A$3]*SIN(RADIANS([.B79]))" table:style-name="ce9">
            <text:p>970,2957</text:p>
          </table:table-cell>
          <table:table-cell office:value-type="float" office:value="-694.6583704589973" table:formula="of:=[.$A$3]*SIN(RADIANS([.B79]-120))" table:style-name="ce9">
            <text:p>-694,6584</text:p>
          </table:table-cell>
          <table:table-cell office:value-type="float" office:value="-275.63735581699899" table:formula="of:=[.$A$3]*SIN(RADIANS([.B79]+120))" table:style-name="ce9">
            <text:p>-275,6374</text:p>
          </table:table-cell>
          <table:table-cell table:style-name="ce9"/>
          <table:table-cell office:value-type="float" office:value="137.81867790849958" table:formula="of:=(MIN([.C79];[.D79];[.E79])+MAX([.C79];[.D79];[.E79]))/2" table:style-name="ce10">
            <text:p>137,8187</text:p>
          </table:table-cell>
          <table:table-cell table:number-columns-repeated="4" table:style-name="ce9"/>
          <table:table-cell office:value-type="float" office:value="612.14786313799823" table:formula="of:=[.C79]/2+127" table:style-name="ce11">
            <text:p>61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7" table:style-name="ce2">
            <text:p>77</text:p>
          </table:table-cell>
          <table:table-cell office:value-type="float" office:value="974.37006478523529" table:formula="of:=[.$A$3]*SIN(RADIANS([.B80]))" table:style-name="ce9">
            <text:p>974,3701</text:p>
          </table:table-cell>
          <table:table-cell office:value-type="float" office:value="-681.99836006249848" table:formula="of:=[.$A$3]*SIN(RADIANS([.B80]-120))" table:style-name="ce9">
            <text:p>-681,9984</text:p>
          </table:table-cell>
          <table:table-cell office:value-type="float" office:value="-292.37170472273675" table:formula="of:=[.$A$3]*SIN(RADIANS([.B80]+120))" table:style-name="ce9">
            <text:p>-292,3717</text:p>
          </table:table-cell>
          <table:table-cell table:style-name="ce9"/>
          <table:table-cell office:value-type="float" office:value="146.1858523613684" table:formula="of:=(MIN([.C80];[.D80];[.E80])+MAX([.C80];[.D80];[.E80]))/2" table:style-name="ce10">
            <text:p>146,1859</text:p>
          </table:table-cell>
          <table:table-cell table:number-columns-repeated="4" table:style-name="ce9"/>
          <table:table-cell office:value-type="float" office:value="614.18503239261759" table:formula="of:=[.C80]/2+127" table:style-name="ce11">
            <text:p>6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8" table:style-name="ce2">
            <text:p>78</text:p>
          </table:table-cell>
          <table:table-cell office:value-type="float" office:value="978.14760073380558" table:formula="of:=[.$A$3]*SIN(RADIANS([.B81]))" table:style-name="ce9">
            <text:p>978,1476</text:p>
          </table:table-cell>
          <table:table-cell office:value-type="float" office:value="-669.13060635885824" table:formula="of:=[.$A$3]*SIN(RADIANS([.B81]-120))" table:style-name="ce9">
            <text:p>-669,1306</text:p>
          </table:table-cell>
          <table:table-cell office:value-type="float" office:value="-309.01699437494727" table:formula="of:=[.$A$3]*SIN(RADIANS([.B81]+120))" table:style-name="ce9">
            <text:p>-309,0170</text:p>
          </table:table-cell>
          <table:table-cell table:style-name="ce9"/>
          <table:table-cell office:value-type="float" office:value="154.50849718747367" table:formula="of:=(MIN([.C81];[.D81];[.E81])+MAX([.C81];[.D81];[.E81]))/2" table:style-name="ce10">
            <text:p>154,5085</text:p>
          </table:table-cell>
          <table:table-cell table:number-columns-repeated="4" table:style-name="ce9"/>
          <table:table-cell office:value-type="float" office:value="616.07380036690279" table:formula="of:=[.C81]/2+127" table:style-name="ce11">
            <text:p>61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79" table:style-name="ce2">
            <text:p>79</text:p>
          </table:table-cell>
          <table:table-cell office:value-type="float" office:value="981.62718344766392" table:formula="of:=[.$A$3]*SIN(RADIANS([.B82]))" table:style-name="ce9">
            <text:p>981,6272</text:p>
          </table:table-cell>
          <table:table-cell office:value-type="float" office:value="-656.05902899050727" table:formula="of:=[.$A$3]*SIN(RADIANS([.B82]-120))" table:style-name="ce9">
            <text:p>-656,0590</text:p>
          </table:table-cell>
          <table:table-cell office:value-type="float" office:value="-325.56815445715677" table:formula="of:=[.$A$3]*SIN(RADIANS([.B82]+120))" table:style-name="ce9">
            <text:p>-325,5682</text:p>
          </table:table-cell>
          <table:table-cell table:style-name="ce9"/>
          <table:table-cell office:value-type="float" office:value="162.78407722857833" table:formula="of:=(MIN([.C82];[.D82];[.E82])+MAX([.C82];[.D82];[.E82]))/2" table:style-name="ce10">
            <text:p>162,7841</text:p>
          </table:table-cell>
          <table:table-cell table:number-columns-repeated="4" table:style-name="ce9"/>
          <table:table-cell office:value-type="float" office:value="617.81359172383191" table:formula="of:=[.C82]/2+127" table:style-name="ce11">
            <text:p>6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0" table:style-name="ce2">
            <text:p>80</text:p>
          </table:table-cell>
          <table:table-cell office:value-type="float" office:value="984.80775301220797" table:formula="of:=[.$A$3]*SIN(RADIANS([.B83]))" table:style-name="ce9">
            <text:p>984,8078</text:p>
          </table:table-cell>
          <table:table-cell office:value-type="float" office:value="-642.78760968653921" table:formula="of:=[.$A$3]*SIN(RADIANS([.B83]-120))" table:style-name="ce9">
            <text:p>-642,7876</text:p>
          </table:table-cell>
          <table:table-cell office:value-type="float" office:value="-342.02014332566864" table:formula="of:=[.$A$3]*SIN(RADIANS([.B83]+120))" table:style-name="ce9">
            <text:p>-342,0201</text:p>
          </table:table-cell>
          <table:table-cell table:style-name="ce9"/>
          <table:table-cell office:value-type="float" office:value="171.01007166283438" table:formula="of:=(MIN([.C83];[.D83];[.E83])+MAX([.C83];[.D83];[.E83]))/2" table:style-name="ce10">
            <text:p>171,0101</text:p>
          </table:table-cell>
          <table:table-cell table:number-columns-repeated="4" table:style-name="ce9"/>
          <table:table-cell office:value-type="float" office:value="619.40387650610398" table:formula="of:=[.C83]/2+127" table:style-name="ce11">
            <text:p>6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1" table:style-name="ce2">
            <text:p>81</text:p>
          </table:table-cell>
          <table:table-cell office:value-type="float" office:value="987.68834059513779" table:formula="of:=[.$A$3]*SIN(RADIANS([.B84]))" table:style-name="ce9">
            <text:p>987,6883</text:p>
          </table:table-cell>
          <table:table-cell office:value-type="float" office:value="-629.32039104983744" table:formula="of:=[.$A$3]*SIN(RADIANS([.B84]-120))" table:style-name="ce9">
            <text:p>-629,3204</text:p>
          </table:table-cell>
          <table:table-cell office:value-type="float" office:value="-358.36794954530046" table:formula="of:=[.$A$3]*SIN(RADIANS([.B84]+120))" table:style-name="ce9">
            <text:p>-358,3679</text:p>
          </table:table-cell>
          <table:table-cell table:style-name="ce9"/>
          <table:table-cell office:value-type="float" office:value="179.18397477265017" table:formula="of:=(MIN([.C84];[.D84];[.E84])+MAX([.C84];[.D84];[.E84]))/2" table:style-name="ce10">
            <text:p>179,1840</text:p>
          </table:table-cell>
          <table:table-cell table:number-columns-repeated="4" table:style-name="ce9"/>
          <table:table-cell office:value-type="float" office:value="620.84417029756889" table:formula="of:=[.C84]/2+127" table:style-name="ce11">
            <text:p>6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2" table:style-name="ce2">
            <text:p>82</text:p>
          </table:table-cell>
          <table:table-cell office:value-type="float" office:value="990.26806874157035" table:formula="of:=[.$A$3]*SIN(RADIANS([.B85]))" table:style-name="ce9">
            <text:p>990,2681</text:p>
          </table:table-cell>
          <table:table-cell office:value-type="float" office:value="-615.66147532565833" table:formula="of:=[.$A$3]*SIN(RADIANS([.B85]-120))" table:style-name="ce9">
            <text:p>-615,6615</text:p>
          </table:table-cell>
          <table:table-cell office:value-type="float" office:value="-374.60659341591202" table:formula="of:=[.$A$3]*SIN(RADIANS([.B85]+120))" table:style-name="ce9">
            <text:p>-374,6066</text:p>
          </table:table-cell>
          <table:table-cell table:style-name="ce9"/>
          <table:table-cell office:value-type="float" office:value="187.30329670795601" table:formula="of:=(MIN([.C85];[.D85];[.E85])+MAX([.C85];[.D85];[.E85]))/2" table:style-name="ce10">
            <text:p>187,3033</text:p>
          </table:table-cell>
          <table:table-cell table:number-columns-repeated="4" table:style-name="ce9"/>
          <table:table-cell office:value-type="float" office:value="622.13403437078523" table:formula="of:=[.C85]/2+127" table:style-name="ce11">
            <text:p>62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3" table:style-name="ce2">
            <text:p>83</text:p>
          </table:table-cell>
          <table:table-cell office:value-type="float" office:value="992.54615164132201" table:formula="of:=[.$A$3]*SIN(RADIANS([.B86]))" table:style-name="ce9">
            <text:p>992,5462</text:p>
          </table:table-cell>
          <table:table-cell office:value-type="float" office:value="-601.8150231520483" table:formula="of:=[.$A$3]*SIN(RADIANS([.B86]-120))" table:style-name="ce9">
            <text:p>-601,8150</text:p>
          </table:table-cell>
          <table:table-cell office:value-type="float" office:value="-390.73112848927354" table:formula="of:=[.$A$3]*SIN(RADIANS([.B86]+120))" table:style-name="ce9">
            <text:p>-390,7311</text:p>
          </table:table-cell>
          <table:table-cell table:style-name="ce9"/>
          <table:table-cell office:value-type="float" office:value="195.36556424463686" table:formula="of:=(MIN([.C86];[.D86];[.E86])+MAX([.C86];[.D86];[.E86]))/2" table:style-name="ce10">
            <text:p>195,3656</text:p>
          </table:table-cell>
          <table:table-cell table:number-columns-repeated="4" table:style-name="ce9"/>
          <table:table-cell office:value-type="float" office:value="623.27307582066101" table:formula="of:=[.C86]/2+127" table:style-name="ce11">
            <text:p>6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4" table:style-name="ce2">
            <text:p>84</text:p>
          </table:table-cell>
          <table:table-cell office:value-type="float" office:value="994.52189536827325" table:formula="of:=[.$A$3]*SIN(RADIANS([.B87]))" table:style-name="ce9">
            <text:p>994,5219</text:p>
          </table:table-cell>
          <table:table-cell office:value-type="float" office:value="-587.78525229247316" table:formula="of:=[.$A$3]*SIN(RADIANS([.B87]-120))" table:style-name="ce9">
            <text:p>-587,7853</text:p>
          </table:table-cell>
          <table:table-cell office:value-type="float" office:value="-406.7366430758002" table:formula="of:=[.$A$3]*SIN(RADIANS([.B87]+120))" table:style-name="ce9">
            <text:p>-406,7366</text:p>
          </table:table-cell>
          <table:table-cell table:style-name="ce9"/>
          <table:table-cell office:value-type="float" office:value="203.36832153790004" table:formula="of:=(MIN([.C87];[.D87];[.E87])+MAX([.C87];[.D87];[.E87]))/2" table:style-name="ce10">
            <text:p>203,3683</text:p>
          </table:table-cell>
          <table:table-cell table:number-columns-repeated="4" table:style-name="ce9"/>
          <table:table-cell office:value-type="float" office:value="624.26094768413668" table:formula="of:=[.C87]/2+127" table:style-name="ce11">
            <text:p>6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5" table:style-name="ce2">
            <text:p>85</text:p>
          </table:table-cell>
          <table:table-cell office:value-type="float" office:value="996.19469809174552" table:formula="of:=[.$A$3]*SIN(RADIANS([.B88]))" table:style-name="ce9">
            <text:p>996,1947</text:p>
          </table:table-cell>
          <table:table-cell office:value-type="float" office:value="-573.57643635104603" table:formula="of:=[.$A$3]*SIN(RADIANS([.B88]-120))" table:style-name="ce9">
            <text:p>-573,5764</text:p>
          </table:table-cell>
          <table:table-cell office:value-type="float" office:value="-422.61826174069927" table:formula="of:=[.$A$3]*SIN(RADIANS([.B88]+120))" table:style-name="ce9">
            <text:p>-422,6183</text:p>
          </table:table-cell>
          <table:table-cell table:style-name="ce9"/>
          <table:table-cell office:value-type="float" office:value="211.30913087034975" table:formula="of:=(MIN([.C88];[.D88];[.E88])+MAX([.C88];[.D88];[.E88]))/2" table:style-name="ce10">
            <text:p>211,3091</text:p>
          </table:table-cell>
          <table:table-cell table:style-name="ce12"/>
          <table:table-cell table:number-columns-repeated="3" table:style-name="ce9"/>
          <table:table-cell office:value-type="float" office:value="625.09734904587276" table:formula="of:=[.C88]/2+127" table:style-name="ce11">
            <text:p>62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6" table:style-name="ce2">
            <text:p>86</text:p>
          </table:table-cell>
          <table:table-cell office:value-type="float" office:value="997.56405025982417" table:formula="of:=[.$A$3]*SIN(RADIANS([.B89]))" table:style-name="ce9">
            <text:p>997,5641</text:p>
          </table:table-cell>
          <table:table-cell office:value-type="float" office:value="-559.19290347074696" table:formula="of:=[.$A$3]*SIN(RADIANS([.B89]-120))" table:style-name="ce9">
            <text:p>-559,1929</text:p>
          </table:table-cell>
          <table:table-cell office:value-type="float" office:value="-438.37114678907744" table:formula="of:=[.$A$3]*SIN(RADIANS([.B89]+120))" table:style-name="ce9">
            <text:p>-438,3711</text:p>
          </table:table-cell>
          <table:table-cell table:style-name="ce9"/>
          <table:table-cell office:value-type="float" office:value="219.18557339453861" table:formula="of:=(MIN([.C89];[.D89];[.E89])+MAX([.C89];[.D89];[.E89]))/2" table:style-name="ce10">
            <text:p>219,1856</text:p>
          </table:table-cell>
          <table:table-cell table:number-columns-repeated="4" table:style-name="ce9"/>
          <table:table-cell office:value-type="float" office:value="625.78202512991209" table:formula="of:=[.C89]/2+127" table:style-name="ce11">
            <text:p>6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7" table:style-name="ce2">
            <text:p>87</text:p>
          </table:table-cell>
          <table:table-cell office:value-type="float" office:value="998.6295347545738" table:formula="of:=[.$A$3]*SIN(RADIANS([.B90]))" table:style-name="ce9">
            <text:p>998,6295</text:p>
          </table:table-cell>
          <table:table-cell office:value-type="float" office:value="-544.63903501502705" table:formula="of:=[.$A$3]*SIN(RADIANS([.B90]-120))" table:style-name="ce9">
            <text:p>-544,6390</text:p>
          </table:table-cell>
          <table:table-cell office:value-type="float" office:value="-453.99049973954669" table:formula="of:=[.$A$3]*SIN(RADIANS([.B90]+120))" table:style-name="ce9">
            <text:p>-453,9905</text:p>
          </table:table-cell>
          <table:table-cell table:style-name="ce9"/>
          <table:table-cell office:value-type="float" office:value="226.99524986977337" table:formula="of:=(MIN([.C90];[.D90];[.E90])+MAX([.C90];[.D90];[.E90]))/2" table:style-name="ce10">
            <text:p>226,9952</text:p>
          </table:table-cell>
          <table:table-cell table:number-columns-repeated="4" table:style-name="ce9"/>
          <table:table-cell office:value-type="float" office:value="626.3147673772869" table:formula="of:=[.C90]/2+127" table:style-name="ce11">
            <text:p>6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8" table:style-name="ce2">
            <text:p>88</text:p>
          </table:table-cell>
          <table:table-cell office:value-type="float" office:value="999.39082701909581" table:formula="of:=[.$A$3]*SIN(RADIANS([.B91]))" table:style-name="ce9">
            <text:p>999,3908</text:p>
          </table:table-cell>
          <table:table-cell office:value-type="float" office:value="-529.9192642332049" table:formula="of:=[.$A$3]*SIN(RADIANS([.B91]-120))" table:style-name="ce9">
            <text:p>-529,9193</text:p>
          </table:table-cell>
          <table:table-cell office:value-type="float" office:value="-469.47156278589085" table:formula="of:=[.$A$3]*SIN(RADIANS([.B91]+120))" table:style-name="ce9">
            <text:p>-469,4716</text:p>
          </table:table-cell>
          <table:table-cell table:style-name="ce9"/>
          <table:table-cell office:value-type="float" office:value="234.73578139294546" table:formula="of:=(MIN([.C91];[.D91];[.E91])+MAX([.C91];[.D91];[.E91]))/2" table:style-name="ce10">
            <text:p>234,7358</text:p>
          </table:table-cell>
          <table:table-cell table:number-columns-repeated="4" table:style-name="ce9"/>
          <table:table-cell office:value-type="float" office:value="626.69541350954796" table:formula="of:=[.C91]/2+127" table:style-name="ce11">
            <text:p>6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89" table:style-name="ce2">
            <text:p>89</text:p>
          </table:table-cell>
          <table:table-cell office:value-type="float" office:value="999.8476951563913" table:formula="of:=[.$A$3]*SIN(RADIANS([.B92]))" table:style-name="ce9">
            <text:p>999,8477</text:p>
          </table:table-cell>
          <table:table-cell office:value-type="float" office:value="-515.03807491005421" table:formula="of:=[.$A$3]*SIN(RADIANS([.B92]-120))" table:style-name="ce9">
            <text:p>-515,0381</text:p>
          </table:table-cell>
          <table:table-cell office:value-type="float" office:value="-484.80962024633692" table:formula="of:=[.$A$3]*SIN(RADIANS([.B92]+120))" table:style-name="ce9">
            <text:p>-484,8096</text:p>
          </table:table-cell>
          <table:table-cell table:style-name="ce9"/>
          <table:table-cell office:value-type="float" office:value="242.40481012316855" table:formula="of:=(MIN([.C92];[.D92];[.E92])+MAX([.C92];[.D92];[.E92]))/2" table:style-name="ce10">
            <text:p>242,4048</text:p>
          </table:table-cell>
          <table:table-cell table:number-columns-repeated="4" table:style-name="ce9"/>
          <table:table-cell office:value-type="float" office:value="626.92384757819559" table:formula="of:=[.C92]/2+127" table:style-name="ce11">
            <text:p>6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0" table:style-name="ce2">
            <text:p>90</text:p>
          </table:table-cell>
          <table:table-cell office:value-type="float" office:value="1000" table:formula="of:=[.$A$3]*SIN(RADIANS([.B93]))" table:style-name="ce9">
            <text:p>1000,0000</text:p>
          </table:table-cell>
          <table:table-cell office:value-type="float" office:value="-499.99999999999994" table:formula="of:=[.$A$3]*SIN(RADIANS([.B93]-120))" table:style-name="ce9">
            <text:p>-500,0000</text:p>
          </table:table-cell>
          <table:table-cell office:value-type="float" office:value="-500.00000000000011" table:formula="of:=[.$A$3]*SIN(RADIANS([.B93]+120))" table:style-name="ce9">
            <text:p>-500,0000</text:p>
          </table:table-cell>
          <table:table-cell table:style-name="ce9"/>
          <table:table-cell office:value-type="float" office:value="249.99999999999994" table:formula="of:=(MIN([.C93];[.D93];[.E93])+MAX([.C93];[.D93];[.E93]))/2" table:style-name="ce10">
            <text:p>250,0000</text:p>
          </table:table-cell>
          <table:table-cell table:number-columns-repeated="4" table:style-name="ce9"/>
          <table:table-cell office:value-type="float" office:value="627" table:formula="of:=[.C93]/2+127" table:style-name="ce11">
            <text:p>6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1" table:style-name="ce2">
            <text:p>91</text:p>
          </table:table-cell>
          <table:table-cell office:value-type="float" office:value="999.8476951563913" table:formula="of:=[.$A$3]*SIN(RADIANS([.B94]))" table:style-name="ce9">
            <text:p>999,8477</text:p>
          </table:table-cell>
          <table:table-cell office:value-type="float" office:value="-484.80962024633703" table:formula="of:=[.$A$3]*SIN(RADIANS([.B94]-120))" table:style-name="ce9">
            <text:p>-484,8096</text:p>
          </table:table-cell>
          <table:table-cell office:value-type="float" office:value="-515.03807491005421" table:formula="of:=[.$A$3]*SIN(RADIANS([.B94]+120))" table:style-name="ce9">
            <text:p>-515,0381</text:p>
          </table:table-cell>
          <table:table-cell table:style-name="ce9"/>
          <table:table-cell office:value-type="float" office:value="242.40481012316855" table:formula="of:=(MIN([.C94];[.D94];[.E94])+MAX([.C94];[.D94];[.E94]))/2" table:style-name="ce10">
            <text:p>242,4048</text:p>
          </table:table-cell>
          <table:table-cell table:number-columns-repeated="4" table:style-name="ce9"/>
          <table:table-cell office:value-type="float" office:value="626.92384757819559" table:formula="of:=[.C94]/2+127" table:style-name="ce11">
            <text:p>6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2" table:style-name="ce2">
            <text:p>92</text:p>
          </table:table-cell>
          <table:table-cell office:value-type="float" office:value="999.39082701909581" table:formula="of:=[.$A$3]*SIN(RADIANS([.B95]))" table:style-name="ce9">
            <text:p>999,3908</text:p>
          </table:table-cell>
          <table:table-cell office:value-type="float" office:value="-469.4715627858908" table:formula="of:=[.$A$3]*SIN(RADIANS([.B95]-120))" table:style-name="ce9">
            <text:p>-469,4716</text:p>
          </table:table-cell>
          <table:table-cell office:value-type="float" office:value="-529.91926423320479" table:formula="of:=[.$A$3]*SIN(RADIANS([.B95]+120))" table:style-name="ce9">
            <text:p>-529,9193</text:p>
          </table:table-cell>
          <table:table-cell table:style-name="ce9"/>
          <table:table-cell office:value-type="float" office:value="234.73578139294551" table:formula="of:=(MIN([.C95];[.D95];[.E95])+MAX([.C95];[.D95];[.E95]))/2" table:style-name="ce10">
            <text:p>234,7358</text:p>
          </table:table-cell>
          <table:table-cell table:number-columns-repeated="4" table:style-name="ce9"/>
          <table:table-cell office:value-type="float" office:value="626.69541350954796" table:formula="of:=[.C95]/2+127" table:style-name="ce11">
            <text:p>6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3" table:style-name="ce2">
            <text:p>93</text:p>
          </table:table-cell>
          <table:table-cell office:value-type="float" office:value="998.6295347545738" table:formula="of:=[.$A$3]*SIN(RADIANS([.B96]))" table:style-name="ce9">
            <text:p>998,6295</text:p>
          </table:table-cell>
          <table:table-cell office:value-type="float" office:value="-453.99049973954675" table:formula="of:=[.$A$3]*SIN(RADIANS([.B96]-120))" table:style-name="ce9">
            <text:p>-453,9905</text:p>
          </table:table-cell>
          <table:table-cell office:value-type="float" office:value="-544.63903501502705" table:formula="of:=[.$A$3]*SIN(RADIANS([.B96]+120))" table:style-name="ce9">
            <text:p>-544,6390</text:p>
          </table:table-cell>
          <table:table-cell table:style-name="ce9"/>
          <table:table-cell office:value-type="float" office:value="226.99524986977337" table:formula="of:=(MIN([.C96];[.D96];[.E96])+MAX([.C96];[.D96];[.E96]))/2" table:style-name="ce10">
            <text:p>226,9952</text:p>
          </table:table-cell>
          <table:table-cell table:number-columns-repeated="4" table:style-name="ce9"/>
          <table:table-cell office:value-type="float" office:value="626.3147673772869" table:formula="of:=[.C96]/2+127" table:style-name="ce11">
            <text:p>6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4" table:style-name="ce2">
            <text:p>94</text:p>
          </table:table-cell>
          <table:table-cell office:value-type="float" office:value="997.56405025982417" table:formula="of:=[.$A$3]*SIN(RADIANS([.B97]))" table:style-name="ce9">
            <text:p>997,5641</text:p>
          </table:table-cell>
          <table:table-cell office:value-type="float" office:value="-438.37114678907739" table:formula="of:=[.$A$3]*SIN(RADIANS([.B97]-120))" table:style-name="ce9">
            <text:p>-438,3711</text:p>
          </table:table-cell>
          <table:table-cell office:value-type="float" office:value="-559.19290347074673" table:formula="of:=[.$A$3]*SIN(RADIANS([.B97]+120))" table:style-name="ce9">
            <text:p>-559,1929</text:p>
          </table:table-cell>
          <table:table-cell table:style-name="ce9"/>
          <table:table-cell office:value-type="float" office:value="219.18557339453872" table:formula="of:=(MIN([.C97];[.D97];[.E97])+MAX([.C97];[.D97];[.E97]))/2" table:style-name="ce10">
            <text:p>219,1856</text:p>
          </table:table-cell>
          <table:table-cell table:number-columns-repeated="4" table:style-name="ce9"/>
          <table:table-cell office:value-type="float" office:value="625.78202512991209" table:formula="of:=[.C97]/2+127" table:style-name="ce11">
            <text:p>6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5" table:style-name="ce2">
            <text:p>95</text:p>
          </table:table-cell>
          <table:table-cell office:value-type="float" office:value="996.19469809174552" table:formula="of:=[.$A$3]*SIN(RADIANS([.B98]))" table:style-name="ce9">
            <text:p>996,1947</text:p>
          </table:table-cell>
          <table:table-cell office:value-type="float" office:value="-422.61826174069944" table:formula="of:=[.$A$3]*SIN(RADIANS([.B98]-120))" table:style-name="ce9">
            <text:p>-422,6183</text:p>
          </table:table-cell>
          <table:table-cell office:value-type="float" office:value="-573.57643635104614" table:formula="of:=[.$A$3]*SIN(RADIANS([.B98]+120))" table:style-name="ce9">
            <text:p>-573,5764</text:p>
          </table:table-cell>
          <table:table-cell table:style-name="ce9"/>
          <table:table-cell office:value-type="float" office:value="211.30913087034969" table:formula="of:=(MIN([.C98];[.D98];[.E98])+MAX([.C98];[.D98];[.E98]))/2" table:style-name="ce10">
            <text:p>211,3091</text:p>
          </table:table-cell>
          <table:table-cell table:number-columns-repeated="4" table:style-name="ce9"/>
          <table:table-cell office:value-type="float" office:value="625.09734904587276" table:formula="of:=[.C98]/2+127" table:style-name="ce11">
            <text:p>62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6" table:style-name="ce2">
            <text:p>96</text:p>
          </table:table-cell>
          <table:table-cell office:value-type="float" office:value="994.52189536827325" table:formula="of:=[.$A$3]*SIN(RADIANS([.B99]))" table:style-name="ce9">
            <text:p>994,5219</text:p>
          </table:table-cell>
          <table:table-cell office:value-type="float" office:value="-406.7366430758002" table:formula="of:=[.$A$3]*SIN(RADIANS([.B99]-120))" table:style-name="ce9">
            <text:p>-406,7366</text:p>
          </table:table-cell>
          <table:table-cell office:value-type="float" office:value="-587.78525229247305" table:formula="of:=[.$A$3]*SIN(RADIANS([.B99]+120))" table:style-name="ce9">
            <text:p>-587,7853</text:p>
          </table:table-cell>
          <table:table-cell table:style-name="ce9"/>
          <table:table-cell office:value-type="float" office:value="203.3683215379001" table:formula="of:=(MIN([.C99];[.D99];[.E99])+MAX([.C99];[.D99];[.E99]))/2" table:style-name="ce10">
            <text:p>203,3683</text:p>
          </table:table-cell>
          <table:table-cell table:number-columns-repeated="4" table:style-name="ce9"/>
          <table:table-cell office:value-type="float" office:value="624.26094768413668" table:formula="of:=[.C99]/2+127" table:style-name="ce11">
            <text:p>62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7" table:style-name="ce2">
            <text:p>97</text:p>
          </table:table-cell>
          <table:table-cell office:value-type="float" office:value="992.54615164132213" table:formula="of:=[.$A$3]*SIN(RADIANS([.B100]))" table:style-name="ce9">
            <text:p>992,5462</text:p>
          </table:table-cell>
          <table:table-cell office:value-type="float" office:value="-390.73112848927377" table:formula="of:=[.$A$3]*SIN(RADIANS([.B100]-120))" table:style-name="ce9">
            <text:p>-390,7311</text:p>
          </table:table-cell>
          <table:table-cell office:value-type="float" office:value="-601.81502315204841" table:formula="of:=[.$A$3]*SIN(RADIANS([.B100]+120))" table:style-name="ce9">
            <text:p>-601,8150</text:p>
          </table:table-cell>
          <table:table-cell table:style-name="ce9"/>
          <table:table-cell office:value-type="float" office:value="195.36556424463686" table:formula="of:=(MIN([.C100];[.D100];[.E100])+MAX([.C100];[.D100];[.E100]))/2" table:style-name="ce10">
            <text:p>195,3656</text:p>
          </table:table-cell>
          <table:table-cell table:number-columns-repeated="4" table:style-name="ce9"/>
          <table:table-cell office:value-type="float" office:value="623.27307582066101" table:formula="of:=[.C100]/2+127" table:style-name="ce11">
            <text:p>6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8" table:style-name="ce2">
            <text:p>98</text:p>
          </table:table-cell>
          <table:table-cell office:value-type="float" office:value="990.26806874157035" table:formula="of:=[.$A$3]*SIN(RADIANS([.B101]))" table:style-name="ce9">
            <text:p>990,2681</text:p>
          </table:table-cell>
          <table:table-cell office:value-type="float" office:value="-374.60659341591202" table:formula="of:=[.$A$3]*SIN(RADIANS([.B101]-120))" table:style-name="ce9">
            <text:p>-374,6066</text:p>
          </table:table-cell>
          <table:table-cell office:value-type="float" office:value="-615.66147532565822" table:formula="of:=[.$A$3]*SIN(RADIANS([.B101]+120))" table:style-name="ce9">
            <text:p>-615,6615</text:p>
          </table:table-cell>
          <table:table-cell table:style-name="ce9"/>
          <table:table-cell office:value-type="float" office:value="187.30329670795606" table:formula="of:=(MIN([.C101];[.D101];[.E101])+MAX([.C101];[.D101];[.E101]))/2" table:style-name="ce10">
            <text:p>187,3033</text:p>
          </table:table-cell>
          <table:table-cell table:number-columns-repeated="4" table:style-name="ce9"/>
          <table:table-cell office:value-type="float" office:value="622.13403437078523" table:formula="of:=[.C101]/2+127" table:style-name="ce11">
            <text:p>62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99" table:style-name="ce2">
            <text:p>99</text:p>
          </table:table-cell>
          <table:table-cell office:value-type="float" office:value="987.68834059513779" table:formula="of:=[.$A$3]*SIN(RADIANS([.B102]))" table:style-name="ce9">
            <text:p>987,6883</text:p>
          </table:table-cell>
          <table:table-cell office:value-type="float" office:value="-358.36794954530029" table:formula="of:=[.$A$3]*SIN(RADIANS([.B102]-120))" table:style-name="ce9">
            <text:p>-358,3679</text:p>
          </table:table-cell>
          <table:table-cell office:value-type="float" office:value="-629.32039104983767" table:formula="of:=[.$A$3]*SIN(RADIANS([.B102]+120))" table:style-name="ce9">
            <text:p>-629,3204</text:p>
          </table:table-cell>
          <table:table-cell table:style-name="ce9"/>
          <table:table-cell office:value-type="float" office:value="179.18397477265006" table:formula="of:=(MIN([.C102];[.D102];[.E102])+MAX([.C102];[.D102];[.E102]))/2" table:style-name="ce10">
            <text:p>179,1840</text:p>
          </table:table-cell>
          <table:table-cell table:number-columns-repeated="4" table:style-name="ce9"/>
          <table:table-cell office:value-type="float" office:value="620.84417029756889" table:formula="of:=[.C102]/2+127" table:style-name="ce11">
            <text:p>6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0" table:style-name="ce2">
            <text:p>100</text:p>
          </table:table-cell>
          <table:table-cell office:value-type="float" office:value="984.80775301220797" table:formula="of:=[.$A$3]*SIN(RADIANS([.B103]))" table:style-name="ce9">
            <text:p>984,8078</text:p>
          </table:table-cell>
          <table:table-cell office:value-type="float" office:value="-342.0201433256687" table:formula="of:=[.$A$3]*SIN(RADIANS([.B103]-120))" table:style-name="ce9">
            <text:p>-342,0201</text:p>
          </table:table-cell>
          <table:table-cell office:value-type="float" office:value="-642.78760968653921" table:formula="of:=[.$A$3]*SIN(RADIANS([.B103]+120))" table:style-name="ce9">
            <text:p>-642,7876</text:p>
          </table:table-cell>
          <table:table-cell table:style-name="ce9"/>
          <table:table-cell office:value-type="float" office:value="171.01007166283438" table:formula="of:=(MIN([.C103];[.D103];[.E103])+MAX([.C103];[.D103];[.E103]))/2" table:style-name="ce10">
            <text:p>171,0101</text:p>
          </table:table-cell>
          <table:table-cell table:number-columns-repeated="4" table:style-name="ce9"/>
          <table:table-cell office:value-type="float" office:value="619.40387650610398" table:formula="of:=[.C103]/2+127" table:style-name="ce11">
            <text:p>6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1" table:style-name="ce2">
            <text:p>101</text:p>
          </table:table-cell>
          <table:table-cell office:value-type="float" office:value="981.62718344766392" table:formula="of:=[.$A$3]*SIN(RADIANS([.B104]))" table:style-name="ce9">
            <text:p>981,6272</text:p>
          </table:table-cell>
          <table:table-cell office:value-type="float" office:value="-325.56815445715671" table:formula="of:=[.$A$3]*SIN(RADIANS([.B104]-120))" table:style-name="ce9">
            <text:p>-325,5682</text:p>
          </table:table-cell>
          <table:table-cell office:value-type="float" office:value="-656.05902899050704" table:formula="of:=[.$A$3]*SIN(RADIANS([.B104]+120))" table:style-name="ce9">
            <text:p>-656,0590</text:p>
          </table:table-cell>
          <table:table-cell table:style-name="ce9"/>
          <table:table-cell office:value-type="float" office:value="162.78407722857844" table:formula="of:=(MIN([.C104];[.D104];[.E104])+MAX([.C104];[.D104];[.E104]))/2" table:style-name="ce10">
            <text:p>162,7841</text:p>
          </table:table-cell>
          <table:table-cell table:number-columns-repeated="4" table:style-name="ce9"/>
          <table:table-cell office:value-type="float" office:value="617.81359172383191" table:formula="of:=[.C104]/2+127" table:style-name="ce11">
            <text:p>6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2" table:style-name="ce2">
            <text:p>102</text:p>
          </table:table-cell>
          <table:table-cell office:value-type="float" office:value="978.14760073380569" table:formula="of:=[.$A$3]*SIN(RADIANS([.B105]))" table:style-name="ce9">
            <text:p>978,1476</text:p>
          </table:table-cell>
          <table:table-cell office:value-type="float" office:value="-309.01699437494739" table:formula="of:=[.$A$3]*SIN(RADIANS([.B105]-120))" table:style-name="ce9">
            <text:p>-309,0170</text:p>
          </table:table-cell>
          <table:table-cell office:value-type="float" office:value="-669.13060635885824" table:formula="of:=[.$A$3]*SIN(RADIANS([.B105]+120))" table:style-name="ce9">
            <text:p>-669,1306</text:p>
          </table:table-cell>
          <table:table-cell table:style-name="ce9"/>
          <table:table-cell office:value-type="float" office:value="154.50849718747372" table:formula="of:=(MIN([.C105];[.D105];[.E105])+MAX([.C105];[.D105];[.E105]))/2" table:style-name="ce10">
            <text:p>154,5085</text:p>
          </table:table-cell>
          <table:table-cell table:number-columns-repeated="4" table:style-name="ce9"/>
          <table:table-cell office:value-type="float" office:value="616.07380036690279" table:formula="of:=[.C105]/2+127" table:style-name="ce11">
            <text:p>61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3" table:style-name="ce2">
            <text:p>103</text:p>
          </table:table-cell>
          <table:table-cell office:value-type="float" office:value="974.37006478523529" table:formula="of:=[.$A$3]*SIN(RADIANS([.B106]))" table:style-name="ce9">
            <text:p>974,3701</text:p>
          </table:table-cell>
          <table:table-cell office:value-type="float" office:value="-292.37170472273675" table:formula="of:=[.$A$3]*SIN(RADIANS([.B106]-120))" table:style-name="ce9">
            <text:p>-292,3717</text:p>
          </table:table-cell>
          <table:table-cell office:value-type="float" office:value="-681.99836006249836" table:formula="of:=[.$A$3]*SIN(RADIANS([.B106]+120))" table:style-name="ce9">
            <text:p>-681,9984</text:p>
          </table:table-cell>
          <table:table-cell table:style-name="ce9"/>
          <table:table-cell office:value-type="float" office:value="146.18585236136846" table:formula="of:=(MIN([.C106];[.D106];[.E106])+MAX([.C106];[.D106];[.E106]))/2" table:style-name="ce10">
            <text:p>146,1859</text:p>
          </table:table-cell>
          <table:table-cell table:number-columns-repeated="4" table:style-name="ce9"/>
          <table:table-cell office:value-type="float" office:value="614.18503239261759" table:formula="of:=[.C106]/2+127" table:style-name="ce11">
            <text:p>6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4" table:style-name="ce2">
            <text:p>104</text:p>
          </table:table-cell>
          <table:table-cell office:value-type="float" office:value="970.29572627599646" table:formula="of:=[.$A$3]*SIN(RADIANS([.B107]))" table:style-name="ce9">
            <text:p>970,2957</text:p>
          </table:table-cell>
          <table:table-cell office:value-type="float" office:value="-275.63735581699916" table:formula="of:=[.$A$3]*SIN(RADIANS([.B107]-120))" table:style-name="ce9">
            <text:p>-275,6374</text:p>
          </table:table-cell>
          <table:table-cell office:value-type="float" office:value="-694.65837045899741" table:formula="of:=[.$A$3]*SIN(RADIANS([.B107]+120))" table:style-name="ce9">
            <text:p>-694,6584</text:p>
          </table:table-cell>
          <table:table-cell table:style-name="ce9"/>
          <table:table-cell office:value-type="float" office:value="137.81867790849952" table:formula="of:=(MIN([.C107];[.D107];[.E107])+MAX([.C107];[.D107];[.E107]))/2" table:style-name="ce10">
            <text:p>137,8187</text:p>
          </table:table-cell>
          <table:table-cell table:number-columns-repeated="4" table:style-name="ce9"/>
          <table:table-cell office:value-type="float" office:value="612.14786313799823" table:formula="of:=[.C107]/2+127" table:style-name="ce11">
            <text:p>61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5" table:style-name="ce2">
            <text:p>105</text:p>
          </table:table-cell>
          <table:table-cell office:value-type="float" office:value="965.92582628906837" table:formula="of:=[.$A$3]*SIN(RADIANS([.B108]))" table:style-name="ce9">
            <text:p>965,9258</text:p>
          </table:table-cell>
          <table:table-cell office:value-type="float" office:value="-258.81904510252076" table:formula="of:=[.$A$3]*SIN(RADIANS([.B108]-120))" table:style-name="ce9">
            <text:p>-258,8190</text:p>
          </table:table-cell>
          <table:table-cell office:value-type="float" office:value="-707.10678118654744" table:formula="of:=[.$A$3]*SIN(RADIANS([.B108]+120))" table:style-name="ce9">
            <text:p>-707,1068</text:p>
          </table:table-cell>
          <table:table-cell table:style-name="ce9"/>
          <table:table-cell office:value-type="float" office:value="129.40952255126047" table:formula="of:=(MIN([.C108];[.D108];[.E108])+MAX([.C108];[.D108];[.E108]))/2" table:style-name="ce10">
            <text:p>129,4095</text:p>
          </table:table-cell>
          <table:table-cell table:number-columns-repeated="4" table:style-name="ce9"/>
          <table:table-cell office:value-type="float" office:value="609.96291314453424" table:formula="of:=[.C108]/2+127" table:style-name="ce11">
            <text:p>61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6" table:style-name="ce2">
            <text:p>106</text:p>
          </table:table-cell>
          <table:table-cell office:value-type="float" office:value="961.26169593831889" table:formula="of:=[.$A$3]*SIN(RADIANS([.B109]))" table:style-name="ce9">
            <text:p>961,2617</text:p>
          </table:table-cell>
          <table:table-cell office:value-type="float" office:value="-241.92189559966772" table:formula="of:=[.$A$3]*SIN(RADIANS([.B109]-120))" table:style-name="ce9">
            <text:p>-241,9219</text:p>
          </table:table-cell>
          <table:table-cell office:value-type="float" office:value="-719.33980033865123" table:formula="of:=[.$A$3]*SIN(RADIANS([.B109]+120))" table:style-name="ce9">
            <text:p>-719,3398</text:p>
          </table:table-cell>
          <table:table-cell table:style-name="ce9"/>
          <table:table-cell office:value-type="float" office:value="120.96094779983383" table:formula="of:=(MIN([.C109];[.D109];[.E109])+MAX([.C109];[.D109];[.E109]))/2" table:style-name="ce10">
            <text:p>120,9609</text:p>
          </table:table-cell>
          <table:table-cell table:number-columns-repeated="4" table:style-name="ce9"/>
          <table:table-cell office:value-type="float" office:value="607.6308479691595" table:formula="of:=[.C109]/2+127" table:style-name="ce11">
            <text:p>60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7" table:style-name="ce2">
            <text:p>107</text:p>
          </table:table-cell>
          <table:table-cell office:value-type="float" office:value="956.30475596303552" table:formula="of:=[.$A$3]*SIN(RADIANS([.B110]))" table:style-name="ce9">
            <text:p>956,3048</text:p>
          </table:table-cell>
          <table:table-cell office:value-type="float" office:value="-224.951054343865" table:formula="of:=[.$A$3]*SIN(RADIANS([.B110]-120))" table:style-name="ce9">
            <text:p>-224,9511</text:p>
          </table:table-cell>
          <table:table-cell office:value-type="float" office:value="-731.35370161917047" table:formula="of:=[.$A$3]*SIN(RADIANS([.B110]+120))" table:style-name="ce9">
            <text:p>-731,3537</text:p>
          </table:table-cell>
          <table:table-cell table:style-name="ce9"/>
          <table:table-cell office:value-type="float" office:value="112.47552717193253" table:formula="of:=(MIN([.C110];[.D110];[.E110])+MAX([.C110];[.D110];[.E110]))/2" table:style-name="ce10">
            <text:p>112,4755</text:p>
          </table:table-cell>
          <table:table-cell table:number-columns-repeated="4" table:style-name="ce9"/>
          <table:table-cell office:value-type="float" office:value="605.1523779815177" table:formula="of:=[.C110]/2+127" table:style-name="ce11">
            <text:p>60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8" table:style-name="ce2">
            <text:p>108</text:p>
          </table:table-cell>
          <table:table-cell office:value-type="float" office:value="951.05651629515364" table:formula="of:=[.$A$3]*SIN(RADIANS([.B111]))" table:style-name="ce9">
            <text:p>951,0565</text:p>
          </table:table-cell>
          <table:table-cell office:value-type="float" office:value="-207.91169081775934" table:formula="of:=[.$A$3]*SIN(RADIANS([.B111]-120))" table:style-name="ce9">
            <text:p>-207,9117</text:p>
          </table:table-cell>
          <table:table-cell office:value-type="float" office:value="-743.14482547739431" table:formula="of:=[.$A$3]*SIN(RADIANS([.B111]+120))" table:style-name="ce9">
            <text:p>-743,1448</text:p>
          </table:table-cell>
          <table:table-cell table:style-name="ce9"/>
          <table:table-cell office:value-type="float" office:value="103.95584540887967" table:formula="of:=(MIN([.C111];[.D111];[.E111])+MAX([.C111];[.D111];[.E111]))/2" table:style-name="ce10">
            <text:p>103,9558</text:p>
          </table:table-cell>
          <table:table-cell table:number-columns-repeated="4" table:style-name="ce9"/>
          <table:table-cell office:value-type="float" office:value="602.52825814757682" table:formula="of:=[.C111]/2+127" table:style-name="ce11">
            <text:p>60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09" table:style-name="ce2">
            <text:p>109</text:p>
          </table:table-cell>
          <table:table-cell office:value-type="float" office:value="945.51857559931682" table:formula="of:=[.$A$3]*SIN(RADIANS([.B112]))" table:style-name="ce9">
            <text:p>945,5186</text:p>
          </table:table-cell>
          <table:table-cell office:value-type="float" office:value="-190.8089953765448" table:formula="of:=[.$A$3]*SIN(RADIANS([.B112]-120))" table:style-name="ce9">
            <text:p>-190,8090</text:p>
          </table:table-cell>
          <table:table-cell office:value-type="float" office:value="-754.70958022277205" table:formula="of:=[.$A$3]*SIN(RADIANS([.B112]+120))" table:style-name="ce9">
            <text:p>-754,7096</text:p>
          </table:table-cell>
          <table:table-cell table:style-name="ce9"/>
          <table:table-cell office:value-type="float" office:value="95.404497688272386" table:formula="of:=(MIN([.C112];[.D112];[.E112])+MAX([.C112];[.D112];[.E112]))/2" table:style-name="ce10">
            <text:p>95,4045</text:p>
          </table:table-cell>
          <table:table-cell table:number-columns-repeated="4" table:style-name="ce9"/>
          <table:table-cell office:value-type="float" office:value="599.75928779965841" table:formula="of:=[.C112]/2+127" table:style-name="ce11">
            <text:p>6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0" table:style-name="ce2">
            <text:p>110</text:p>
          </table:table-cell>
          <table:table-cell office:value-type="float" office:value="939.69262078590839" table:formula="of:=[.$A$3]*SIN(RADIANS([.B113]))" table:style-name="ce9">
            <text:p>939,6926</text:p>
          </table:table-cell>
          <table:table-cell office:value-type="float" office:value="-173.64817766693034" table:formula="of:=[.$A$3]*SIN(RADIANS([.B113]-120))" table:style-name="ce9">
            <text:p>-173,6482</text:p>
          </table:table-cell>
          <table:table-cell office:value-type="float" office:value="-766.04444311897794" table:formula="of:=[.$A$3]*SIN(RADIANS([.B113]+120))" table:style-name="ce9">
            <text:p>-766,0444</text:p>
          </table:table-cell>
          <table:table-cell table:style-name="ce9"/>
          <table:table-cell office:value-type="float" office:value="86.824088833465225" table:formula="of:=(MIN([.C113];[.D113];[.E113])+MAX([.C113];[.D113];[.E113]))/2" table:style-name="ce10">
            <text:p>86,8241</text:p>
          </table:table-cell>
          <table:table-cell table:number-columns-repeated="4" table:style-name="ce9"/>
          <table:table-cell office:value-type="float" office:value="596.84631039295414" table:formula="of:=[.C113]/2+127" table:style-name="ce11">
            <text:p>5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1" table:style-name="ce2">
            <text:p>111</text:p>
          </table:table-cell>
          <table:table-cell office:value-type="float" office:value="933.58042649720176" table:formula="of:=[.$A$3]*SIN(RADIANS([.B114]))" table:style-name="ce9">
            <text:p>933,5804</text:p>
          </table:table-cell>
          <table:table-cell office:value-type="float" office:value="-156.43446504023086" table:formula="of:=[.$A$3]*SIN(RADIANS([.B114]-120))" table:style-name="ce9">
            <text:p>-156,4345</text:p>
          </table:table-cell>
          <table:table-cell office:value-type="float" office:value="-777.14596145697055" table:formula="of:=[.$A$3]*SIN(RADIANS([.B114]+120))" table:style-name="ce9">
            <text:p>-777,1460</text:p>
          </table:table-cell>
          <table:table-cell table:style-name="ce9"/>
          <table:table-cell office:value-type="float" office:value="78.217232520115601" table:formula="of:=(MIN([.C114];[.D114];[.E114])+MAX([.C114];[.D114];[.E114]))/2" table:style-name="ce10">
            <text:p>78,2172</text:p>
          </table:table-cell>
          <table:table-cell table:number-columns-repeated="4" table:style-name="ce9"/>
          <table:table-cell office:value-type="float" office:value="593.79021324860082" table:formula="of:=[.C114]/2+127" table:style-name="ce11">
            <text:p>59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2" table:style-name="ce2">
            <text:p>112</text:p>
          </table:table-cell>
          <table:table-cell office:value-type="float" office:value="927.18385456678743" table:formula="of:=[.$A$3]*SIN(RADIANS([.B115]))" table:style-name="ce9">
            <text:p>927,1839</text:p>
          </table:table-cell>
          <table:table-cell office:value-type="float" office:value="-139.17310096006543" table:formula="of:=[.$A$3]*SIN(RADIANS([.B115]-120))" table:style-name="ce9">
            <text:p>-139,1731</text:p>
          </table:table-cell>
          <table:table-cell office:value-type="float" office:value="-788.01075360672212" table:formula="of:=[.$A$3]*SIN(RADIANS([.B115]+120))" table:style-name="ce9">
            <text:p>-788,0108</text:p>
          </table:table-cell>
          <table:table-cell table:style-name="ce9"/>
          <table:table-cell office:value-type="float" office:value="69.586550480032656" table:formula="of:=(MIN([.C115];[.D115];[.E115])+MAX([.C115];[.D115];[.E115]))/2" table:style-name="ce10">
            <text:p>69,5866</text:p>
          </table:table-cell>
          <table:table-cell table:number-columns-repeated="4" table:style-name="ce9"/>
          <table:table-cell office:value-type="float" office:value="590.59192728339372" table:formula="of:=[.C115]/2+127" table:style-name="ce11">
            <text:p>59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3" table:style-name="ce2">
            <text:p>113</text:p>
          </table:table-cell>
          <table:table-cell office:value-type="float" office:value="920.50485345244022" table:formula="of:=[.$A$3]*SIN(RADIANS([.B116]))" table:style-name="ce9">
            <text:p>920,5049</text:p>
          </table:table-cell>
          <table:table-cell office:value-type="float" office:value="-121.86934340514748" table:formula="of:=[.$A$3]*SIN(RADIANS([.B116]-120))" table:style-name="ce9">
            <text:p>-121,8693</text:p>
          </table:table-cell>
          <table:table-cell office:value-type="float" office:value="-798.63551004729288" table:formula="of:=[.$A$3]*SIN(RADIANS([.B116]+120))" table:style-name="ce9">
            <text:p>-798,6355</text:p>
          </table:table-cell>
          <table:table-cell table:style-name="ce9"/>
          <table:table-cell office:value-type="float" office:value="60.934671702573667" table:formula="of:=(MIN([.C116];[.D116];[.E116])+MAX([.C116];[.D116];[.E116]))/2" table:style-name="ce10">
            <text:p>60,9347</text:p>
          </table:table-cell>
          <table:table-cell table:number-columns-repeated="4" table:style-name="ce9"/>
          <table:table-cell office:value-type="float" office:value="587.25242672622016" table:formula="of:=[.C116]/2+127" table:style-name="ce11">
            <text:p>58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4" table:style-name="ce2">
            <text:p>114</text:p>
          </table:table-cell>
          <table:table-cell office:value-type="float" office:value="913.54545764260092" table:formula="of:=[.$A$3]*SIN(RADIANS([.B117]))" table:style-name="ce9">
            <text:p>913,5455</text:p>
          </table:table-cell>
          <table:table-cell office:value-type="float" office:value="-104.52846326765346" table:formula="of:=[.$A$3]*SIN(RADIANS([.B117]-120))" table:style-name="ce9">
            <text:p>-104,5285</text:p>
          </table:table-cell>
          <table:table-cell office:value-type="float" office:value="-809.01699437494733" table:formula="of:=[.$A$3]*SIN(RADIANS([.B117]+120))" table:style-name="ce9">
            <text:p>-809,0170</text:p>
          </table:table-cell>
          <table:table-cell table:style-name="ce9"/>
          <table:table-cell office:value-type="float" office:value="52.264231633826796" table:formula="of:=(MIN([.C117];[.D117];[.E117])+MAX([.C117];[.D117];[.E117]))/2" table:style-name="ce10">
            <text:p>52,2642</text:p>
          </table:table-cell>
          <table:table-cell table:number-columns-repeated="4" table:style-name="ce9"/>
          <table:table-cell office:value-type="float" office:value="583.77272882130046" table:formula="of:=[.C117]/2+127" table:style-name="ce11">
            <text:p>58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5" table:style-name="ce2">
            <text:p>115</text:p>
          </table:table-cell>
          <table:table-cell office:value-type="float" office:value="906.3077870366501" table:formula="of:=[.$A$3]*SIN(RADIANS([.B118]))" table:style-name="ce9">
            <text:p>906,3078</text:p>
          </table:table-cell>
          <table:table-cell office:value-type="float" office:value="-87.155742747658167" table:formula="of:=[.$A$3]*SIN(RADIANS([.B118]-120))" table:style-name="ce9">
            <text:p>-87,1557</text:p>
          </table:table-cell>
          <table:table-cell office:value-type="float" office:value="-819.15204428899153" table:formula="of:=[.$A$3]*SIN(RADIANS([.B118]+120))" table:style-name="ce9">
            <text:p>-819,1520</text:p>
          </table:table-cell>
          <table:table-cell table:style-name="ce9"/>
          <table:table-cell office:value-type="float" office:value="43.577871373829282" table:formula="of:=(MIN([.C118];[.D118];[.E118])+MAX([.C118];[.D118];[.E118]))/2" table:style-name="ce10">
            <text:p>43,5779</text:p>
          </table:table-cell>
          <table:table-cell table:number-columns-repeated="4" table:style-name="ce9"/>
          <table:table-cell office:value-type="float" office:value="580.15389351832505" table:formula="of:=[.C118]/2+127" table:style-name="ce11">
            <text:p>58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6" table:style-name="ce2">
            <text:p>116</text:p>
          </table:table-cell>
          <table:table-cell office:value-type="float" office:value="898.79404629916689" table:formula="of:=[.$A$3]*SIN(RADIANS([.B119]))" table:style-name="ce9">
            <text:p>898,7940</text:p>
          </table:table-cell>
          <table:table-cell office:value-type="float" office:value="-69.756473744125302" table:formula="of:=[.$A$3]*SIN(RADIANS([.B119]-120))" table:style-name="ce9">
            <text:p>-69,7565</text:p>
          </table:table-cell>
          <table:table-cell office:value-type="float" office:value="-829.03757255504183" table:formula="of:=[.$A$3]*SIN(RADIANS([.B119]+120))" table:style-name="ce9">
            <text:p>-829,0376</text:p>
          </table:table-cell>
          <table:table-cell table:style-name="ce9"/>
          <table:table-cell office:value-type="float" office:value="34.87823687206253" table:formula="of:=(MIN([.C119];[.D119];[.E119])+MAX([.C119];[.D119];[.E119]))/2" table:style-name="ce10">
            <text:p>34,8782</text:p>
          </table:table-cell>
          <table:table-cell table:number-columns-repeated="4" table:style-name="ce9"/>
          <table:table-cell office:value-type="float" office:value="576.39702314958345" table:formula="of:=[.C119]/2+127" table:style-name="ce11">
            <text:p>57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7" table:style-name="ce2">
            <text:p>117</text:p>
          </table:table-cell>
          <table:table-cell office:value-type="float" office:value="891.00652418836785" table:formula="of:=[.$A$3]*SIN(RADIANS([.B120]))" table:style-name="ce9">
            <text:p>891,0065</text:p>
          </table:table-cell>
          <table:table-cell office:value-type="float" office:value="-52.335956242943837" table:formula="of:=[.$A$3]*SIN(RADIANS([.B120]-120))" table:style-name="ce9">
            <text:p>-52,3360</text:p>
          </table:table-cell>
          <table:table-cell office:value-type="float" office:value="-838.67056794542407" table:formula="of:=[.$A$3]*SIN(RADIANS([.B120]+120))" table:style-name="ce9">
            <text:p>-838,6706</text:p>
          </table:table-cell>
          <table:table-cell table:style-name="ce9"/>
          <table:table-cell office:value-type="float" office:value="26.16797812147189" table:formula="of:=(MIN([.C120];[.D120];[.E120])+MAX([.C120];[.D120];[.E120]))/2" table:style-name="ce10">
            <text:p>26,1680</text:p>
          </table:table-cell>
          <table:table-cell table:number-columns-repeated="4" table:style-name="ce9"/>
          <table:table-cell office:value-type="float" office:value="572.50326209418392" table:formula="of:=[.C120]/2+127" table:style-name="ce11">
            <text:p>5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8" table:style-name="ce2">
            <text:p>118</text:p>
          </table:table-cell>
          <table:table-cell office:value-type="float" office:value="882.9475928589269" table:formula="of:=[.$A$3]*SIN(RADIANS([.B121]))" table:style-name="ce9">
            <text:p>882,9476</text:p>
          </table:table-cell>
          <table:table-cell office:value-type="float" office:value="-34.899496702500969" table:formula="of:=[.$A$3]*SIN(RADIANS([.B121]-120))" table:style-name="ce9">
            <text:p>-34,8995</text:p>
          </table:table-cell>
          <table:table-cell office:value-type="float" office:value="-848.04809615642591" table:formula="of:=[.$A$3]*SIN(RADIANS([.B121]+120))" table:style-name="ce9">
            <text:p>-848,0481</text:p>
          </table:table-cell>
          <table:table-cell table:style-name="ce9"/>
          <table:table-cell office:value-type="float" office:value="17.449748351250491" table:formula="of:=(MIN([.C121];[.D121];[.E121])+MAX([.C121];[.D121];[.E121]))/2" table:style-name="ce10">
            <text:p>17,4497</text:p>
          </table:table-cell>
          <table:table-cell table:number-columns-repeated="4" table:style-name="ce9"/>
          <table:table-cell office:value-type="float" office:value="568.47379642946339" table:formula="of:=[.C121]/2+127" table:style-name="ce11">
            <text:p>56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19" table:style-name="ce2">
            <text:p>119</text:p>
          </table:table-cell>
          <table:table-cell office:value-type="float" office:value="874.61970713939581" table:formula="of:=[.$A$3]*SIN(RADIANS([.B122]))" table:style-name="ce9">
            <text:p>874,6197</text:p>
          </table:table-cell>
          <table:table-cell office:value-type="float" office:value="-17.452406437283511" table:formula="of:=[.$A$3]*SIN(RADIANS([.B122]-120))" table:style-name="ce9">
            <text:p>-17,4524</text:p>
          </table:table-cell>
          <table:table-cell office:value-type="float" office:value="-857.16730070211213" table:formula="of:=[.$A$3]*SIN(RADIANS([.B122]+120))" table:style-name="ce9">
            <text:p>-857,1673</text:p>
          </table:table-cell>
          <table:table-cell table:style-name="ce9"/>
          <table:table-cell office:value-type="float" office:value="8.7262032186418423" table:formula="of:=(MIN([.C122];[.D122];[.E122])+MAX([.C122];[.D122];[.E122]))/2" table:style-name="ce10">
            <text:p>8,7262</text:p>
          </table:table-cell>
          <table:table-cell table:number-columns-repeated="4" table:style-name="ce9"/>
          <table:table-cell office:value-type="float" office:value="564.30985356969791" table:formula="of:=[.C122]/2+127" table:style-name="ce11">
            <text:p>56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0" table:style-name="ce2">
            <text:p>120</text:p>
          </table:table-cell>
          <table:table-cell office:value-type="float" office:value="866.02540378443871" table:formula="of:=[.$A$3]*SIN(RADIANS([.B123]))" table:style-name="ce9">
            <text:p>866,0254</text:p>
          </table:table-cell>
          <table:table-cell office:value-type="float" office:value="0" table:formula="of:=[.$A$3]*SIN(RADIANS([.B123]-120))" table:style-name="ce9">
            <text:p>0,0000</text:p>
          </table:table-cell>
          <table:table-cell office:value-type="float" office:value="-866.02540378443837" table:formula="of:=[.$A$3]*SIN(RADIANS([.B123]+120))" table:style-name="ce9">
            <text:p>-866,0254</text:p>
          </table:table-cell>
          <table:table-cell table:style-name="ce9"/>
          <table:table-cell office:value-type="float" office:value="1.7053025658242404E-13" table:formula="of:=(MIN([.C123];[.D123];[.E123])+MAX([.C123];[.D123];[.E123]))/2" table:style-name="ce10">
            <text:p>0,0000</text:p>
          </table:table-cell>
          <table:table-cell table:number-columns-repeated="4" table:style-name="ce9"/>
          <table:table-cell office:value-type="float" office:value="560.01270189221941" table:formula="of:=[.C123]/2+127" table:style-name="ce11">
            <text:p>56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1" table:style-name="ce2">
            <text:p>121</text:p>
          </table:table-cell>
          <table:table-cell office:value-type="float" office:value="857.16730070211236" table:formula="of:=[.$A$3]*SIN(RADIANS([.B124]))" table:style-name="ce9">
            <text:p>857,1673</text:p>
          </table:table-cell>
          <table:table-cell office:value-type="float" office:value="17.452406437283511" table:formula="of:=[.$A$3]*SIN(RADIANS([.B124]-120))" table:style-name="ce9">
            <text:p>17,4524</text:p>
          </table:table-cell>
          <table:table-cell office:value-type="float" office:value="-874.61970713939593" table:formula="of:=[.$A$3]*SIN(RADIANS([.B124]+120))" table:style-name="ce9">
            <text:p>-874,6197</text:p>
          </table:table-cell>
          <table:table-cell table:style-name="ce9"/>
          <table:table-cell office:value-type="float" office:value="-8.7262032186417855" table:formula="of:=(MIN([.C124];[.D124];[.E124])+MAX([.C124];[.D124];[.E124]))/2" table:style-name="ce10">
            <text:p>-8,7262</text:p>
          </table:table-cell>
          <table:table-cell table:number-columns-repeated="4" table:style-name="ce9"/>
          <table:table-cell office:value-type="float" office:value="555.58365035105612" table:formula="of:=[.C124]/2+127" table:style-name="ce11">
            <text:p>55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2" table:style-name="ce2">
            <text:p>122</text:p>
          </table:table-cell>
          <table:table-cell office:value-type="float" office:value="848.04809615642603" table:formula="of:=[.$A$3]*SIN(RADIANS([.B125]))" table:style-name="ce9">
            <text:p>848,0481</text:p>
          </table:table-cell>
          <table:table-cell office:value-type="float" office:value="34.899496702500969" table:formula="of:=[.$A$3]*SIN(RADIANS([.B125]-120))" table:style-name="ce9">
            <text:p>34,8995</text:p>
          </table:table-cell>
          <table:table-cell office:value-type="float" office:value="-882.94759285892701" table:formula="of:=[.$A$3]*SIN(RADIANS([.B125]+120))" table:style-name="ce9">
            <text:p>-882,9476</text:p>
          </table:table-cell>
          <table:table-cell table:style-name="ce9"/>
          <table:table-cell office:value-type="float" office:value="-17.449748351250491" table:formula="of:=(MIN([.C125];[.D125];[.E125])+MAX([.C125];[.D125];[.E125]))/2" table:style-name="ce10">
            <text:p>-17,4497</text:p>
          </table:table-cell>
          <table:table-cell table:number-columns-repeated="4" table:style-name="ce9"/>
          <table:table-cell office:value-type="float" office:value="551.02404807821301" table:formula="of:=[.C125]/2+127" table:style-name="ce11">
            <text:p>5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3" table:style-name="ce2">
            <text:p>123</text:p>
          </table:table-cell>
          <table:table-cell office:value-type="float" office:value="838.67056794542395" table:formula="of:=[.$A$3]*SIN(RADIANS([.B126]))" table:style-name="ce9">
            <text:p>838,6706</text:p>
          </table:table-cell>
          <table:table-cell office:value-type="float" office:value="52.335956242943837" table:formula="of:=[.$A$3]*SIN(RADIANS([.B126]-120))" table:style-name="ce9">
            <text:p>52,3360</text:p>
          </table:table-cell>
          <table:table-cell office:value-type="float" office:value="-891.00652418836773" table:formula="of:=[.$A$3]*SIN(RADIANS([.B126]+120))" table:style-name="ce9">
            <text:p>-891,0065</text:p>
          </table:table-cell>
          <table:table-cell table:style-name="ce9"/>
          <table:table-cell office:value-type="float" office:value="-26.16797812147189" table:formula="of:=(MIN([.C126];[.D126];[.E126])+MAX([.C126];[.D126];[.E126]))/2" table:style-name="ce10">
            <text:p>-26,1680</text:p>
          </table:table-cell>
          <table:table-cell table:number-columns-repeated="4" table:style-name="ce9"/>
          <table:table-cell office:value-type="float" office:value="546.33528397271198" table:formula="of:=[.C126]/2+127" table:style-name="ce11">
            <text:p>5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4" table:style-name="ce2">
            <text:p>124</text:p>
          </table:table-cell>
          <table:table-cell office:value-type="float" office:value="829.03757255504172" table:formula="of:=[.$A$3]*SIN(RADIANS([.B127]))" table:style-name="ce9">
            <text:p>829,0376</text:p>
          </table:table-cell>
          <table:table-cell office:value-type="float" office:value="69.756473744125302" table:formula="of:=[.$A$3]*SIN(RADIANS([.B127]-120))" table:style-name="ce9">
            <text:p>69,7565</text:p>
          </table:table-cell>
          <table:table-cell office:value-type="float" office:value="-898.79404629916678" table:formula="of:=[.$A$3]*SIN(RADIANS([.B127]+120))" table:style-name="ce9">
            <text:p>-898,7940</text:p>
          </table:table-cell>
          <table:table-cell table:style-name="ce9"/>
          <table:table-cell office:value-type="float" office:value="-34.87823687206253" table:formula="of:=(MIN([.C127];[.D127];[.E127])+MAX([.C127];[.D127];[.E127]))/2" table:style-name="ce10">
            <text:p>-34,8782</text:p>
          </table:table-cell>
          <table:table-cell table:number-columns-repeated="4" table:style-name="ce9"/>
          <table:table-cell office:value-type="float" office:value="541.5187862775208" table:formula="of:=[.C127]/2+127" table:style-name="ce11">
            <text:p>54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5" table:style-name="ce2">
            <text:p>125</text:p>
          </table:table-cell>
          <table:table-cell office:value-type="float" office:value="819.15204428899165" table:formula="of:=[.$A$3]*SIN(RADIANS([.B128]))" table:style-name="ce9">
            <text:p>819,1520</text:p>
          </table:table-cell>
          <table:table-cell office:value-type="float" office:value="87.155742747658167" table:formula="of:=[.$A$3]*SIN(RADIANS([.B128]-120))" table:style-name="ce9">
            <text:p>87,1557</text:p>
          </table:table-cell>
          <table:table-cell office:value-type="float" office:value="-906.3077870366501" table:formula="of:=[.$A$3]*SIN(RADIANS([.B128]+120))" table:style-name="ce9">
            <text:p>-906,3078</text:p>
          </table:table-cell>
          <table:table-cell table:style-name="ce9"/>
          <table:table-cell office:value-type="float" office:value="-43.577871373829225" table:formula="of:=(MIN([.C128];[.D128];[.E128])+MAX([.C128];[.D128];[.E128]))/2" table:style-name="ce10">
            <text:p>-43,5779</text:p>
          </table:table-cell>
          <table:table-cell table:number-columns-repeated="4" table:style-name="ce9"/>
          <table:table-cell office:value-type="float" office:value="536.57602214449582" table:formula="of:=[.C128]/2+127" table:style-name="ce11">
            <text:p>5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6" table:style-name="ce2">
            <text:p>126</text:p>
          </table:table-cell>
          <table:table-cell office:value-type="float" office:value="809.01699437494744" table:formula="of:=[.$A$3]*SIN(RADIANS([.B129]))" table:style-name="ce9">
            <text:p>809,0170</text:p>
          </table:table-cell>
          <table:table-cell office:value-type="float" office:value="104.52846326765346" table:formula="of:=[.$A$3]*SIN(RADIANS([.B129]-120))" table:style-name="ce9">
            <text:p>104,5285</text:p>
          </table:table-cell>
          <table:table-cell office:value-type="float" office:value="-913.54545764260092" table:formula="of:=[.$A$3]*SIN(RADIANS([.B129]+120))" table:style-name="ce9">
            <text:p>-913,5455</text:p>
          </table:table-cell>
          <table:table-cell table:style-name="ce9"/>
          <table:table-cell office:value-type="float" office:value="-52.264231633826739" table:formula="of:=(MIN([.C129];[.D129];[.E129])+MAX([.C129];[.D129];[.E129]))/2" table:style-name="ce10">
            <text:p>-52,2642</text:p>
          </table:table-cell>
          <table:table-cell table:number-columns-repeated="4" table:style-name="ce9"/>
          <table:table-cell office:value-type="float" office:value="531.50849718747372" table:formula="of:=[.C129]/2+127" table:style-name="ce11">
            <text:p>53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7" table:style-name="ce2">
            <text:p>127</text:p>
          </table:table-cell>
          <table:table-cell office:value-type="float" office:value="798.63551004729277" table:formula="of:=[.$A$3]*SIN(RADIANS([.B130]))" table:style-name="ce9">
            <text:p>798,6355</text:p>
          </table:table-cell>
          <table:table-cell office:value-type="float" office:value="121.86934340514748" table:formula="of:=[.$A$3]*SIN(RADIANS([.B130]-120))" table:style-name="ce9">
            <text:p>121,8693</text:p>
          </table:table-cell>
          <table:table-cell office:value-type="float" office:value="-920.50485345244022" table:formula="of:=[.$A$3]*SIN(RADIANS([.B130]+120))" table:style-name="ce9">
            <text:p>-920,5049</text:p>
          </table:table-cell>
          <table:table-cell table:style-name="ce9"/>
          <table:table-cell office:value-type="float" office:value="-60.934671702573723" table:formula="of:=(MIN([.C130];[.D130];[.E130])+MAX([.C130];[.D130];[.E130]))/2" table:style-name="ce10">
            <text:p>-60,9347</text:p>
          </table:table-cell>
          <table:table-cell table:number-columns-repeated="4" table:style-name="ce9"/>
          <table:table-cell office:value-type="float" office:value="526.31775502364644" table:formula="of:=[.C130]/2+127" table:style-name="ce11">
            <text:p>5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8" table:style-name="ce2">
            <text:p>128</text:p>
          </table:table-cell>
          <table:table-cell office:value-type="float" office:value="788.01075360672201" table:formula="of:=[.$A$3]*SIN(RADIANS([.B131]))" table:style-name="ce9">
            <text:p>788,0108</text:p>
          </table:table-cell>
          <table:table-cell office:value-type="float" office:value="139.17310096006543" table:formula="of:=[.$A$3]*SIN(RADIANS([.B131]-120))" table:style-name="ce9">
            <text:p>139,1731</text:p>
          </table:table-cell>
          <table:table-cell office:value-type="float" office:value="-927.18385456678732" table:formula="of:=[.$A$3]*SIN(RADIANS([.B131]+120))" table:style-name="ce9">
            <text:p>-927,1839</text:p>
          </table:table-cell>
          <table:table-cell table:style-name="ce9"/>
          <table:table-cell office:value-type="float" office:value="-69.586550480032656" table:formula="of:=(MIN([.C131];[.D131];[.E131])+MAX([.C131];[.D131];[.E131]))/2" table:style-name="ce10">
            <text:p>-69,5866</text:p>
          </table:table-cell>
          <table:table-cell table:number-columns-repeated="4" table:style-name="ce9"/>
          <table:table-cell office:value-type="float" office:value="521.00537680336106" table:formula="of:=[.C131]/2+127" table:style-name="ce11">
            <text:p>5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29" table:style-name="ce2">
            <text:p>129</text:p>
          </table:table-cell>
          <table:table-cell office:value-type="float" office:value="777.14596145697101" table:formula="of:=[.$A$3]*SIN(RADIANS([.B132]))" table:style-name="ce9">
            <text:p>777,1460</text:p>
          </table:table-cell>
          <table:table-cell office:value-type="float" office:value="156.43446504023086" table:formula="of:=[.$A$3]*SIN(RADIANS([.B132]-120))" table:style-name="ce9">
            <text:p>156,4345</text:p>
          </table:table-cell>
          <table:table-cell office:value-type="float" office:value="-933.58042649720164" table:formula="of:=[.$A$3]*SIN(RADIANS([.B132]+120))" table:style-name="ce9">
            <text:p>-933,5804</text:p>
          </table:table-cell>
          <table:table-cell table:style-name="ce9"/>
          <table:table-cell office:value-type="float" office:value="-78.217232520115317" table:formula="of:=(MIN([.C132];[.D132];[.E132])+MAX([.C132];[.D132];[.E132]))/2" table:style-name="ce10">
            <text:p>-78,2172</text:p>
          </table:table-cell>
          <table:table-cell table:number-columns-repeated="4" table:style-name="ce9"/>
          <table:table-cell office:value-type="float" office:value="515.5729807284855" table:formula="of:=[.C132]/2+127" table:style-name="ce11">
            <text:p>51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0" table:style-name="ce2">
            <text:p>130</text:p>
          </table:table-cell>
          <table:table-cell office:value-type="float" office:value="766.04444311897805" table:formula="of:=[.$A$3]*SIN(RADIANS([.B133]))" table:style-name="ce9">
            <text:p>766,0444</text:p>
          </table:table-cell>
          <table:table-cell office:value-type="float" office:value="173.64817766693034" table:formula="of:=[.$A$3]*SIN(RADIANS([.B133]-120))" table:style-name="ce9">
            <text:p>173,6482</text:p>
          </table:table-cell>
          <table:table-cell office:value-type="float" office:value="-939.69262078590839" table:formula="of:=[.$A$3]*SIN(RADIANS([.B133]+120))" table:style-name="ce9">
            <text:p>-939,6926</text:p>
          </table:table-cell>
          <table:table-cell table:style-name="ce9"/>
          <table:table-cell office:value-type="float" office:value="-86.824088833465169" table:formula="of:=(MIN([.C133];[.D133];[.E133])+MAX([.C133];[.D133];[.E133]))/2" table:style-name="ce10">
            <text:p>-86,8241</text:p>
          </table:table-cell>
          <table:table-cell table:number-columns-repeated="4" table:style-name="ce9"/>
          <table:table-cell office:value-type="float" office:value="510.02222155948903" table:formula="of:=[.C133]/2+127" table:style-name="ce11">
            <text:p>51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1" table:style-name="ce2">
            <text:p>131</text:p>
          </table:table-cell>
          <table:table-cell office:value-type="float" office:value="754.70958022277216" table:formula="of:=[.$A$3]*SIN(RADIANS([.B134]))" table:style-name="ce9">
            <text:p>754,7096</text:p>
          </table:table-cell>
          <table:table-cell office:value-type="float" office:value="190.8089953765448" table:formula="of:=[.$A$3]*SIN(RADIANS([.B134]-120))" table:style-name="ce9">
            <text:p>190,8090</text:p>
          </table:table-cell>
          <table:table-cell office:value-type="float" office:value="-945.51857559931682" table:formula="of:=[.$A$3]*SIN(RADIANS([.B134]+120))" table:style-name="ce9">
            <text:p>-945,5186</text:p>
          </table:table-cell>
          <table:table-cell table:style-name="ce9"/>
          <table:table-cell office:value-type="float" office:value="-95.404497688272329" table:formula="of:=(MIN([.C134];[.D134];[.E134])+MAX([.C134];[.D134];[.E134]))/2" table:style-name="ce10">
            <text:p>-95,4045</text:p>
          </table:table-cell>
          <table:table-cell table:number-columns-repeated="4" table:style-name="ce9"/>
          <table:table-cell office:value-type="float" office:value="504.35479011138608" table:formula="of:=[.C134]/2+127" table:style-name="ce11">
            <text:p>50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2" table:style-name="ce2">
            <text:p>132</text:p>
          </table:table-cell>
          <table:table-cell office:value-type="float" office:value="743.14482547739419" table:formula="of:=[.$A$3]*SIN(RADIANS([.B135]))" table:style-name="ce9">
            <text:p>743,1448</text:p>
          </table:table-cell>
          <table:table-cell office:value-type="float" office:value="207.91169081775934" table:formula="of:=[.$A$3]*SIN(RADIANS([.B135]-120))" table:style-name="ce9">
            <text:p>207,9117</text:p>
          </table:table-cell>
          <table:table-cell office:value-type="float" office:value="-951.05651629515353" table:formula="of:=[.$A$3]*SIN(RADIANS([.B135]+120))" table:style-name="ce9">
            <text:p>-951,0565</text:p>
          </table:table-cell>
          <table:table-cell table:style-name="ce9"/>
          <table:table-cell office:value-type="float" office:value="-103.95584540887967" table:formula="of:=(MIN([.C135];[.D135];[.E135])+MAX([.C135];[.D135];[.E135]))/2" table:style-name="ce10">
            <text:p>-103,9558</text:p>
          </table:table-cell>
          <table:table-cell table:number-columns-repeated="4" table:style-name="ce9"/>
          <table:table-cell office:value-type="float" office:value="498.5724127386971" table:formula="of:=[.C135]/2+127" table:style-name="ce11">
            <text:p>49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3" table:style-name="ce2">
            <text:p>133</text:p>
          </table:table-cell>
          <table:table-cell office:value-type="float" office:value="731.35370161917058" table:formula="of:=[.$A$3]*SIN(RADIANS([.B136]))" table:style-name="ce9">
            <text:p>731,3537</text:p>
          </table:table-cell>
          <table:table-cell office:value-type="float" office:value="224.951054343865" table:formula="of:=[.$A$3]*SIN(RADIANS([.B136]-120))" table:style-name="ce9">
            <text:p>224,9511</text:p>
          </table:table-cell>
          <table:table-cell office:value-type="float" office:value="-956.30475596303529" table:formula="of:=[.$A$3]*SIN(RADIANS([.B136]+120))" table:style-name="ce9">
            <text:p>-956,3048</text:p>
          </table:table-cell>
          <table:table-cell table:style-name="ce9"/>
          <table:table-cell office:value-type="float" office:value="-112.47552717193236" table:formula="of:=(MIN([.C136];[.D136];[.E136])+MAX([.C136];[.D136];[.E136]))/2" table:style-name="ce10">
            <text:p>-112,4755</text:p>
          </table:table-cell>
          <table:table-cell table:number-columns-repeated="4" table:style-name="ce9"/>
          <table:table-cell office:value-type="float" office:value="492.67685080958529" table:formula="of:=[.C136]/2+127" table:style-name="ce11">
            <text:p>49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4" table:style-name="ce2">
            <text:p>134</text:p>
          </table:table-cell>
          <table:table-cell office:value-type="float" office:value="719.33980033865112" table:formula="of:=[.$A$3]*SIN(RADIANS([.B137]))" table:style-name="ce9">
            <text:p>719,3398</text:p>
          </table:table-cell>
          <table:table-cell office:value-type="float" office:value="241.92189559966772" table:formula="of:=[.$A$3]*SIN(RADIANS([.B137]-120))" table:style-name="ce9">
            <text:p>241,9219</text:p>
          </table:table-cell>
          <table:table-cell office:value-type="float" office:value="-961.26169593831901" table:formula="of:=[.$A$3]*SIN(RADIANS([.B137]+120))" table:style-name="ce9">
            <text:p>-961,2617</text:p>
          </table:table-cell>
          <table:table-cell table:style-name="ce9"/>
          <table:table-cell office:value-type="float" office:value="-120.96094779983395" table:formula="of:=(MIN([.C137];[.D137];[.E137])+MAX([.C137];[.D137];[.E137]))/2" table:style-name="ce10">
            <text:p>-120,9609</text:p>
          </table:table-cell>
          <table:table-cell table:number-columns-repeated="4" table:style-name="ce9"/>
          <table:table-cell office:value-type="float" office:value="486.66990016932556" table:formula="of:=[.C137]/2+127" table:style-name="ce11">
            <text:p>48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5" table:style-name="ce2">
            <text:p>135</text:p>
          </table:table-cell>
          <table:table-cell office:value-type="float" office:value="707.10678118654755" table:formula="of:=[.$A$3]*SIN(RADIANS([.B138]))" table:style-name="ce9">
            <text:p>707,1068</text:p>
          </table:table-cell>
          <table:table-cell office:value-type="float" office:value="258.81904510252076" table:formula="of:=[.$A$3]*SIN(RADIANS([.B138]-120))" table:style-name="ce9">
            <text:p>258,8190</text:p>
          </table:table-cell>
          <table:table-cell office:value-type="float" office:value="-965.92582628906837" table:formula="of:=[.$A$3]*SIN(RADIANS([.B138]+120))" table:style-name="ce9">
            <text:p>-965,9258</text:p>
          </table:table-cell>
          <table:table-cell table:style-name="ce9"/>
          <table:table-cell office:value-type="float" office:value="-129.40952255126041" table:formula="of:=(MIN([.C138];[.D138];[.E138])+MAX([.C138];[.D138];[.E138]))/2" table:style-name="ce10">
            <text:p>-129,4095</text:p>
          </table:table-cell>
          <table:table-cell table:number-columns-repeated="4" table:style-name="ce9"/>
          <table:table-cell office:value-type="float" office:value="480.55339059327378" table:formula="of:=[.C138]/2+127" table:style-name="ce11">
            <text:p>48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6" table:style-name="ce2">
            <text:p>136</text:p>
          </table:table-cell>
          <table:table-cell office:value-type="float" office:value="694.65837045899718" table:formula="of:=[.$A$3]*SIN(RADIANS([.B139]))" table:style-name="ce9">
            <text:p>694,6584</text:p>
          </table:table-cell>
          <table:table-cell office:value-type="float" office:value="275.63735581699916" table:formula="of:=[.$A$3]*SIN(RADIANS([.B139]-120))" table:style-name="ce9">
            <text:p>275,6374</text:p>
          </table:table-cell>
          <table:table-cell office:value-type="float" office:value="-970.29572627599646" table:formula="of:=[.$A$3]*SIN(RADIANS([.B139]+120))" table:style-name="ce9">
            <text:p>-970,2957</text:p>
          </table:table-cell>
          <table:table-cell table:style-name="ce9"/>
          <table:table-cell office:value-type="float" office:value="-137.81867790849964" table:formula="of:=(MIN([.C139];[.D139];[.E139])+MAX([.C139];[.D139];[.E139]))/2" table:style-name="ce10">
            <text:p>-137,8187</text:p>
          </table:table-cell>
          <table:table-cell table:number-columns-repeated="4" table:style-name="ce9"/>
          <table:table-cell office:value-type="float" office:value="474.32918522949859" table:formula="of:=[.C139]/2+127" table:style-name="ce11">
            <text:p>47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7" table:style-name="ce2">
            <text:p>137</text:p>
          </table:table-cell>
          <table:table-cell office:value-type="float" office:value="681.99836006249859" table:formula="of:=[.$A$3]*SIN(RADIANS([.B140]))" table:style-name="ce9">
            <text:p>681,9984</text:p>
          </table:table-cell>
          <table:table-cell office:value-type="float" office:value="292.37170472273675" table:formula="of:=[.$A$3]*SIN(RADIANS([.B140]-120))" table:style-name="ce9">
            <text:p>292,3717</text:p>
          </table:table-cell>
          <table:table-cell office:value-type="float" office:value="-974.37006478523517" table:formula="of:=[.$A$3]*SIN(RADIANS([.B140]+120))" table:style-name="ce9">
            <text:p>-974,3701</text:p>
          </table:table-cell>
          <table:table-cell table:style-name="ce9"/>
          <table:table-cell office:value-type="float" office:value="-146.18585236136829" table:formula="of:=(MIN([.C140];[.D140];[.E140])+MAX([.C140];[.D140];[.E140]))/2" table:style-name="ce10">
            <text:p>-146,1859</text:p>
          </table:table-cell>
          <table:table-cell table:number-columns-repeated="4" table:style-name="ce9"/>
          <table:table-cell office:value-type="float" office:value="467.9991800312493" table:formula="of:=[.C140]/2+127" table:style-name="ce11">
            <text:p>46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8" table:style-name="ce2">
            <text:p>138</text:p>
          </table:table-cell>
          <table:table-cell office:value-type="float" office:value="669.13060635885836" table:formula="of:=[.$A$3]*SIN(RADIANS([.B141]))" table:style-name="ce9">
            <text:p>669,1306</text:p>
          </table:table-cell>
          <table:table-cell office:value-type="float" office:value="309.01699437494739" table:formula="of:=[.$A$3]*SIN(RADIANS([.B141]-120))" table:style-name="ce9">
            <text:p>309,0170</text:p>
          </table:table-cell>
          <table:table-cell office:value-type="float" office:value="-978.14760073380558" table:formula="of:=[.$A$3]*SIN(RADIANS([.B141]+120))" table:style-name="ce9">
            <text:p>-978,1476</text:p>
          </table:table-cell>
          <table:table-cell table:style-name="ce9"/>
          <table:table-cell office:value-type="float" office:value="-154.50849718747361" table:formula="of:=(MIN([.C141];[.D141];[.E141])+MAX([.C141];[.D141];[.E141]))/2" table:style-name="ce10">
            <text:p>-154,5085</text:p>
          </table:table-cell>
          <table:table-cell table:number-columns-repeated="4" table:style-name="ce9"/>
          <table:table-cell office:value-type="float" office:value="461.56530317942918" table:formula="of:=[.C141]/2+127" table:style-name="ce11">
            <text:p>46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39" table:style-name="ce2">
            <text:p>139</text:p>
          </table:table-cell>
          <table:table-cell office:value-type="float" office:value="656.05902899050727" table:formula="of:=[.$A$3]*SIN(RADIANS([.B142]))" table:style-name="ce9">
            <text:p>656,0590</text:p>
          </table:table-cell>
          <table:table-cell office:value-type="float" office:value="325.56815445715671" table:formula="of:=[.$A$3]*SIN(RADIANS([.B142]-120))" table:style-name="ce9">
            <text:p>325,5682</text:p>
          </table:table-cell>
          <table:table-cell office:value-type="float" office:value="-981.62718344766392" table:formula="of:=[.$A$3]*SIN(RADIANS([.B142]+120))" table:style-name="ce9">
            <text:p>-981,6272</text:p>
          </table:table-cell>
          <table:table-cell table:style-name="ce9"/>
          <table:table-cell office:value-type="float" office:value="-162.78407722857833" table:formula="of:=(MIN([.C142];[.D142];[.E142])+MAX([.C142];[.D142];[.E142]))/2" table:style-name="ce10">
            <text:p>-162,7841</text:p>
          </table:table-cell>
          <table:table-cell table:number-columns-repeated="4" table:style-name="ce9"/>
          <table:table-cell office:value-type="float" office:value="455.02951449525364" table:formula="of:=[.C142]/2+127" table:style-name="ce11">
            <text:p>45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0" table:style-name="ce2">
            <text:p>140</text:p>
          </table:table-cell>
          <table:table-cell office:value-type="float" office:value="642.78760968653944" table:formula="of:=[.$A$3]*SIN(RADIANS([.B143]))" table:style-name="ce9">
            <text:p>642,7876</text:p>
          </table:table-cell>
          <table:table-cell office:value-type="float" office:value="342.0201433256687" table:formula="of:=[.$A$3]*SIN(RADIANS([.B143]-120))" table:style-name="ce9">
            <text:p>342,0201</text:p>
          </table:table-cell>
          <table:table-cell office:value-type="float" office:value="-984.80775301220797" table:formula="of:=[.$A$3]*SIN(RADIANS([.B143]+120))" table:style-name="ce9">
            <text:p>-984,8078</text:p>
          </table:table-cell>
          <table:table-cell table:style-name="ce9"/>
          <table:table-cell office:value-type="float" office:value="-171.01007166283426" table:formula="of:=(MIN([.C143];[.D143];[.E143])+MAX([.C143];[.D143];[.E143]))/2" table:style-name="ce10">
            <text:p>-171,0101</text:p>
          </table:table-cell>
          <table:table-cell table:number-columns-repeated="4" table:style-name="ce9"/>
          <table:table-cell office:value-type="float" office:value="448.39380484326972" table:formula="of:=[.C143]/2+127" table:style-name="ce11">
            <text:p>44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1" table:style-name="ce2">
            <text:p>141</text:p>
          </table:table-cell>
          <table:table-cell office:value-type="float" office:value="629.32039104983744" table:formula="of:=[.$A$3]*SIN(RADIANS([.B144]))" table:style-name="ce9">
            <text:p>629,3204</text:p>
          </table:table-cell>
          <table:table-cell office:value-type="float" office:value="358.36794954530029" table:formula="of:=[.$A$3]*SIN(RADIANS([.B144]-120))" table:style-name="ce9">
            <text:p>358,3679</text:p>
          </table:table-cell>
          <table:table-cell office:value-type="float" office:value="-987.68834059513767" table:formula="of:=[.$A$3]*SIN(RADIANS([.B144]+120))" table:style-name="ce9">
            <text:p>-987,6883</text:p>
          </table:table-cell>
          <table:table-cell table:style-name="ce9"/>
          <table:table-cell office:value-type="float" office:value="-179.18397477265012" table:formula="of:=(MIN([.C144];[.D144];[.E144])+MAX([.C144];[.D144];[.E144]))/2" table:style-name="ce10">
            <text:p>-179,1840</text:p>
          </table:table-cell>
          <table:table-cell table:number-columns-repeated="4" table:style-name="ce9"/>
          <table:table-cell office:value-type="float" office:value="441.66019552491872" table:formula="of:=[.C144]/2+127" table:style-name="ce11">
            <text:p>44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2" table:style-name="ce2">
            <text:p>142</text:p>
          </table:table-cell>
          <table:table-cell office:value-type="float" office:value="615.66147532565844" table:formula="of:=[.$A$3]*SIN(RADIANS([.B145]))" table:style-name="ce9">
            <text:p>615,6615</text:p>
          </table:table-cell>
          <table:table-cell office:value-type="float" office:value="374.60659341591202" table:formula="of:=[.$A$3]*SIN(RADIANS([.B145]-120))" table:style-name="ce9">
            <text:p>374,6066</text:p>
          </table:table-cell>
          <table:table-cell office:value-type="float" office:value="-990.26806874157023" table:formula="of:=[.$A$3]*SIN(RADIANS([.B145]+120))" table:style-name="ce9">
            <text:p>-990,2681</text:p>
          </table:table-cell>
          <table:table-cell table:style-name="ce9"/>
          <table:table-cell office:value-type="float" office:value="-187.30329670795589" table:formula="of:=(MIN([.C145];[.D145];[.E145])+MAX([.C145];[.D145];[.E145]))/2" table:style-name="ce10">
            <text:p>-187,3033</text:p>
          </table:table-cell>
          <table:table-cell table:number-columns-repeated="4" table:style-name="ce9"/>
          <table:table-cell office:value-type="float" office:value="434.83073766282922" table:formula="of:=[.C145]/2+127" table:style-name="ce11">
            <text:p>43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3" table:style-name="ce2">
            <text:p>143</text:p>
          </table:table-cell>
          <table:table-cell office:value-type="float" office:value="601.81502315204818" table:formula="of:=[.$A$3]*SIN(RADIANS([.B146]))" table:style-name="ce9">
            <text:p>601,8150</text:p>
          </table:table-cell>
          <table:table-cell office:value-type="float" office:value="390.73112848927377" table:formula="of:=[.$A$3]*SIN(RADIANS([.B146]-120))" table:style-name="ce9">
            <text:p>390,7311</text:p>
          </table:table-cell>
          <table:table-cell office:value-type="float" office:value="-992.54615164132213" table:formula="of:=[.$A$3]*SIN(RADIANS([.B146]+120))" table:style-name="ce9">
            <text:p>-992,5462</text:p>
          </table:table-cell>
          <table:table-cell table:style-name="ce9"/>
          <table:table-cell office:value-type="float" office:value="-195.36556424463697" table:formula="of:=(MIN([.C146];[.D146];[.E146])+MAX([.C146];[.D146];[.E146]))/2" table:style-name="ce10">
            <text:p>-195,3656</text:p>
          </table:table-cell>
          <table:table-cell table:number-columns-repeated="4" table:style-name="ce9"/>
          <table:table-cell office:value-type="float" office:value="427.90751157602409" table:formula="of:=[.C146]/2+127" table:style-name="ce11">
            <text:p>42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4" table:style-name="ce2">
            <text:p>144</text:p>
          </table:table-cell>
          <table:table-cell office:value-type="float" office:value="587.78525229247327" table:formula="of:=[.$A$3]*SIN(RADIANS([.B147]))" table:style-name="ce9">
            <text:p>587,7853</text:p>
          </table:table-cell>
          <table:table-cell office:value-type="float" office:value="406.7366430758002" table:formula="of:=[.$A$3]*SIN(RADIANS([.B147]-120))" table:style-name="ce9">
            <text:p>406,7366</text:p>
          </table:table-cell>
          <table:table-cell office:value-type="float" office:value="-994.52189536827336" table:formula="of:=[.$A$3]*SIN(RADIANS([.B147]+120))" table:style-name="ce9">
            <text:p>-994,5219</text:p>
          </table:table-cell>
          <table:table-cell table:style-name="ce9"/>
          <table:table-cell office:value-type="float" office:value="-203.36832153790004" table:formula="of:=(MIN([.C147];[.D147];[.E147])+MAX([.C147];[.D147];[.E147]))/2" table:style-name="ce10">
            <text:p>-203,3683</text:p>
          </table:table-cell>
          <table:table-cell table:number-columns-repeated="4" table:style-name="ce9"/>
          <table:table-cell office:value-type="float" office:value="420.89262614623664" table:formula="of:=[.C147]/2+127" table:style-name="ce11">
            <text:p>42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5" table:style-name="ce2">
            <text:p>145</text:p>
          </table:table-cell>
          <table:table-cell office:value-type="float" office:value="573.57643635104591" table:formula="of:=[.$A$3]*SIN(RADIANS([.B148]))" table:style-name="ce9">
            <text:p>573,5764</text:p>
          </table:table-cell>
          <table:table-cell office:value-type="float" office:value="422.61826174069944" table:formula="of:=[.$A$3]*SIN(RADIANS([.B148]-120))" table:style-name="ce9">
            <text:p>422,6183</text:p>
          </table:table-cell>
          <table:table-cell office:value-type="float" office:value="-996.19469809174552" table:formula="of:=[.$A$3]*SIN(RADIANS([.B148]+120))" table:style-name="ce9">
            <text:p>-996,1947</text:p>
          </table:table-cell>
          <table:table-cell table:style-name="ce9"/>
          <table:table-cell office:value-type="float" office:value="-211.3091308703498" table:formula="of:=(MIN([.C148];[.D148];[.E148])+MAX([.C148];[.D148];[.E148]))/2" table:style-name="ce10">
            <text:p>-211,3091</text:p>
          </table:table-cell>
          <table:table-cell table:number-columns-repeated="4" table:style-name="ce9"/>
          <table:table-cell office:value-type="float" office:value="413.78821817552296" table:formula="of:=[.C148]/2+127" table:style-name="ce11">
            <text:p>4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6" table:style-name="ce2">
            <text:p>146</text:p>
          </table:table-cell>
          <table:table-cell office:value-type="float" office:value="559.19290347074696" table:formula="of:=[.$A$3]*SIN(RADIANS([.B149]))" table:style-name="ce9">
            <text:p>559,1929</text:p>
          </table:table-cell>
          <table:table-cell office:value-type="float" office:value="438.37114678907739" table:formula="of:=[.$A$3]*SIN(RADIANS([.B149]-120))" table:style-name="ce9">
            <text:p>438,3711</text:p>
          </table:table-cell>
          <table:table-cell office:value-type="float" office:value="-997.56405025982417" table:formula="of:=[.$A$3]*SIN(RADIANS([.B149]+120))" table:style-name="ce9">
            <text:p>-997,5641</text:p>
          </table:table-cell>
          <table:table-cell table:style-name="ce9"/>
          <table:table-cell office:value-type="float" office:value="-219.18557339453861" table:formula="of:=(MIN([.C149];[.D149];[.E149])+MAX([.C149];[.D149];[.E149]))/2" table:style-name="ce10">
            <text:p>-219,1856</text:p>
          </table:table-cell>
          <table:table-cell table:number-columns-repeated="4" table:style-name="ce9"/>
          <table:table-cell office:value-type="float" office:value="406.59645173537348" table:formula="of:=[.C149]/2+127" table:style-name="ce11">
            <text:p>40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7" table:style-name="ce2">
            <text:p>147</text:p>
          </table:table-cell>
          <table:table-cell office:value-type="float" office:value="544.63903501502728" table:formula="of:=[.$A$3]*SIN(RADIANS([.B150]))" table:style-name="ce9">
            <text:p>544,6390</text:p>
          </table:table-cell>
          <table:table-cell office:value-type="float" office:value="453.99049973954675" table:formula="of:=[.$A$3]*SIN(RADIANS([.B150]-120))" table:style-name="ce9">
            <text:p>453,9905</text:p>
          </table:table-cell>
          <table:table-cell office:value-type="float" office:value="-998.6295347545738" table:formula="of:=[.$A$3]*SIN(RADIANS([.B150]+120))" table:style-name="ce9">
            <text:p>-998,6295</text:p>
          </table:table-cell>
          <table:table-cell table:style-name="ce9"/>
          <table:table-cell office:value-type="float" office:value="-226.99524986977326" table:formula="of:=(MIN([.C150];[.D150];[.E150])+MAX([.C150];[.D150];[.E150]))/2" table:style-name="ce10">
            <text:p>-226,9952</text:p>
          </table:table-cell>
          <table:table-cell table:number-columns-repeated="4" table:style-name="ce9"/>
          <table:table-cell office:value-type="float" office:value="399.31951750751364" table:formula="of:=[.C150]/2+127" table:style-name="ce11">
            <text:p>39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8" table:style-name="ce2">
            <text:p>148</text:p>
          </table:table-cell>
          <table:table-cell office:value-type="float" office:value="529.9192642332049" table:formula="of:=[.$A$3]*SIN(RADIANS([.B151]))" table:style-name="ce9">
            <text:p>529,9193</text:p>
          </table:table-cell>
          <table:table-cell office:value-type="float" office:value="469.4715627858908" table:formula="of:=[.$A$3]*SIN(RADIANS([.B151]-120))" table:style-name="ce9">
            <text:p>469,4716</text:p>
          </table:table-cell>
          <table:table-cell office:value-type="float" office:value="-999.39082701909581" table:formula="of:=[.$A$3]*SIN(RADIANS([.B151]+120))" table:style-name="ce9">
            <text:p>-999,3908</text:p>
          </table:table-cell>
          <table:table-cell table:style-name="ce9"/>
          <table:table-cell office:value-type="float" office:value="-234.73578139294546" table:formula="of:=(MIN([.C151];[.D151];[.E151])+MAX([.C151];[.D151];[.E151]))/2" table:style-name="ce10">
            <text:p>-234,7358</text:p>
          </table:table-cell>
          <table:table-cell table:number-columns-repeated="4" table:style-name="ce9"/>
          <table:table-cell office:value-type="float" office:value="391.95963211660245" table:formula="of:=[.C151]/2+127" table:style-name="ce11">
            <text:p>39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49" table:style-name="ce2">
            <text:p>149</text:p>
          </table:table-cell>
          <table:table-cell office:value-type="float" office:value="515.03807491005443" table:formula="of:=[.$A$3]*SIN(RADIANS([.B152]))" table:style-name="ce9">
            <text:p>515,0381</text:p>
          </table:table-cell>
          <table:table-cell office:value-type="float" office:value="484.80962024633703" table:formula="of:=[.$A$3]*SIN(RADIANS([.B152]-120))" table:style-name="ce9">
            <text:p>484,8096</text:p>
          </table:table-cell>
          <table:table-cell office:value-type="float" office:value="-999.8476951563913" table:formula="of:=[.$A$3]*SIN(RADIANS([.B152]+120))" table:style-name="ce9">
            <text:p>-999,8477</text:p>
          </table:table-cell>
          <table:table-cell table:style-name="ce9"/>
          <table:table-cell office:value-type="float" office:value="-242.40481012316843" table:formula="of:=(MIN([.C152];[.D152];[.E152])+MAX([.C152];[.D152];[.E152]))/2" table:style-name="ce10">
            <text:p>-242,4048</text:p>
          </table:table-cell>
          <table:table-cell table:number-columns-repeated="4" table:style-name="ce9"/>
          <table:table-cell office:value-type="float" office:value="384.51903745502722" table:formula="of:=[.C152]/2+127" table:style-name="ce11">
            <text:p>38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0" table:style-name="ce2">
            <text:p>150</text:p>
          </table:table-cell>
          <table:table-cell office:value-type="float" office:value="499.99999999999994" table:formula="of:=[.$A$3]*SIN(RADIANS([.B153]))" table:style-name="ce9">
            <text:p>500,0000</text:p>
          </table:table-cell>
          <table:table-cell office:value-type="float" office:value="499.99999999999994" table:formula="of:=[.$A$3]*SIN(RADIANS([.B153]-120))" table:style-name="ce9">
            <text:p>500,0000</text:p>
          </table:table-cell>
          <table:table-cell office:value-type="float" office:value="-1000" table:formula="of:=[.$A$3]*SIN(RADIANS([.B153]+120))" table:style-name="ce9">
            <text:p>-1000,0000</text:p>
          </table:table-cell>
          <table:table-cell table:style-name="ce9"/>
          <table:table-cell office:value-type="float" office:value="-250.00000000000003" table:formula="of:=(MIN([.C153];[.D153];[.E153])+MAX([.C153];[.D153];[.E153]))/2" table:style-name="ce10">
            <text:p>-250,0000</text:p>
          </table:table-cell>
          <table:table-cell table:number-columns-repeated="4" table:style-name="ce9"/>
          <table:table-cell office:value-type="float" office:value="377" table:formula="of:=[.C153]/2+127" table:style-name="ce11">
            <text:p>37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1" table:style-name="ce2">
            <text:p>151</text:p>
          </table:table-cell>
          <table:table-cell office:value-type="float" office:value="484.80962024633715" table:formula="of:=[.$A$3]*SIN(RADIANS([.B154]))" table:style-name="ce9">
            <text:p>484,8096</text:p>
          </table:table-cell>
          <table:table-cell office:value-type="float" office:value="515.03807491005421" table:formula="of:=[.$A$3]*SIN(RADIANS([.B154]-120))" table:style-name="ce9">
            <text:p>515,0381</text:p>
          </table:table-cell>
          <table:table-cell office:value-type="float" office:value="-999.8476951563913" table:formula="of:=[.$A$3]*SIN(RADIANS([.B154]+120))" table:style-name="ce9">
            <text:p>-999,8477</text:p>
          </table:table-cell>
          <table:table-cell table:style-name="ce9"/>
          <table:table-cell office:value-type="float" office:value="-242.40481012316855" table:formula="of:=(MIN([.C154];[.D154];[.E154])+MAX([.C154];[.D154];[.E154]))/2" table:style-name="ce10">
            <text:p>-242,4048</text:p>
          </table:table-cell>
          <table:table-cell table:number-columns-repeated="4" table:style-name="ce9"/>
          <table:table-cell office:value-type="float" office:value="369.40481012316855" table:formula="of:=[.C154]/2+127" table:style-name="ce11">
            <text:p>3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2" table:style-name="ce2">
            <text:p>152</text:p>
          </table:table-cell>
          <table:table-cell office:value-type="float" office:value="469.47156278589068" table:formula="of:=[.$A$3]*SIN(RADIANS([.B155]))" table:style-name="ce9">
            <text:p>469,4716</text:p>
          </table:table-cell>
          <table:table-cell office:value-type="float" office:value="529.9192642332049" table:formula="of:=[.$A$3]*SIN(RADIANS([.B155]-120))" table:style-name="ce9">
            <text:p>529,9193</text:p>
          </table:table-cell>
          <table:table-cell office:value-type="float" office:value="-999.39082701909581" table:formula="of:=[.$A$3]*SIN(RADIANS([.B155]+120))" table:style-name="ce9">
            <text:p>-999,3908</text:p>
          </table:table-cell>
          <table:table-cell table:style-name="ce9"/>
          <table:table-cell office:value-type="float" office:value="-234.73578139294546" table:formula="of:=(MIN([.C155];[.D155];[.E155])+MAX([.C155];[.D155];[.E155]))/2" table:style-name="ce10">
            <text:p>-234,7358</text:p>
          </table:table-cell>
          <table:table-cell table:number-columns-repeated="4" table:style-name="ce9"/>
          <table:table-cell office:value-type="float" office:value="361.73578139294534" table:formula="of:=[.C155]/2+127" table:style-name="ce11">
            <text:p>36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3" table:style-name="ce2">
            <text:p>153</text:p>
          </table:table-cell>
          <table:table-cell office:value-type="float" office:value="453.99049973954686" table:formula="of:=[.$A$3]*SIN(RADIANS([.B156]))" table:style-name="ce9">
            <text:p>453,9905</text:p>
          </table:table-cell>
          <table:table-cell office:value-type="float" office:value="544.63903501502705" table:formula="of:=[.$A$3]*SIN(RADIANS([.B156]-120))" table:style-name="ce9">
            <text:p>544,6390</text:p>
          </table:table-cell>
          <table:table-cell office:value-type="float" office:value="-998.6295347545738" table:formula="of:=[.$A$3]*SIN(RADIANS([.B156]+120))" table:style-name="ce9">
            <text:p>-998,6295</text:p>
          </table:table-cell>
          <table:table-cell table:style-name="ce9"/>
          <table:table-cell office:value-type="float" office:value="-226.99524986977337" table:formula="of:=(MIN([.C156];[.D156];[.E156])+MAX([.C156];[.D156];[.E156]))/2" table:style-name="ce10">
            <text:p>-226,9952</text:p>
          </table:table-cell>
          <table:table-cell table:number-columns-repeated="4" table:style-name="ce9"/>
          <table:table-cell office:value-type="float" office:value="353.99524986977343" table:formula="of:=[.C156]/2+127" table:style-name="ce11">
            <text:p>35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4" table:style-name="ce2">
            <text:p>154</text:p>
          </table:table-cell>
          <table:table-cell office:value-type="float" office:value="438.37114678907727" table:formula="of:=[.$A$3]*SIN(RADIANS([.B157]))" table:style-name="ce9">
            <text:p>438,3711</text:p>
          </table:table-cell>
          <table:table-cell office:value-type="float" office:value="559.19290347074696" table:formula="of:=[.$A$3]*SIN(RADIANS([.B157]-120))" table:style-name="ce9">
            <text:p>559,1929</text:p>
          </table:table-cell>
          <table:table-cell office:value-type="float" office:value="-997.56405025982428" table:formula="of:=[.$A$3]*SIN(RADIANS([.B157]+120))" table:style-name="ce9">
            <text:p>-997,5641</text:p>
          </table:table-cell>
          <table:table-cell table:style-name="ce9"/>
          <table:table-cell office:value-type="float" office:value="-219.18557339453866" table:formula="of:=(MIN([.C157];[.D157];[.E157])+MAX([.C157];[.D157];[.E157]))/2" table:style-name="ce10">
            <text:p>-219,1856</text:p>
          </table:table-cell>
          <table:table-cell table:number-columns-repeated="4" table:style-name="ce9"/>
          <table:table-cell office:value-type="float" office:value="346.18557339453866" table:formula="of:=[.C157]/2+127" table:style-name="ce11">
            <text:p>3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5" table:style-name="ce2">
            <text:p>155</text:p>
          </table:table-cell>
          <table:table-cell office:value-type="float" office:value="422.6182617406995" table:formula="of:=[.$A$3]*SIN(RADIANS([.B158]))" table:style-name="ce9">
            <text:p>422,6183</text:p>
          </table:table-cell>
          <table:table-cell office:value-type="float" office:value="573.57643635104603" table:formula="of:=[.$A$3]*SIN(RADIANS([.B158]-120))" table:style-name="ce9">
            <text:p>573,5764</text:p>
          </table:table-cell>
          <table:table-cell office:value-type="float" office:value="-996.19469809174552" table:formula="of:=[.$A$3]*SIN(RADIANS([.B158]+120))" table:style-name="ce9">
            <text:p>-996,1947</text:p>
          </table:table-cell>
          <table:table-cell table:style-name="ce9"/>
          <table:table-cell office:value-type="float" office:value="-211.30913087034975" table:formula="of:=(MIN([.C158];[.D158];[.E158])+MAX([.C158];[.D158];[.E158]))/2" table:style-name="ce10">
            <text:p>-211,3091</text:p>
          </table:table-cell>
          <table:table-cell table:number-columns-repeated="4" table:style-name="ce9"/>
          <table:table-cell office:value-type="float" office:value="338.30913087034975" table:formula="of:=[.C158]/2+127" table:style-name="ce11">
            <text:p>33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6" table:style-name="ce2">
            <text:p>156</text:p>
          </table:table-cell>
          <table:table-cell office:value-type="float" office:value="406.73664307580043" table:formula="of:=[.$A$3]*SIN(RADIANS([.B159]))" table:style-name="ce9">
            <text:p>406,7366</text:p>
          </table:table-cell>
          <table:table-cell office:value-type="float" office:value="587.78525229247316" table:formula="of:=[.$A$3]*SIN(RADIANS([.B159]-120))" table:style-name="ce9">
            <text:p>587,7853</text:p>
          </table:table-cell>
          <table:table-cell office:value-type="float" office:value="-994.52189536827336" table:formula="of:=[.$A$3]*SIN(RADIANS([.B159]+120))" table:style-name="ce9">
            <text:p>-994,5219</text:p>
          </table:table-cell>
          <table:table-cell table:style-name="ce9"/>
          <table:table-cell office:value-type="float" office:value="-203.3683215379001" table:formula="of:=(MIN([.C159];[.D159];[.E159])+MAX([.C159];[.D159];[.E159]))/2" table:style-name="ce10">
            <text:p>-203,3683</text:p>
          </table:table-cell>
          <table:table-cell table:number-columns-repeated="4" table:style-name="ce9"/>
          <table:table-cell office:value-type="float" office:value="330.36832153790021" table:formula="of:=[.C159]/2+127" table:style-name="ce11">
            <text:p>33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7" table:style-name="ce2">
            <text:p>157</text:p>
          </table:table-cell>
          <table:table-cell office:value-type="float" office:value="390.73112848927377" table:formula="of:=[.$A$3]*SIN(RADIANS([.B160]))" table:style-name="ce9">
            <text:p>390,7311</text:p>
          </table:table-cell>
          <table:table-cell office:value-type="float" office:value="601.8150231520483" table:formula="of:=[.$A$3]*SIN(RADIANS([.B160]-120))" table:style-name="ce9">
            <text:p>601,8150</text:p>
          </table:table-cell>
          <table:table-cell office:value-type="float" office:value="-992.54615164132201" table:formula="of:=[.$A$3]*SIN(RADIANS([.B160]+120))" table:style-name="ce9">
            <text:p>-992,5462</text:p>
          </table:table-cell>
          <table:table-cell table:style-name="ce9"/>
          <table:table-cell office:value-type="float" office:value="-195.36556424463686" table:formula="of:=(MIN([.C160];[.D160];[.E160])+MAX([.C160];[.D160];[.E160]))/2" table:style-name="ce10">
            <text:p>-195,3656</text:p>
          </table:table-cell>
          <table:table-cell table:number-columns-repeated="4" table:style-name="ce9"/>
          <table:table-cell office:value-type="float" office:value="322.36556424463686" table:formula="of:=[.C160]/2+127" table:style-name="ce11">
            <text:p>32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8" table:style-name="ce2">
            <text:p>158</text:p>
          </table:table-cell>
          <table:table-cell office:value-type="float" office:value="374.60659341591224" table:formula="of:=[.$A$3]*SIN(RADIANS([.B161]))" table:style-name="ce9">
            <text:p>374,6066</text:p>
          </table:table-cell>
          <table:table-cell office:value-type="float" office:value="615.66147532565833" table:formula="of:=[.$A$3]*SIN(RADIANS([.B161]-120))" table:style-name="ce9">
            <text:p>615,6615</text:p>
          </table:table-cell>
          <table:table-cell office:value-type="float" office:value="-990.26806874157035" table:formula="of:=[.$A$3]*SIN(RADIANS([.B161]+120))" table:style-name="ce9">
            <text:p>-990,2681</text:p>
          </table:table-cell>
          <table:table-cell table:style-name="ce9"/>
          <table:table-cell office:value-type="float" office:value="-187.30329670795601" table:formula="of:=(MIN([.C161];[.D161];[.E161])+MAX([.C161];[.D161];[.E161]))/2" table:style-name="ce10">
            <text:p>-187,3033</text:p>
          </table:table-cell>
          <table:table-cell table:style-name="ce12"/>
          <table:table-cell table:number-columns-repeated="3" table:style-name="ce9"/>
          <table:table-cell office:value-type="float" office:value="314.30329670795612" table:formula="of:=[.C161]/2+127" table:style-name="ce11">
            <text:p>3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59" table:style-name="ce2">
            <text:p>159</text:p>
          </table:table-cell>
          <table:table-cell office:value-type="float" office:value="358.36794954530023" table:formula="of:=[.$A$3]*SIN(RADIANS([.B162]))" table:style-name="ce9">
            <text:p>358,3679</text:p>
          </table:table-cell>
          <table:table-cell office:value-type="float" office:value="629.32039104983744" table:formula="of:=[.$A$3]*SIN(RADIANS([.B162]-120))" table:style-name="ce9">
            <text:p>629,3204</text:p>
          </table:table-cell>
          <table:table-cell office:value-type="float" office:value="-987.68834059513779" table:formula="of:=[.$A$3]*SIN(RADIANS([.B162]+120))" table:style-name="ce9">
            <text:p>-987,6883</text:p>
          </table:table-cell>
          <table:table-cell table:style-name="ce9"/>
          <table:table-cell office:value-type="float" office:value="-179.18397477265017" table:formula="of:=(MIN([.C162];[.D162];[.E162])+MAX([.C162];[.D162];[.E162]))/2" table:style-name="ce10">
            <text:p>-179,1840</text:p>
          </table:table-cell>
          <table:table-cell table:number-columns-repeated="4" table:style-name="ce9"/>
          <table:table-cell office:value-type="float" office:value="306.18397477265012" table:formula="of:=[.C162]/2+127" table:style-name="ce11">
            <text:p>30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0" table:style-name="ce2">
            <text:p>160</text:p>
          </table:table-cell>
          <table:table-cell office:value-type="float" office:value="342.02014332566887" table:formula="of:=[.$A$3]*SIN(RADIANS([.B163]))" table:style-name="ce9">
            <text:p>342,0201</text:p>
          </table:table-cell>
          <table:table-cell office:value-type="float" office:value="642.78760968653921" table:formula="of:=[.$A$3]*SIN(RADIANS([.B163]-120))" table:style-name="ce9">
            <text:p>642,7876</text:p>
          </table:table-cell>
          <table:table-cell office:value-type="float" office:value="-984.80775301220808" table:formula="of:=[.$A$3]*SIN(RADIANS([.B163]+120))" table:style-name="ce9">
            <text:p>-984,8078</text:p>
          </table:table-cell>
          <table:table-cell table:style-name="ce9"/>
          <table:table-cell office:value-type="float" office:value="-171.01007166283443" table:formula="of:=(MIN([.C163];[.D163];[.E163])+MAX([.C163];[.D163];[.E163]))/2" table:style-name="ce10">
            <text:p>-171,0101</text:p>
          </table:table-cell>
          <table:table-cell table:number-columns-repeated="4" table:style-name="ce9"/>
          <table:table-cell office:value-type="float" office:value="298.01007166283443" table:formula="of:=[.C163]/2+127" table:style-name="ce11">
            <text:p>29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1" table:style-name="ce2">
            <text:p>161</text:p>
          </table:table-cell>
          <table:table-cell office:value-type="float" office:value="325.5681544571566" table:formula="of:=[.$A$3]*SIN(RADIANS([.B164]))" table:style-name="ce9">
            <text:p>325,5682</text:p>
          </table:table-cell>
          <table:table-cell office:value-type="float" office:value="656.05902899050727" table:formula="of:=[.$A$3]*SIN(RADIANS([.B164]-120))" table:style-name="ce9">
            <text:p>656,0590</text:p>
          </table:table-cell>
          <table:table-cell office:value-type="float" office:value="-981.62718344766381" table:formula="of:=[.$A$3]*SIN(RADIANS([.B164]+120))" table:style-name="ce9">
            <text:p>-981,6272</text:p>
          </table:table-cell>
          <table:table-cell table:style-name="ce9"/>
          <table:table-cell office:value-type="float" office:value="-162.78407722857827" table:formula="of:=(MIN([.C164];[.D164];[.E164])+MAX([.C164];[.D164];[.E164]))/2" table:style-name="ce10">
            <text:p>-162,7841</text:p>
          </table:table-cell>
          <table:table-cell table:number-columns-repeated="4" table:style-name="ce9"/>
          <table:table-cell office:value-type="float" office:value="289.78407722857833" table:formula="of:=[.C164]/2+127" table:style-name="ce11">
            <text:p>29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2" table:style-name="ce2">
            <text:p>162</text:p>
          </table:table-cell>
          <table:table-cell office:value-type="float" office:value="309.0169943749475" table:formula="of:=[.$A$3]*SIN(RADIANS([.B165]))" table:style-name="ce9">
            <text:p>309,0170</text:p>
          </table:table-cell>
          <table:table-cell office:value-type="float" office:value="669.13060635885824" table:formula="of:=[.$A$3]*SIN(RADIANS([.B165]-120))" table:style-name="ce9">
            <text:p>669,1306</text:p>
          </table:table-cell>
          <table:table-cell office:value-type="float" office:value="-978.14760073380558" table:formula="of:=[.$A$3]*SIN(RADIANS([.B165]+120))" table:style-name="ce9">
            <text:p>-978,1476</text:p>
          </table:table-cell>
          <table:table-cell table:style-name="ce9"/>
          <table:table-cell office:value-type="float" office:value="-154.50849718747367" table:formula="of:=(MIN([.C165];[.D165];[.E165])+MAX([.C165];[.D165];[.E165]))/2" table:style-name="ce10">
            <text:p>-154,5085</text:p>
          </table:table-cell>
          <table:table-cell table:number-columns-repeated="4" table:style-name="ce9"/>
          <table:table-cell office:value-type="float" office:value="281.50849718747372" table:formula="of:=[.C165]/2+127" table:style-name="ce11">
            <text:p>28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3" table:style-name="ce2">
            <text:p>163</text:p>
          </table:table-cell>
          <table:table-cell office:value-type="float" office:value="292.37170472273658" table:formula="of:=[.$A$3]*SIN(RADIANS([.B166]))" table:style-name="ce9">
            <text:p>292,3717</text:p>
          </table:table-cell>
          <table:table-cell office:value-type="float" office:value="681.99836006249848" table:formula="of:=[.$A$3]*SIN(RADIANS([.B166]-120))" table:style-name="ce9">
            <text:p>681,9984</text:p>
          </table:table-cell>
          <table:table-cell office:value-type="float" office:value="-974.37006478523529" table:formula="of:=[.$A$3]*SIN(RADIANS([.B166]+120))" table:style-name="ce9">
            <text:p>-974,3701</text:p>
          </table:table-cell>
          <table:table-cell table:style-name="ce9"/>
          <table:table-cell office:value-type="float" office:value="-146.1858523613684" table:formula="of:=(MIN([.C166];[.D166];[.E166])+MAX([.C166];[.D166];[.E166]))/2" table:style-name="ce10">
            <text:p>-146,1859</text:p>
          </table:table-cell>
          <table:table-cell table:number-columns-repeated="4" table:style-name="ce9"/>
          <table:table-cell office:value-type="float" office:value="273.18585236136829" table:formula="of:=[.C166]/2+127" table:style-name="ce11">
            <text:p>2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4" table:style-name="ce2">
            <text:p>164</text:p>
          </table:table-cell>
          <table:table-cell office:value-type="float" office:value="275.63735581699922" table:formula="of:=[.$A$3]*SIN(RADIANS([.B167]))" table:style-name="ce9">
            <text:p>275,6374</text:p>
          </table:table-cell>
          <table:table-cell office:value-type="float" office:value="694.6583704589973" table:formula="of:=[.$A$3]*SIN(RADIANS([.B167]-120))" table:style-name="ce9">
            <text:p>694,6584</text:p>
          </table:table-cell>
          <table:table-cell office:value-type="float" office:value="-970.29572627599657" table:formula="of:=[.$A$3]*SIN(RADIANS([.B167]+120))" table:style-name="ce9">
            <text:p>-970,2957</text:p>
          </table:table-cell>
          <table:table-cell table:style-name="ce9"/>
          <table:table-cell office:value-type="float" office:value="-137.81867790849964" table:formula="of:=(MIN([.C167];[.D167];[.E167])+MAX([.C167];[.D167];[.E167]))/2" table:style-name="ce10">
            <text:p>-137,8187</text:p>
          </table:table-cell>
          <table:table-cell table:number-columns-repeated="4" table:style-name="ce9"/>
          <table:table-cell office:value-type="float" office:value="264.81867790849958" table:formula="of:=[.C167]/2+127" table:style-name="ce11">
            <text:p>2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5" table:style-name="ce2">
            <text:p>165</text:p>
          </table:table-cell>
          <table:table-cell office:value-type="float" office:value="258.81904510252105" table:formula="of:=[.$A$3]*SIN(RADIANS([.B168]))" table:style-name="ce9">
            <text:p>258,8190</text:p>
          </table:table-cell>
          <table:table-cell office:value-type="float" office:value="707.10678118654744" table:formula="of:=[.$A$3]*SIN(RADIANS([.B168]-120))" table:style-name="ce9">
            <text:p>707,1068</text:p>
          </table:table-cell>
          <table:table-cell office:value-type="float" office:value="-965.92582628906837" table:formula="of:=[.$A$3]*SIN(RADIANS([.B168]+120))" table:style-name="ce9">
            <text:p>-965,9258</text:p>
          </table:table-cell>
          <table:table-cell table:style-name="ce9"/>
          <table:table-cell office:value-type="float" office:value="-129.40952255126047" table:formula="of:=(MIN([.C168];[.D168];[.E168])+MAX([.C168];[.D168];[.E168]))/2" table:style-name="ce10">
            <text:p>-129,4095</text:p>
          </table:table-cell>
          <table:table-cell table:number-columns-repeated="4" table:style-name="ce9"/>
          <table:table-cell office:value-type="float" office:value="256.40952255126052" table:formula="of:=[.C168]/2+127" table:style-name="ce11">
            <text:p>25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6" table:style-name="ce2">
            <text:p>166</text:p>
          </table:table-cell>
          <table:table-cell office:value-type="float" office:value="241.92189559966772" table:formula="of:=[.$A$3]*SIN(RADIANS([.B169]))" table:style-name="ce9">
            <text:p>241,9219</text:p>
          </table:table-cell>
          <table:table-cell office:value-type="float" office:value="719.33980033865112" table:formula="of:=[.$A$3]*SIN(RADIANS([.B169]-120))" table:style-name="ce9">
            <text:p>719,3398</text:p>
          </table:table-cell>
          <table:table-cell office:value-type="float" office:value="-961.26169593831878" table:formula="of:=[.$A$3]*SIN(RADIANS([.B169]+120))" table:style-name="ce9">
            <text:p>-961,2617</text:p>
          </table:table-cell>
          <table:table-cell table:style-name="ce9"/>
          <table:table-cell office:value-type="float" office:value="-120.96094779983383" table:formula="of:=(MIN([.C169];[.D169];[.E169])+MAX([.C169];[.D169];[.E169]))/2" table:style-name="ce10">
            <text:p>-120,9609</text:p>
          </table:table-cell>
          <table:table-cell table:number-columns-repeated="4" table:style-name="ce9"/>
          <table:table-cell office:value-type="float" office:value="247.96094779983386" table:formula="of:=[.C169]/2+127" table:style-name="ce11">
            <text:p>24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7" table:style-name="ce2">
            <text:p>167</text:p>
          </table:table-cell>
          <table:table-cell office:value-type="float" office:value="224.9510543438652" table:formula="of:=[.$A$3]*SIN(RADIANS([.B170]))" table:style-name="ce9">
            <text:p>224,9511</text:p>
          </table:table-cell>
          <table:table-cell office:value-type="float" office:value="731.35370161917047" table:formula="of:=[.$A$3]*SIN(RADIANS([.B170]-120))" table:style-name="ce9">
            <text:p>731,3537</text:p>
          </table:table-cell>
          <table:table-cell office:value-type="float" office:value="-956.3047559630354" table:formula="of:=[.$A$3]*SIN(RADIANS([.B170]+120))" table:style-name="ce9">
            <text:p>-956,3048</text:p>
          </table:table-cell>
          <table:table-cell table:style-name="ce9"/>
          <table:table-cell office:value-type="float" office:value="-112.47552717193247" table:formula="of:=(MIN([.C170];[.D170];[.E170])+MAX([.C170];[.D170];[.E170]))/2" table:style-name="ce10">
            <text:p>-112,4755</text:p>
          </table:table-cell>
          <table:table-cell table:number-columns-repeated="4" table:style-name="ce9"/>
          <table:table-cell office:value-type="float" office:value="239.47552717193258" table:formula="of:=[.C170]/2+127" table:style-name="ce11">
            <text:p>23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8" table:style-name="ce2">
            <text:p>168</text:p>
          </table:table-cell>
          <table:table-cell office:value-type="float" office:value="207.91169081775931" table:formula="of:=[.$A$3]*SIN(RADIANS([.B171]))" table:style-name="ce9">
            <text:p>207,9117</text:p>
          </table:table-cell>
          <table:table-cell office:value-type="float" office:value="743.14482547739419" table:formula="of:=[.$A$3]*SIN(RADIANS([.B171]-120))" table:style-name="ce9">
            <text:p>743,1448</text:p>
          </table:table-cell>
          <table:table-cell office:value-type="float" office:value="-951.05651629515364" table:formula="of:=[.$A$3]*SIN(RADIANS([.B171]+120))" table:style-name="ce9">
            <text:p>-951,0565</text:p>
          </table:table-cell>
          <table:table-cell table:style-name="ce9"/>
          <table:table-cell office:value-type="float" office:value="-103.95584540887972" table:formula="of:=(MIN([.C171];[.D171];[.E171])+MAX([.C171];[.D171];[.E171]))/2" table:style-name="ce10">
            <text:p>-103,9558</text:p>
          </table:table-cell>
          <table:table-cell table:number-columns-repeated="4" table:style-name="ce9"/>
          <table:table-cell office:value-type="float" office:value="230.95584540887967" table:formula="of:=[.C171]/2+127" table:style-name="ce11">
            <text:p>23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69" table:style-name="ce2">
            <text:p>169</text:p>
          </table:table-cell>
          <table:table-cell office:value-type="float" office:value="190.80899537654497" table:formula="of:=[.$A$3]*SIN(RADIANS([.B172]))" table:style-name="ce9">
            <text:p>190,8090</text:p>
          </table:table-cell>
          <table:table-cell office:value-type="float" office:value="754.70958022277205" table:formula="of:=[.$A$3]*SIN(RADIANS([.B172]-120))" table:style-name="ce9">
            <text:p>754,7096</text:p>
          </table:table-cell>
          <table:table-cell office:value-type="float" office:value="-945.51857559931693" table:formula="of:=[.$A$3]*SIN(RADIANS([.B172]+120))" table:style-name="ce9">
            <text:p>-945,5186</text:p>
          </table:table-cell>
          <table:table-cell table:style-name="ce9"/>
          <table:table-cell office:value-type="float" office:value="-95.404497688272443" table:formula="of:=(MIN([.C172];[.D172];[.E172])+MAX([.C172];[.D172];[.E172]))/2" table:style-name="ce10">
            <text:p>-95,4045</text:p>
          </table:table-cell>
          <table:table-cell table:number-columns-repeated="4" table:style-name="ce9"/>
          <table:table-cell office:value-type="float" office:value="222.4044976882725" table:formula="of:=[.C172]/2+127" table:style-name="ce11">
            <text:p>22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0" table:style-name="ce2">
            <text:p>170</text:p>
          </table:table-cell>
          <table:table-cell office:value-type="float" office:value="173.64817766693028" table:formula="of:=[.$A$3]*SIN(RADIANS([.B173]))" table:style-name="ce9">
            <text:p>173,6482</text:p>
          </table:table-cell>
          <table:table-cell office:value-type="float" office:value="766.04444311897805" table:formula="of:=[.$A$3]*SIN(RADIANS([.B173]-120))" table:style-name="ce9">
            <text:p>766,0444</text:p>
          </table:table-cell>
          <table:table-cell office:value-type="float" office:value="-939.69262078590828" table:formula="of:=[.$A$3]*SIN(RADIANS([.B173]+120))" table:style-name="ce9">
            <text:p>-939,6926</text:p>
          </table:table-cell>
          <table:table-cell table:style-name="ce9"/>
          <table:table-cell office:value-type="float" office:value="-86.824088833465112" table:formula="of:=(MIN([.C173];[.D173];[.E173])+MAX([.C173];[.D173];[.E173]))/2" table:style-name="ce10">
            <text:p>-86,8241</text:p>
          </table:table-cell>
          <table:table-cell table:number-columns-repeated="4" table:style-name="ce9"/>
          <table:table-cell office:value-type="float" office:value="213.82408883346514" table:formula="of:=[.C173]/2+127" table:style-name="ce11">
            <text:p>2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1" table:style-name="ce2">
            <text:p>171</text:p>
          </table:table-cell>
          <table:table-cell office:value-type="float" office:value="156.43446504023098" table:formula="of:=[.$A$3]*SIN(RADIANS([.B174]))" table:style-name="ce9">
            <text:p>156,4345</text:p>
          </table:table-cell>
          <table:table-cell office:value-type="float" office:value="777.14596145697089" table:formula="of:=[.$A$3]*SIN(RADIANS([.B174]-120))" table:style-name="ce9">
            <text:p>777,1460</text:p>
          </table:table-cell>
          <table:table-cell office:value-type="float" office:value="-933.58042649720176" table:formula="of:=[.$A$3]*SIN(RADIANS([.B174]+120))" table:style-name="ce9">
            <text:p>-933,5804</text:p>
          </table:table-cell>
          <table:table-cell table:style-name="ce9"/>
          <table:table-cell office:value-type="float" office:value="-78.217232520115431" table:formula="of:=(MIN([.C174];[.D174];[.E174])+MAX([.C174];[.D174];[.E174]))/2" table:style-name="ce10">
            <text:p>-78,2172</text:p>
          </table:table-cell>
          <table:table-cell table:number-columns-repeated="4" table:style-name="ce9"/>
          <table:table-cell office:value-type="float" office:value="205.21723252011549" table:formula="of:=[.C174]/2+127" table:style-name="ce11">
            <text:p>20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2" table:style-name="ce2">
            <text:p>172</text:p>
          </table:table-cell>
          <table:table-cell office:value-type="float" office:value="139.17310096006534" table:formula="of:=[.$A$3]*SIN(RADIANS([.B175]))" table:style-name="ce9">
            <text:p>139,1731</text:p>
          </table:table-cell>
          <table:table-cell office:value-type="float" office:value="788.01075360672201" table:formula="of:=[.$A$3]*SIN(RADIANS([.B175]-120))" table:style-name="ce9">
            <text:p>788,0108</text:p>
          </table:table-cell>
          <table:table-cell office:value-type="float" office:value="-927.18385456678743" table:formula="of:=[.$A$3]*SIN(RADIANS([.B175]+120))" table:style-name="ce9">
            <text:p>-927,1839</text:p>
          </table:table-cell>
          <table:table-cell table:style-name="ce9"/>
          <table:table-cell office:value-type="float" office:value="-69.586550480032713" table:formula="of:=(MIN([.C175];[.D175];[.E175])+MAX([.C175];[.D175];[.E175]))/2" table:style-name="ce10">
            <text:p>-69,5866</text:p>
          </table:table-cell>
          <table:table-cell table:number-columns-repeated="4" table:style-name="ce9"/>
          <table:table-cell office:value-type="float" office:value="196.58655048003266" table:formula="of:=[.C175]/2+127" table:style-name="ce11">
            <text:p>1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3" table:style-name="ce2">
            <text:p>173</text:p>
          </table:table-cell>
          <table:table-cell office:value-type="float" office:value="121.86934340514755" table:formula="of:=[.$A$3]*SIN(RADIANS([.B176]))" table:style-name="ce9">
            <text:p>121,8693</text:p>
          </table:table-cell>
          <table:table-cell office:value-type="float" office:value="798.63551004729288" table:formula="of:=[.$A$3]*SIN(RADIANS([.B176]-120))" table:style-name="ce9">
            <text:p>798,6355</text:p>
          </table:table-cell>
          <table:table-cell office:value-type="float" office:value="-920.50485345244044" table:formula="of:=[.$A$3]*SIN(RADIANS([.B176]+120))" table:style-name="ce9">
            <text:p>-920,5049</text:p>
          </table:table-cell>
          <table:table-cell table:style-name="ce9"/>
          <table:table-cell office:value-type="float" office:value="-60.93467170257378" table:formula="of:=(MIN([.C176];[.D176];[.E176])+MAX([.C176];[.D176];[.E176]))/2" table:style-name="ce10">
            <text:p>-60,9347</text:p>
          </table:table-cell>
          <table:table-cell table:number-columns-repeated="4" table:style-name="ce9"/>
          <table:table-cell office:value-type="float" office:value="187.93467170257378" table:formula="of:=[.C176]/2+127" table:style-name="ce11">
            <text:p>18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4" table:style-name="ce2">
            <text:p>174</text:p>
          </table:table-cell>
          <table:table-cell office:value-type="float" office:value="104.52846326765373" table:formula="of:=[.$A$3]*SIN(RADIANS([.B177]))" table:style-name="ce9">
            <text:p>104,5285</text:p>
          </table:table-cell>
          <table:table-cell office:value-type="float" office:value="809.01699437494744" table:formula="of:=[.$A$3]*SIN(RADIANS([.B177]-120))" table:style-name="ce9">
            <text:p>809,0170</text:p>
          </table:table-cell>
          <table:table-cell office:value-type="float" office:value="-913.54545764260104" table:formula="of:=[.$A$3]*SIN(RADIANS([.B177]+120))" table:style-name="ce9">
            <text:p>-913,5455</text:p>
          </table:table-cell>
          <table:table-cell table:style-name="ce9"/>
          <table:table-cell office:value-type="float" office:value="-52.264231633826796" table:formula="of:=(MIN([.C177];[.D177];[.E177])+MAX([.C177];[.D177];[.E177]))/2" table:style-name="ce10">
            <text:p>-52,2642</text:p>
          </table:table-cell>
          <table:table-cell table:number-columns-repeated="4" table:style-name="ce9"/>
          <table:table-cell office:value-type="float" office:value="179.26423163382685" table:formula="of:=[.C177]/2+127" table:style-name="ce11">
            <text:p>17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5" table:style-name="ce2">
            <text:p>175</text:p>
          </table:table-cell>
          <table:table-cell office:value-type="float" office:value="87.155742747658195" table:formula="of:=[.$A$3]*SIN(RADIANS([.B178]))" table:style-name="ce9">
            <text:p>87,1557</text:p>
          </table:table-cell>
          <table:table-cell office:value-type="float" office:value="819.15204428899176" table:formula="of:=[.$A$3]*SIN(RADIANS([.B178]-120))" table:style-name="ce9">
            <text:p>819,1520</text:p>
          </table:table-cell>
          <table:table-cell office:value-type="float" office:value="-906.30778703664998" table:formula="of:=[.$A$3]*SIN(RADIANS([.B178]+120))" table:style-name="ce9">
            <text:p>-906,3078</text:p>
          </table:table-cell>
          <table:table-cell table:style-name="ce9"/>
          <table:table-cell office:value-type="float" office:value="-43.577871373829112" table:formula="of:=(MIN([.C178];[.D178];[.E178])+MAX([.C178];[.D178];[.E178]))/2" table:style-name="ce10">
            <text:p>-43,5779</text:p>
          </table:table-cell>
          <table:table-cell table:number-columns-repeated="4" table:style-name="ce9"/>
          <table:table-cell office:value-type="float" office:value="170.57787137382911" table:formula="of:=[.C178]/2+127" table:style-name="ce11">
            <text:p>17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6" table:style-name="ce2">
            <text:p>176</text:p>
          </table:table-cell>
          <table:table-cell office:value-type="float" office:value="69.756473744125529" table:formula="of:=[.$A$3]*SIN(RADIANS([.B179]))" table:style-name="ce9">
            <text:p>69,7565</text:p>
          </table:table-cell>
          <table:table-cell office:value-type="float" office:value="829.03757255504172" table:formula="of:=[.$A$3]*SIN(RADIANS([.B179]-120))" table:style-name="ce9">
            <text:p>829,0376</text:p>
          </table:table-cell>
          <table:table-cell office:value-type="float" office:value="-898.79404629916701" table:formula="of:=[.$A$3]*SIN(RADIANS([.B179]+120))" table:style-name="ce9">
            <text:p>-898,7940</text:p>
          </table:table-cell>
          <table:table-cell table:style-name="ce9"/>
          <table:table-cell office:value-type="float" office:value="-34.878236872062644" table:formula="of:=(MIN([.C179];[.D179];[.E179])+MAX([.C179];[.D179];[.E179]))/2" table:style-name="ce10">
            <text:p>-34,8782</text:p>
          </table:table-cell>
          <table:table-cell table:number-columns-repeated="4" table:style-name="ce9"/>
          <table:table-cell office:value-type="float" office:value="161.87823687206276" table:formula="of:=[.C179]/2+127" table:style-name="ce11">
            <text:p>16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7" table:style-name="ce2">
            <text:p>177</text:p>
          </table:table-cell>
          <table:table-cell office:value-type="float" office:value="52.335956242943809" table:formula="of:=[.$A$3]*SIN(RADIANS([.B180]))" table:style-name="ce9">
            <text:p>52,3360</text:p>
          </table:table-cell>
          <table:table-cell office:value-type="float" office:value="838.67056794542407" table:formula="of:=[.$A$3]*SIN(RADIANS([.B180]-120))" table:style-name="ce9">
            <text:p>838,6706</text:p>
          </table:table-cell>
          <table:table-cell office:value-type="float" office:value="-891.00652418836785" table:formula="of:=[.$A$3]*SIN(RADIANS([.B180]+120))" table:style-name="ce9">
            <text:p>-891,0065</text:p>
          </table:table-cell>
          <table:table-cell table:style-name="ce9"/>
          <table:table-cell office:value-type="float" office:value="-26.16797812147189" table:formula="of:=(MIN([.C180];[.D180];[.E180])+MAX([.C180];[.D180];[.E180]))/2" table:style-name="ce10">
            <text:p>-26,1680</text:p>
          </table:table-cell>
          <table:table-cell table:number-columns-repeated="4" table:style-name="ce9"/>
          <table:table-cell office:value-type="float" office:value="153.16797812147189" table:formula="of:=[.C180]/2+127" table:style-name="ce11">
            <text:p>15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8" table:style-name="ce2">
            <text:p>178</text:p>
          </table:table-cell>
          <table:table-cell office:value-type="float" office:value="34.899496702501139" table:formula="of:=[.$A$3]*SIN(RADIANS([.B181]))" table:style-name="ce9">
            <text:p>34,8995</text:p>
          </table:table-cell>
          <table:table-cell office:value-type="float" office:value="848.04809615642591" table:formula="of:=[.$A$3]*SIN(RADIANS([.B181]-120))" table:style-name="ce9">
            <text:p>848,0481</text:p>
          </table:table-cell>
          <table:table-cell office:value-type="float" office:value="-882.94759285892712" table:formula="of:=[.$A$3]*SIN(RADIANS([.B181]+120))" table:style-name="ce9">
            <text:p>-882,9476</text:p>
          </table:table-cell>
          <table:table-cell table:style-name="ce9"/>
          <table:table-cell office:value-type="float" office:value="-17.449748351250605" table:formula="of:=(MIN([.C181];[.D181];[.E181])+MAX([.C181];[.D181];[.E181]))/2" table:style-name="ce10">
            <text:p>-17,4497</text:p>
          </table:table-cell>
          <table:table-cell table:number-columns-repeated="4" table:style-name="ce9"/>
          <table:table-cell office:value-type="float" office:value="144.44974835125058" table:formula="of:=[.C181]/2+127" table:style-name="ce11">
            <text:p>14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79" table:style-name="ce2">
            <text:p>179</text:p>
          </table:table-cell>
          <table:table-cell office:value-type="float" office:value="17.45240643728344" table:formula="of:=[.$A$3]*SIN(RADIANS([.B182]))" table:style-name="ce9">
            <text:p>17,4524</text:p>
          </table:table-cell>
          <table:table-cell office:value-type="float" office:value="857.16730070211236" table:formula="of:=[.$A$3]*SIN(RADIANS([.B182]-120))" table:style-name="ce9">
            <text:p>857,1673</text:p>
          </table:table-cell>
          <table:table-cell office:value-type="float" office:value="-874.61970713939559" table:formula="of:=[.$A$3]*SIN(RADIANS([.B182]+120))" table:style-name="ce9">
            <text:p>-874,6197</text:p>
          </table:table-cell>
          <table:table-cell table:style-name="ce9"/>
          <table:table-cell office:value-type="float" office:value="-8.726203218641615" table:formula="of:=(MIN([.C182];[.D182];[.E182])+MAX([.C182];[.D182];[.E182]))/2" table:style-name="ce10">
            <text:p>-8,7262</text:p>
          </table:table-cell>
          <table:table-cell table:number-columns-repeated="4" table:style-name="ce9"/>
          <table:table-cell office:value-type="float" office:value="135.72620321864173" table:formula="of:=[.C182]/2+127" table:style-name="ce11">
            <text:p>13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0" table:style-name="ce2">
            <text:p>180</text:p>
          </table:table-cell>
          <table:table-cell office:value-type="float" office:value="1.22514845490862E-13" table:formula="of:=[.$A$3]*SIN(RADIANS([.B183]))" table:style-name="ce9">
            <text:p>0,0000</text:p>
          </table:table-cell>
          <table:table-cell office:value-type="float" office:value="866.02540378443859" table:formula="of:=[.$A$3]*SIN(RADIANS([.B183]-120))" table:style-name="ce9">
            <text:p>866,0254</text:p>
          </table:table-cell>
          <table:table-cell office:value-type="float" office:value="-866.02540378443859" table:formula="of:=[.$A$3]*SIN(RADIANS([.B183]+120))" table:style-name="ce9">
            <text:p>-866,0254</text:p>
          </table:table-cell>
          <table:table-cell table:style-name="ce9"/>
          <table:table-cell office:value-type="float" office:value="0" table:formula="of:=(MIN([.C183];[.D183];[.E183])+MAX([.C183];[.D183];[.E183]))/2" table:style-name="ce10">
            <text:p>0,0000</text:p>
          </table:table-cell>
          <table:table-cell table:number-columns-repeated="4" table:style-name="ce9"/>
          <table:table-cell office:value-type="float" office:value="127.00000000000006" table:formula="of:=[.C183]/2+127" table:style-name="ce11">
            <text:p>1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1" table:style-name="ce2">
            <text:p>181</text:p>
          </table:table-cell>
          <table:table-cell office:value-type="float" office:value="-17.452406437283635" table:formula="of:=[.$A$3]*SIN(RADIANS([.B184]))" table:style-name="ce9">
            <text:p>-17,4524</text:p>
          </table:table-cell>
          <table:table-cell office:value-type="float" office:value="874.6197071393957" table:formula="of:=[.$A$3]*SIN(RADIANS([.B184]-120))" table:style-name="ce9">
            <text:p>874,6197</text:p>
          </table:table-cell>
          <table:table-cell office:value-type="float" office:value="-857.16730070211236" table:formula="of:=[.$A$3]*SIN(RADIANS([.B184]+120))" table:style-name="ce9">
            <text:p>-857,1673</text:p>
          </table:table-cell>
          <table:table-cell table:style-name="ce9"/>
          <table:table-cell office:value-type="float" office:value="8.7262032186416718" table:formula="of:=(MIN([.C184];[.D184];[.E184])+MAX([.C184];[.D184];[.E184]))/2" table:style-name="ce10">
            <text:p>8,7262</text:p>
          </table:table-cell>
          <table:table-cell table:number-columns-repeated="4" table:style-name="ce9"/>
          <table:table-cell office:value-type="float" office:value="118.27379678135819" table:formula="of:=[.C184]/2+127" table:style-name="ce11">
            <text:p>1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2" table:style-name="ce2">
            <text:p>182</text:p>
          </table:table-cell>
          <table:table-cell office:value-type="float" office:value="-34.899496702500898" table:formula="of:=[.$A$3]*SIN(RADIANS([.B185]))" table:style-name="ce9">
            <text:p>-34,8995</text:p>
          </table:table-cell>
          <table:table-cell office:value-type="float" office:value="882.9475928589269" table:formula="of:=[.$A$3]*SIN(RADIANS([.B185]-120))" table:style-name="ce9">
            <text:p>882,9476</text:p>
          </table:table-cell>
          <table:table-cell office:value-type="float" office:value="-848.04809615642614" table:formula="of:=[.$A$3]*SIN(RADIANS([.B185]+120))" table:style-name="ce9">
            <text:p>-848,0481</text:p>
          </table:table-cell>
          <table:table-cell table:style-name="ce9"/>
          <table:table-cell office:value-type="float" office:value="17.449748351250378" table:formula="of:=(MIN([.C185];[.D185];[.E185])+MAX([.C185];[.D185];[.E185]))/2" table:style-name="ce10">
            <text:p>17,4497</text:p>
          </table:table-cell>
          <table:table-cell table:number-columns-repeated="4" table:style-name="ce9"/>
          <table:table-cell office:value-type="float" office:value="109.55025164874955" table:formula="of:=[.C185]/2+127" table:style-name="ce11">
            <text:p>11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3" table:style-name="ce2">
            <text:p>183</text:p>
          </table:table-cell>
          <table:table-cell office:value-type="float" office:value="-52.33595624294356" table:formula="of:=[.$A$3]*SIN(RADIANS([.B186]))" table:style-name="ce9">
            <text:p>-52,3360</text:p>
          </table:table-cell>
          <table:table-cell office:value-type="float" office:value="891.00652418836773" table:formula="of:=[.$A$3]*SIN(RADIANS([.B186]-120))" table:style-name="ce9">
            <text:p>891,0065</text:p>
          </table:table-cell>
          <table:table-cell office:value-type="float" office:value="-838.6705679454243" table:formula="of:=[.$A$3]*SIN(RADIANS([.B186]+120))" table:style-name="ce9">
            <text:p>-838,6706</text:p>
          </table:table-cell>
          <table:table-cell table:style-name="ce9"/>
          <table:table-cell office:value-type="float" office:value="26.16797812147172" table:formula="of:=(MIN([.C186];[.D186];[.E186])+MAX([.C186];[.D186];[.E186]))/2" table:style-name="ce10">
            <text:p>26,1680</text:p>
          </table:table-cell>
          <table:table-cell table:number-columns-repeated="4" table:style-name="ce9"/>
          <table:table-cell office:value-type="float" office:value="100.83202187852822" table:formula="of:=[.C186]/2+127" table:style-name="ce11">
            <text:p>1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4" table:style-name="ce2">
            <text:p>184</text:p>
          </table:table-cell>
          <table:table-cell office:value-type="float" office:value="-69.756473744125273" table:formula="of:=[.$A$3]*SIN(RADIANS([.B187]))" table:style-name="ce9">
            <text:p>-69,7565</text:p>
          </table:table-cell>
          <table:table-cell office:value-type="float" office:value="898.79404629916701" table:formula="of:=[.$A$3]*SIN(RADIANS([.B187]-120))" table:style-name="ce9">
            <text:p>898,7940</text:p>
          </table:table-cell>
          <table:table-cell office:value-type="float" office:value="-829.03757255504161" table:formula="of:=[.$A$3]*SIN(RADIANS([.B187]+120))" table:style-name="ce9">
            <text:p>-829,0376</text:p>
          </table:table-cell>
          <table:table-cell table:style-name="ce9"/>
          <table:table-cell office:value-type="float" office:value="34.878236872062701" table:formula="of:=(MIN([.C187];[.D187];[.E187])+MAX([.C187];[.D187];[.E187]))/2" table:style-name="ce10">
            <text:p>34,8782</text:p>
          </table:table-cell>
          <table:table-cell table:number-columns-repeated="4" table:style-name="ce9"/>
          <table:table-cell office:value-type="float" office:value="92.121763127937356" table:formula="of:=[.C187]/2+127" table:style-name="ce11">
            <text:p>9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5" table:style-name="ce2">
            <text:p>185</text:p>
          </table:table-cell>
          <table:table-cell office:value-type="float" office:value="-87.155742747657939" table:formula="of:=[.$A$3]*SIN(RADIANS([.B188]))" table:style-name="ce9">
            <text:p>-87,1557</text:p>
          </table:table-cell>
          <table:table-cell office:value-type="float" office:value="906.30778703664998" table:formula="of:=[.$A$3]*SIN(RADIANS([.B188]-120))" table:style-name="ce9">
            <text:p>906,3078</text:p>
          </table:table-cell>
          <table:table-cell office:value-type="float" office:value="-819.15204428899176" table:formula="of:=[.$A$3]*SIN(RADIANS([.B188]+120))" table:style-name="ce9">
            <text:p>-819,1520</text:p>
          </table:table-cell>
          <table:table-cell table:style-name="ce9"/>
          <table:table-cell office:value-type="float" office:value="43.577871373829112" table:formula="of:=(MIN([.C188];[.D188];[.E188])+MAX([.C188];[.D188];[.E188]))/2" table:style-name="ce10">
            <text:p>43,5779</text:p>
          </table:table-cell>
          <table:table-cell table:number-columns-repeated="4" table:style-name="ce9"/>
          <table:table-cell office:value-type="float" office:value="83.42212862617103" table:formula="of:=[.C188]/2+127" table:style-name="ce11">
            <text:p>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6" table:style-name="ce2">
            <text:p>186</text:p>
          </table:table-cell>
          <table:table-cell office:value-type="float" office:value="-104.52846326765349" table:formula="of:=[.$A$3]*SIN(RADIANS([.B189]))" table:style-name="ce9">
            <text:p>-104,5285</text:p>
          </table:table-cell>
          <table:table-cell office:value-type="float" office:value="913.54545764260092" table:formula="of:=[.$A$3]*SIN(RADIANS([.B189]-120))" table:style-name="ce9">
            <text:p>913,5455</text:p>
          </table:table-cell>
          <table:table-cell office:value-type="float" office:value="-809.01699437494756" table:formula="of:=[.$A$3]*SIN(RADIANS([.B189]+120))" table:style-name="ce9">
            <text:p>-809,0170</text:p>
          </table:table-cell>
          <table:table-cell table:style-name="ce9"/>
          <table:table-cell office:value-type="float" office:value="52.264231633826682" table:formula="of:=(MIN([.C189];[.D189];[.E189])+MAX([.C189];[.D189];[.E189]))/2" table:style-name="ce10">
            <text:p>52,2642</text:p>
          </table:table-cell>
          <table:table-cell table:number-columns-repeated="4" table:style-name="ce9"/>
          <table:table-cell office:value-type="float" office:value="74.735768366173261" table:formula="of:=[.C189]/2+127" table:style-name="ce11">
            <text:p>7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7" table:style-name="ce2">
            <text:p>187</text:p>
          </table:table-cell>
          <table:table-cell office:value-type="float" office:value="-121.8693434051473" table:formula="of:=[.$A$3]*SIN(RADIANS([.B190]))" table:style-name="ce9">
            <text:p>-121,8693</text:p>
          </table:table-cell>
          <table:table-cell office:value-type="float" office:value="920.50485345244033" table:formula="of:=[.$A$3]*SIN(RADIANS([.B190]-120))" table:style-name="ce9">
            <text:p>920,5049</text:p>
          </table:table-cell>
          <table:table-cell office:value-type="float" office:value="-798.635510047293" table:formula="of:=[.$A$3]*SIN(RADIANS([.B190]+120))" table:style-name="ce9">
            <text:p>-798,6355</text:p>
          </table:table-cell>
          <table:table-cell table:style-name="ce9"/>
          <table:table-cell office:value-type="float" office:value="60.934671702573667" table:formula="of:=(MIN([.C190];[.D190];[.E190])+MAX([.C190];[.D190];[.E190]))/2" table:style-name="ce10">
            <text:p>60,9347</text:p>
          </table:table-cell>
          <table:table-cell table:number-columns-repeated="4" table:style-name="ce9"/>
          <table:table-cell office:value-type="float" office:value="66.065328297426348" table:formula="of:=[.C190]/2+127" table:style-name="ce11">
            <text:p>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8" table:style-name="ce2">
            <text:p>188</text:p>
          </table:table-cell>
          <table:table-cell office:value-type="float" office:value="-139.17310096006551" table:formula="of:=[.$A$3]*SIN(RADIANS([.B191]))" table:style-name="ce9">
            <text:p>-139,1731</text:p>
          </table:table-cell>
          <table:table-cell office:value-type="float" office:value="927.18385456678743" table:formula="of:=[.$A$3]*SIN(RADIANS([.B191]-120))" table:style-name="ce9">
            <text:p>927,1839</text:p>
          </table:table-cell>
          <table:table-cell office:value-type="float" office:value="-788.01075360672178" table:formula="of:=[.$A$3]*SIN(RADIANS([.B191]+120))" table:style-name="ce9">
            <text:p>-788,0108</text:p>
          </table:table-cell>
          <table:table-cell table:style-name="ce9"/>
          <table:table-cell office:value-type="float" office:value="69.586550480032827" table:formula="of:=(MIN([.C191];[.D191];[.E191])+MAX([.C191];[.D191];[.E191]))/2" table:style-name="ce10">
            <text:p>69,5866</text:p>
          </table:table-cell>
          <table:table-cell table:number-columns-repeated="4" table:style-name="ce9"/>
          <table:table-cell office:value-type="float" office:value="57.413449519967244" table:formula="of:=[.C191]/2+127" table:style-name="ce11">
            <text:p>5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89" table:style-name="ce2">
            <text:p>189</text:p>
          </table:table-cell>
          <table:table-cell office:value-type="float" office:value="-156.43446504023072" table:formula="of:=[.$A$3]*SIN(RADIANS([.B192]))" table:style-name="ce9">
            <text:p>-156,4345</text:p>
          </table:table-cell>
          <table:table-cell office:value-type="float" office:value="933.58042649720176" table:formula="of:=[.$A$3]*SIN(RADIANS([.B192]-120))" table:style-name="ce9">
            <text:p>933,5804</text:p>
          </table:table-cell>
          <table:table-cell office:value-type="float" office:value="-777.14596145697078" table:formula="of:=[.$A$3]*SIN(RADIANS([.B192]+120))" table:style-name="ce9">
            <text:p>-777,1460</text:p>
          </table:table-cell>
          <table:table-cell table:style-name="ce9"/>
          <table:table-cell office:value-type="float" office:value="78.217232520115488" table:formula="of:=(MIN([.C192];[.D192];[.E192])+MAX([.C192];[.D192];[.E192]))/2" table:style-name="ce10">
            <text:p>78,2172</text:p>
          </table:table-cell>
          <table:table-cell table:number-columns-repeated="4" table:style-name="ce9"/>
          <table:table-cell office:value-type="float" office:value="48.78276747988464" table:formula="of:=[.C192]/2+127" table:style-name="ce11">
            <text:p>4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0" table:style-name="ce2">
            <text:p>190</text:p>
          </table:table-cell>
          <table:table-cell office:value-type="float" office:value="-173.64817766693048" table:formula="of:=[.$A$3]*SIN(RADIANS([.B193]))" table:style-name="ce9">
            <text:p>-173,6482</text:p>
          </table:table-cell>
          <table:table-cell office:value-type="float" office:value="939.69262078590828" table:formula="of:=[.$A$3]*SIN(RADIANS([.B193]-120))" table:style-name="ce9">
            <text:p>939,6926</text:p>
          </table:table-cell>
          <table:table-cell office:value-type="float" office:value="-766.04444311897817" table:formula="of:=[.$A$3]*SIN(RADIANS([.B193]+120))" table:style-name="ce9">
            <text:p>-766,0444</text:p>
          </table:table-cell>
          <table:table-cell table:style-name="ce9"/>
          <table:table-cell office:value-type="float" office:value="86.824088833465055" table:formula="of:=(MIN([.C193];[.D193];[.E193])+MAX([.C193];[.D193];[.E193]))/2" table:style-name="ce10">
            <text:p>86,8241</text:p>
          </table:table-cell>
          <table:table-cell table:number-columns-repeated="4" table:style-name="ce9"/>
          <table:table-cell office:value-type="float" office:value="40.17591116653476" table:formula="of:=[.C193]/2+127" table:style-name="ce11">
            <text:p>4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1" table:style-name="ce2">
            <text:p>191</text:p>
          </table:table-cell>
          <table:table-cell office:value-type="float" office:value="-190.80899537654471" table:formula="of:=[.$A$3]*SIN(RADIANS([.B194]))" table:style-name="ce9">
            <text:p>-190,8090</text:p>
          </table:table-cell>
          <table:table-cell office:value-type="float" office:value="945.5185755993167" table:formula="of:=[.$A$3]*SIN(RADIANS([.B194]-120))" table:style-name="ce9">
            <text:p>945,5186</text:p>
          </table:table-cell>
          <table:table-cell office:value-type="float" office:value="-754.70958022277227" table:formula="of:=[.$A$3]*SIN(RADIANS([.B194]+120))" table:style-name="ce9">
            <text:p>-754,7096</text:p>
          </table:table-cell>
          <table:table-cell table:style-name="ce9"/>
          <table:table-cell office:value-type="float" office:value="95.404497688272215" table:formula="of:=(MIN([.C194];[.D194];[.E194])+MAX([.C194];[.D194];[.E194]))/2" table:style-name="ce10">
            <text:p>95,4045</text:p>
          </table:table-cell>
          <table:table-cell table:number-columns-repeated="4" table:style-name="ce9"/>
          <table:table-cell office:value-type="float" office:value="31.595502311727643" table:formula="of:=[.C194]/2+127" table:style-name="ce11">
            <text:p>3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2" table:style-name="ce2">
            <text:p>192</text:p>
          </table:table-cell>
          <table:table-cell office:value-type="float" office:value="-207.91169081775951" table:formula="of:=[.$A$3]*SIN(RADIANS([.B195]))" table:style-name="ce9">
            <text:p>-207,9117</text:p>
          </table:table-cell>
          <table:table-cell office:value-type="float" office:value="951.05651629515353" table:formula="of:=[.$A$3]*SIN(RADIANS([.B195]-120))" table:style-name="ce9">
            <text:p>951,0565</text:p>
          </table:table-cell>
          <table:table-cell office:value-type="float" office:value="-743.14482547739453" table:formula="of:=[.$A$3]*SIN(RADIANS([.B195]+120))" table:style-name="ce9">
            <text:p>-743,1448</text:p>
          </table:table-cell>
          <table:table-cell table:style-name="ce9"/>
          <table:table-cell office:value-type="float" office:value="103.9558454088795" table:formula="of:=(MIN([.C195];[.D195];[.E195])+MAX([.C195];[.D195];[.E195]))/2" table:style-name="ce10">
            <text:p>103,9558</text:p>
          </table:table-cell>
          <table:table-cell table:number-columns-repeated="4" table:style-name="ce9"/>
          <table:table-cell office:value-type="float" office:value="23.044154591120247" table:formula="of:=[.C195]/2+127" table:style-name="ce11">
            <text:p>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3" table:style-name="ce2">
            <text:p>193</text:p>
          </table:table-cell>
          <table:table-cell office:value-type="float" office:value="-224.95105434386497" table:formula="of:=[.$A$3]*SIN(RADIANS([.B196]))" table:style-name="ce9">
            <text:p>-224,9511</text:p>
          </table:table-cell>
          <table:table-cell office:value-type="float" office:value="956.3047559630354" table:formula="of:=[.$A$3]*SIN(RADIANS([.B196]-120))" table:style-name="ce9">
            <text:p>956,3048</text:p>
          </table:table-cell>
          <table:table-cell office:value-type="float" office:value="-731.35370161917035" table:formula="of:=[.$A$3]*SIN(RADIANS([.B196]+120))" table:style-name="ce9">
            <text:p>-731,3537</text:p>
          </table:table-cell>
          <table:table-cell table:style-name="ce9"/>
          <table:table-cell office:value-type="float" office:value="112.47552717193253" table:formula="of:=(MIN([.C196];[.D196];[.E196])+MAX([.C196];[.D196];[.E196]))/2" table:style-name="ce10">
            <text:p>112,4755</text:p>
          </table:table-cell>
          <table:table-cell table:number-columns-repeated="4" table:style-name="ce9"/>
          <table:table-cell office:value-type="float" office:value="14.524472828067516" table:formula="of:=[.C196]/2+127" table:style-name="ce11">
            <text:p>1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4" table:style-name="ce2">
            <text:p>194</text:p>
          </table:table-cell>
          <table:table-cell office:value-type="float" office:value="-241.92189559966752" table:formula="of:=[.$A$3]*SIN(RADIANS([.B197]))" table:style-name="ce9">
            <text:p>-241,9219</text:p>
          </table:table-cell>
          <table:table-cell office:value-type="float" office:value="961.26169593831889" table:formula="of:=[.$A$3]*SIN(RADIANS([.B197]-120))" table:style-name="ce9">
            <text:p>961,2617</text:p>
          </table:table-cell>
          <table:table-cell office:value-type="float" office:value="-719.33980033865123" table:formula="of:=[.$A$3]*SIN(RADIANS([.B197]+120))" table:style-name="ce9">
            <text:p>-719,3398</text:p>
          </table:table-cell>
          <table:table-cell table:style-name="ce9"/>
          <table:table-cell office:value-type="float" office:value="120.96094779983383" table:formula="of:=(MIN([.C197];[.D197];[.E197])+MAX([.C197];[.D197];[.E197]))/2" table:style-name="ce10">
            <text:p>120,9609</text:p>
          </table:table-cell>
          <table:table-cell table:number-columns-repeated="4" table:style-name="ce9"/>
          <table:table-cell office:value-type="float" office:value="6.039052200166239" table:formula="of:=[.C197]/2+127" table:style-name="ce11">
            <text:p>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5" table:style-name="ce2">
            <text:p>195</text:p>
          </table:table-cell>
          <table:table-cell office:value-type="float" office:value="-258.81904510252082" table:formula="of:=[.$A$3]*SIN(RADIANS([.B198]))" table:style-name="ce9">
            <text:p>-258,8190</text:p>
          </table:table-cell>
          <table:table-cell office:value-type="float" office:value="965.92582628906837" table:formula="of:=[.$A$3]*SIN(RADIANS([.B198]-120))" table:style-name="ce9">
            <text:p>965,9258</text:p>
          </table:table-cell>
          <table:table-cell office:value-type="float" office:value="-707.10678118654766" table:formula="of:=[.$A$3]*SIN(RADIANS([.B198]+120))" table:style-name="ce9">
            <text:p>-707,1068</text:p>
          </table:table-cell>
          <table:table-cell table:style-name="ce9"/>
          <table:table-cell office:value-type="float" office:value="129.40952255126035" table:formula="of:=(MIN([.C198];[.D198];[.E198])+MAX([.C198];[.D198];[.E198]))/2" table:style-name="ce10">
            <text:p>129,4095</text:p>
          </table:table-cell>
          <table:table-cell table:number-columns-repeated="4" table:style-name="ce9"/>
          <table:table-cell office:value-type="float" office:value="-2.4095225512604088" table:formula="of:=[.C198]/2+127" table:style-name="ce11">
            <text:p>-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6" table:style-name="ce2">
            <text:p>196</text:p>
          </table:table-cell>
          <table:table-cell office:value-type="float" office:value="-275.63735581699899" table:formula="of:=[.$A$3]*SIN(RADIANS([.B199]))" table:style-name="ce9">
            <text:p>-275,6374</text:p>
          </table:table-cell>
          <table:table-cell office:value-type="float" office:value="970.29572627599646" table:formula="of:=[.$A$3]*SIN(RADIANS([.B199]-120))" table:style-name="ce9">
            <text:p>970,2957</text:p>
          </table:table-cell>
          <table:table-cell office:value-type="float" office:value="-694.65837045899764" table:formula="of:=[.$A$3]*SIN(RADIANS([.B199]+120))" table:style-name="ce9">
            <text:p>-694,6584</text:p>
          </table:table-cell>
          <table:table-cell table:style-name="ce9"/>
          <table:table-cell office:value-type="float" office:value="137.81867790849941" table:formula="of:=(MIN([.C199];[.D199];[.E199])+MAX([.C199];[.D199];[.E199]))/2" table:style-name="ce10">
            <text:p>137,8187</text:p>
          </table:table-cell>
          <table:table-cell table:number-columns-repeated="4" table:style-name="ce9"/>
          <table:table-cell office:value-type="float" office:value="-10.818677908499495" table:formula="of:=[.C199]/2+127" table:style-name="ce11">
            <text:p>-1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7" table:style-name="ce2">
            <text:p>197</text:p>
          </table:table-cell>
          <table:table-cell office:value-type="float" office:value="-292.37170472273675" table:formula="of:=[.$A$3]*SIN(RADIANS([.B200]))" table:style-name="ce9">
            <text:p>-292,3717</text:p>
          </table:table-cell>
          <table:table-cell office:value-type="float" office:value="974.37006478523529" table:formula="of:=[.$A$3]*SIN(RADIANS([.B200]-120))" table:style-name="ce9">
            <text:p>974,3701</text:p>
          </table:table-cell>
          <table:table-cell office:value-type="float" office:value="-681.99836006249825" table:formula="of:=[.$A$3]*SIN(RADIANS([.B200]+120))" table:style-name="ce9">
            <text:p>-681,9984</text:p>
          </table:table-cell>
          <table:table-cell table:style-name="ce9"/>
          <table:table-cell office:value-type="float" office:value="146.18585236136852" table:formula="of:=(MIN([.C200];[.D200];[.E200])+MAX([.C200];[.D200];[.E200]))/2" table:style-name="ce10">
            <text:p>146,1859</text:p>
          </table:table-cell>
          <table:table-cell table:number-columns-repeated="4" table:style-name="ce9"/>
          <table:table-cell office:value-type="float" office:value="-19.185852361368376" table:formula="of:=[.C200]/2+127" table:style-name="ce11">
            <text:p>-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8" table:style-name="ce2">
            <text:p>198</text:p>
          </table:table-cell>
          <table:table-cell office:value-type="float" office:value="-309.01699437494727" table:formula="of:=[.$A$3]*SIN(RADIANS([.B201]))" table:style-name="ce9">
            <text:p>-309,0170</text:p>
          </table:table-cell>
          <table:table-cell office:value-type="float" office:value="978.14760073380558" table:formula="of:=[.$A$3]*SIN(RADIANS([.B201]-120))" table:style-name="ce9">
            <text:p>978,1476</text:p>
          </table:table-cell>
          <table:table-cell office:value-type="float" office:value="-669.13060635885813" table:formula="of:=[.$A$3]*SIN(RADIANS([.B201]+120))" table:style-name="ce9">
            <text:p>-669,1306</text:p>
          </table:table-cell>
          <table:table-cell table:style-name="ce9"/>
          <table:table-cell office:value-type="float" office:value="154.50849718747372" table:formula="of:=(MIN([.C201];[.D201];[.E201])+MAX([.C201];[.D201];[.E201]))/2" table:style-name="ce10">
            <text:p>154,5085</text:p>
          </table:table-cell>
          <table:table-cell table:number-columns-repeated="4" table:style-name="ce9"/>
          <table:table-cell office:value-type="float" office:value="-27.508497187473637" table:formula="of:=[.C201]/2+127" table:style-name="ce11">
            <text:p>-2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199" table:style-name="ce2">
            <text:p>199</text:p>
          </table:table-cell>
          <table:table-cell office:value-type="float" office:value="-325.56815445715677" table:formula="of:=[.$A$3]*SIN(RADIANS([.B202]))" table:style-name="ce9">
            <text:p>-325,5682</text:p>
          </table:table-cell>
          <table:table-cell office:value-type="float" office:value="981.62718344766392" table:formula="of:=[.$A$3]*SIN(RADIANS([.B202]-120))" table:style-name="ce9">
            <text:p>981,6272</text:p>
          </table:table-cell>
          <table:table-cell office:value-type="float" office:value="-656.05902899050739" table:formula="of:=[.$A$3]*SIN(RADIANS([.B202]+120))" table:style-name="ce9">
            <text:p>-656,0590</text:p>
          </table:table-cell>
          <table:table-cell table:style-name="ce9"/>
          <table:table-cell office:value-type="float" office:value="162.78407722857827" table:formula="of:=(MIN([.C202];[.D202];[.E202])+MAX([.C202];[.D202];[.E202]))/2" table:style-name="ce10">
            <text:p>162,7841</text:p>
          </table:table-cell>
          <table:table-cell table:number-columns-repeated="4" table:style-name="ce9"/>
          <table:table-cell office:value-type="float" office:value="-35.784077228578383" table:formula="of:=[.C202]/2+127" table:style-name="ce11">
            <text:p>-3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0" table:style-name="ce2">
            <text:p>200</text:p>
          </table:table-cell>
          <table:table-cell office:value-type="float" office:value="-342.02014332566864" table:formula="of:=[.$A$3]*SIN(RADIANS([.B203]))" table:style-name="ce9">
            <text:p>-342,0201</text:p>
          </table:table-cell>
          <table:table-cell office:value-type="float" office:value="984.80775301220797" table:formula="of:=[.$A$3]*SIN(RADIANS([.B203]-120))" table:style-name="ce9">
            <text:p>984,8078</text:p>
          </table:table-cell>
          <table:table-cell office:value-type="float" office:value="-642.78760968653955" table:formula="of:=[.$A$3]*SIN(RADIANS([.B203]+120))" table:style-name="ce9">
            <text:p>-642,7876</text:p>
          </table:table-cell>
          <table:table-cell table:style-name="ce9"/>
          <table:table-cell office:value-type="float" office:value="171.01007166283421" table:formula="of:=(MIN([.C203];[.D203];[.E203])+MAX([.C203];[.D203];[.E203]))/2" table:style-name="ce10">
            <text:p>171,0101</text:p>
          </table:table-cell>
          <table:table-cell table:number-columns-repeated="4" table:style-name="ce9"/>
          <table:table-cell office:value-type="float" office:value="-44.010071662834321" table:formula="of:=[.C203]/2+127" table:style-name="ce11">
            <text:p>-4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1" table:style-name="ce2">
            <text:p>201</text:p>
          </table:table-cell>
          <table:table-cell office:value-type="float" office:value="-358.36794954530046" table:formula="of:=[.$A$3]*SIN(RADIANS([.B204]))" table:style-name="ce9">
            <text:p>-358,3679</text:p>
          </table:table-cell>
          <table:table-cell office:value-type="float" office:value="987.68834059513779" table:formula="of:=[.$A$3]*SIN(RADIANS([.B204]-120))" table:style-name="ce9">
            <text:p>987,6883</text:p>
          </table:table-cell>
          <table:table-cell office:value-type="float" office:value="-629.32039104983778" table:formula="of:=[.$A$3]*SIN(RADIANS([.B204]+120))" table:style-name="ce9">
            <text:p>-629,3204</text:p>
          </table:table-cell>
          <table:table-cell table:style-name="ce9"/>
          <table:table-cell office:value-type="float" office:value="179.18397477265" table:formula="of:=(MIN([.C204];[.D204];[.E204])+MAX([.C204];[.D204];[.E204]))/2" table:style-name="ce10">
            <text:p>179,1840</text:p>
          </table:table-cell>
          <table:table-cell table:number-columns-repeated="4" table:style-name="ce9"/>
          <table:table-cell office:value-type="float" office:value="-52.183974772650231" table:formula="of:=[.C204]/2+127" table:style-name="ce11">
            <text:p>-5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2" table:style-name="ce2">
            <text:p>202</text:p>
          </table:table-cell>
          <table:table-cell office:value-type="float" office:value="-374.60659341591202" table:formula="of:=[.$A$3]*SIN(RADIANS([.B205]))" table:style-name="ce9">
            <text:p>-374,6066</text:p>
          </table:table-cell>
          <table:table-cell office:value-type="float" office:value="990.26806874157035" table:formula="of:=[.$A$3]*SIN(RADIANS([.B205]-120))" table:style-name="ce9">
            <text:p>990,2681</text:p>
          </table:table-cell>
          <table:table-cell office:value-type="float" office:value="-615.66147532565822" table:formula="of:=[.$A$3]*SIN(RADIANS([.B205]+120))" table:style-name="ce9">
            <text:p>-615,6615</text:p>
          </table:table-cell>
          <table:table-cell table:style-name="ce9"/>
          <table:table-cell office:value-type="float" office:value="187.30329670795606" table:formula="of:=(MIN([.C205];[.D205];[.E205])+MAX([.C205];[.D205];[.E205]))/2" table:style-name="ce10">
            <text:p>187,3033</text:p>
          </table:table-cell>
          <table:table-cell table:number-columns-repeated="4" table:style-name="ce9"/>
          <table:table-cell office:value-type="float" office:value="-60.303296707956008" table:formula="of:=[.C205]/2+127" table:style-name="ce11">
            <text:p>-6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3" table:style-name="ce2">
            <text:p>203</text:p>
          </table:table-cell>
          <table:table-cell office:value-type="float" office:value="-390.73112848927354" table:formula="of:=[.$A$3]*SIN(RADIANS([.B206]))" table:style-name="ce9">
            <text:p>-390,7311</text:p>
          </table:table-cell>
          <table:table-cell office:value-type="float" office:value="992.54615164132201" table:formula="of:=[.$A$3]*SIN(RADIANS([.B206]-120))" table:style-name="ce9">
            <text:p>992,5462</text:p>
          </table:table-cell>
          <table:table-cell office:value-type="float" office:value="-601.8150231520483" table:formula="of:=[.$A$3]*SIN(RADIANS([.B206]+120))" table:style-name="ce9">
            <text:p>-601,8150</text:p>
          </table:table-cell>
          <table:table-cell table:style-name="ce9"/>
          <table:table-cell office:value-type="float" office:value="195.36556424463686" table:formula="of:=(MIN([.C206];[.D206];[.E206])+MAX([.C206];[.D206];[.E206]))/2" table:style-name="ce10">
            <text:p>195,3656</text:p>
          </table:table-cell>
          <table:table-cell table:number-columns-repeated="4" table:style-name="ce9"/>
          <table:table-cell office:value-type="float" office:value="-68.365564244636772" table:formula="of:=[.C206]/2+127" table:style-name="ce11">
            <text:p>-6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4" table:style-name="ce2">
            <text:p>204</text:p>
          </table:table-cell>
          <table:table-cell office:value-type="float" office:value="-406.7366430758002" table:formula="of:=[.$A$3]*SIN(RADIANS([.B207]))" table:style-name="ce9">
            <text:p>-406,7366</text:p>
          </table:table-cell>
          <table:table-cell office:value-type="float" office:value="994.52189536827325" table:formula="of:=[.$A$3]*SIN(RADIANS([.B207]-120))" table:style-name="ce9">
            <text:p>994,5219</text:p>
          </table:table-cell>
          <table:table-cell office:value-type="float" office:value="-587.78525229247339" table:formula="of:=[.$A$3]*SIN(RADIANS([.B207]+120))" table:style-name="ce9">
            <text:p>-587,7853</text:p>
          </table:table-cell>
          <table:table-cell table:style-name="ce9"/>
          <table:table-cell office:value-type="float" office:value="203.36832153789993" table:formula="of:=(MIN([.C207];[.D207];[.E207])+MAX([.C207];[.D207];[.E207]))/2" table:style-name="ce10">
            <text:p>203,3683</text:p>
          </table:table-cell>
          <table:table-cell table:number-columns-repeated="4" table:style-name="ce9"/>
          <table:table-cell office:value-type="float" office:value="-76.368321537900101" table:formula="of:=[.C207]/2+127" table:style-name="ce11">
            <text:p>-7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5" table:style-name="ce2">
            <text:p>205</text:p>
          </table:table-cell>
          <table:table-cell office:value-type="float" office:value="-422.61826174069927" table:formula="of:=[.$A$3]*SIN(RADIANS([.B208]))" table:style-name="ce9">
            <text:p>-422,6183</text:p>
          </table:table-cell>
          <table:table-cell office:value-type="float" office:value="996.19469809174552" table:formula="of:=[.$A$3]*SIN(RADIANS([.B208]-120))" table:style-name="ce9">
            <text:p>996,1947</text:p>
          </table:table-cell>
          <table:table-cell office:value-type="float" office:value="-573.57643635104648" table:formula="of:=[.$A$3]*SIN(RADIANS([.B208]+120))" table:style-name="ce9">
            <text:p>-573,5764</text:p>
          </table:table-cell>
          <table:table-cell table:style-name="ce9"/>
          <table:table-cell office:value-type="float" office:value="211.30913087034952" table:formula="of:=(MIN([.C208];[.D208];[.E208])+MAX([.C208];[.D208];[.E208]))/2" table:style-name="ce10">
            <text:p>211,3091</text:p>
          </table:table-cell>
          <table:table-cell table:number-columns-repeated="4" table:style-name="ce9"/>
          <table:table-cell office:value-type="float" office:value="-84.309130870349634" table:formula="of:=[.C208]/2+127" table:style-name="ce11">
            <text:p>-8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6" table:style-name="ce2">
            <text:p>206</text:p>
          </table:table-cell>
          <table:table-cell office:value-type="float" office:value="-438.37114678907744" table:formula="of:=[.$A$3]*SIN(RADIANS([.B209]))" table:style-name="ce9">
            <text:p>-438,3711</text:p>
          </table:table-cell>
          <table:table-cell office:value-type="float" office:value="997.56405025982417" table:formula="of:=[.$A$3]*SIN(RADIANS([.B209]-120))" table:style-name="ce9">
            <text:p>997,5641</text:p>
          </table:table-cell>
          <table:table-cell office:value-type="float" office:value="-559.19290347074661" table:formula="of:=[.$A$3]*SIN(RADIANS([.B209]+120))" table:style-name="ce9">
            <text:p>-559,1929</text:p>
          </table:table-cell>
          <table:table-cell table:style-name="ce9"/>
          <table:table-cell office:value-type="float" office:value="219.18557339453878" table:formula="of:=(MIN([.C209];[.D209];[.E209])+MAX([.C209];[.D209];[.E209]))/2" table:style-name="ce10">
            <text:p>219,1856</text:p>
          </table:table-cell>
          <table:table-cell table:number-columns-repeated="4" table:style-name="ce9"/>
          <table:table-cell office:value-type="float" office:value="-92.185573394538721" table:formula="of:=[.C209]/2+127" table:style-name="ce11">
            <text:p>-9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7" table:style-name="ce2">
            <text:p>207</text:p>
          </table:table-cell>
          <table:table-cell office:value-type="float" office:value="-453.99049973954669" table:formula="of:=[.$A$3]*SIN(RADIANS([.B210]))" table:style-name="ce9">
            <text:p>-453,9905</text:p>
          </table:table-cell>
          <table:table-cell office:value-type="float" office:value="998.6295347545738" table:formula="of:=[.$A$3]*SIN(RADIANS([.B210]-120))" table:style-name="ce9">
            <text:p>998,6295</text:p>
          </table:table-cell>
          <table:table-cell office:value-type="float" office:value="-544.63903501502693" table:formula="of:=[.$A$3]*SIN(RADIANS([.B210]+120))" table:style-name="ce9">
            <text:p>-544,6390</text:p>
          </table:table-cell>
          <table:table-cell table:style-name="ce9"/>
          <table:table-cell office:value-type="float" office:value="226.99524986977343" table:formula="of:=(MIN([.C210];[.D210];[.E210])+MAX([.C210];[.D210];[.E210]))/2" table:style-name="ce10">
            <text:p>226,9952</text:p>
          </table:table-cell>
          <table:table-cell table:number-columns-repeated="4" table:style-name="ce9"/>
          <table:table-cell office:value-type="float" office:value="-99.995249869773346" table:formula="of:=[.C210]/2+127" table:style-name="ce11">
            <text:p>-1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8" table:style-name="ce2">
            <text:p>208</text:p>
          </table:table-cell>
          <table:table-cell office:value-type="float" office:value="-469.47156278589085" table:formula="of:=[.$A$3]*SIN(RADIANS([.B211]))" table:style-name="ce9">
            <text:p>-469,4716</text:p>
          </table:table-cell>
          <table:table-cell office:value-type="float" office:value="999.39082701909581" table:formula="of:=[.$A$3]*SIN(RADIANS([.B211]-120))" table:style-name="ce9">
            <text:p>999,3908</text:p>
          </table:table-cell>
          <table:table-cell office:value-type="float" office:value="-529.91926423320501" table:formula="of:=[.$A$3]*SIN(RADIANS([.B211]+120))" table:style-name="ce9">
            <text:p>-529,9193</text:p>
          </table:table-cell>
          <table:table-cell table:style-name="ce9"/>
          <table:table-cell office:value-type="float" office:value="234.7357813929454" table:formula="of:=(MIN([.C211];[.D211];[.E211])+MAX([.C211];[.D211];[.E211]))/2" table:style-name="ce10">
            <text:p>234,7358</text:p>
          </table:table-cell>
          <table:table-cell table:number-columns-repeated="4" table:style-name="ce9"/>
          <table:table-cell office:value-type="float" office:value="-107.73578139294543" table:formula="of:=[.C211]/2+127" table:style-name="ce11">
            <text:p>-10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09" table:style-name="ce2">
            <text:p>209</text:p>
          </table:table-cell>
          <table:table-cell office:value-type="float" office:value="-484.80962024633692" table:formula="of:=[.$A$3]*SIN(RADIANS([.B212]))" table:style-name="ce9">
            <text:p>-484,8096</text:p>
          </table:table-cell>
          <table:table-cell office:value-type="float" office:value="999.8476951563913" table:formula="of:=[.$A$3]*SIN(RADIANS([.B212]-120))" table:style-name="ce9">
            <text:p>999,8477</text:p>
          </table:table-cell>
          <table:table-cell office:value-type="float" office:value="-515.03807491005443" table:formula="of:=[.$A$3]*SIN(RADIANS([.B212]+120))" table:style-name="ce9">
            <text:p>-515,0381</text:p>
          </table:table-cell>
          <table:table-cell table:style-name="ce9"/>
          <table:table-cell office:value-type="float" office:value="242.40481012316843" table:formula="of:=(MIN([.C212];[.D212];[.E212])+MAX([.C212];[.D212];[.E212]))/2" table:style-name="ce10">
            <text:p>242,4048</text:p>
          </table:table-cell>
          <table:table-cell table:number-columns-repeated="4" table:style-name="ce9"/>
          <table:table-cell office:value-type="float" office:value="-115.40481012316846" table:formula="of:=[.C212]/2+127" table:style-name="ce11">
            <text:p>-11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0" table:style-name="ce2">
            <text:p>210</text:p>
          </table:table-cell>
          <table:table-cell office:value-type="float" office:value="-500.00000000000011" table:formula="of:=[.$A$3]*SIN(RADIANS([.B213]))" table:style-name="ce9">
            <text:p>-500,0000</text:p>
          </table:table-cell>
          <table:table-cell office:value-type="float" office:value="1000" table:formula="of:=[.$A$3]*SIN(RADIANS([.B213]-120))" table:style-name="ce9">
            <text:p>1000,0000</text:p>
          </table:table-cell>
          <table:table-cell office:value-type="float" office:value="-500.00000000000045" table:formula="of:=[.$A$3]*SIN(RADIANS([.B213]+120))" table:style-name="ce9">
            <text:p>-500,0000</text:p>
          </table:table-cell>
          <table:table-cell table:style-name="ce9"/>
          <table:table-cell office:value-type="float" office:value="249.99999999999977" table:formula="of:=(MIN([.C213];[.D213];[.E213])+MAX([.C213];[.D213];[.E213]))/2" table:style-name="ce10">
            <text:p>250,0000</text:p>
          </table:table-cell>
          <table:table-cell table:number-columns-repeated="4" table:style-name="ce9"/>
          <table:table-cell office:value-type="float" office:value="-123.00000000000006" table:formula="of:=[.C213]/2+127" table:style-name="ce11">
            <text:p>-1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1" table:style-name="ce2">
            <text:p>211</text:p>
          </table:table-cell>
          <table:table-cell office:value-type="float" office:value="-515.03807491005421" table:formula="of:=[.$A$3]*SIN(RADIANS([.B214]))" table:style-name="ce9">
            <text:p>-515,0381</text:p>
          </table:table-cell>
          <table:table-cell office:value-type="float" office:value="999.8476951563913" table:formula="of:=[.$A$3]*SIN(RADIANS([.B214]-120))" table:style-name="ce9">
            <text:p>999,8477</text:p>
          </table:table-cell>
          <table:table-cell office:value-type="float" office:value="-484.80962024633692" table:formula="of:=[.$A$3]*SIN(RADIANS([.B214]+120))" table:style-name="ce9">
            <text:p>-484,8096</text:p>
          </table:table-cell>
          <table:table-cell table:style-name="ce9"/>
          <table:table-cell office:value-type="float" office:value="242.40481012316855" table:formula="of:=(MIN([.C214];[.D214];[.E214])+MAX([.C214];[.D214];[.E214]))/2" table:style-name="ce10">
            <text:p>242,4048</text:p>
          </table:table-cell>
          <table:table-cell table:number-columns-repeated="4" table:style-name="ce9"/>
          <table:table-cell office:value-type="float" office:value="-130.5190374550271" table:formula="of:=[.C214]/2+127" table:style-name="ce11">
            <text:p>-13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2" table:style-name="ce2">
            <text:p>212</text:p>
          </table:table-cell>
          <table:table-cell office:value-type="float" office:value="-529.91926423320479" table:formula="of:=[.$A$3]*SIN(RADIANS([.B215]))" table:style-name="ce9">
            <text:p>-529,9193</text:p>
          </table:table-cell>
          <table:table-cell office:value-type="float" office:value="999.39082701909581" table:formula="of:=[.$A$3]*SIN(RADIANS([.B215]-120))" table:style-name="ce9">
            <text:p>999,3908</text:p>
          </table:table-cell>
          <table:table-cell office:value-type="float" office:value="-469.4715627858908" table:formula="of:=[.$A$3]*SIN(RADIANS([.B215]+120))" table:style-name="ce9">
            <text:p>-469,4716</text:p>
          </table:table-cell>
          <table:table-cell table:style-name="ce9"/>
          <table:table-cell office:value-type="float" office:value="234.73578139294551" table:formula="of:=(MIN([.C215];[.D215];[.E215])+MAX([.C215];[.D215];[.E215]))/2" table:style-name="ce10">
            <text:p>234,7358</text:p>
          </table:table-cell>
          <table:table-cell table:number-columns-repeated="4" table:style-name="ce9"/>
          <table:table-cell office:value-type="float" office:value="-137.95963211660239" table:formula="of:=[.C215]/2+127" table:style-name="ce11">
            <text:p>-13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3" table:style-name="ce2">
            <text:p>213</text:p>
          </table:table-cell>
          <table:table-cell office:value-type="float" office:value="-544.63903501502705" table:formula="of:=[.$A$3]*SIN(RADIANS([.B216]))" table:style-name="ce9">
            <text:p>-544,6390</text:p>
          </table:table-cell>
          <table:table-cell office:value-type="float" office:value="998.6295347545738" table:formula="of:=[.$A$3]*SIN(RADIANS([.B216]-120))" table:style-name="ce9">
            <text:p>998,6295</text:p>
          </table:table-cell>
          <table:table-cell office:value-type="float" office:value="-453.99049973954698" table:formula="of:=[.$A$3]*SIN(RADIANS([.B216]+120))" table:style-name="ce9">
            <text:p>-453,9905</text:p>
          </table:table-cell>
          <table:table-cell table:style-name="ce9"/>
          <table:table-cell office:value-type="float" office:value="226.99524986977337" table:formula="of:=(MIN([.C216];[.D216];[.E216])+MAX([.C216];[.D216];[.E216]))/2" table:style-name="ce10">
            <text:p>226,9952</text:p>
          </table:table-cell>
          <table:table-cell table:number-columns-repeated="4" table:style-name="ce9"/>
          <table:table-cell office:value-type="float" office:value="-145.31951750751352" table:formula="of:=[.C216]/2+127" table:style-name="ce11">
            <text:p>-14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4" table:style-name="ce2">
            <text:p>214</text:p>
          </table:table-cell>
          <table:table-cell office:value-type="float" office:value="-559.19290347074673" table:formula="of:=[.$A$3]*SIN(RADIANS([.B217]))" table:style-name="ce9">
            <text:p>-559,1929</text:p>
          </table:table-cell>
          <table:table-cell office:value-type="float" office:value="997.56405025982417" table:formula="of:=[.$A$3]*SIN(RADIANS([.B217]-120))" table:style-name="ce9">
            <text:p>997,5641</text:p>
          </table:table-cell>
          <table:table-cell office:value-type="float" office:value="-438.37114678907778" table:formula="of:=[.$A$3]*SIN(RADIANS([.B217]+120))" table:style-name="ce9">
            <text:p>-438,3711</text:p>
          </table:table-cell>
          <table:table-cell table:style-name="ce9"/>
          <table:table-cell office:value-type="float" office:value="219.18557339453872" table:formula="of:=(MIN([.C217];[.D217];[.E217])+MAX([.C217];[.D217];[.E217]))/2" table:style-name="ce10">
            <text:p>219,1856</text:p>
          </table:table-cell>
          <table:table-cell table:number-columns-repeated="4" table:style-name="ce9"/>
          <table:table-cell office:value-type="float" office:value="-152.59645173537336" table:formula="of:=[.C217]/2+127" table:style-name="ce11">
            <text:p>-15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5" table:style-name="ce2">
            <text:p>215</text:p>
          </table:table-cell>
          <table:table-cell office:value-type="float" office:value="-573.57643635104614" table:formula="of:=[.$A$3]*SIN(RADIANS([.B218]))" table:style-name="ce9">
            <text:p>-573,5764</text:p>
          </table:table-cell>
          <table:table-cell office:value-type="float" office:value="996.19469809174552" table:formula="of:=[.$A$3]*SIN(RADIANS([.B218]-120))" table:style-name="ce9">
            <text:p>996,1947</text:p>
          </table:table-cell>
          <table:table-cell office:value-type="float" office:value="-422.61826174069921" table:formula="of:=[.$A$3]*SIN(RADIANS([.B218]+120))" table:style-name="ce9">
            <text:p>-422,6183</text:p>
          </table:table-cell>
          <table:table-cell table:style-name="ce9"/>
          <table:table-cell office:value-type="float" office:value="211.30913087034969" table:formula="of:=(MIN([.C218];[.D218];[.E218])+MAX([.C218];[.D218];[.E218]))/2" table:style-name="ce10">
            <text:p>211,3091</text:p>
          </table:table-cell>
          <table:table-cell table:number-columns-repeated="4" table:style-name="ce9"/>
          <table:table-cell office:value-type="float" office:value="-159.78821817552307" table:formula="of:=[.C218]/2+127" table:style-name="ce11">
            <text:p>-16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6" table:style-name="ce2">
            <text:p>216</text:p>
          </table:table-cell>
          <table:table-cell office:value-type="float" office:value="-587.78525229247305" table:formula="of:=[.$A$3]*SIN(RADIANS([.B219]))" table:style-name="ce9">
            <text:p>-587,7853</text:p>
          </table:table-cell>
          <table:table-cell office:value-type="float" office:value="994.52189536827325" table:formula="of:=[.$A$3]*SIN(RADIANS([.B219]-120))" table:style-name="ce9">
            <text:p>994,5219</text:p>
          </table:table-cell>
          <table:table-cell office:value-type="float" office:value="-406.73664307580015" table:formula="of:=[.$A$3]*SIN(RADIANS([.B219]+120))" table:style-name="ce9">
            <text:p>-406,7366</text:p>
          </table:table-cell>
          <table:table-cell table:style-name="ce9"/>
          <table:table-cell office:value-type="float" office:value="203.3683215379001" table:formula="of:=(MIN([.C219];[.D219];[.E219])+MAX([.C219];[.D219];[.E219]))/2" table:style-name="ce10">
            <text:p>203,3683</text:p>
          </table:table-cell>
          <table:table-cell table:number-columns-repeated="4" table:style-name="ce9"/>
          <table:table-cell office:value-type="float" office:value="-166.89262614623652" table:formula="of:=[.C219]/2+127" table:style-name="ce11">
            <text:p>-1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7" table:style-name="ce2">
            <text:p>217</text:p>
          </table:table-cell>
          <table:table-cell office:value-type="float" office:value="-601.81502315204841" table:formula="of:=[.$A$3]*SIN(RADIANS([.B220]))" table:style-name="ce9">
            <text:p>-601,8150</text:p>
          </table:table-cell>
          <table:table-cell office:value-type="float" office:value="992.54615164132213" table:formula="of:=[.$A$3]*SIN(RADIANS([.B220]-120))" table:style-name="ce9">
            <text:p>992,5462</text:p>
          </table:table-cell>
          <table:table-cell office:value-type="float" office:value="-390.73112848927389" table:formula="of:=[.$A$3]*SIN(RADIANS([.B220]+120))" table:style-name="ce9">
            <text:p>-390,7311</text:p>
          </table:table-cell>
          <table:table-cell table:style-name="ce9"/>
          <table:table-cell office:value-type="float" office:value="195.36556424463686" table:formula="of:=(MIN([.C220];[.D220];[.E220])+MAX([.C220];[.D220];[.E220]))/2" table:style-name="ce10">
            <text:p>195,3656</text:p>
          </table:table-cell>
          <table:table-cell table:number-columns-repeated="4" table:style-name="ce9"/>
          <table:table-cell office:value-type="float" office:value="-173.90751157602421" table:formula="of:=[.C220]/2+127" table:style-name="ce11">
            <text:p>-17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8" table:style-name="ce2">
            <text:p>218</text:p>
          </table:table-cell>
          <table:table-cell office:value-type="float" office:value="-615.66147532565822" table:formula="of:=[.$A$3]*SIN(RADIANS([.B221]))" table:style-name="ce9">
            <text:p>-615,6615</text:p>
          </table:table-cell>
          <table:table-cell office:value-type="float" office:value="990.26806874157035" table:formula="of:=[.$A$3]*SIN(RADIANS([.B221]-120))" table:style-name="ce9">
            <text:p>990,2681</text:p>
          </table:table-cell>
          <table:table-cell office:value-type="float" office:value="-374.60659341591236" table:formula="of:=[.$A$3]*SIN(RADIANS([.B221]+120))" table:style-name="ce9">
            <text:p>-374,6066</text:p>
          </table:table-cell>
          <table:table-cell table:style-name="ce9"/>
          <table:table-cell office:value-type="float" office:value="187.30329670795606" table:formula="of:=(MIN([.C221];[.D221];[.E221])+MAX([.C221];[.D221];[.E221]))/2" table:style-name="ce10">
            <text:p>187,3033</text:p>
          </table:table-cell>
          <table:table-cell table:number-columns-repeated="4" table:style-name="ce9"/>
          <table:table-cell office:value-type="float" office:value="-180.83073766282911" table:formula="of:=[.C221]/2+127" table:style-name="ce11">
            <text:p>-18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19" table:style-name="ce2">
            <text:p>219</text:p>
          </table:table-cell>
          <table:table-cell office:value-type="float" office:value="-629.32039104983767" table:formula="of:=[.$A$3]*SIN(RADIANS([.B222]))" table:style-name="ce9">
            <text:p>-629,3204</text:p>
          </table:table-cell>
          <table:table-cell office:value-type="float" office:value="987.68834059513779" table:formula="of:=[.$A$3]*SIN(RADIANS([.B222]-120))" table:style-name="ce9">
            <text:p>987,6883</text:p>
          </table:table-cell>
          <table:table-cell office:value-type="float" office:value="-358.36794954530075" table:formula="of:=[.$A$3]*SIN(RADIANS([.B222]+120))" table:style-name="ce9">
            <text:p>-358,3679</text:p>
          </table:table-cell>
          <table:table-cell table:style-name="ce9"/>
          <table:table-cell office:value-type="float" office:value="179.18397477265006" table:formula="of:=(MIN([.C222];[.D222];[.E222])+MAX([.C222];[.D222];[.E222]))/2" table:style-name="ce10">
            <text:p>179,1840</text:p>
          </table:table-cell>
          <table:table-cell table:number-columns-repeated="4" table:style-name="ce9"/>
          <table:table-cell office:value-type="float" office:value="-187.66019552491883" table:formula="of:=[.C222]/2+127" table:style-name="ce11">
            <text:p>-18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0" table:style-name="ce2">
            <text:p>220</text:p>
          </table:table-cell>
          <table:table-cell office:value-type="float" office:value="-642.78760968653921" table:formula="of:=[.$A$3]*SIN(RADIANS([.B223]))" table:style-name="ce9">
            <text:p>-642,7876</text:p>
          </table:table-cell>
          <table:table-cell office:value-type="float" office:value="984.80775301220797" table:formula="of:=[.$A$3]*SIN(RADIANS([.B223]-120))" table:style-name="ce9">
            <text:p>984,8078</text:p>
          </table:table-cell>
          <table:table-cell office:value-type="float" office:value="-342.02014332566858" table:formula="of:=[.$A$3]*SIN(RADIANS([.B223]+120))" table:style-name="ce9">
            <text:p>-342,0201</text:p>
          </table:table-cell>
          <table:table-cell table:style-name="ce9"/>
          <table:table-cell office:value-type="float" office:value="171.01007166283438" table:formula="of:=(MIN([.C223];[.D223];[.E223])+MAX([.C223];[.D223];[.E223]))/2" table:style-name="ce10">
            <text:p>171,0101</text:p>
          </table:table-cell>
          <table:table-cell table:number-columns-repeated="4" table:style-name="ce9"/>
          <table:table-cell office:value-type="float" office:value="-194.39380484326961" table:formula="of:=[.C223]/2+127" table:style-name="ce11">
            <text:p>-19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1" table:style-name="ce2">
            <text:p>221</text:p>
          </table:table-cell>
          <table:table-cell office:value-type="float" office:value="-656.05902899050704" table:formula="of:=[.$A$3]*SIN(RADIANS([.B224]))" table:style-name="ce9">
            <text:p>-656,0590</text:p>
          </table:table-cell>
          <table:table-cell office:value-type="float" office:value="981.62718344766392" table:formula="of:=[.$A$3]*SIN(RADIANS([.B224]-120))" table:style-name="ce9">
            <text:p>981,6272</text:p>
          </table:table-cell>
          <table:table-cell office:value-type="float" office:value="-325.56815445715671" table:formula="of:=[.$A$3]*SIN(RADIANS([.B224]+120))" table:style-name="ce9">
            <text:p>-325,5682</text:p>
          </table:table-cell>
          <table:table-cell table:style-name="ce9"/>
          <table:table-cell office:value-type="float" office:value="162.78407722857844" table:formula="of:=(MIN([.C224];[.D224];[.E224])+MAX([.C224];[.D224];[.E224]))/2" table:style-name="ce10">
            <text:p>162,7841</text:p>
          </table:table-cell>
          <table:table-cell table:number-columns-repeated="4" table:style-name="ce9"/>
          <table:table-cell office:value-type="float" office:value="-201.02951449525352" table:formula="of:=[.C224]/2+127" table:style-name="ce11">
            <text:p>-2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2" table:style-name="ce2">
            <text:p>222</text:p>
          </table:table-cell>
          <table:table-cell office:value-type="float" office:value="-669.13060635885824" table:formula="of:=[.$A$3]*SIN(RADIANS([.B225]))" table:style-name="ce9">
            <text:p>-669,1306</text:p>
          </table:table-cell>
          <table:table-cell office:value-type="float" office:value="978.14760073380569" table:formula="of:=[.$A$3]*SIN(RADIANS([.B225]-120))" table:style-name="ce9">
            <text:p>978,1476</text:p>
          </table:table-cell>
          <table:table-cell office:value-type="float" office:value="-309.01699437494761" table:formula="of:=[.$A$3]*SIN(RADIANS([.B225]+120))" table:style-name="ce9">
            <text:p>-309,0170</text:p>
          </table:table-cell>
          <table:table-cell table:style-name="ce9"/>
          <table:table-cell office:value-type="float" office:value="154.50849718747372" table:formula="of:=(MIN([.C225];[.D225];[.E225])+MAX([.C225];[.D225];[.E225]))/2" table:style-name="ce10">
            <text:p>154,5085</text:p>
          </table:table-cell>
          <table:table-cell table:number-columns-repeated="4" table:style-name="ce9"/>
          <table:table-cell office:value-type="float" office:value="-207.56530317942912" table:formula="of:=[.C225]/2+127" table:style-name="ce11">
            <text:p>-20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3" table:style-name="ce2">
            <text:p>223</text:p>
          </table:table-cell>
          <table:table-cell office:value-type="float" office:value="-681.99836006249836" table:formula="of:=[.$A$3]*SIN(RADIANS([.B226]))" table:style-name="ce9">
            <text:p>-681,9984</text:p>
          </table:table-cell>
          <table:table-cell office:value-type="float" office:value="974.37006478523529" table:formula="of:=[.$A$3]*SIN(RADIANS([.B226]-120))" table:style-name="ce9">
            <text:p>974,3701</text:p>
          </table:table-cell>
          <table:table-cell office:value-type="float" office:value="-292.37170472273715" table:formula="of:=[.$A$3]*SIN(RADIANS([.B226]+120))" table:style-name="ce9">
            <text:p>-292,3717</text:p>
          </table:table-cell>
          <table:table-cell table:style-name="ce9"/>
          <table:table-cell office:value-type="float" office:value="146.18585236136846" table:formula="of:=(MIN([.C226];[.D226];[.E226])+MAX([.C226];[.D226];[.E226]))/2" table:style-name="ce10">
            <text:p>146,1859</text:p>
          </table:table-cell>
          <table:table-cell table:number-columns-repeated="4" table:style-name="ce9"/>
          <table:table-cell office:value-type="float" office:value="-213.99918003124918" table:formula="of:=[.C226]/2+127" table:style-name="ce11">
            <text:p>-2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4" table:style-name="ce2">
            <text:p>224</text:p>
          </table:table-cell>
          <table:table-cell office:value-type="float" office:value="-694.65837045899741" table:formula="of:=[.$A$3]*SIN(RADIANS([.B227]))" table:style-name="ce9">
            <text:p>-694,6584</text:p>
          </table:table-cell>
          <table:table-cell office:value-type="float" office:value="970.29572627599646" table:formula="of:=[.$A$3]*SIN(RADIANS([.B227]-120))" table:style-name="ce9">
            <text:p>970,2957</text:p>
          </table:table-cell>
          <table:table-cell office:value-type="float" office:value="-275.63735581699893" table:formula="of:=[.$A$3]*SIN(RADIANS([.B227]+120))" table:style-name="ce9">
            <text:p>-275,6374</text:p>
          </table:table-cell>
          <table:table-cell table:style-name="ce9"/>
          <table:table-cell office:value-type="float" office:value="137.81867790849952" table:formula="of:=(MIN([.C227];[.D227];[.E227])+MAX([.C227];[.D227];[.E227]))/2" table:style-name="ce10">
            <text:p>137,8187</text:p>
          </table:table-cell>
          <table:table-cell table:number-columns-repeated="4" table:style-name="ce9"/>
          <table:table-cell office:value-type="float" office:value="-220.32918522949871" table:formula="of:=[.C227]/2+127" table:style-name="ce11">
            <text:p>-2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5" table:style-name="ce2">
            <text:p>225</text:p>
          </table:table-cell>
          <table:table-cell office:value-type="float" office:value="-707.10678118654744" table:formula="of:=[.$A$3]*SIN(RADIANS([.B228]))" table:style-name="ce9">
            <text:p>-707,1068</text:p>
          </table:table-cell>
          <table:table-cell office:value-type="float" office:value="965.92582628906837" table:formula="of:=[.$A$3]*SIN(RADIANS([.B228]-120))" table:style-name="ce9">
            <text:p>965,9258</text:p>
          </table:table-cell>
          <table:table-cell office:value-type="float" office:value="-258.8190451025207" table:formula="of:=[.$A$3]*SIN(RADIANS([.B228]+120))" table:style-name="ce9">
            <text:p>-258,8190</text:p>
          </table:table-cell>
          <table:table-cell table:style-name="ce9"/>
          <table:table-cell office:value-type="float" office:value="129.40952255126047" table:formula="of:=(MIN([.C228];[.D228];[.E228])+MAX([.C228];[.D228];[.E228]))/2" table:style-name="ce10">
            <text:p>129,4095</text:p>
          </table:table-cell>
          <table:table-cell table:number-columns-repeated="4" table:style-name="ce9"/>
          <table:table-cell office:value-type="float" office:value="-226.55339059327372" table:formula="of:=[.C228]/2+127" table:style-name="ce11">
            <text:p>-2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6" table:style-name="ce2">
            <text:p>226</text:p>
          </table:table-cell>
          <table:table-cell office:value-type="float" office:value="-719.33980033865123" table:formula="of:=[.$A$3]*SIN(RADIANS([.B229]))" table:style-name="ce9">
            <text:p>-719,3398</text:p>
          </table:table-cell>
          <table:table-cell office:value-type="float" office:value="961.26169593831889" table:formula="of:=[.$A$3]*SIN(RADIANS([.B229]-120))" table:style-name="ce9">
            <text:p>961,2617</text:p>
          </table:table-cell>
          <table:table-cell office:value-type="float" office:value="-241.92189559966786" table:formula="of:=[.$A$3]*SIN(RADIANS([.B229]+120))" table:style-name="ce9">
            <text:p>-241,9219</text:p>
          </table:table-cell>
          <table:table-cell table:style-name="ce9"/>
          <table:table-cell office:value-type="float" office:value="120.96094779983383" table:formula="of:=(MIN([.C229];[.D229];[.E229])+MAX([.C229];[.D229];[.E229]))/2" table:style-name="ce10">
            <text:p>120,9609</text:p>
          </table:table-cell>
          <table:table-cell table:number-columns-repeated="4" table:style-name="ce9"/>
          <table:table-cell office:value-type="float" office:value="-232.66990016932562" table:formula="of:=[.C229]/2+127" table:style-name="ce11">
            <text:p>-23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7" table:style-name="ce2">
            <text:p>227</text:p>
          </table:table-cell>
          <table:table-cell office:value-type="float" office:value="-731.35370161917047" table:formula="of:=[.$A$3]*SIN(RADIANS([.B230]))" table:style-name="ce9">
            <text:p>-731,3537</text:p>
          </table:table-cell>
          <table:table-cell office:value-type="float" office:value="956.30475596303552" table:formula="of:=[.$A$3]*SIN(RADIANS([.B230]-120))" table:style-name="ce9">
            <text:p>956,3048</text:p>
          </table:table-cell>
          <table:table-cell office:value-type="float" office:value="-224.95105434386534" table:formula="of:=[.$A$3]*SIN(RADIANS([.B230]+120))" table:style-name="ce9">
            <text:p>-224,9511</text:p>
          </table:table-cell>
          <table:table-cell table:style-name="ce9"/>
          <table:table-cell office:value-type="float" office:value="112.47552717193253" table:formula="of:=(MIN([.C230];[.D230];[.E230])+MAX([.C230];[.D230];[.E230]))/2" table:style-name="ce10">
            <text:p>112,4755</text:p>
          </table:table-cell>
          <table:table-cell table:number-columns-repeated="4" table:style-name="ce9"/>
          <table:table-cell office:value-type="float" office:value="-238.67685080958523" table:formula="of:=[.C230]/2+127" table:style-name="ce11">
            <text:p>-23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8" table:style-name="ce2">
            <text:p>228</text:p>
          </table:table-cell>
          <table:table-cell office:value-type="float" office:value="-743.14482547739431" table:formula="of:=[.$A$3]*SIN(RADIANS([.B231]))" table:style-name="ce9">
            <text:p>-743,1448</text:p>
          </table:table-cell>
          <table:table-cell office:value-type="float" office:value="951.05651629515364" table:formula="of:=[.$A$3]*SIN(RADIANS([.B231]-120))" table:style-name="ce9">
            <text:p>951,0565</text:p>
          </table:table-cell>
          <table:table-cell office:value-type="float" office:value="-207.91169081775988" table:formula="of:=[.$A$3]*SIN(RADIANS([.B231]+120))" table:style-name="ce9">
            <text:p>-207,9117</text:p>
          </table:table-cell>
          <table:table-cell table:style-name="ce9"/>
          <table:table-cell office:value-type="float" office:value="103.95584540887967" table:formula="of:=(MIN([.C231];[.D231];[.E231])+MAX([.C231];[.D231];[.E231]))/2" table:style-name="ce10">
            <text:p>103,9558</text:p>
          </table:table-cell>
          <table:table-cell table:number-columns-repeated="4" table:style-name="ce9"/>
          <table:table-cell office:value-type="float" office:value="-244.57241273869715" table:formula="of:=[.C231]/2+127" table:style-name="ce11">
            <text:p>-24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29" table:style-name="ce2">
            <text:p>229</text:p>
          </table:table-cell>
          <table:table-cell office:value-type="float" office:value="-754.70958022277205" table:formula="of:=[.$A$3]*SIN(RADIANS([.B232]))" table:style-name="ce9">
            <text:p>-754,7096</text:p>
          </table:table-cell>
          <table:table-cell office:value-type="float" office:value="945.51857559931682" table:formula="of:=[.$A$3]*SIN(RADIANS([.B232]-120))" table:style-name="ce9">
            <text:p>945,5186</text:p>
          </table:table-cell>
          <table:table-cell office:value-type="float" office:value="-190.80899537654466" table:formula="of:=[.$A$3]*SIN(RADIANS([.B232]+120))" table:style-name="ce9">
            <text:p>-190,8090</text:p>
          </table:table-cell>
          <table:table-cell table:style-name="ce9"/>
          <table:table-cell office:value-type="float" office:value="95.404497688272386" table:formula="of:=(MIN([.C232];[.D232];[.E232])+MAX([.C232];[.D232];[.E232]))/2" table:style-name="ce10">
            <text:p>95,4045</text:p>
          </table:table-cell>
          <table:table-cell table:number-columns-repeated="4" table:style-name="ce9"/>
          <table:table-cell office:value-type="float" office:value="-250.35479011138602" table:formula="of:=[.C232]/2+127" table:style-name="ce11">
            <text:p>-25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0" table:style-name="ce2">
            <text:p>230</text:p>
          </table:table-cell>
          <table:table-cell office:value-type="float" office:value="-766.04444311897794" table:formula="of:=[.$A$3]*SIN(RADIANS([.B233]))" table:style-name="ce9">
            <text:p>-766,0444</text:p>
          </table:table-cell>
          <table:table-cell office:value-type="float" office:value="939.69262078590839" table:formula="of:=[.$A$3]*SIN(RADIANS([.B233]-120))" table:style-name="ce9">
            <text:p>939,6926</text:p>
          </table:table-cell>
          <table:table-cell office:value-type="float" office:value="-173.64817766693039" table:formula="of:=[.$A$3]*SIN(RADIANS([.B233]+120))" table:style-name="ce9">
            <text:p>-173,6482</text:p>
          </table:table-cell>
          <table:table-cell table:style-name="ce9"/>
          <table:table-cell office:value-type="float" office:value="86.824088833465225" table:formula="of:=(MIN([.C233];[.D233];[.E233])+MAX([.C233];[.D233];[.E233]))/2" table:style-name="ce10">
            <text:p>86,8241</text:p>
          </table:table-cell>
          <table:table-cell table:number-columns-repeated="4" table:style-name="ce9"/>
          <table:table-cell office:value-type="float" office:value="-256.02222155948897" table:formula="of:=[.C233]/2+127" table:style-name="ce11">
            <text:p>-25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1" table:style-name="ce2">
            <text:p>231</text:p>
          </table:table-cell>
          <table:table-cell office:value-type="float" office:value="-777.14596145697055" table:formula="of:=[.$A$3]*SIN(RADIANS([.B234]))" table:style-name="ce9">
            <text:p>-777,1460</text:p>
          </table:table-cell>
          <table:table-cell office:value-type="float" office:value="933.58042649720176" table:formula="of:=[.$A$3]*SIN(RADIANS([.B234]-120))" table:style-name="ce9">
            <text:p>933,5804</text:p>
          </table:table-cell>
          <table:table-cell office:value-type="float" office:value="-156.43446504023112" table:formula="of:=[.$A$3]*SIN(RADIANS([.B234]+120))" table:style-name="ce9">
            <text:p>-156,4345</text:p>
          </table:table-cell>
          <table:table-cell table:style-name="ce9"/>
          <table:table-cell office:value-type="float" office:value="78.217232520115601" table:formula="of:=(MIN([.C234];[.D234];[.E234])+MAX([.C234];[.D234];[.E234]))/2" table:style-name="ce10">
            <text:p>78,2172</text:p>
          </table:table-cell>
          <table:table-cell table:style-name="ce12"/>
          <table:table-cell table:number-columns-repeated="3" table:style-name="ce9"/>
          <table:table-cell office:value-type="float" office:value="-261.57298072848528" table:formula="of:=[.C234]/2+127" table:style-name="ce11">
            <text:p>-26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2" table:style-name="ce2">
            <text:p>232</text:p>
          </table:table-cell>
          <table:table-cell office:value-type="float" office:value="-788.01075360672212" table:formula="of:=[.$A$3]*SIN(RADIANS([.B235]))" table:style-name="ce9">
            <text:p>-788,0108</text:p>
          </table:table-cell>
          <table:table-cell office:value-type="float" office:value="927.18385456678743" table:formula="of:=[.$A$3]*SIN(RADIANS([.B235]-120))" table:style-name="ce9">
            <text:p>927,1839</text:p>
          </table:table-cell>
          <table:table-cell office:value-type="float" office:value="-139.17310096006588" table:formula="of:=[.$A$3]*SIN(RADIANS([.B235]+120))" table:style-name="ce9">
            <text:p>-139,1731</text:p>
          </table:table-cell>
          <table:table-cell table:style-name="ce9"/>
          <table:table-cell office:value-type="float" office:value="69.586550480032656" table:formula="of:=(MIN([.C235];[.D235];[.E235])+MAX([.C235];[.D235];[.E235]))/2" table:style-name="ce10">
            <text:p>69,5866</text:p>
          </table:table-cell>
          <table:table-cell table:number-columns-repeated="4" table:style-name="ce9"/>
          <table:table-cell office:value-type="float" office:value="-267.00537680336106" table:formula="of:=[.C235]/2+127" table:style-name="ce11">
            <text:p>-2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3" table:style-name="ce2">
            <text:p>233</text:p>
          </table:table-cell>
          <table:table-cell office:value-type="float" office:value="-798.63551004729288" table:formula="of:=[.$A$3]*SIN(RADIANS([.B236]))" table:style-name="ce9">
            <text:p>-798,6355</text:p>
          </table:table-cell>
          <table:table-cell office:value-type="float" office:value="920.50485345244022" table:formula="of:=[.$A$3]*SIN(RADIANS([.B236]-120))" table:style-name="ce9">
            <text:p>920,5049</text:p>
          </table:table-cell>
          <table:table-cell office:value-type="float" office:value="-121.86934340514722" table:formula="of:=[.$A$3]*SIN(RADIANS([.B236]+120))" table:style-name="ce9">
            <text:p>-121,8693</text:p>
          </table:table-cell>
          <table:table-cell table:style-name="ce9"/>
          <table:table-cell office:value-type="float" office:value="60.934671702573667" table:formula="of:=(MIN([.C236];[.D236];[.E236])+MAX([.C236];[.D236];[.E236]))/2" table:style-name="ce10">
            <text:p>60,9347</text:p>
          </table:table-cell>
          <table:table-cell table:number-columns-repeated="4" table:style-name="ce9"/>
          <table:table-cell office:value-type="float" office:value="-272.31775502364644" table:formula="of:=[.C236]/2+127" table:style-name="ce11">
            <text:p>-2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4" table:style-name="ce2">
            <text:p>234</text:p>
          </table:table-cell>
          <table:table-cell office:value-type="float" office:value="-809.01699437494733" table:formula="of:=[.$A$3]*SIN(RADIANS([.B237]))" table:style-name="ce9">
            <text:p>-809,0170</text:p>
          </table:table-cell>
          <table:table-cell office:value-type="float" office:value="913.54545764260092" table:formula="of:=[.$A$3]*SIN(RADIANS([.B237]-120))" table:style-name="ce9">
            <text:p>913,5455</text:p>
          </table:table-cell>
          <table:table-cell office:value-type="float" office:value="-104.52846326765342" table:formula="of:=[.$A$3]*SIN(RADIANS([.B237]+120))" table:style-name="ce9">
            <text:p>-104,5285</text:p>
          </table:table-cell>
          <table:table-cell table:style-name="ce9"/>
          <table:table-cell office:value-type="float" office:value="52.264231633826796" table:formula="of:=(MIN([.C237];[.D237];[.E237])+MAX([.C237];[.D237];[.E237]))/2" table:style-name="ce10">
            <text:p>52,2642</text:p>
          </table:table-cell>
          <table:table-cell table:number-columns-repeated="4" table:style-name="ce9"/>
          <table:table-cell office:value-type="float" office:value="-277.50849718747367" table:formula="of:=[.C237]/2+127" table:style-name="ce11">
            <text:p>-27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5" table:style-name="ce2">
            <text:p>235</text:p>
          </table:table-cell>
          <table:table-cell office:value-type="float" office:value="-819.15204428899153" table:formula="of:=[.$A$3]*SIN(RADIANS([.B238]))" table:style-name="ce9">
            <text:p>-819,1520</text:p>
          </table:table-cell>
          <table:table-cell office:value-type="float" office:value="906.3077870366501" table:formula="of:=[.$A$3]*SIN(RADIANS([.B238]-120))" table:style-name="ce9">
            <text:p>906,3078</text:p>
          </table:table-cell>
          <table:table-cell office:value-type="float" office:value="-87.155742747658323" table:formula="of:=[.$A$3]*SIN(RADIANS([.B238]+120))" table:style-name="ce9">
            <text:p>-87,1557</text:p>
          </table:table-cell>
          <table:table-cell table:style-name="ce9"/>
          <table:table-cell office:value-type="float" office:value="43.577871373829282" table:formula="of:=(MIN([.C238];[.D238];[.E238])+MAX([.C238];[.D238];[.E238]))/2" table:style-name="ce10">
            <text:p>43,5779</text:p>
          </table:table-cell>
          <table:table-cell table:number-columns-repeated="4" table:style-name="ce9"/>
          <table:table-cell office:value-type="float" office:value="-282.57602214449577" table:formula="of:=[.C238]/2+127" table:style-name="ce11">
            <text:p>-2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6" table:style-name="ce2">
            <text:p>236</text:p>
          </table:table-cell>
          <table:table-cell office:value-type="float" office:value="-829.03757255504183" table:formula="of:=[.$A$3]*SIN(RADIANS([.B239]))" table:style-name="ce9">
            <text:p>-829,0376</text:p>
          </table:table-cell>
          <table:table-cell office:value-type="float" office:value="898.79404629916689" table:formula="of:=[.$A$3]*SIN(RADIANS([.B239]-120))" table:style-name="ce9">
            <text:p>898,7940</text:p>
          </table:table-cell>
          <table:table-cell office:value-type="float" office:value="-69.756473744125628" table:formula="of:=[.$A$3]*SIN(RADIANS([.B239]+120))" table:style-name="ce9">
            <text:p>-69,7565</text:p>
          </table:table-cell>
          <table:table-cell table:style-name="ce9"/>
          <table:table-cell office:value-type="float" office:value="34.87823687206253" table:formula="of:=(MIN([.C239];[.D239];[.E239])+MAX([.C239];[.D239];[.E239]))/2" table:style-name="ce10">
            <text:p>34,8782</text:p>
          </table:table-cell>
          <table:table-cell table:number-columns-repeated="4" table:style-name="ce9"/>
          <table:table-cell office:value-type="float" office:value="-287.51878627752092" table:formula="of:=[.C239]/2+127" table:style-name="ce11">
            <text:p>-28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7" table:style-name="ce2">
            <text:p>237</text:p>
          </table:table-cell>
          <table:table-cell office:value-type="float" office:value="-838.67056794542407" table:formula="of:=[.$A$3]*SIN(RADIANS([.B240]))" table:style-name="ce9">
            <text:p>-838,6706</text:p>
          </table:table-cell>
          <table:table-cell office:value-type="float" office:value="891.00652418836785" table:formula="of:=[.$A$3]*SIN(RADIANS([.B240]-120))" table:style-name="ce9">
            <text:p>891,0065</text:p>
          </table:table-cell>
          <table:table-cell office:value-type="float" office:value="-52.33595624294437" table:formula="of:=[.$A$3]*SIN(RADIANS([.B240]+120))" table:style-name="ce9">
            <text:p>-52,3360</text:p>
          </table:table-cell>
          <table:table-cell table:style-name="ce9"/>
          <table:table-cell office:value-type="float" office:value="26.16797812147189" table:formula="of:=(MIN([.C240];[.D240];[.E240])+MAX([.C240];[.D240];[.E240]))/2" table:style-name="ce10">
            <text:p>26,1680</text:p>
          </table:table-cell>
          <table:table-cell table:number-columns-repeated="4" table:style-name="ce9"/>
          <table:table-cell office:value-type="float" office:value="-292.33528397271203" table:formula="of:=[.C240]/2+127" table:style-name="ce11">
            <text:p>-29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8" table:style-name="ce2">
            <text:p>238</text:p>
          </table:table-cell>
          <table:table-cell office:value-type="float" office:value="-848.04809615642591" table:formula="of:=[.$A$3]*SIN(RADIANS([.B241]))" table:style-name="ce9">
            <text:p>-848,0481</text:p>
          </table:table-cell>
          <table:table-cell office:value-type="float" office:value="882.9475928589269" table:formula="of:=[.$A$3]*SIN(RADIANS([.B241]-120))" table:style-name="ce9">
            <text:p>882,9476</text:p>
          </table:table-cell>
          <table:table-cell office:value-type="float" office:value="-34.899496702500826" table:formula="of:=[.$A$3]*SIN(RADIANS([.B241]+120))" table:style-name="ce9">
            <text:p>-34,8995</text:p>
          </table:table-cell>
          <table:table-cell table:style-name="ce9"/>
          <table:table-cell office:value-type="float" office:value="17.449748351250491" table:formula="of:=(MIN([.C241];[.D241];[.E241])+MAX([.C241];[.D241];[.E241]))/2" table:style-name="ce10">
            <text:p>17,4497</text:p>
          </table:table-cell>
          <table:table-cell table:number-columns-repeated="4" table:style-name="ce9"/>
          <table:table-cell office:value-type="float" office:value="-297.02404807821296" table:formula="of:=[.C241]/2+127" table:style-name="ce11">
            <text:p>-2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39" table:style-name="ce2">
            <text:p>239</text:p>
          </table:table-cell>
          <table:table-cell office:value-type="float" office:value="-857.16730070211213" table:formula="of:=[.$A$3]*SIN(RADIANS([.B242]))" table:style-name="ce9">
            <text:p>-857,1673</text:p>
          </table:table-cell>
          <table:table-cell office:value-type="float" office:value="874.61970713939581" table:formula="of:=[.$A$3]*SIN(RADIANS([.B242]-120))" table:style-name="ce9">
            <text:p>874,6197</text:p>
          </table:table-cell>
          <table:table-cell office:value-type="float" office:value="-17.45240643728356" table:formula="of:=[.$A$3]*SIN(RADIANS([.B242]+120))" table:style-name="ce9">
            <text:p>-17,4524</text:p>
          </table:table-cell>
          <table:table-cell table:style-name="ce9"/>
          <table:table-cell office:value-type="float" office:value="8.7262032186418423" table:formula="of:=(MIN([.C242];[.D242];[.E242])+MAX([.C242];[.D242];[.E242]))/2" table:style-name="ce10">
            <text:p>8,7262</text:p>
          </table:table-cell>
          <table:table-cell table:number-columns-repeated="4" table:style-name="ce9"/>
          <table:table-cell office:value-type="float" office:value="-301.58365035105606" table:formula="of:=[.C242]/2+127" table:style-name="ce11">
            <text:p>-30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0" table:style-name="ce2">
            <text:p>240</text:p>
          </table:table-cell>
          <table:table-cell office:value-type="float" office:value="-866.02540378443837" table:formula="of:=[.$A$3]*SIN(RADIANS([.B243]))" table:style-name="ce9">
            <text:p>-866,0254</text:p>
          </table:table-cell>
          <table:table-cell office:value-type="float" office:value="866.02540378443871" table:formula="of:=[.$A$3]*SIN(RADIANS([.B243]-120))" table:style-name="ce9">
            <text:p>866,0254</text:p>
          </table:table-cell>
          <table:table-cell office:value-type="float" office:value="-2.45029690981724E-13" table:formula="of:=[.$A$3]*SIN(RADIANS([.B243]+120))" table:style-name="ce9">
            <text:p>0,0000</text:p>
          </table:table-cell>
          <table:table-cell table:style-name="ce9"/>
          <table:table-cell office:value-type="float" office:value="1.7053025658242404E-13" table:formula="of:=(MIN([.C243];[.D243];[.E243])+MAX([.C243];[.D243];[.E243]))/2" table:style-name="ce10">
            <text:p>0,0000</text:p>
          </table:table-cell>
          <table:table-cell table:number-columns-repeated="4" table:style-name="ce9"/>
          <table:table-cell office:value-type="float" office:value="-306.01270189221918" table:formula="of:=[.C243]/2+127" table:style-name="ce11">
            <text:p>-30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1" table:style-name="ce2">
            <text:p>241</text:p>
          </table:table-cell>
          <table:table-cell office:value-type="float" office:value="-874.61970713939593" table:formula="of:=[.$A$3]*SIN(RADIANS([.B244]))" table:style-name="ce9">
            <text:p>-874,6197</text:p>
          </table:table-cell>
          <table:table-cell office:value-type="float" office:value="857.16730070211236" table:formula="of:=[.$A$3]*SIN(RADIANS([.B244]-120))" table:style-name="ce9">
            <text:p>857,1673</text:p>
          </table:table-cell>
          <table:table-cell office:value-type="float" office:value="17.45240643728307" table:formula="of:=[.$A$3]*SIN(RADIANS([.B244]+120))" table:style-name="ce9">
            <text:p>17,4524</text:p>
          </table:table-cell>
          <table:table-cell table:style-name="ce9"/>
          <table:table-cell office:value-type="float" office:value="-8.7262032186417855" table:formula="of:=(MIN([.C244];[.D244];[.E244])+MAX([.C244];[.D244];[.E244]))/2" table:style-name="ce10">
            <text:p>-8,7262</text:p>
          </table:table-cell>
          <table:table-cell table:number-columns-repeated="4" table:style-name="ce9"/>
          <table:table-cell office:value-type="float" office:value="-310.30985356969796" table:formula="of:=[.C244]/2+127" table:style-name="ce11">
            <text:p>-31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2" table:style-name="ce2">
            <text:p>242</text:p>
          </table:table-cell>
          <table:table-cell office:value-type="float" office:value="-882.94759285892701" table:formula="of:=[.$A$3]*SIN(RADIANS([.B245]))" table:style-name="ce9">
            <text:p>-882,9476</text:p>
          </table:table-cell>
          <table:table-cell office:value-type="float" office:value="848.04809615642603" table:formula="of:=[.$A$3]*SIN(RADIANS([.B245]-120))" table:style-name="ce9">
            <text:p>848,0481</text:p>
          </table:table-cell>
          <table:table-cell office:value-type="float" office:value="34.899496702501217" table:formula="of:=[.$A$3]*SIN(RADIANS([.B245]+120))" table:style-name="ce9">
            <text:p>34,8995</text:p>
          </table:table-cell>
          <table:table-cell table:style-name="ce9"/>
          <table:table-cell office:value-type="float" office:value="-17.449748351250491" table:formula="of:=(MIN([.C245];[.D245];[.E245])+MAX([.C245];[.D245];[.E245]))/2" table:style-name="ce10">
            <text:p>-17,4497</text:p>
          </table:table-cell>
          <table:table-cell table:number-columns-repeated="4" table:style-name="ce9"/>
          <table:table-cell office:value-type="float" office:value="-314.4737964294635" table:formula="of:=[.C245]/2+127" table:style-name="ce11">
            <text:p>-3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3" table:style-name="ce2">
            <text:p>243</text:p>
          </table:table-cell>
          <table:table-cell office:value-type="float" office:value="-891.00652418836773" table:formula="of:=[.$A$3]*SIN(RADIANS([.B246]))" table:style-name="ce9">
            <text:p>-891,0065</text:p>
          </table:table-cell>
          <table:table-cell office:value-type="float" office:value="838.67056794542395" table:formula="of:=[.$A$3]*SIN(RADIANS([.B246]-120))" table:style-name="ce9">
            <text:p>838,6706</text:p>
          </table:table-cell>
          <table:table-cell office:value-type="float" office:value="52.335956242943887" table:formula="of:=[.$A$3]*SIN(RADIANS([.B246]+120))" table:style-name="ce9">
            <text:p>52,3360</text:p>
          </table:table-cell>
          <table:table-cell table:style-name="ce9"/>
          <table:table-cell office:value-type="float" office:value="-26.16797812147189" table:formula="of:=(MIN([.C246];[.D246];[.E246])+MAX([.C246];[.D246];[.E246]))/2" table:style-name="ce10">
            <text:p>-26,1680</text:p>
          </table:table-cell>
          <table:table-cell table:number-columns-repeated="4" table:style-name="ce9"/>
          <table:table-cell office:value-type="float" office:value="-318.50326209418387" table:formula="of:=[.C246]/2+127" table:style-name="ce11">
            <text:p>-3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4" table:style-name="ce2">
            <text:p>244</text:p>
          </table:table-cell>
          <table:table-cell office:value-type="float" office:value="-898.79404629916678" table:formula="of:=[.$A$3]*SIN(RADIANS([.B247]))" table:style-name="ce9">
            <text:p>-898,7940</text:p>
          </table:table-cell>
          <table:table-cell office:value-type="float" office:value="829.03757255504172" table:formula="of:=[.$A$3]*SIN(RADIANS([.B247]-120))" table:style-name="ce9">
            <text:p>829,0376</text:p>
          </table:table-cell>
          <table:table-cell office:value-type="float" office:value="69.756473744125145" table:formula="of:=[.$A$3]*SIN(RADIANS([.B247]+120))" table:style-name="ce9">
            <text:p>69,7565</text:p>
          </table:table-cell>
          <table:table-cell table:style-name="ce9"/>
          <table:table-cell office:value-type="float" office:value="-34.87823687206253" table:formula="of:=(MIN([.C247];[.D247];[.E247])+MAX([.C247];[.D247];[.E247]))/2" table:style-name="ce10">
            <text:p>-34,8782</text:p>
          </table:table-cell>
          <table:table-cell table:number-columns-repeated="4" table:style-name="ce9"/>
          <table:table-cell office:value-type="float" office:value="-322.39702314958339" table:formula="of:=[.C247]/2+127" table:style-name="ce11">
            <text:p>-32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5" table:style-name="ce2">
            <text:p>245</text:p>
          </table:table-cell>
          <table:table-cell office:value-type="float" office:value="-906.3077870366501" table:formula="of:=[.$A$3]*SIN(RADIANS([.B248]))" table:style-name="ce9">
            <text:p>-906,3078</text:p>
          </table:table-cell>
          <table:table-cell office:value-type="float" office:value="819.15204428899165" table:formula="of:=[.$A$3]*SIN(RADIANS([.B248]-120))" table:style-name="ce9">
            <text:p>819,1520</text:p>
          </table:table-cell>
          <table:table-cell office:value-type="float" office:value="87.15574274765784" table:formula="of:=[.$A$3]*SIN(RADIANS([.B248]+120))" table:style-name="ce9">
            <text:p>87,1557</text:p>
          </table:table-cell>
          <table:table-cell table:style-name="ce9"/>
          <table:table-cell office:value-type="float" office:value="-43.577871373829225" table:formula="of:=(MIN([.C248];[.D248];[.E248])+MAX([.C248];[.D248];[.E248]))/2" table:style-name="ce10">
            <text:p>-43,5779</text:p>
          </table:table-cell>
          <table:table-cell table:number-columns-repeated="4" table:style-name="ce9"/>
          <table:table-cell office:value-type="float" office:value="-326.15389351832505" table:formula="of:=[.C248]/2+127" table:style-name="ce11">
            <text:p>-3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6" table:style-name="ce2">
            <text:p>246</text:p>
          </table:table-cell>
          <table:table-cell office:value-type="float" office:value="-913.54545764260092" table:formula="of:=[.$A$3]*SIN(RADIANS([.B249]))" table:style-name="ce9">
            <text:p>-913,5455</text:p>
          </table:table-cell>
          <table:table-cell office:value-type="float" office:value="809.01699437494744" table:formula="of:=[.$A$3]*SIN(RADIANS([.B249]-120))" table:style-name="ce9">
            <text:p>809,0170</text:p>
          </table:table-cell>
          <table:table-cell office:value-type="float" office:value="104.52846326765292" table:formula="of:=[.$A$3]*SIN(RADIANS([.B249]+120))" table:style-name="ce9">
            <text:p>104,5285</text:p>
          </table:table-cell>
          <table:table-cell table:style-name="ce9"/>
          <table:table-cell office:value-type="float" office:value="-52.264231633826739" table:formula="of:=(MIN([.C249];[.D249];[.E249])+MAX([.C249];[.D249];[.E249]))/2" table:style-name="ce10">
            <text:p>-52,2642</text:p>
          </table:table-cell>
          <table:table-cell table:number-columns-repeated="4" table:style-name="ce9"/>
          <table:table-cell office:value-type="float" office:value="-329.77272882130046" table:formula="of:=[.C249]/2+127" table:style-name="ce11">
            <text:p>-33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7" table:style-name="ce2">
            <text:p>247</text:p>
          </table:table-cell>
          <table:table-cell office:value-type="float" office:value="-920.50485345244022" table:formula="of:=[.$A$3]*SIN(RADIANS([.B250]))" table:style-name="ce9">
            <text:p>-920,5049</text:p>
          </table:table-cell>
          <table:table-cell office:value-type="float" office:value="798.63551004729277" table:formula="of:=[.$A$3]*SIN(RADIANS([.B250]-120))" table:style-name="ce9">
            <text:p>798,6355</text:p>
          </table:table-cell>
          <table:table-cell office:value-type="float" office:value="121.86934340514763" table:formula="of:=[.$A$3]*SIN(RADIANS([.B250]+120))" table:style-name="ce9">
            <text:p>121,8693</text:p>
          </table:table-cell>
          <table:table-cell table:style-name="ce9"/>
          <table:table-cell office:value-type="float" office:value="-60.934671702573723" table:formula="of:=(MIN([.C250];[.D250];[.E250])+MAX([.C250];[.D250];[.E250]))/2" table:style-name="ce10">
            <text:p>-60,9347</text:p>
          </table:table-cell>
          <table:table-cell table:number-columns-repeated="4" table:style-name="ce9"/>
          <table:table-cell office:value-type="float" office:value="-333.25242672622011" table:formula="of:=[.C250]/2+127" table:style-name="ce11">
            <text:p>-33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8" table:style-name="ce2">
            <text:p>248</text:p>
          </table:table-cell>
          <table:table-cell office:value-type="float" office:value="-927.18385456678732" table:formula="of:=[.$A$3]*SIN(RADIANS([.B251]))" table:style-name="ce9">
            <text:p>-927,1839</text:p>
          </table:table-cell>
          <table:table-cell office:value-type="float" office:value="788.01075360672201" table:formula="of:=[.$A$3]*SIN(RADIANS([.B251]-120))" table:style-name="ce9">
            <text:p>788,0108</text:p>
          </table:table-cell>
          <table:table-cell office:value-type="float" office:value="139.17310096006537" table:formula="of:=[.$A$3]*SIN(RADIANS([.B251]+120))" table:style-name="ce9">
            <text:p>139,1731</text:p>
          </table:table-cell>
          <table:table-cell table:style-name="ce9"/>
          <table:table-cell office:value-type="float" office:value="-69.586550480032656" table:formula="of:=(MIN([.C251];[.D251];[.E251])+MAX([.C251];[.D251];[.E251]))/2" table:style-name="ce10">
            <text:p>-69,5866</text:p>
          </table:table-cell>
          <table:table-cell table:number-columns-repeated="4" table:style-name="ce9"/>
          <table:table-cell office:value-type="float" office:value="-336.59192728339366" table:formula="of:=[.C251]/2+127" table:style-name="ce11">
            <text:p>-3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49" table:style-name="ce2">
            <text:p>249</text:p>
          </table:table-cell>
          <table:table-cell office:value-type="float" office:value="-933.58042649720164" table:formula="of:=[.$A$3]*SIN(RADIANS([.B252]))" table:style-name="ce9">
            <text:p>-933,5804</text:p>
          </table:table-cell>
          <table:table-cell office:value-type="float" office:value="777.14596145697101" table:formula="of:=[.$A$3]*SIN(RADIANS([.B252]-120))" table:style-name="ce9">
            <text:p>777,1460</text:p>
          </table:table-cell>
          <table:table-cell office:value-type="float" office:value="156.43446504023061" table:formula="of:=[.$A$3]*SIN(RADIANS([.B252]+120))" table:style-name="ce9">
            <text:p>156,4345</text:p>
          </table:table-cell>
          <table:table-cell table:style-name="ce9"/>
          <table:table-cell office:value-type="float" office:value="-78.217232520115317" table:formula="of:=(MIN([.C252];[.D252];[.E252])+MAX([.C252];[.D252];[.E252]))/2" table:style-name="ce10">
            <text:p>-78,2172</text:p>
          </table:table-cell>
          <table:table-cell table:number-columns-repeated="4" table:style-name="ce9"/>
          <table:table-cell office:value-type="float" office:value="-339.79021324860082" table:formula="of:=[.C252]/2+127" table:style-name="ce11">
            <text:p>-34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0" table:style-name="ce2">
            <text:p>250</text:p>
          </table:table-cell>
          <table:table-cell office:value-type="float" office:value="-939.69262078590839" table:formula="of:=[.$A$3]*SIN(RADIANS([.B253]))" table:style-name="ce9">
            <text:p>-939,6926</text:p>
          </table:table-cell>
          <table:table-cell office:value-type="float" office:value="766.04444311897805" table:formula="of:=[.$A$3]*SIN(RADIANS([.B253]-120))" table:style-name="ce9">
            <text:p>766,0444</text:p>
          </table:table-cell>
          <table:table-cell office:value-type="float" office:value="173.64817766692991" table:formula="of:=[.$A$3]*SIN(RADIANS([.B253]+120))" table:style-name="ce9">
            <text:p>173,6482</text:p>
          </table:table-cell>
          <table:table-cell table:style-name="ce9"/>
          <table:table-cell office:value-type="float" office:value="-86.824088833465169" table:formula="of:=(MIN([.C253];[.D253];[.E253])+MAX([.C253];[.D253];[.E253]))/2" table:style-name="ce10">
            <text:p>-86,8241</text:p>
          </table:table-cell>
          <table:table-cell table:number-columns-repeated="4" table:style-name="ce9"/>
          <table:table-cell office:value-type="float" office:value="-342.84631039295419" table:formula="of:=[.C253]/2+127" table:style-name="ce11">
            <text:p>-34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1" table:style-name="ce2">
            <text:p>251</text:p>
          </table:table-cell>
          <table:table-cell office:value-type="float" office:value="-945.51857559931682" table:formula="of:=[.$A$3]*SIN(RADIANS([.B254]))" table:style-name="ce9">
            <text:p>-945,5186</text:p>
          </table:table-cell>
          <table:table-cell office:value-type="float" office:value="754.70958022277216" table:formula="of:=[.$A$3]*SIN(RADIANS([.B254]-120))" table:style-name="ce9">
            <text:p>754,7096</text:p>
          </table:table-cell>
          <table:table-cell office:value-type="float" office:value="190.80899537654506" table:formula="of:=[.$A$3]*SIN(RADIANS([.B254]+120))" table:style-name="ce9">
            <text:p>190,8090</text:p>
          </table:table-cell>
          <table:table-cell table:style-name="ce9"/>
          <table:table-cell office:value-type="float" office:value="-95.404497688272329" table:formula="of:=(MIN([.C254];[.D254];[.E254])+MAX([.C254];[.D254];[.E254]))/2" table:style-name="ce10">
            <text:p>-95,4045</text:p>
          </table:table-cell>
          <table:table-cell table:number-columns-repeated="4" table:style-name="ce9"/>
          <table:table-cell office:value-type="float" office:value="-345.75928779965841" table:formula="of:=[.C254]/2+127" table:style-name="ce11">
            <text:p>-3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2" table:style-name="ce2">
            <text:p>252</text:p>
          </table:table-cell>
          <table:table-cell office:value-type="float" office:value="-951.05651629515353" table:formula="of:=[.$A$3]*SIN(RADIANS([.B255]))" table:style-name="ce9">
            <text:p>-951,0565</text:p>
          </table:table-cell>
          <table:table-cell office:value-type="float" office:value="743.14482547739419" table:formula="of:=[.$A$3]*SIN(RADIANS([.B255]-120))" table:style-name="ce9">
            <text:p>743,1448</text:p>
          </table:table-cell>
          <table:table-cell office:value-type="float" office:value="207.91169081775936" table:formula="of:=[.$A$3]*SIN(RADIANS([.B255]+120))" table:style-name="ce9">
            <text:p>207,9117</text:p>
          </table:table-cell>
          <table:table-cell table:style-name="ce9"/>
          <table:table-cell office:value-type="float" office:value="-103.95584540887967" table:formula="of:=(MIN([.C255];[.D255];[.E255])+MAX([.C255];[.D255];[.E255]))/2" table:style-name="ce10">
            <text:p>-103,9558</text:p>
          </table:table-cell>
          <table:table-cell table:number-columns-repeated="4" table:style-name="ce9"/>
          <table:table-cell office:value-type="float" office:value="-348.52825814757676" table:formula="of:=[.C255]/2+127" table:style-name="ce11">
            <text:p>-34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3" table:style-name="ce2">
            <text:p>253</text:p>
          </table:table-cell>
          <table:table-cell office:value-type="float" office:value="-956.30475596303529" table:formula="of:=[.$A$3]*SIN(RADIANS([.B256]))" table:style-name="ce9">
            <text:p>-956,3048</text:p>
          </table:table-cell>
          <table:table-cell office:value-type="float" office:value="731.35370161917058" table:formula="of:=[.$A$3]*SIN(RADIANS([.B256]-120))" table:style-name="ce9">
            <text:p>731,3537</text:p>
          </table:table-cell>
          <table:table-cell office:value-type="float" office:value="224.95105434386483" table:formula="of:=[.$A$3]*SIN(RADIANS([.B256]+120))" table:style-name="ce9">
            <text:p>224,9511</text:p>
          </table:table-cell>
          <table:table-cell table:style-name="ce9"/>
          <table:table-cell office:value-type="float" office:value="-112.47552717193236" table:formula="of:=(MIN([.C256];[.D256];[.E256])+MAX([.C256];[.D256];[.E256]))/2" table:style-name="ce10">
            <text:p>-112,4755</text:p>
          </table:table-cell>
          <table:table-cell table:number-columns-repeated="4" table:style-name="ce9"/>
          <table:table-cell office:value-type="float" office:value="-351.15237798151765" table:formula="of:=[.C256]/2+127" table:style-name="ce11">
            <text:p>-3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4" table:style-name="ce2">
            <text:p>254</text:p>
          </table:table-cell>
          <table:table-cell office:value-type="float" office:value="-961.26169593831901" table:formula="of:=[.$A$3]*SIN(RADIANS([.B257]))" table:style-name="ce9">
            <text:p>-961,2617</text:p>
          </table:table-cell>
          <table:table-cell office:value-type="float" office:value="719.33980033865112" table:formula="of:=[.$A$3]*SIN(RADIANS([.B257]-120))" table:style-name="ce9">
            <text:p>719,3398</text:p>
          </table:table-cell>
          <table:table-cell office:value-type="float" office:value="241.92189559966738" table:formula="of:=[.$A$3]*SIN(RADIANS([.B257]+120))" table:style-name="ce9">
            <text:p>241,9219</text:p>
          </table:table-cell>
          <table:table-cell table:style-name="ce9"/>
          <table:table-cell office:value-type="float" office:value="-120.96094779983395" table:formula="of:=(MIN([.C257];[.D257];[.E257])+MAX([.C257];[.D257];[.E257]))/2" table:style-name="ce10">
            <text:p>-120,9609</text:p>
          </table:table-cell>
          <table:table-cell table:number-columns-repeated="4" table:style-name="ce9"/>
          <table:table-cell office:value-type="float" office:value="-353.6308479691595" table:formula="of:=[.C257]/2+127" table:style-name="ce11">
            <text:p>-35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5" table:style-name="ce2">
            <text:p>255</text:p>
          </table:table-cell>
          <table:table-cell office:value-type="float" office:value="-965.92582628906837" table:formula="of:=[.$A$3]*SIN(RADIANS([.B258]))" table:style-name="ce9">
            <text:p>-965,9258</text:p>
          </table:table-cell>
          <table:table-cell office:value-type="float" office:value="707.10678118654755" table:formula="of:=[.$A$3]*SIN(RADIANS([.B258]-120))" table:style-name="ce9">
            <text:p>707,1068</text:p>
          </table:table-cell>
          <table:table-cell office:value-type="float" office:value="258.81904510252025" table:formula="of:=[.$A$3]*SIN(RADIANS([.B258]+120))" table:style-name="ce9">
            <text:p>258,8190</text:p>
          </table:table-cell>
          <table:table-cell table:style-name="ce9"/>
          <table:table-cell office:value-type="float" office:value="-129.40952255126041" table:formula="of:=(MIN([.C258];[.D258];[.E258])+MAX([.C258];[.D258];[.E258]))/2" table:style-name="ce10">
            <text:p>-129,4095</text:p>
          </table:table-cell>
          <table:table-cell table:number-columns-repeated="4" table:style-name="ce9"/>
          <table:table-cell office:value-type="float" office:value="-355.96291314453418" table:formula="of:=[.C258]/2+127" table:style-name="ce11">
            <text:p>-35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6" table:style-name="ce2">
            <text:p>256</text:p>
          </table:table-cell>
          <table:table-cell office:value-type="float" office:value="-970.29572627599646" table:formula="of:=[.$A$3]*SIN(RADIANS([.B259]))" table:style-name="ce9">
            <text:p>-970,2957</text:p>
          </table:table-cell>
          <table:table-cell office:value-type="float" office:value="694.65837045899718" table:formula="of:=[.$A$3]*SIN(RADIANS([.B259]-120))" table:style-name="ce9">
            <text:p>694,6584</text:p>
          </table:table-cell>
          <table:table-cell office:value-type="float" office:value="275.63735581699933" table:formula="of:=[.$A$3]*SIN(RADIANS([.B259]+120))" table:style-name="ce9">
            <text:p>275,6374</text:p>
          </table:table-cell>
          <table:table-cell table:style-name="ce9"/>
          <table:table-cell office:value-type="float" office:value="-137.81867790849964" table:formula="of:=(MIN([.C259];[.D259];[.E259])+MAX([.C259];[.D259];[.E259]))/2" table:style-name="ce10">
            <text:p>-137,8187</text:p>
          </table:table-cell>
          <table:table-cell table:number-columns-repeated="4" table:style-name="ce9"/>
          <table:table-cell office:value-type="float" office:value="-358.14786313799823" table:formula="of:=[.C259]/2+127" table:style-name="ce11">
            <text:p>-35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7" table:style-name="ce2">
            <text:p>257</text:p>
          </table:table-cell>
          <table:table-cell office:value-type="float" office:value="-974.37006478523517" table:formula="of:=[.$A$3]*SIN(RADIANS([.B260]))" table:style-name="ce9">
            <text:p>-974,3701</text:p>
          </table:table-cell>
          <table:table-cell office:value-type="float" office:value="681.99836006249859" table:formula="of:=[.$A$3]*SIN(RADIANS([.B260]-120))" table:style-name="ce9">
            <text:p>681,9984</text:p>
          </table:table-cell>
          <table:table-cell office:value-type="float" office:value="292.37170472273664" table:formula="of:=[.$A$3]*SIN(RADIANS([.B260]+120))" table:style-name="ce9">
            <text:p>292,3717</text:p>
          </table:table-cell>
          <table:table-cell table:style-name="ce9"/>
          <table:table-cell office:value-type="float" office:value="-146.18585236136829" table:formula="of:=(MIN([.C260];[.D260];[.E260])+MAX([.C260];[.D260];[.E260]))/2" table:style-name="ce10">
            <text:p>-146,1859</text:p>
          </table:table-cell>
          <table:table-cell table:number-columns-repeated="4" table:style-name="ce9"/>
          <table:table-cell office:value-type="float" office:value="-360.18503239261759" table:formula="of:=[.C260]/2+127" table:style-name="ce11">
            <text:p>-36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8" table:style-name="ce2">
            <text:p>258</text:p>
          </table:table-cell>
          <table:table-cell office:value-type="float" office:value="-978.14760073380558" table:formula="of:=[.$A$3]*SIN(RADIANS([.B261]))" table:style-name="ce9">
            <text:p>-978,1476</text:p>
          </table:table-cell>
          <table:table-cell office:value-type="float" office:value="669.13060635885836" table:formula="of:=[.$A$3]*SIN(RADIANS([.B261]-120))" table:style-name="ce9">
            <text:p>669,1306</text:p>
          </table:table-cell>
          <table:table-cell office:value-type="float" office:value="309.01699437494716" table:formula="of:=[.$A$3]*SIN(RADIANS([.B261]+120))" table:style-name="ce9">
            <text:p>309,0170</text:p>
          </table:table-cell>
          <table:table-cell table:style-name="ce9"/>
          <table:table-cell office:value-type="float" office:value="-154.50849718747361" table:formula="of:=(MIN([.C261];[.D261];[.E261])+MAX([.C261];[.D261];[.E261]))/2" table:style-name="ce10">
            <text:p>-154,5085</text:p>
          </table:table-cell>
          <table:table-cell table:number-columns-repeated="4" table:style-name="ce9"/>
          <table:table-cell office:value-type="float" office:value="-362.07380036690279" table:formula="of:=[.C261]/2+127" table:style-name="ce11">
            <text:p>-36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59" table:style-name="ce2">
            <text:p>259</text:p>
          </table:table-cell>
          <table:table-cell office:value-type="float" office:value="-981.62718344766392" table:formula="of:=[.$A$3]*SIN(RADIANS([.B262]))" table:style-name="ce9">
            <text:p>-981,6272</text:p>
          </table:table-cell>
          <table:table-cell office:value-type="float" office:value="656.05902899050727" table:formula="of:=[.$A$3]*SIN(RADIANS([.B262]-120))" table:style-name="ce9">
            <text:p>656,0590</text:p>
          </table:table-cell>
          <table:table-cell office:value-type="float" office:value="325.56815445715625" table:formula="of:=[.$A$3]*SIN(RADIANS([.B262]+120))" table:style-name="ce9">
            <text:p>325,5682</text:p>
          </table:table-cell>
          <table:table-cell table:style-name="ce9"/>
          <table:table-cell office:value-type="float" office:value="-162.78407722857833" table:formula="of:=(MIN([.C262];[.D262];[.E262])+MAX([.C262];[.D262];[.E262]))/2" table:style-name="ce10">
            <text:p>-162,7841</text:p>
          </table:table-cell>
          <table:table-cell table:number-columns-repeated="4" table:style-name="ce9"/>
          <table:table-cell office:value-type="float" office:value="-363.81359172383196" table:formula="of:=[.C262]/2+127" table:style-name="ce11">
            <text:p>-36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0" table:style-name="ce2">
            <text:p>260</text:p>
          </table:table-cell>
          <table:table-cell office:value-type="float" office:value="-984.80775301220797" table:formula="of:=[.$A$3]*SIN(RADIANS([.B263]))" table:style-name="ce9">
            <text:p>-984,8078</text:p>
          </table:table-cell>
          <table:table-cell office:value-type="float" office:value="642.78760968653944" table:formula="of:=[.$A$3]*SIN(RADIANS([.B263]-120))" table:style-name="ce9">
            <text:p>642,7876</text:p>
          </table:table-cell>
          <table:table-cell office:value-type="float" office:value="342.02014332566893" table:formula="of:=[.$A$3]*SIN(RADIANS([.B263]+120))" table:style-name="ce9">
            <text:p>342,0201</text:p>
          </table:table-cell>
          <table:table-cell table:style-name="ce9"/>
          <table:table-cell office:value-type="float" office:value="-171.01007166283426" table:formula="of:=(MIN([.C263];[.D263];[.E263])+MAX([.C263];[.D263];[.E263]))/2" table:style-name="ce10">
            <text:p>-171,0101</text:p>
          </table:table-cell>
          <table:table-cell table:number-columns-repeated="4" table:style-name="ce9"/>
          <table:table-cell office:value-type="float" office:value="-365.40387650610398" table:formula="of:=[.C263]/2+127" table:style-name="ce11">
            <text:p>-3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1" table:style-name="ce2">
            <text:p>261</text:p>
          </table:table-cell>
          <table:table-cell office:value-type="float" office:value="-987.68834059513767" table:formula="of:=[.$A$3]*SIN(RADIANS([.B264]))" table:style-name="ce9">
            <text:p>-987,6883</text:p>
          </table:table-cell>
          <table:table-cell office:value-type="float" office:value="629.32039104983744" table:formula="of:=[.$A$3]*SIN(RADIANS([.B264]-120))" table:style-name="ce9">
            <text:p>629,3204</text:p>
          </table:table-cell>
          <table:table-cell office:value-type="float" office:value="358.36794954530035" table:formula="of:=[.$A$3]*SIN(RADIANS([.B264]+120))" table:style-name="ce9">
            <text:p>358,3679</text:p>
          </table:table-cell>
          <table:table-cell table:style-name="ce9"/>
          <table:table-cell office:value-type="float" office:value="-179.18397477265012" table:formula="of:=(MIN([.C264];[.D264];[.E264])+MAX([.C264];[.D264];[.E264]))/2" table:style-name="ce10">
            <text:p>-179,1840</text:p>
          </table:table-cell>
          <table:table-cell table:number-columns-repeated="4" table:style-name="ce9"/>
          <table:table-cell office:value-type="float" office:value="-366.84417029756884" table:formula="of:=[.C264]/2+127" table:style-name="ce11">
            <text:p>-3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2" table:style-name="ce2">
            <text:p>262</text:p>
          </table:table-cell>
          <table:table-cell office:value-type="float" office:value="-990.26806874157023" table:formula="of:=[.$A$3]*SIN(RADIANS([.B265]))" table:style-name="ce9">
            <text:p>-990,2681</text:p>
          </table:table-cell>
          <table:table-cell office:value-type="float" office:value="615.66147532565844" table:formula="of:=[.$A$3]*SIN(RADIANS([.B265]-120))" table:style-name="ce9">
            <text:p>615,6615</text:p>
          </table:table-cell>
          <table:table-cell office:value-type="float" office:value="374.6065934159119" table:formula="of:=[.$A$3]*SIN(RADIANS([.B265]+120))" table:style-name="ce9">
            <text:p>374,6066</text:p>
          </table:table-cell>
          <table:table-cell table:style-name="ce9"/>
          <table:table-cell office:value-type="float" office:value="-187.30329670795589" table:formula="of:=(MIN([.C265];[.D265];[.E265])+MAX([.C265];[.D265];[.E265]))/2" table:style-name="ce10">
            <text:p>-187,3033</text:p>
          </table:table-cell>
          <table:table-cell table:number-columns-repeated="4" table:style-name="ce9"/>
          <table:table-cell office:value-type="float" office:value="-368.13403437078512" table:formula="of:=[.C265]/2+127" table:style-name="ce11">
            <text:p>-36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3" table:style-name="ce2">
            <text:p>263</text:p>
          </table:table-cell>
          <table:table-cell office:value-type="float" office:value="-992.54615164132213" table:formula="of:=[.$A$3]*SIN(RADIANS([.B266]))" table:style-name="ce9">
            <text:p>-992,5462</text:p>
          </table:table-cell>
          <table:table-cell office:value-type="float" office:value="601.81502315204818" table:formula="of:=[.$A$3]*SIN(RADIANS([.B266]-120))" table:style-name="ce9">
            <text:p>601,8150</text:p>
          </table:table-cell>
          <table:table-cell office:value-type="float" office:value="390.73112848927343" table:formula="of:=[.$A$3]*SIN(RADIANS([.B266]+120))" table:style-name="ce9">
            <text:p>390,7311</text:p>
          </table:table-cell>
          <table:table-cell table:style-name="ce9"/>
          <table:table-cell office:value-type="float" office:value="-195.36556424463697" table:formula="of:=(MIN([.C266];[.D266];[.E266])+MAX([.C266];[.D266];[.E266]))/2" table:style-name="ce10">
            <text:p>-195,3656</text:p>
          </table:table-cell>
          <table:table-cell table:number-columns-repeated="4" table:style-name="ce9"/>
          <table:table-cell office:value-type="float" office:value="-369.27307582066106" table:formula="of:=[.C266]/2+127" table:style-name="ce11">
            <text:p>-3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4" table:style-name="ce2">
            <text:p>264</text:p>
          </table:table-cell>
          <table:table-cell office:value-type="float" office:value="-994.52189536827336" table:formula="of:=[.$A$3]*SIN(RADIANS([.B267]))" table:style-name="ce9">
            <text:p>-994,5219</text:p>
          </table:table-cell>
          <table:table-cell office:value-type="float" office:value="587.78525229247327" table:formula="of:=[.$A$3]*SIN(RADIANS([.B267]-120))" table:style-name="ce9">
            <text:p>587,7853</text:p>
          </table:table-cell>
          <table:table-cell office:value-type="float" office:value="406.73664307580049" table:formula="of:=[.$A$3]*SIN(RADIANS([.B267]+120))" table:style-name="ce9">
            <text:p>406,7366</text:p>
          </table:table-cell>
          <table:table-cell table:style-name="ce9"/>
          <table:table-cell office:value-type="float" office:value="-203.36832153790004" table:formula="of:=(MIN([.C267];[.D267];[.E267])+MAX([.C267];[.D267];[.E267]))/2" table:style-name="ce10">
            <text:p>-203,3683</text:p>
          </table:table-cell>
          <table:table-cell table:number-columns-repeated="4" table:style-name="ce9"/>
          <table:table-cell office:value-type="float" office:value="-370.26094768413668" table:formula="of:=[.C267]/2+127" table:style-name="ce11">
            <text:p>-37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5" table:style-name="ce2">
            <text:p>265</text:p>
          </table:table-cell>
          <table:table-cell office:value-type="float" office:value="-996.19469809174552" table:formula="of:=[.$A$3]*SIN(RADIANS([.B268]))" table:style-name="ce9">
            <text:p>-996,1947</text:p>
          </table:table-cell>
          <table:table-cell office:value-type="float" office:value="573.57643635104591" table:formula="of:=[.$A$3]*SIN(RADIANS([.B268]-120))" table:style-name="ce9">
            <text:p>573,5764</text:p>
          </table:table-cell>
          <table:table-cell office:value-type="float" office:value="422.61826174069955" table:formula="of:=[.$A$3]*SIN(RADIANS([.B268]+120))" table:style-name="ce9">
            <text:p>422,6183</text:p>
          </table:table-cell>
          <table:table-cell table:style-name="ce9"/>
          <table:table-cell office:value-type="float" office:value="-211.3091308703498" table:formula="of:=(MIN([.C268];[.D268];[.E268])+MAX([.C268];[.D268];[.E268]))/2" table:style-name="ce10">
            <text:p>-211,3091</text:p>
          </table:table-cell>
          <table:table-cell table:number-columns-repeated="4" table:style-name="ce9"/>
          <table:table-cell office:value-type="float" office:value="-371.09734904587276" table:formula="of:=[.C268]/2+127" table:style-name="ce11">
            <text:p>-37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6" table:style-name="ce2">
            <text:p>266</text:p>
          </table:table-cell>
          <table:table-cell office:value-type="float" office:value="-997.56405025982417" table:formula="of:=[.$A$3]*SIN(RADIANS([.B269]))" table:style-name="ce9">
            <text:p>-997,5641</text:p>
          </table:table-cell>
          <table:table-cell office:value-type="float" office:value="559.19290347074696" table:formula="of:=[.$A$3]*SIN(RADIANS([.B269]-120))" table:style-name="ce9">
            <text:p>559,1929</text:p>
          </table:table-cell>
          <table:table-cell office:value-type="float" office:value="438.37114678907733" table:formula="of:=[.$A$3]*SIN(RADIANS([.B269]+120))" table:style-name="ce9">
            <text:p>438,3711</text:p>
          </table:table-cell>
          <table:table-cell table:style-name="ce9"/>
          <table:table-cell office:value-type="float" office:value="-219.18557339453861" table:formula="of:=(MIN([.C269];[.D269];[.E269])+MAX([.C269];[.D269];[.E269]))/2" table:style-name="ce10">
            <text:p>-219,1856</text:p>
          </table:table-cell>
          <table:table-cell table:number-columns-repeated="4" table:style-name="ce9"/>
          <table:table-cell office:value-type="float" office:value="-371.78202512991209" table:formula="of:=[.C269]/2+127" table:style-name="ce11">
            <text:p>-3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7" table:style-name="ce2">
            <text:p>267</text:p>
          </table:table-cell>
          <table:table-cell office:value-type="float" office:value="-998.6295347545738" table:formula="of:=[.$A$3]*SIN(RADIANS([.B270]))" table:style-name="ce9">
            <text:p>-998,6295</text:p>
          </table:table-cell>
          <table:table-cell office:value-type="float" office:value="544.63903501502728" table:formula="of:=[.$A$3]*SIN(RADIANS([.B270]-120))" table:style-name="ce9">
            <text:p>544,6390</text:p>
          </table:table-cell>
          <table:table-cell office:value-type="float" office:value="453.99049973954658" table:formula="of:=[.$A$3]*SIN(RADIANS([.B270]+120))" table:style-name="ce9">
            <text:p>453,9905</text:p>
          </table:table-cell>
          <table:table-cell table:style-name="ce9"/>
          <table:table-cell office:value-type="float" office:value="-226.99524986977326" table:formula="of:=(MIN([.C270];[.D270];[.E270])+MAX([.C270];[.D270];[.E270]))/2" table:style-name="ce10">
            <text:p>-226,9952</text:p>
          </table:table-cell>
          <table:table-cell table:number-columns-repeated="4" table:style-name="ce9"/>
          <table:table-cell office:value-type="float" office:value="-372.3147673772869" table:formula="of:=[.C270]/2+127" table:style-name="ce11">
            <text:p>-3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8" table:style-name="ce2">
            <text:p>268</text:p>
          </table:table-cell>
          <table:table-cell office:value-type="float" office:value="-999.39082701909581" table:formula="of:=[.$A$3]*SIN(RADIANS([.B271]))" table:style-name="ce9">
            <text:p>-999,3908</text:p>
          </table:table-cell>
          <table:table-cell office:value-type="float" office:value="529.9192642332049" table:formula="of:=[.$A$3]*SIN(RADIANS([.B271]-120))" table:style-name="ce9">
            <text:p>529,9193</text:p>
          </table:table-cell>
          <table:table-cell office:value-type="float" office:value="469.47156278589034" table:formula="of:=[.$A$3]*SIN(RADIANS([.B271]+120))" table:style-name="ce9">
            <text:p>469,4716</text:p>
          </table:table-cell>
          <table:table-cell table:style-name="ce9"/>
          <table:table-cell office:value-type="float" office:value="-234.73578139294546" table:formula="of:=(MIN([.C271];[.D271];[.E271])+MAX([.C271];[.D271];[.E271]))/2" table:style-name="ce10">
            <text:p>-234,7358</text:p>
          </table:table-cell>
          <table:table-cell table:number-columns-repeated="4" table:style-name="ce9"/>
          <table:table-cell office:value-type="float" office:value="-372.6954135095479" table:formula="of:=[.C271]/2+127" table:style-name="ce11">
            <text:p>-3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69" table:style-name="ce2">
            <text:p>269</text:p>
          </table:table-cell>
          <table:table-cell office:value-type="float" office:value="-999.8476951563913" table:formula="of:=[.$A$3]*SIN(RADIANS([.B272]))" table:style-name="ce9">
            <text:p>-999,8477</text:p>
          </table:table-cell>
          <table:table-cell office:value-type="float" office:value="515.03807491005443" table:formula="of:=[.$A$3]*SIN(RADIANS([.B272]-120))" table:style-name="ce9">
            <text:p>515,0381</text:p>
          </table:table-cell>
          <table:table-cell office:value-type="float" office:value="484.8096202463372" table:formula="of:=[.$A$3]*SIN(RADIANS([.B272]+120))" table:style-name="ce9">
            <text:p>484,8096</text:p>
          </table:table-cell>
          <table:table-cell table:style-name="ce9"/>
          <table:table-cell office:value-type="float" office:value="-242.40481012316843" table:formula="of:=(MIN([.C272];[.D272];[.E272])+MAX([.C272];[.D272];[.E272]))/2" table:style-name="ce10">
            <text:p>-242,4048</text:p>
          </table:table-cell>
          <table:table-cell table:number-columns-repeated="4" table:style-name="ce9"/>
          <table:table-cell office:value-type="float" office:value="-372.92384757819565" table:formula="of:=[.C272]/2+127" table:style-name="ce11">
            <text:p>-3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0" table:style-name="ce2">
            <text:p>270</text:p>
          </table:table-cell>
          <table:table-cell office:value-type="float" office:value="-1000" table:formula="of:=[.$A$3]*SIN(RADIANS([.B273]))" table:style-name="ce9">
            <text:p>-1000,0000</text:p>
          </table:table-cell>
          <table:table-cell office:value-type="float" office:value="499.99999999999994" table:formula="of:=[.$A$3]*SIN(RADIANS([.B273]-120))" table:style-name="ce9">
            <text:p>500,0000</text:p>
          </table:table-cell>
          <table:table-cell office:value-type="float" office:value="500" table:formula="of:=[.$A$3]*SIN(RADIANS([.B273]+120))" table:style-name="ce9">
            <text:p>500,0000</text:p>
          </table:table-cell>
          <table:table-cell table:style-name="ce9"/>
          <table:table-cell office:value-type="float" office:value="-250" table:formula="of:=(MIN([.C273];[.D273];[.E273])+MAX([.C273];[.D273];[.E273]))/2" table:style-name="ce10">
            <text:p>-250,0000</text:p>
          </table:table-cell>
          <table:table-cell table:number-columns-repeated="4" table:style-name="ce9"/>
          <table:table-cell office:value-type="float" office:value="-373" table:formula="of:=[.C273]/2+127" table:style-name="ce11">
            <text:p>-3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1" table:style-name="ce2">
            <text:p>271</text:p>
          </table:table-cell>
          <table:table-cell office:value-type="float" office:value="-999.8476951563913" table:formula="of:=[.$A$3]*SIN(RADIANS([.B274]))" table:style-name="ce9">
            <text:p>-999,8477</text:p>
          </table:table-cell>
          <table:table-cell office:value-type="float" office:value="484.80962024633715" table:formula="of:=[.$A$3]*SIN(RADIANS([.B274]-120))" table:style-name="ce9">
            <text:p>484,8096</text:p>
          </table:table-cell>
          <table:table-cell office:value-type="float" office:value="515.03807491005409" table:formula="of:=[.$A$3]*SIN(RADIANS([.B274]+120))" table:style-name="ce9">
            <text:p>515,0381</text:p>
          </table:table-cell>
          <table:table-cell table:style-name="ce9"/>
          <table:table-cell office:value-type="float" office:value="-242.4048101231686" table:formula="of:=(MIN([.C274];[.D274];[.E274])+MAX([.C274];[.D274];[.E274]))/2" table:style-name="ce10">
            <text:p>-242,4048</text:p>
          </table:table-cell>
          <table:table-cell table:number-columns-repeated="4" table:style-name="ce9"/>
          <table:table-cell office:value-type="float" office:value="-372.92384757819565" table:formula="of:=[.C274]/2+127" table:style-name="ce11">
            <text:p>-3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2" table:style-name="ce2">
            <text:p>272</text:p>
          </table:table-cell>
          <table:table-cell office:value-type="float" office:value="-999.39082701909581" table:formula="of:=[.$A$3]*SIN(RADIANS([.B275]))" table:style-name="ce9">
            <text:p>-999,3908</text:p>
          </table:table-cell>
          <table:table-cell office:value-type="float" office:value="469.47156278589068" table:formula="of:=[.$A$3]*SIN(RADIANS([.B275]-120))" table:style-name="ce9">
            <text:p>469,4716</text:p>
          </table:table-cell>
          <table:table-cell office:value-type="float" office:value="529.91926423320467" table:formula="of:=[.$A$3]*SIN(RADIANS([.B275]+120))" table:style-name="ce9">
            <text:p>529,9193</text:p>
          </table:table-cell>
          <table:table-cell table:style-name="ce9"/>
          <table:table-cell office:value-type="float" office:value="-234.73578139294557" table:formula="of:=(MIN([.C275];[.D275];[.E275])+MAX([.C275];[.D275];[.E275]))/2" table:style-name="ce10">
            <text:p>-234,7358</text:p>
          </table:table-cell>
          <table:table-cell table:number-columns-repeated="4" table:style-name="ce9"/>
          <table:table-cell office:value-type="float" office:value="-372.6954135095479" table:formula="of:=[.C275]/2+127" table:style-name="ce11">
            <text:p>-37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3" table:style-name="ce2">
            <text:p>273</text:p>
          </table:table-cell>
          <table:table-cell office:value-type="float" office:value="-998.6295347545738" table:formula="of:=[.$A$3]*SIN(RADIANS([.B276]))" table:style-name="ce9">
            <text:p>-998,6295</text:p>
          </table:table-cell>
          <table:table-cell office:value-type="float" office:value="453.99049973954686" table:formula="of:=[.$A$3]*SIN(RADIANS([.B276]-120))" table:style-name="ce9">
            <text:p>453,9905</text:p>
          </table:table-cell>
          <table:table-cell office:value-type="float" office:value="544.63903501502728" table:formula="of:=[.$A$3]*SIN(RADIANS([.B276]+120))" table:style-name="ce9">
            <text:p>544,6390</text:p>
          </table:table-cell>
          <table:table-cell table:style-name="ce9"/>
          <table:table-cell office:value-type="float" office:value="-226.99524986977326" table:formula="of:=(MIN([.C276];[.D276];[.E276])+MAX([.C276];[.D276];[.E276]))/2" table:style-name="ce10">
            <text:p>-226,9952</text:p>
          </table:table-cell>
          <table:table-cell table:number-columns-repeated="4" table:style-name="ce9"/>
          <table:table-cell office:value-type="float" office:value="-372.3147673772869" table:formula="of:=[.C276]/2+127" table:style-name="ce11">
            <text:p>-3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4" table:style-name="ce2">
            <text:p>274</text:p>
          </table:table-cell>
          <table:table-cell office:value-type="float" office:value="-997.56405025982428" table:formula="of:=[.$A$3]*SIN(RADIANS([.B277]))" table:style-name="ce9">
            <text:p>-997,5641</text:p>
          </table:table-cell>
          <table:table-cell office:value-type="float" office:value="438.37114678907727" table:formula="of:=[.$A$3]*SIN(RADIANS([.B277]-120))" table:style-name="ce9">
            <text:p>438,3711</text:p>
          </table:table-cell>
          <table:table-cell office:value-type="float" office:value="559.19290347074696" table:formula="of:=[.$A$3]*SIN(RADIANS([.B277]+120))" table:style-name="ce9">
            <text:p>559,1929</text:p>
          </table:table-cell>
          <table:table-cell table:style-name="ce9"/>
          <table:table-cell office:value-type="float" office:value="-219.18557339453866" table:formula="of:=(MIN([.C277];[.D277];[.E277])+MAX([.C277];[.D277];[.E277]))/2" table:style-name="ce10">
            <text:p>-219,1856</text:p>
          </table:table-cell>
          <table:table-cell table:number-columns-repeated="4" table:style-name="ce9"/>
          <table:table-cell office:value-type="float" office:value="-371.78202512991214" table:formula="of:=[.C277]/2+127" table:style-name="ce11">
            <text:p>-3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5" table:style-name="ce2">
            <text:p>275</text:p>
          </table:table-cell>
          <table:table-cell office:value-type="float" office:value="-996.19469809174552" table:formula="of:=[.$A$3]*SIN(RADIANS([.B278]))" table:style-name="ce9">
            <text:p>-996,1947</text:p>
          </table:table-cell>
          <table:table-cell office:value-type="float" office:value="422.6182617406995" table:formula="of:=[.$A$3]*SIN(RADIANS([.B278]-120))" table:style-name="ce9">
            <text:p>422,6183</text:p>
          </table:table-cell>
          <table:table-cell office:value-type="float" office:value="573.57643635104603" table:formula="of:=[.$A$3]*SIN(RADIANS([.B278]+120))" table:style-name="ce9">
            <text:p>573,5764</text:p>
          </table:table-cell>
          <table:table-cell table:style-name="ce9"/>
          <table:table-cell office:value-type="float" office:value="-211.30913087034975" table:formula="of:=(MIN([.C278];[.D278];[.E278])+MAX([.C278];[.D278];[.E278]))/2" table:style-name="ce10">
            <text:p>-211,3091</text:p>
          </table:table-cell>
          <table:table-cell table:number-columns-repeated="4" table:style-name="ce9"/>
          <table:table-cell office:value-type="float" office:value="-371.09734904587276" table:formula="of:=[.C278]/2+127" table:style-name="ce11">
            <text:p>-37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6" table:style-name="ce2">
            <text:p>276</text:p>
          </table:table-cell>
          <table:table-cell office:value-type="float" office:value="-994.52189536827336" table:formula="of:=[.$A$3]*SIN(RADIANS([.B279]))" table:style-name="ce9">
            <text:p>-994,5219</text:p>
          </table:table-cell>
          <table:table-cell office:value-type="float" office:value="406.73664307580043" table:formula="of:=[.$A$3]*SIN(RADIANS([.B279]-120))" table:style-name="ce9">
            <text:p>406,7366</text:p>
          </table:table-cell>
          <table:table-cell office:value-type="float" office:value="587.78525229247293" table:formula="of:=[.$A$3]*SIN(RADIANS([.B279]+120))" table:style-name="ce9">
            <text:p>587,7853</text:p>
          </table:table-cell>
          <table:table-cell table:style-name="ce9"/>
          <table:table-cell office:value-type="float" office:value="-203.36832153790021" table:formula="of:=(MIN([.C279];[.D279];[.E279])+MAX([.C279];[.D279];[.E279]))/2" table:style-name="ce10">
            <text:p>-203,3683</text:p>
          </table:table-cell>
          <table:table-cell table:number-columns-repeated="4" table:style-name="ce9"/>
          <table:table-cell office:value-type="float" office:value="-370.26094768413668" table:formula="of:=[.C279]/2+127" table:style-name="ce11">
            <text:p>-37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7" table:style-name="ce2">
            <text:p>277</text:p>
          </table:table-cell>
          <table:table-cell office:value-type="float" office:value="-992.54615164132201" table:formula="of:=[.$A$3]*SIN(RADIANS([.B280]))" table:style-name="ce9">
            <text:p>-992,5462</text:p>
          </table:table-cell>
          <table:table-cell office:value-type="float" office:value="390.73112848927377" table:formula="of:=[.$A$3]*SIN(RADIANS([.B280]-120))" table:style-name="ce9">
            <text:p>390,7311</text:p>
          </table:table-cell>
          <table:table-cell office:value-type="float" office:value="601.81502315204796" table:formula="of:=[.$A$3]*SIN(RADIANS([.B280]+120))" table:style-name="ce9">
            <text:p>601,8150</text:p>
          </table:table-cell>
          <table:table-cell table:style-name="ce9"/>
          <table:table-cell office:value-type="float" office:value="-195.36556424463703" table:formula="of:=(MIN([.C280];[.D280];[.E280])+MAX([.C280];[.D280];[.E280]))/2" table:style-name="ce10">
            <text:p>-195,3656</text:p>
          </table:table-cell>
          <table:table-cell table:number-columns-repeated="4" table:style-name="ce9"/>
          <table:table-cell office:value-type="float" office:value="-369.27307582066101" table:formula="of:=[.C280]/2+127" table:style-name="ce11">
            <text:p>-36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8" table:style-name="ce2">
            <text:p>278</text:p>
          </table:table-cell>
          <table:table-cell office:value-type="float" office:value="-990.26806874157035" table:formula="of:=[.$A$3]*SIN(RADIANS([.B281]))" table:style-name="ce9">
            <text:p>-990,2681</text:p>
          </table:table-cell>
          <table:table-cell office:value-type="float" office:value="374.60659341591224" table:formula="of:=[.$A$3]*SIN(RADIANS([.B281]-120))" table:style-name="ce9">
            <text:p>374,6066</text:p>
          </table:table-cell>
          <table:table-cell office:value-type="float" office:value="615.66147532565844" table:formula="of:=[.$A$3]*SIN(RADIANS([.B281]+120))" table:style-name="ce9">
            <text:p>615,6615</text:p>
          </table:table-cell>
          <table:table-cell table:style-name="ce9"/>
          <table:table-cell office:value-type="float" office:value="-187.30329670795595" table:formula="of:=(MIN([.C281];[.D281];[.E281])+MAX([.C281];[.D281];[.E281]))/2" table:style-name="ce10">
            <text:p>-187,3033</text:p>
          </table:table-cell>
          <table:table-cell table:number-columns-repeated="4" table:style-name="ce9"/>
          <table:table-cell office:value-type="float" office:value="-368.13403437078517" table:formula="of:=[.C281]/2+127" table:style-name="ce11">
            <text:p>-36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79" table:style-name="ce2">
            <text:p>279</text:p>
          </table:table-cell>
          <table:table-cell office:value-type="float" office:value="-987.68834059513779" table:formula="of:=[.$A$3]*SIN(RADIANS([.B282]))" table:style-name="ce9">
            <text:p>-987,6883</text:p>
          </table:table-cell>
          <table:table-cell office:value-type="float" office:value="358.36794954530023" table:formula="of:=[.$A$3]*SIN(RADIANS([.B282]-120))" table:style-name="ce9">
            <text:p>358,3679</text:p>
          </table:table-cell>
          <table:table-cell office:value-type="float" office:value="629.32039104983755" table:formula="of:=[.$A$3]*SIN(RADIANS([.B282]+120))" table:style-name="ce9">
            <text:p>629,3204</text:p>
          </table:table-cell>
          <table:table-cell table:style-name="ce9"/>
          <table:table-cell office:value-type="float" office:value="-179.18397477265012" table:formula="of:=(MIN([.C282];[.D282];[.E282])+MAX([.C282];[.D282];[.E282]))/2" table:style-name="ce10">
            <text:p>-179,1840</text:p>
          </table:table-cell>
          <table:table-cell table:number-columns-repeated="4" table:style-name="ce9"/>
          <table:table-cell office:value-type="float" office:value="-366.84417029756889" table:formula="of:=[.C282]/2+127" table:style-name="ce11">
            <text:p>-3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0" table:style-name="ce2">
            <text:p>280</text:p>
          </table:table-cell>
          <table:table-cell office:value-type="float" office:value="-984.80775301220808" table:formula="of:=[.$A$3]*SIN(RADIANS([.B283]))" table:style-name="ce9">
            <text:p>-984,8078</text:p>
          </table:table-cell>
          <table:table-cell office:value-type="float" office:value="342.02014332566887" table:formula="of:=[.$A$3]*SIN(RADIANS([.B283]-120))" table:style-name="ce9">
            <text:p>342,0201</text:p>
          </table:table-cell>
          <table:table-cell office:value-type="float" office:value="642.7876096865391" table:formula="of:=[.$A$3]*SIN(RADIANS([.B283]+120))" table:style-name="ce9">
            <text:p>642,7876</text:p>
          </table:table-cell>
          <table:table-cell table:style-name="ce9"/>
          <table:table-cell office:value-type="float" office:value="-171.01007166283449" table:formula="of:=(MIN([.C283];[.D283];[.E283])+MAX([.C283];[.D283];[.E283]))/2" table:style-name="ce10">
            <text:p>-171,0101</text:p>
          </table:table-cell>
          <table:table-cell table:number-columns-repeated="4" table:style-name="ce9"/>
          <table:table-cell office:value-type="float" office:value="-365.40387650610404" table:formula="of:=[.C283]/2+127" table:style-name="ce11">
            <text:p>-36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1" table:style-name="ce2">
            <text:p>281</text:p>
          </table:table-cell>
          <table:table-cell office:value-type="float" office:value="-981.62718344766381" table:formula="of:=[.$A$3]*SIN(RADIANS([.B284]))" table:style-name="ce9">
            <text:p>-981,6272</text:p>
          </table:table-cell>
          <table:table-cell office:value-type="float" office:value="325.5681544571566" table:formula="of:=[.$A$3]*SIN(RADIANS([.B284]-120))" table:style-name="ce9">
            <text:p>325,5682</text:p>
          </table:table-cell>
          <table:table-cell office:value-type="float" office:value="656.05902899050704" table:formula="of:=[.$A$3]*SIN(RADIANS([.B284]+120))" table:style-name="ce9">
            <text:p>656,0590</text:p>
          </table:table-cell>
          <table:table-cell table:style-name="ce9"/>
          <table:table-cell office:value-type="float" office:value="-162.78407722857838" table:formula="of:=(MIN([.C284];[.D284];[.E284])+MAX([.C284];[.D284];[.E284]))/2" table:style-name="ce10">
            <text:p>-162,7841</text:p>
          </table:table-cell>
          <table:table-cell table:number-columns-repeated="4" table:style-name="ce9"/>
          <table:table-cell office:value-type="float" office:value="-363.81359172383191" table:formula="of:=[.C284]/2+127" table:style-name="ce11">
            <text:p>-36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2" table:style-name="ce2">
            <text:p>282</text:p>
          </table:table-cell>
          <table:table-cell office:value-type="float" office:value="-978.14760073380558" table:formula="of:=[.$A$3]*SIN(RADIANS([.B285]))" table:style-name="ce9">
            <text:p>-978,1476</text:p>
          </table:table-cell>
          <table:table-cell office:value-type="float" office:value="309.0169943749475" table:formula="of:=[.$A$3]*SIN(RADIANS([.B285]-120))" table:style-name="ce9">
            <text:p>309,0170</text:p>
          </table:table-cell>
          <table:table-cell office:value-type="float" office:value="669.13060635885847" table:formula="of:=[.$A$3]*SIN(RADIANS([.B285]+120))" table:style-name="ce9">
            <text:p>669,1306</text:p>
          </table:table-cell>
          <table:table-cell table:style-name="ce9"/>
          <table:table-cell office:value-type="float" office:value="-154.50849718747355" table:formula="of:=(MIN([.C285];[.D285];[.E285])+MAX([.C285];[.D285];[.E285]))/2" table:style-name="ce10">
            <text:p>-154,5085</text:p>
          </table:table-cell>
          <table:table-cell table:number-columns-repeated="4" table:style-name="ce9"/>
          <table:table-cell office:value-type="float" office:value="-362.07380036690279" table:formula="of:=[.C285]/2+127" table:style-name="ce11">
            <text:p>-36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3" table:style-name="ce2">
            <text:p>283</text:p>
          </table:table-cell>
          <table:table-cell office:value-type="float" office:value="-974.37006478523529" table:formula="of:=[.$A$3]*SIN(RADIANS([.B286]))" table:style-name="ce9">
            <text:p>-974,3701</text:p>
          </table:table-cell>
          <table:table-cell office:value-type="float" office:value="292.37170472273658" table:formula="of:=[.$A$3]*SIN(RADIANS([.B286]-120))" table:style-name="ce9">
            <text:p>292,3717</text:p>
          </table:table-cell>
          <table:table-cell office:value-type="float" office:value="681.99836006249859" table:formula="of:=[.$A$3]*SIN(RADIANS([.B286]+120))" table:style-name="ce9">
            <text:p>681,9984</text:p>
          </table:table-cell>
          <table:table-cell table:style-name="ce9"/>
          <table:table-cell office:value-type="float" office:value="-146.18585236136835" table:formula="of:=(MIN([.C286];[.D286];[.E286])+MAX([.C286];[.D286];[.E286]))/2" table:style-name="ce10">
            <text:p>-146,1859</text:p>
          </table:table-cell>
          <table:table-cell table:number-columns-repeated="4" table:style-name="ce9"/>
          <table:table-cell office:value-type="float" office:value="-360.18503239261764" table:formula="of:=[.C286]/2+127" table:style-name="ce11">
            <text:p>-36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4" table:style-name="ce2">
            <text:p>284</text:p>
          </table:table-cell>
          <table:table-cell office:value-type="float" office:value="-970.29572627599657" table:formula="of:=[.$A$3]*SIN(RADIANS([.B287]))" table:style-name="ce9">
            <text:p>-970,2957</text:p>
          </table:table-cell>
          <table:table-cell office:value-type="float" office:value="275.63735581699922" table:formula="of:=[.$A$3]*SIN(RADIANS([.B287]-120))" table:style-name="ce9">
            <text:p>275,6374</text:p>
          </table:table-cell>
          <table:table-cell office:value-type="float" office:value="694.6583704589973" table:formula="of:=[.$A$3]*SIN(RADIANS([.B287]+120))" table:style-name="ce9">
            <text:p>694,6584</text:p>
          </table:table-cell>
          <table:table-cell table:style-name="ce9"/>
          <table:table-cell office:value-type="float" office:value="-137.81867790849964" table:formula="of:=(MIN([.C287];[.D287];[.E287])+MAX([.C287];[.D287];[.E287]))/2" table:style-name="ce10">
            <text:p>-137,8187</text:p>
          </table:table-cell>
          <table:table-cell table:number-columns-repeated="4" table:style-name="ce9"/>
          <table:table-cell office:value-type="float" office:value="-358.14786313799829" table:formula="of:=[.C287]/2+127" table:style-name="ce11">
            <text:p>-35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5" table:style-name="ce2">
            <text:p>285</text:p>
          </table:table-cell>
          <table:table-cell office:value-type="float" office:value="-965.92582628906837" table:formula="of:=[.$A$3]*SIN(RADIANS([.B288]))" table:style-name="ce9">
            <text:p>-965,9258</text:p>
          </table:table-cell>
          <table:table-cell office:value-type="float" office:value="258.81904510252105" table:formula="of:=[.$A$3]*SIN(RADIANS([.B288]-120))" table:style-name="ce9">
            <text:p>258,8190</text:p>
          </table:table-cell>
          <table:table-cell office:value-type="float" office:value="707.10678118654732" table:formula="of:=[.$A$3]*SIN(RADIANS([.B288]+120))" table:style-name="ce9">
            <text:p>707,1068</text:p>
          </table:table-cell>
          <table:table-cell table:style-name="ce9"/>
          <table:table-cell office:value-type="float" office:value="-129.40952255126052" table:formula="of:=(MIN([.C288];[.D288];[.E288])+MAX([.C288];[.D288];[.E288]))/2" table:style-name="ce10">
            <text:p>-129,4095</text:p>
          </table:table-cell>
          <table:table-cell table:number-columns-repeated="4" table:style-name="ce9"/>
          <table:table-cell office:value-type="float" office:value="-355.96291314453418" table:formula="of:=[.C288]/2+127" table:style-name="ce11">
            <text:p>-35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6" table:style-name="ce2">
            <text:p>286</text:p>
          </table:table-cell>
          <table:table-cell office:value-type="float" office:value="-961.26169593831878" table:formula="of:=[.$A$3]*SIN(RADIANS([.B289]))" table:style-name="ce9">
            <text:p>-961,2617</text:p>
          </table:table-cell>
          <table:table-cell office:value-type="float" office:value="241.92189559966772" table:formula="of:=[.$A$3]*SIN(RADIANS([.B289]-120))" table:style-name="ce9">
            <text:p>241,9219</text:p>
          </table:table-cell>
          <table:table-cell office:value-type="float" office:value="719.33980033865089" table:formula="of:=[.$A$3]*SIN(RADIANS([.B289]+120))" table:style-name="ce9">
            <text:p>719,3398</text:p>
          </table:table-cell>
          <table:table-cell table:style-name="ce9"/>
          <table:table-cell office:value-type="float" office:value="-120.96094779983395" table:formula="of:=(MIN([.C289];[.D289];[.E289])+MAX([.C289];[.D289];[.E289]))/2" table:style-name="ce10">
            <text:p>-120,9609</text:p>
          </table:table-cell>
          <table:table-cell table:number-columns-repeated="4" table:style-name="ce9"/>
          <table:table-cell office:value-type="float" office:value="-353.63084796915939" table:formula="of:=[.C289]/2+127" table:style-name="ce11">
            <text:p>-35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7" table:style-name="ce2">
            <text:p>287</text:p>
          </table:table-cell>
          <table:table-cell office:value-type="float" office:value="-956.3047559630354" table:formula="of:=[.$A$3]*SIN(RADIANS([.B290]))" table:style-name="ce9">
            <text:p>-956,3048</text:p>
          </table:table-cell>
          <table:table-cell office:value-type="float" office:value="224.9510543438652" table:formula="of:=[.$A$3]*SIN(RADIANS([.B290]-120))" table:style-name="ce9">
            <text:p>224,9511</text:p>
          </table:table-cell>
          <table:table-cell office:value-type="float" office:value="731.35370161917069" table:formula="of:=[.$A$3]*SIN(RADIANS([.B290]+120))" table:style-name="ce9">
            <text:p>731,3537</text:p>
          </table:table-cell>
          <table:table-cell table:style-name="ce9"/>
          <table:table-cell office:value-type="float" office:value="-112.47552717193236" table:formula="of:=(MIN([.C290];[.D290];[.E290])+MAX([.C290];[.D290];[.E290]))/2" table:style-name="ce10">
            <text:p>-112,4755</text:p>
          </table:table-cell>
          <table:table-cell table:number-columns-repeated="4" table:style-name="ce9"/>
          <table:table-cell office:value-type="float" office:value="-351.1523779815177" table:formula="of:=[.C290]/2+127" table:style-name="ce11">
            <text:p>-35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8" table:style-name="ce2">
            <text:p>288</text:p>
          </table:table-cell>
          <table:table-cell office:value-type="float" office:value="-951.05651629515364" table:formula="of:=[.$A$3]*SIN(RADIANS([.B291]))" table:style-name="ce9">
            <text:p>-951,0565</text:p>
          </table:table-cell>
          <table:table-cell office:value-type="float" office:value="207.91169081775931" table:formula="of:=[.$A$3]*SIN(RADIANS([.B291]-120))" table:style-name="ce9">
            <text:p>207,9117</text:p>
          </table:table-cell>
          <table:table-cell office:value-type="float" office:value="743.14482547739419" table:formula="of:=[.$A$3]*SIN(RADIANS([.B291]+120))" table:style-name="ce9">
            <text:p>743,1448</text:p>
          </table:table-cell>
          <table:table-cell table:style-name="ce9"/>
          <table:table-cell office:value-type="float" office:value="-103.95584540887972" table:formula="of:=(MIN([.C291];[.D291];[.E291])+MAX([.C291];[.D291];[.E291]))/2" table:style-name="ce10">
            <text:p>-103,9558</text:p>
          </table:table-cell>
          <table:table-cell table:number-columns-repeated="4" table:style-name="ce9"/>
          <table:table-cell office:value-type="float" office:value="-348.52825814757682" table:formula="of:=[.C291]/2+127" table:style-name="ce11">
            <text:p>-34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89" table:style-name="ce2">
            <text:p>289</text:p>
          </table:table-cell>
          <table:table-cell office:value-type="float" office:value="-945.51857559931693" table:formula="of:=[.$A$3]*SIN(RADIANS([.B292]))" table:style-name="ce9">
            <text:p>-945,5186</text:p>
          </table:table-cell>
          <table:table-cell office:value-type="float" office:value="190.80899537654497" table:formula="of:=[.$A$3]*SIN(RADIANS([.B292]-120))" table:style-name="ce9">
            <text:p>190,8090</text:p>
          </table:table-cell>
          <table:table-cell office:value-type="float" office:value="754.70958022277193" table:formula="of:=[.$A$3]*SIN(RADIANS([.B292]+120))" table:style-name="ce9">
            <text:p>754,7096</text:p>
          </table:table-cell>
          <table:table-cell table:style-name="ce9"/>
          <table:table-cell office:value-type="float" office:value="-95.4044976882725" table:formula="of:=(MIN([.C292];[.D292];[.E292])+MAX([.C292];[.D292];[.E292]))/2" table:style-name="ce10">
            <text:p>-95,4045</text:p>
          </table:table-cell>
          <table:table-cell table:number-columns-repeated="4" table:style-name="ce9"/>
          <table:table-cell office:value-type="float" office:value="-345.75928779965847" table:formula="of:=[.C292]/2+127" table:style-name="ce11">
            <text:p>-34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0" table:style-name="ce2">
            <text:p>290</text:p>
          </table:table-cell>
          <table:table-cell office:value-type="float" office:value="-939.69262078590828" table:formula="of:=[.$A$3]*SIN(RADIANS([.B293]))" table:style-name="ce9">
            <text:p>-939,6926</text:p>
          </table:table-cell>
          <table:table-cell office:value-type="float" office:value="173.64817766693028" table:formula="of:=[.$A$3]*SIN(RADIANS([.B293]-120))" table:style-name="ce9">
            <text:p>173,6482</text:p>
          </table:table-cell>
          <table:table-cell office:value-type="float" office:value="766.04444311897782" table:formula="of:=[.$A$3]*SIN(RADIANS([.B293]+120))" table:style-name="ce9">
            <text:p>766,0444</text:p>
          </table:table-cell>
          <table:table-cell table:style-name="ce9"/>
          <table:table-cell office:value-type="float" office:value="-86.824088833465225" table:formula="of:=(MIN([.C293];[.D293];[.E293])+MAX([.C293];[.D293];[.E293]))/2" table:style-name="ce10">
            <text:p>-86,8241</text:p>
          </table:table-cell>
          <table:table-cell table:number-columns-repeated="4" table:style-name="ce9"/>
          <table:table-cell office:value-type="float" office:value="-342.84631039295414" table:formula="of:=[.C293]/2+127" table:style-name="ce11">
            <text:p>-34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1" table:style-name="ce2">
            <text:p>291</text:p>
          </table:table-cell>
          <table:table-cell office:value-type="float" office:value="-933.58042649720176" table:formula="of:=[.$A$3]*SIN(RADIANS([.B294]))" table:style-name="ce9">
            <text:p>-933,5804</text:p>
          </table:table-cell>
          <table:table-cell office:value-type="float" office:value="156.43446504023098" table:formula="of:=[.$A$3]*SIN(RADIANS([.B294]-120))" table:style-name="ce9">
            <text:p>156,4345</text:p>
          </table:table-cell>
          <table:table-cell office:value-type="float" office:value="777.14596145697112" table:formula="of:=[.$A$3]*SIN(RADIANS([.B294]+120))" table:style-name="ce9">
            <text:p>777,1460</text:p>
          </table:table-cell>
          <table:table-cell table:style-name="ce9"/>
          <table:table-cell office:value-type="float" office:value="-78.217232520115317" table:formula="of:=(MIN([.C294];[.D294];[.E294])+MAX([.C294];[.D294];[.E294]))/2" table:style-name="ce10">
            <text:p>-78,2172</text:p>
          </table:table-cell>
          <table:table-cell table:number-columns-repeated="4" table:style-name="ce9"/>
          <table:table-cell office:value-type="float" office:value="-339.79021324860088" table:formula="of:=[.C294]/2+127" table:style-name="ce11">
            <text:p>-34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2" table:style-name="ce2">
            <text:p>292</text:p>
          </table:table-cell>
          <table:table-cell office:value-type="float" office:value="-927.18385456678743" table:formula="of:=[.$A$3]*SIN(RADIANS([.B295]))" table:style-name="ce9">
            <text:p>-927,1839</text:p>
          </table:table-cell>
          <table:table-cell office:value-type="float" office:value="139.17310096006534" table:formula="of:=[.$A$3]*SIN(RADIANS([.B295]-120))" table:style-name="ce9">
            <text:p>139,1731</text:p>
          </table:table-cell>
          <table:table-cell office:value-type="float" office:value="788.01075360672201" table:formula="of:=[.$A$3]*SIN(RADIANS([.B295]+120))" table:style-name="ce9">
            <text:p>788,0108</text:p>
          </table:table-cell>
          <table:table-cell table:style-name="ce9"/>
          <table:table-cell office:value-type="float" office:value="-69.586550480032713" table:formula="of:=(MIN([.C295];[.D295];[.E295])+MAX([.C295];[.D295];[.E295]))/2" table:style-name="ce10">
            <text:p>-69,5866</text:p>
          </table:table-cell>
          <table:table-cell table:number-columns-repeated="4" table:style-name="ce9"/>
          <table:table-cell office:value-type="float" office:value="-336.59192728339372" table:formula="of:=[.C295]/2+127" table:style-name="ce11">
            <text:p>-33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3" table:style-name="ce2">
            <text:p>293</text:p>
          </table:table-cell>
          <table:table-cell office:value-type="float" office:value="-920.50485345244044" table:formula="of:=[.$A$3]*SIN(RADIANS([.B296]))" table:style-name="ce9">
            <text:p>-920,5049</text:p>
          </table:table-cell>
          <table:table-cell office:value-type="float" office:value="121.86934340514755" table:formula="of:=[.$A$3]*SIN(RADIANS([.B296]-120))" table:style-name="ce9">
            <text:p>121,8693</text:p>
          </table:table-cell>
          <table:table-cell office:value-type="float" office:value="798.63551004729288" table:formula="of:=[.$A$3]*SIN(RADIANS([.B296]+120))" table:style-name="ce9">
            <text:p>798,6355</text:p>
          </table:table-cell>
          <table:table-cell table:style-name="ce9"/>
          <table:table-cell office:value-type="float" office:value="-60.93467170257378" table:formula="of:=(MIN([.C296];[.D296];[.E296])+MAX([.C296];[.D296];[.E296]))/2" table:style-name="ce10">
            <text:p>-60,9347</text:p>
          </table:table-cell>
          <table:table-cell table:number-columns-repeated="4" table:style-name="ce9"/>
          <table:table-cell office:value-type="float" office:value="-333.25242672622022" table:formula="of:=[.C296]/2+127" table:style-name="ce11">
            <text:p>-33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4" table:style-name="ce2">
            <text:p>294</text:p>
          </table:table-cell>
          <table:table-cell office:value-type="float" office:value="-913.54545764260104" table:formula="of:=[.$A$3]*SIN(RADIANS([.B297]))" table:style-name="ce9">
            <text:p>-913,5455</text:p>
          </table:table-cell>
          <table:table-cell office:value-type="float" office:value="104.52846326765373" table:formula="of:=[.$A$3]*SIN(RADIANS([.B297]-120))" table:style-name="ce9">
            <text:p>104,5285</text:p>
          </table:table-cell>
          <table:table-cell office:value-type="float" office:value="809.01699437494722" table:formula="of:=[.$A$3]*SIN(RADIANS([.B297]+120))" table:style-name="ce9">
            <text:p>809,0170</text:p>
          </table:table-cell>
          <table:table-cell table:style-name="ce9"/>
          <table:table-cell office:value-type="float" office:value="-52.26423163382691" table:formula="of:=(MIN([.C297];[.D297];[.E297])+MAX([.C297];[.D297];[.E297]))/2" table:style-name="ce10">
            <text:p>-52,2642</text:p>
          </table:table-cell>
          <table:table-cell table:number-columns-repeated="4" table:style-name="ce9"/>
          <table:table-cell office:value-type="float" office:value="-329.77272882130052" table:formula="of:=[.C297]/2+127" table:style-name="ce11">
            <text:p>-33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5" table:style-name="ce2">
            <text:p>295</text:p>
          </table:table-cell>
          <table:table-cell office:value-type="float" office:value="-906.30778703664998" table:formula="of:=[.$A$3]*SIN(RADIANS([.B298]))" table:style-name="ce9">
            <text:p>-906,3078</text:p>
          </table:table-cell>
          <table:table-cell office:value-type="float" office:value="87.155742747658195" table:formula="of:=[.$A$3]*SIN(RADIANS([.B298]-120))" table:style-name="ce9">
            <text:p>87,1557</text:p>
          </table:table-cell>
          <table:table-cell office:value-type="float" office:value="819.15204428899142" table:formula="of:=[.$A$3]*SIN(RADIANS([.B298]+120))" table:style-name="ce9">
            <text:p>819,1520</text:p>
          </table:table-cell>
          <table:table-cell table:style-name="ce9"/>
          <table:table-cell office:value-type="float" office:value="-43.577871373829282" table:formula="of:=(MIN([.C298];[.D298];[.E298])+MAX([.C298];[.D298];[.E298]))/2" table:style-name="ce10">
            <text:p>-43,5779</text:p>
          </table:table-cell>
          <table:table-cell table:number-columns-repeated="4" table:style-name="ce9"/>
          <table:table-cell office:value-type="float" office:value="-326.15389351832499" table:formula="of:=[.C298]/2+127" table:style-name="ce11">
            <text:p>-32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6" table:style-name="ce2">
            <text:p>296</text:p>
          </table:table-cell>
          <table:table-cell office:value-type="float" office:value="-898.79404629916701" table:formula="of:=[.$A$3]*SIN(RADIANS([.B299]))" table:style-name="ce9">
            <text:p>-898,7940</text:p>
          </table:table-cell>
          <table:table-cell office:value-type="float" office:value="69.756473744125529" table:formula="of:=[.$A$3]*SIN(RADIANS([.B299]-120))" table:style-name="ce9">
            <text:p>69,7565</text:p>
          </table:table-cell>
          <table:table-cell office:value-type="float" office:value="829.03757255504183" table:formula="of:=[.$A$3]*SIN(RADIANS([.B299]+120))" table:style-name="ce9">
            <text:p>829,0376</text:p>
          </table:table-cell>
          <table:table-cell table:style-name="ce9"/>
          <table:table-cell office:value-type="float" office:value="-34.878236872062587" table:formula="of:=(MIN([.C299];[.D299];[.E299])+MAX([.C299];[.D299];[.E299]))/2" table:style-name="ce10">
            <text:p>-34,8782</text:p>
          </table:table-cell>
          <table:table-cell table:number-columns-repeated="4" table:style-name="ce9"/>
          <table:table-cell office:value-type="float" office:value="-322.3970231495835" table:formula="of:=[.C299]/2+127" table:style-name="ce11">
            <text:p>-32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7" table:style-name="ce2">
            <text:p>297</text:p>
          </table:table-cell>
          <table:table-cell office:value-type="float" office:value="-891.00652418836785" table:formula="of:=[.$A$3]*SIN(RADIANS([.B300]))" table:style-name="ce9">
            <text:p>-891,0065</text:p>
          </table:table-cell>
          <table:table-cell office:value-type="float" office:value="52.335956242943809" table:formula="of:=[.$A$3]*SIN(RADIANS([.B300]-120))" table:style-name="ce9">
            <text:p>52,3360</text:p>
          </table:table-cell>
          <table:table-cell office:value-type="float" office:value="838.67056794542407" table:formula="of:=[.$A$3]*SIN(RADIANS([.B300]+120))" table:style-name="ce9">
            <text:p>838,6706</text:p>
          </table:table-cell>
          <table:table-cell table:style-name="ce9"/>
          <table:table-cell office:value-type="float" office:value="-26.16797812147189" table:formula="of:=(MIN([.C300];[.D300];[.E300])+MAX([.C300];[.D300];[.E300]))/2" table:style-name="ce10">
            <text:p>-26,1680</text:p>
          </table:table-cell>
          <table:table-cell table:number-columns-repeated="4" table:style-name="ce9"/>
          <table:table-cell office:value-type="float" office:value="-318.50326209418392" table:formula="of:=[.C300]/2+127" table:style-name="ce11">
            <text:p>-3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8" table:style-name="ce2">
            <text:p>298</text:p>
          </table:table-cell>
          <table:table-cell office:value-type="float" office:value="-882.94759285892712" table:formula="of:=[.$A$3]*SIN(RADIANS([.B301]))" table:style-name="ce9">
            <text:p>-882,9476</text:p>
          </table:table-cell>
          <table:table-cell office:value-type="float" office:value="34.899496702501139" table:formula="of:=[.$A$3]*SIN(RADIANS([.B301]-120))" table:style-name="ce9">
            <text:p>34,8995</text:p>
          </table:table-cell>
          <table:table-cell office:value-type="float" office:value="848.0480961564258" table:formula="of:=[.$A$3]*SIN(RADIANS([.B301]+120))" table:style-name="ce9">
            <text:p>848,0481</text:p>
          </table:table-cell>
          <table:table-cell table:style-name="ce9"/>
          <table:table-cell office:value-type="float" office:value="-17.449748351250662" table:formula="of:=(MIN([.C301];[.D301];[.E301])+MAX([.C301];[.D301];[.E301]))/2" table:style-name="ce10">
            <text:p>-17,4497</text:p>
          </table:table-cell>
          <table:table-cell table:number-columns-repeated="4" table:style-name="ce9"/>
          <table:table-cell office:value-type="float" office:value="-314.47379642946356" table:formula="of:=[.C301]/2+127" table:style-name="ce11">
            <text:p>-3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299" table:style-name="ce2">
            <text:p>299</text:p>
          </table:table-cell>
          <table:table-cell office:value-type="float" office:value="-874.61970713939559" table:formula="of:=[.$A$3]*SIN(RADIANS([.B302]))" table:style-name="ce9">
            <text:p>-874,6197</text:p>
          </table:table-cell>
          <table:table-cell office:value-type="float" office:value="17.45240643728344" table:formula="of:=[.$A$3]*SIN(RADIANS([.B302]-120))" table:style-name="ce9">
            <text:p>17,4524</text:p>
          </table:table-cell>
          <table:table-cell office:value-type="float" office:value="857.16730070211213" table:formula="of:=[.$A$3]*SIN(RADIANS([.B302]+120))" table:style-name="ce9">
            <text:p>857,1673</text:p>
          </table:table-cell>
          <table:table-cell table:style-name="ce9"/>
          <table:table-cell office:value-type="float" office:value="-8.7262032186417287" table:formula="of:=(MIN([.C302];[.D302];[.E302])+MAX([.C302];[.D302];[.E302]))/2" table:style-name="ce10">
            <text:p>-8,7262</text:p>
          </table:table-cell>
          <table:table-cell table:number-columns-repeated="4" table:style-name="ce9"/>
          <table:table-cell office:value-type="float" office:value="-310.30985356969779" table:formula="of:=[.C302]/2+127" table:style-name="ce11">
            <text:p>-31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0" table:style-name="ce2">
            <text:p>300</text:p>
          </table:table-cell>
          <table:table-cell office:value-type="float" office:value="-866.02540378443859" table:formula="of:=[.$A$3]*SIN(RADIANS([.B303]))" table:style-name="ce9">
            <text:p>-866,0254</text:p>
          </table:table-cell>
          <table:table-cell office:value-type="float" office:value="1.22514845490862E-13" table:formula="of:=[.$A$3]*SIN(RADIANS([.B303]-120))" table:style-name="ce9">
            <text:p>0,0000</text:p>
          </table:table-cell>
          <table:table-cell office:value-type="float" office:value="866.02540378443882" table:formula="of:=[.$A$3]*SIN(RADIANS([.B303]+120))" table:style-name="ce9">
            <text:p>866,0254</text:p>
          </table:table-cell>
          <table:table-cell table:style-name="ce9"/>
          <table:table-cell office:value-type="float" office:value="1.1368683772161603E-13" table:formula="of:=(MIN([.C303];[.D303];[.E303])+MAX([.C303];[.D303];[.E303]))/2" table:style-name="ce10">
            <text:p>0,0000</text:p>
          </table:table-cell>
          <table:table-cell table:number-columns-repeated="4" table:style-name="ce9"/>
          <table:table-cell office:value-type="float" office:value="-306.0127018922193" table:formula="of:=[.C303]/2+127" table:style-name="ce11">
            <text:p>-30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1" table:style-name="ce2">
            <text:p>301</text:p>
          </table:table-cell>
          <table:table-cell office:value-type="float" office:value="-857.16730070211236" table:formula="of:=[.$A$3]*SIN(RADIANS([.B304]))" table:style-name="ce9">
            <text:p>-857,1673</text:p>
          </table:table-cell>
          <table:table-cell office:value-type="float" office:value="-17.452406437283635" table:formula="of:=[.$A$3]*SIN(RADIANS([.B304]-120))" table:style-name="ce9">
            <text:p>-17,4524</text:p>
          </table:table-cell>
          <table:table-cell office:value-type="float" office:value="874.61970713939581" table:formula="of:=[.$A$3]*SIN(RADIANS([.B304]+120))" table:style-name="ce9">
            <text:p>874,6197</text:p>
          </table:table-cell>
          <table:table-cell table:style-name="ce9"/>
          <table:table-cell office:value-type="float" office:value="8.7262032186417287" table:formula="of:=(MIN([.C304];[.D304];[.E304])+MAX([.C304];[.D304];[.E304]))/2" table:style-name="ce10">
            <text:p>8,7262</text:p>
          </table:table-cell>
          <table:table-cell table:number-columns-repeated="4" table:style-name="ce9"/>
          <table:table-cell office:value-type="float" office:value="-301.58365035105618" table:formula="of:=[.C304]/2+127" table:style-name="ce11">
            <text:p>-30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2" table:style-name="ce2">
            <text:p>302</text:p>
          </table:table-cell>
          <table:table-cell office:value-type="float" office:value="-848.04809615642614" table:formula="of:=[.$A$3]*SIN(RADIANS([.B305]))" table:style-name="ce9">
            <text:p>-848,0481</text:p>
          </table:table-cell>
          <table:table-cell office:value-type="float" office:value="-34.899496702500898" table:formula="of:=[.$A$3]*SIN(RADIANS([.B305]-120))" table:style-name="ce9">
            <text:p>-34,8995</text:p>
          </table:table-cell>
          <table:table-cell office:value-type="float" office:value="882.9475928589269" table:formula="of:=[.$A$3]*SIN(RADIANS([.B305]+120))" table:style-name="ce9">
            <text:p>882,9476</text:p>
          </table:table-cell>
          <table:table-cell table:style-name="ce9"/>
          <table:table-cell office:value-type="float" office:value="17.449748351250378" table:formula="of:=(MIN([.C305];[.D305];[.E305])+MAX([.C305];[.D305];[.E305]))/2" table:style-name="ce10">
            <text:p>17,4497</text:p>
          </table:table-cell>
          <table:table-cell table:number-columns-repeated="4" table:style-name="ce9"/>
          <table:table-cell office:value-type="float" office:value="-297.02404807821307" table:formula="of:=[.C305]/2+127" table:style-name="ce11">
            <text:p>-29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3" table:style-name="ce2">
            <text:p>303</text:p>
          </table:table-cell>
          <table:table-cell office:value-type="float" office:value="-838.6705679454243" table:formula="of:=[.$A$3]*SIN(RADIANS([.B306]))" table:style-name="ce9">
            <text:p>-838,6706</text:p>
          </table:table-cell>
          <table:table-cell office:value-type="float" office:value="-52.33595624294356" table:formula="of:=[.$A$3]*SIN(RADIANS([.B306]-120))" table:style-name="ce9">
            <text:p>-52,3360</text:p>
          </table:table-cell>
          <table:table-cell office:value-type="float" office:value="891.00652418836762" table:formula="of:=[.$A$3]*SIN(RADIANS([.B306]+120))" table:style-name="ce9">
            <text:p>891,0065</text:p>
          </table:table-cell>
          <table:table-cell table:style-name="ce9"/>
          <table:table-cell office:value-type="float" office:value="26.167978121471663" table:formula="of:=(MIN([.C306];[.D306];[.E306])+MAX([.C306];[.D306];[.E306]))/2" table:style-name="ce10">
            <text:p>26,1680</text:p>
          </table:table-cell>
          <table:table-cell table:number-columns-repeated="4" table:style-name="ce9"/>
          <table:table-cell office:value-type="float" office:value="-292.33528397271215" table:formula="of:=[.C306]/2+127" table:style-name="ce11">
            <text:p>-29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4" table:style-name="ce2">
            <text:p>304</text:p>
          </table:table-cell>
          <table:table-cell office:value-type="float" office:value="-829.03757255504161" table:formula="of:=[.$A$3]*SIN(RADIANS([.B307]))" table:style-name="ce9">
            <text:p>-829,0376</text:p>
          </table:table-cell>
          <table:table-cell office:value-type="float" office:value="-69.756473744125273" table:formula="of:=[.$A$3]*SIN(RADIANS([.B307]-120))" table:style-name="ce9">
            <text:p>-69,7565</text:p>
          </table:table-cell>
          <table:table-cell office:value-type="float" office:value="898.79404629916678" table:formula="of:=[.$A$3]*SIN(RADIANS([.B307]+120))" table:style-name="ce9">
            <text:p>898,7940</text:p>
          </table:table-cell>
          <table:table-cell table:style-name="ce9"/>
          <table:table-cell office:value-type="float" office:value="34.878236872062587" table:formula="of:=(MIN([.C307];[.D307];[.E307])+MAX([.C307];[.D307];[.E307]))/2" table:style-name="ce10">
            <text:p>34,8782</text:p>
          </table:table-cell>
          <table:table-cell table:style-name="ce12"/>
          <table:table-cell table:number-columns-repeated="3" table:style-name="ce9"/>
          <table:table-cell office:value-type="float" office:value="-287.5187862775208" table:formula="of:=[.C307]/2+127" table:style-name="ce11">
            <text:p>-28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5" table:style-name="ce2">
            <text:p>305</text:p>
          </table:table-cell>
          <table:table-cell office:value-type="float" office:value="-819.15204428899176" table:formula="of:=[.$A$3]*SIN(RADIANS([.B308]))" table:style-name="ce9">
            <text:p>-819,1520</text:p>
          </table:table-cell>
          <table:table-cell office:value-type="float" office:value="-87.155742747657939" table:formula="of:=[.$A$3]*SIN(RADIANS([.B308]-120))" table:style-name="ce9">
            <text:p>-87,1557</text:p>
          </table:table-cell>
          <table:table-cell office:value-type="float" office:value="906.3077870366501" table:formula="of:=[.$A$3]*SIN(RADIANS([.B308]+120))" table:style-name="ce9">
            <text:p>906,3078</text:p>
          </table:table-cell>
          <table:table-cell table:style-name="ce9"/>
          <table:table-cell office:value-type="float" office:value="43.577871373829169" table:formula="of:=(MIN([.C308];[.D308];[.E308])+MAX([.C308];[.D308];[.E308]))/2" table:style-name="ce10">
            <text:p>43,5779</text:p>
          </table:table-cell>
          <table:table-cell table:number-columns-repeated="4" table:style-name="ce9"/>
          <table:table-cell office:value-type="float" office:value="-282.57602214449588" table:formula="of:=[.C308]/2+127" table:style-name="ce11">
            <text:p>-2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6" table:style-name="ce2">
            <text:p>306</text:p>
          </table:table-cell>
          <table:table-cell office:value-type="float" office:value="-809.01699437494756" table:formula="of:=[.$A$3]*SIN(RADIANS([.B309]))" table:style-name="ce9">
            <text:p>-809,0170</text:p>
          </table:table-cell>
          <table:table-cell office:value-type="float" office:value="-104.52846326765349" table:formula="of:=[.$A$3]*SIN(RADIANS([.B309]-120))" table:style-name="ce9">
            <text:p>-104,5285</text:p>
          </table:table-cell>
          <table:table-cell office:value-type="float" office:value="913.54545764260092" table:formula="of:=[.$A$3]*SIN(RADIANS([.B309]+120))" table:style-name="ce9">
            <text:p>913,5455</text:p>
          </table:table-cell>
          <table:table-cell table:style-name="ce9"/>
          <table:table-cell office:value-type="float" office:value="52.264231633826682" table:formula="of:=(MIN([.C309];[.D309];[.E309])+MAX([.C309];[.D309];[.E309]))/2" table:style-name="ce10">
            <text:p>52,2642</text:p>
          </table:table-cell>
          <table:table-cell table:number-columns-repeated="4" table:style-name="ce9"/>
          <table:table-cell office:value-type="float" office:value="-277.50849718747378" table:formula="of:=[.C309]/2+127" table:style-name="ce11">
            <text:p>-27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7" table:style-name="ce2">
            <text:p>307</text:p>
          </table:table-cell>
          <table:table-cell office:value-type="float" office:value="-798.635510047293" table:formula="of:=[.$A$3]*SIN(RADIANS([.B310]))" table:style-name="ce9">
            <text:p>-798,6355</text:p>
          </table:table-cell>
          <table:table-cell office:value-type="float" office:value="-121.8693434051473" table:formula="of:=[.$A$3]*SIN(RADIANS([.B310]-120))" table:style-name="ce9">
            <text:p>-121,8693</text:p>
          </table:table-cell>
          <table:table-cell office:value-type="float" office:value="920.50485345244022" table:formula="of:=[.$A$3]*SIN(RADIANS([.B310]+120))" table:style-name="ce9">
            <text:p>920,5049</text:p>
          </table:table-cell>
          <table:table-cell table:style-name="ce9"/>
          <table:table-cell office:value-type="float" office:value="60.93467170257361" table:formula="of:=(MIN([.C310];[.D310];[.E310])+MAX([.C310];[.D310];[.E310]))/2" table:style-name="ce10">
            <text:p>60,9347</text:p>
          </table:table-cell>
          <table:table-cell table:number-columns-repeated="4" table:style-name="ce9"/>
          <table:table-cell office:value-type="float" office:value="-272.3177550236465" table:formula="of:=[.C310]/2+127" table:style-name="ce11">
            <text:p>-27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8" table:style-name="ce2">
            <text:p>308</text:p>
          </table:table-cell>
          <table:table-cell office:value-type="float" office:value="-788.01075360672178" table:formula="of:=[.$A$3]*SIN(RADIANS([.B311]))" table:style-name="ce9">
            <text:p>-788,0108</text:p>
          </table:table-cell>
          <table:table-cell office:value-type="float" office:value="-139.17310096006551" table:formula="of:=[.$A$3]*SIN(RADIANS([.B311]-120))" table:style-name="ce9">
            <text:p>-139,1731</text:p>
          </table:table-cell>
          <table:table-cell office:value-type="float" office:value="927.1838545667872" table:formula="of:=[.$A$3]*SIN(RADIANS([.B311]+120))" table:style-name="ce9">
            <text:p>927,1839</text:p>
          </table:table-cell>
          <table:table-cell table:style-name="ce9"/>
          <table:table-cell office:value-type="float" office:value="69.586550480032713" table:formula="of:=(MIN([.C311];[.D311];[.E311])+MAX([.C311];[.D311];[.E311]))/2" table:style-name="ce10">
            <text:p>69,5866</text:p>
          </table:table-cell>
          <table:table-cell table:number-columns-repeated="4" table:style-name="ce9"/>
          <table:table-cell office:value-type="float" office:value="-267.00537680336089" table:formula="of:=[.C311]/2+127" table:style-name="ce11">
            <text:p>-2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09" table:style-name="ce2">
            <text:p>309</text:p>
          </table:table-cell>
          <table:table-cell office:value-type="float" office:value="-777.14596145697078" table:formula="of:=[.$A$3]*SIN(RADIANS([.B312]))" table:style-name="ce9">
            <text:p>-777,1460</text:p>
          </table:table-cell>
          <table:table-cell office:value-type="float" office:value="-156.43446504023072" table:formula="of:=[.$A$3]*SIN(RADIANS([.B312]-120))" table:style-name="ce9">
            <text:p>-156,4345</text:p>
          </table:table-cell>
          <table:table-cell office:value-type="float" office:value="933.58042649720187" table:formula="of:=[.$A$3]*SIN(RADIANS([.B312]+120))" table:style-name="ce9">
            <text:p>933,5804</text:p>
          </table:table-cell>
          <table:table-cell table:style-name="ce9"/>
          <table:table-cell office:value-type="float" office:value="78.217232520115545" table:formula="of:=(MIN([.C312];[.D312];[.E312])+MAX([.C312];[.D312];[.E312]))/2" table:style-name="ce10">
            <text:p>78,2172</text:p>
          </table:table-cell>
          <table:table-cell table:number-columns-repeated="4" table:style-name="ce9"/>
          <table:table-cell office:value-type="float" office:value="-261.57298072848539" table:formula="of:=[.C312]/2+127" table:style-name="ce11">
            <text:p>-26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0" table:style-name="ce2">
            <text:p>310</text:p>
          </table:table-cell>
          <table:table-cell office:value-type="float" office:value="-766.04444311897817" table:formula="of:=[.$A$3]*SIN(RADIANS([.B313]))" table:style-name="ce9">
            <text:p>-766,0444</text:p>
          </table:table-cell>
          <table:table-cell office:value-type="float" office:value="-173.64817766693048" table:formula="of:=[.$A$3]*SIN(RADIANS([.B313]-120))" table:style-name="ce9">
            <text:p>-173,6482</text:p>
          </table:table-cell>
          <table:table-cell office:value-type="float" office:value="939.69262078590839" table:formula="of:=[.$A$3]*SIN(RADIANS([.B313]+120))" table:style-name="ce9">
            <text:p>939,6926</text:p>
          </table:table-cell>
          <table:table-cell table:style-name="ce9"/>
          <table:table-cell office:value-type="float" office:value="86.824088833465112" table:formula="of:=(MIN([.C313];[.D313];[.E313])+MAX([.C313];[.D313];[.E313]))/2" table:style-name="ce10">
            <text:p>86,8241</text:p>
          </table:table-cell>
          <table:table-cell table:number-columns-repeated="4" table:style-name="ce9"/>
          <table:table-cell office:value-type="float" office:value="-256.02222155948908" table:formula="of:=[.C313]/2+127" table:style-name="ce11">
            <text:p>-25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1" table:style-name="ce2">
            <text:p>311</text:p>
          </table:table-cell>
          <table:table-cell office:value-type="float" office:value="-754.70958022277227" table:formula="of:=[.$A$3]*SIN(RADIANS([.B314]))" table:style-name="ce9">
            <text:p>-754,7096</text:p>
          </table:table-cell>
          <table:table-cell office:value-type="float" office:value="-190.80899537654471" table:formula="of:=[.$A$3]*SIN(RADIANS([.B314]-120))" table:style-name="ce9">
            <text:p>-190,8090</text:p>
          </table:table-cell>
          <table:table-cell office:value-type="float" office:value="945.5185755993167" table:formula="of:=[.$A$3]*SIN(RADIANS([.B314]+120))" table:style-name="ce9">
            <text:p>945,5186</text:p>
          </table:table-cell>
          <table:table-cell table:style-name="ce9"/>
          <table:table-cell office:value-type="float" office:value="95.404497688272215" table:formula="of:=(MIN([.C314];[.D314];[.E314])+MAX([.C314];[.D314];[.E314]))/2" table:style-name="ce10">
            <text:p>95,4045</text:p>
          </table:table-cell>
          <table:table-cell table:number-columns-repeated="4" table:style-name="ce9"/>
          <table:table-cell office:value-type="float" office:value="-250.35479011138614" table:formula="of:=[.C314]/2+127" table:style-name="ce11">
            <text:p>-25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2" table:style-name="ce2">
            <text:p>312</text:p>
          </table:table-cell>
          <table:table-cell office:value-type="float" office:value="-743.14482547739453" table:formula="of:=[.$A$3]*SIN(RADIANS([.B315]))" table:style-name="ce9">
            <text:p>-743,1448</text:p>
          </table:table-cell>
          <table:table-cell office:value-type="float" office:value="-207.91169081775951" table:formula="of:=[.$A$3]*SIN(RADIANS([.B315]-120))" table:style-name="ce9">
            <text:p>-207,9117</text:p>
          </table:table-cell>
          <table:table-cell office:value-type="float" office:value="951.05651629515353" table:formula="of:=[.$A$3]*SIN(RADIANS([.B315]+120))" table:style-name="ce9">
            <text:p>951,0565</text:p>
          </table:table-cell>
          <table:table-cell table:style-name="ce9"/>
          <table:table-cell office:value-type="float" office:value="103.9558454088795" table:formula="of:=(MIN([.C315];[.D315];[.E315])+MAX([.C315];[.D315];[.E315]))/2" table:style-name="ce10">
            <text:p>103,9558</text:p>
          </table:table-cell>
          <table:table-cell table:number-columns-repeated="4" table:style-name="ce9"/>
          <table:table-cell office:value-type="float" office:value="-244.57241273869727" table:formula="of:=[.C315]/2+127" table:style-name="ce11">
            <text:p>-24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3" table:style-name="ce2">
            <text:p>313</text:p>
          </table:table-cell>
          <table:table-cell office:value-type="float" office:value="-731.35370161917035" table:formula="of:=[.$A$3]*SIN(RADIANS([.B316]))" table:style-name="ce9">
            <text:p>-731,3537</text:p>
          </table:table-cell>
          <table:table-cell office:value-type="float" office:value="-224.95105434386497" table:formula="of:=[.$A$3]*SIN(RADIANS([.B316]-120))" table:style-name="ce9">
            <text:p>-224,9511</text:p>
          </table:table-cell>
          <table:table-cell office:value-type="float" office:value="956.30475596303529" table:formula="of:=[.$A$3]*SIN(RADIANS([.B316]+120))" table:style-name="ce9">
            <text:p>956,3048</text:p>
          </table:table-cell>
          <table:table-cell table:style-name="ce9"/>
          <table:table-cell office:value-type="float" office:value="112.47552717193247" table:formula="of:=(MIN([.C316];[.D316];[.E316])+MAX([.C316];[.D316];[.E316]))/2" table:style-name="ce10">
            <text:p>112,4755</text:p>
          </table:table-cell>
          <table:table-cell table:number-columns-repeated="4" table:style-name="ce9"/>
          <table:table-cell office:value-type="float" office:value="-238.67685080958518" table:formula="of:=[.C316]/2+127" table:style-name="ce11">
            <text:p>-23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4" table:style-name="ce2">
            <text:p>314</text:p>
          </table:table-cell>
          <table:table-cell office:value-type="float" office:value="-719.33980033865123" table:formula="of:=[.$A$3]*SIN(RADIANS([.B317]))" table:style-name="ce9">
            <text:p>-719,3398</text:p>
          </table:table-cell>
          <table:table-cell office:value-type="float" office:value="-241.92189559966752" table:formula="of:=[.$A$3]*SIN(RADIANS([.B317]-120))" table:style-name="ce9">
            <text:p>-241,9219</text:p>
          </table:table-cell>
          <table:table-cell office:value-type="float" office:value="961.26169593831889" table:formula="of:=[.$A$3]*SIN(RADIANS([.B317]+120))" table:style-name="ce9">
            <text:p>961,2617</text:p>
          </table:table-cell>
          <table:table-cell table:style-name="ce9"/>
          <table:table-cell office:value-type="float" office:value="120.96094779983383" table:formula="of:=(MIN([.C317];[.D317];[.E317])+MAX([.C317];[.D317];[.E317]))/2" table:style-name="ce10">
            <text:p>120,9609</text:p>
          </table:table-cell>
          <table:table-cell table:number-columns-repeated="4" table:style-name="ce9"/>
          <table:table-cell office:value-type="float" office:value="-232.66990016932562" table:formula="of:=[.C317]/2+127" table:style-name="ce11">
            <text:p>-23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5" table:style-name="ce2">
            <text:p>315</text:p>
          </table:table-cell>
          <table:table-cell office:value-type="float" office:value="-707.10678118654766" table:formula="of:=[.$A$3]*SIN(RADIANS([.B318]))" table:style-name="ce9">
            <text:p>-707,1068</text:p>
          </table:table-cell>
          <table:table-cell office:value-type="float" office:value="-258.81904510252082" table:formula="of:=[.$A$3]*SIN(RADIANS([.B318]-120))" table:style-name="ce9">
            <text:p>-258,8190</text:p>
          </table:table-cell>
          <table:table-cell office:value-type="float" office:value="965.92582628906837" table:formula="of:=[.$A$3]*SIN(RADIANS([.B318]+120))" table:style-name="ce9">
            <text:p>965,9258</text:p>
          </table:table-cell>
          <table:table-cell table:style-name="ce9"/>
          <table:table-cell office:value-type="float" office:value="129.40952255126035" table:formula="of:=(MIN([.C318];[.D318];[.E318])+MAX([.C318];[.D318];[.E318]))/2" table:style-name="ce10">
            <text:p>129,4095</text:p>
          </table:table-cell>
          <table:table-cell table:number-columns-repeated="4" table:style-name="ce9"/>
          <table:table-cell office:value-type="float" office:value="-226.55339059327383" table:formula="of:=[.C318]/2+127" table:style-name="ce11">
            <text:p>-22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6" table:style-name="ce2">
            <text:p>316</text:p>
          </table:table-cell>
          <table:table-cell office:value-type="float" office:value="-694.65837045899764" table:formula="of:=[.$A$3]*SIN(RADIANS([.B319]))" table:style-name="ce9">
            <text:p>-694,6584</text:p>
          </table:table-cell>
          <table:table-cell office:value-type="float" office:value="-275.63735581699899" table:formula="of:=[.$A$3]*SIN(RADIANS([.B319]-120))" table:style-name="ce9">
            <text:p>-275,6374</text:p>
          </table:table-cell>
          <table:table-cell office:value-type="float" office:value="970.29572627599646" table:formula="of:=[.$A$3]*SIN(RADIANS([.B319]+120))" table:style-name="ce9">
            <text:p>970,2957</text:p>
          </table:table-cell>
          <table:table-cell table:style-name="ce9"/>
          <table:table-cell office:value-type="float" office:value="137.81867790849941" table:formula="of:=(MIN([.C319];[.D319];[.E319])+MAX([.C319];[.D319];[.E319]))/2" table:style-name="ce10">
            <text:p>137,8187</text:p>
          </table:table-cell>
          <table:table-cell table:number-columns-repeated="4" table:style-name="ce9"/>
          <table:table-cell office:value-type="float" office:value="-220.32918522949882" table:formula="of:=[.C319]/2+127" table:style-name="ce11">
            <text:p>-22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7" table:style-name="ce2">
            <text:p>317</text:p>
          </table:table-cell>
          <table:table-cell office:value-type="float" office:value="-681.99836006249825" table:formula="of:=[.$A$3]*SIN(RADIANS([.B320]))" table:style-name="ce9">
            <text:p>-681,9984</text:p>
          </table:table-cell>
          <table:table-cell office:value-type="float" office:value="-292.37170472273675" table:formula="of:=[.$A$3]*SIN(RADIANS([.B320]-120))" table:style-name="ce9">
            <text:p>-292,3717</text:p>
          </table:table-cell>
          <table:table-cell office:value-type="float" office:value="974.37006478523517" table:formula="of:=[.$A$3]*SIN(RADIANS([.B320]+120))" table:style-name="ce9">
            <text:p>974,3701</text:p>
          </table:table-cell>
          <table:table-cell table:style-name="ce9"/>
          <table:table-cell office:value-type="float" office:value="146.18585236136846" table:formula="of:=(MIN([.C320];[.D320];[.E320])+MAX([.C320];[.D320];[.E320]))/2" table:style-name="ce10">
            <text:p>146,1859</text:p>
          </table:table-cell>
          <table:table-cell table:number-columns-repeated="4" table:style-name="ce9"/>
          <table:table-cell office:value-type="float" office:value="-213.99918003124913" table:formula="of:=[.C320]/2+127" table:style-name="ce11">
            <text:p>-21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8" table:style-name="ce2">
            <text:p>318</text:p>
          </table:table-cell>
          <table:table-cell office:value-type="float" office:value="-669.13060635885813" table:formula="of:=[.$A$3]*SIN(RADIANS([.B321]))" table:style-name="ce9">
            <text:p>-669,1306</text:p>
          </table:table-cell>
          <table:table-cell office:value-type="float" office:value="-309.01699437494727" table:formula="of:=[.$A$3]*SIN(RADIANS([.B321]-120))" table:style-name="ce9">
            <text:p>-309,0170</text:p>
          </table:table-cell>
          <table:table-cell office:value-type="float" office:value="978.14760073380569" table:formula="of:=[.$A$3]*SIN(RADIANS([.B321]+120))" table:style-name="ce9">
            <text:p>978,1476</text:p>
          </table:table-cell>
          <table:table-cell table:style-name="ce9"/>
          <table:table-cell office:value-type="float" office:value="154.50849718747378" table:formula="of:=(MIN([.C321];[.D321];[.E321])+MAX([.C321];[.D321];[.E321]))/2" table:style-name="ce10">
            <text:p>154,5085</text:p>
          </table:table-cell>
          <table:table-cell table:number-columns-repeated="4" table:style-name="ce9"/>
          <table:table-cell office:value-type="float" office:value="-207.56530317942907" table:formula="of:=[.C321]/2+127" table:style-name="ce11">
            <text:p>-20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19" table:style-name="ce2">
            <text:p>319</text:p>
          </table:table-cell>
          <table:table-cell office:value-type="float" office:value="-656.05902899050739" table:formula="of:=[.$A$3]*SIN(RADIANS([.B322]))" table:style-name="ce9">
            <text:p>-656,0590</text:p>
          </table:table-cell>
          <table:table-cell office:value-type="float" office:value="-325.56815445715677" table:formula="of:=[.$A$3]*SIN(RADIANS([.B322]-120))" table:style-name="ce9">
            <text:p>-325,5682</text:p>
          </table:table-cell>
          <table:table-cell office:value-type="float" office:value="981.62718344766392" table:formula="of:=[.$A$3]*SIN(RADIANS([.B322]+120))" table:style-name="ce9">
            <text:p>981,6272</text:p>
          </table:table-cell>
          <table:table-cell table:style-name="ce9"/>
          <table:table-cell office:value-type="float" office:value="162.78407722857827" table:formula="of:=(MIN([.C322];[.D322];[.E322])+MAX([.C322];[.D322];[.E322]))/2" table:style-name="ce10">
            <text:p>162,7841</text:p>
          </table:table-cell>
          <table:table-cell table:number-columns-repeated="4" table:style-name="ce9"/>
          <table:table-cell office:value-type="float" office:value="-201.02951449525369" table:formula="of:=[.C322]/2+127" table:style-name="ce11">
            <text:p>-2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0" table:style-name="ce2">
            <text:p>320</text:p>
          </table:table-cell>
          <table:table-cell office:value-type="float" office:value="-642.78760968653955" table:formula="of:=[.$A$3]*SIN(RADIANS([.B323]))" table:style-name="ce9">
            <text:p>-642,7876</text:p>
          </table:table-cell>
          <table:table-cell office:value-type="float" office:value="-342.02014332566864" table:formula="of:=[.$A$3]*SIN(RADIANS([.B323]-120))" table:style-name="ce9">
            <text:p>-342,0201</text:p>
          </table:table-cell>
          <table:table-cell office:value-type="float" office:value="984.80775301220797" table:formula="of:=[.$A$3]*SIN(RADIANS([.B323]+120))" table:style-name="ce9">
            <text:p>984,8078</text:p>
          </table:table-cell>
          <table:table-cell table:style-name="ce9"/>
          <table:table-cell office:value-type="float" office:value="171.01007166283421" table:formula="of:=(MIN([.C323];[.D323];[.E323])+MAX([.C323];[.D323];[.E323]))/2" table:style-name="ce10">
            <text:p>171,0101</text:p>
          </table:table-cell>
          <table:table-cell table:number-columns-repeated="4" table:style-name="ce9"/>
          <table:table-cell office:value-type="float" office:value="-194.39380484326978" table:formula="of:=[.C323]/2+127" table:style-name="ce11">
            <text:p>-19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1" table:style-name="ce2">
            <text:p>321</text:p>
          </table:table-cell>
          <table:table-cell office:value-type="float" office:value="-629.32039104983778" table:formula="of:=[.$A$3]*SIN(RADIANS([.B324]))" table:style-name="ce9">
            <text:p>-629,3204</text:p>
          </table:table-cell>
          <table:table-cell office:value-type="float" office:value="-358.36794954530046" table:formula="of:=[.$A$3]*SIN(RADIANS([.B324]-120))" table:style-name="ce9">
            <text:p>-358,3679</text:p>
          </table:table-cell>
          <table:table-cell office:value-type="float" office:value="987.68834059513767" table:formula="of:=[.$A$3]*SIN(RADIANS([.B324]+120))" table:style-name="ce9">
            <text:p>987,6883</text:p>
          </table:table-cell>
          <table:table-cell table:style-name="ce9"/>
          <table:table-cell office:value-type="float" office:value="179.18397477264995" table:formula="of:=(MIN([.C324];[.D324];[.E324])+MAX([.C324];[.D324];[.E324]))/2" table:style-name="ce10">
            <text:p>179,1840</text:p>
          </table:table-cell>
          <table:table-cell table:number-columns-repeated="4" table:style-name="ce9"/>
          <table:table-cell office:value-type="float" office:value="-187.66019552491889" table:formula="of:=[.C324]/2+127" table:style-name="ce11">
            <text:p>-18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2" table:style-name="ce2">
            <text:p>322</text:p>
          </table:table-cell>
          <table:table-cell office:value-type="float" office:value="-615.66147532565822" table:formula="of:=[.$A$3]*SIN(RADIANS([.B325]))" table:style-name="ce9">
            <text:p>-615,6615</text:p>
          </table:table-cell>
          <table:table-cell office:value-type="float" office:value="-374.60659341591202" table:formula="of:=[.$A$3]*SIN(RADIANS([.B325]-120))" table:style-name="ce9">
            <text:p>-374,6066</text:p>
          </table:table-cell>
          <table:table-cell office:value-type="float" office:value="990.26806874157023" table:formula="of:=[.$A$3]*SIN(RADIANS([.B325]+120))" table:style-name="ce9">
            <text:p>990,2681</text:p>
          </table:table-cell>
          <table:table-cell table:style-name="ce9"/>
          <table:table-cell office:value-type="float" office:value="187.30329670795601" table:formula="of:=(MIN([.C325];[.D325];[.E325])+MAX([.C325];[.D325];[.E325]))/2" table:style-name="ce10">
            <text:p>187,3033</text:p>
          </table:table-cell>
          <table:table-cell table:number-columns-repeated="4" table:style-name="ce9"/>
          <table:table-cell office:value-type="float" office:value="-180.83073766282911" table:formula="of:=[.C325]/2+127" table:style-name="ce11">
            <text:p>-18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3" table:style-name="ce2">
            <text:p>323</text:p>
          </table:table-cell>
          <table:table-cell office:value-type="float" office:value="-601.8150231520483" table:formula="of:=[.$A$3]*SIN(RADIANS([.B326]))" table:style-name="ce9">
            <text:p>-601,8150</text:p>
          </table:table-cell>
          <table:table-cell office:value-type="float" office:value="-390.73112848927354" table:formula="of:=[.$A$3]*SIN(RADIANS([.B326]-120))" table:style-name="ce9">
            <text:p>-390,7311</text:p>
          </table:table-cell>
          <table:table-cell office:value-type="float" office:value="992.54615164132213" table:formula="of:=[.$A$3]*SIN(RADIANS([.B326]+120))" table:style-name="ce9">
            <text:p>992,5462</text:p>
          </table:table-cell>
          <table:table-cell table:style-name="ce9"/>
          <table:table-cell office:value-type="float" office:value="195.36556424463691" table:formula="of:=(MIN([.C326];[.D326];[.E326])+MAX([.C326];[.D326];[.E326]))/2" table:style-name="ce10">
            <text:p>195,3656</text:p>
          </table:table-cell>
          <table:table-cell table:number-columns-repeated="4" table:style-name="ce9"/>
          <table:table-cell office:value-type="float" office:value="-173.90751157602415" table:formula="of:=[.C326]/2+127" table:style-name="ce11">
            <text:p>-17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4" table:style-name="ce2">
            <text:p>324</text:p>
          </table:table-cell>
          <table:table-cell office:value-type="float" office:value="-587.78525229247339" table:formula="of:=[.$A$3]*SIN(RADIANS([.B327]))" table:style-name="ce9">
            <text:p>-587,7853</text:p>
          </table:table-cell>
          <table:table-cell office:value-type="float" office:value="-406.7366430758002" table:formula="of:=[.$A$3]*SIN(RADIANS([.B327]-120))" table:style-name="ce9">
            <text:p>-406,7366</text:p>
          </table:table-cell>
          <table:table-cell office:value-type="float" office:value="994.52189536827325" table:formula="of:=[.$A$3]*SIN(RADIANS([.B327]+120))" table:style-name="ce9">
            <text:p>994,5219</text:p>
          </table:table-cell>
          <table:table-cell table:style-name="ce9"/>
          <table:table-cell office:value-type="float" office:value="203.36832153789993" table:formula="of:=(MIN([.C327];[.D327];[.E327])+MAX([.C327];[.D327];[.E327]))/2" table:style-name="ce10">
            <text:p>203,3683</text:p>
          </table:table-cell>
          <table:table-cell table:number-columns-repeated="4" table:style-name="ce9"/>
          <table:table-cell office:value-type="float" office:value="-166.89262614623669" table:formula="of:=[.C327]/2+127" table:style-name="ce11">
            <text:p>-16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5" table:style-name="ce2">
            <text:p>325</text:p>
          </table:table-cell>
          <table:table-cell office:value-type="float" office:value="-573.57643635104648" table:formula="of:=[.$A$3]*SIN(RADIANS([.B328]))" table:style-name="ce9">
            <text:p>-573,5764</text:p>
          </table:table-cell>
          <table:table-cell office:value-type="float" office:value="-422.61826174069927" table:formula="of:=[.$A$3]*SIN(RADIANS([.B328]-120))" table:style-name="ce9">
            <text:p>-422,6183</text:p>
          </table:table-cell>
          <table:table-cell office:value-type="float" office:value="996.19469809174552" table:formula="of:=[.$A$3]*SIN(RADIANS([.B328]+120))" table:style-name="ce9">
            <text:p>996,1947</text:p>
          </table:table-cell>
          <table:table-cell table:style-name="ce9"/>
          <table:table-cell office:value-type="float" office:value="211.30913087034952" table:formula="of:=(MIN([.C328];[.D328];[.E328])+MAX([.C328];[.D328];[.E328]))/2" table:style-name="ce10">
            <text:p>211,3091</text:p>
          </table:table-cell>
          <table:table-cell table:number-columns-repeated="4" table:style-name="ce9"/>
          <table:table-cell office:value-type="float" office:value="-159.78821817552324" table:formula="of:=[.C328]/2+127" table:style-name="ce11">
            <text:p>-16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6" table:style-name="ce2">
            <text:p>326</text:p>
          </table:table-cell>
          <table:table-cell office:value-type="float" office:value="-559.19290347074661" table:formula="of:=[.$A$3]*SIN(RADIANS([.B329]))" table:style-name="ce9">
            <text:p>-559,1929</text:p>
          </table:table-cell>
          <table:table-cell office:value-type="float" office:value="-438.37114678907744" table:formula="of:=[.$A$3]*SIN(RADIANS([.B329]-120))" table:style-name="ce9">
            <text:p>-438,3711</text:p>
          </table:table-cell>
          <table:table-cell office:value-type="float" office:value="997.56405025982417" table:formula="of:=[.$A$3]*SIN(RADIANS([.B329]+120))" table:style-name="ce9">
            <text:p>997,5641</text:p>
          </table:table-cell>
          <table:table-cell table:style-name="ce9"/>
          <table:table-cell office:value-type="float" office:value="219.18557339453878" table:formula="of:=(MIN([.C329];[.D329];[.E329])+MAX([.C329];[.D329];[.E329]))/2" table:style-name="ce10">
            <text:p>219,1856</text:p>
          </table:table-cell>
          <table:table-cell table:number-columns-repeated="4" table:style-name="ce9"/>
          <table:table-cell office:value-type="float" office:value="-152.59645173537331" table:formula="of:=[.C329]/2+127" table:style-name="ce11">
            <text:p>-15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7" table:style-name="ce2">
            <text:p>327</text:p>
          </table:table-cell>
          <table:table-cell office:value-type="float" office:value="-544.63903501502693" table:formula="of:=[.$A$3]*SIN(RADIANS([.B330]))" table:style-name="ce9">
            <text:p>-544,6390</text:p>
          </table:table-cell>
          <table:table-cell office:value-type="float" office:value="-453.99049973954669" table:formula="of:=[.$A$3]*SIN(RADIANS([.B330]-120))" table:style-name="ce9">
            <text:p>-453,9905</text:p>
          </table:table-cell>
          <table:table-cell office:value-type="float" office:value="998.62953475457391" table:formula="of:=[.$A$3]*SIN(RADIANS([.B330]+120))" table:style-name="ce9">
            <text:p>998,6295</text:p>
          </table:table-cell>
          <table:table-cell table:style-name="ce9"/>
          <table:table-cell office:value-type="float" office:value="226.99524986977349" table:formula="of:=(MIN([.C330];[.D330];[.E330])+MAX([.C330];[.D330];[.E330]))/2" table:style-name="ce10">
            <text:p>226,9952</text:p>
          </table:table-cell>
          <table:table-cell table:number-columns-repeated="4" table:style-name="ce9"/>
          <table:table-cell office:value-type="float" office:value="-145.31951750751347" table:formula="of:=[.C330]/2+127" table:style-name="ce11">
            <text:p>-14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8" table:style-name="ce2">
            <text:p>328</text:p>
          </table:table-cell>
          <table:table-cell office:value-type="float" office:value="-529.91926423320501" table:formula="of:=[.$A$3]*SIN(RADIANS([.B331]))" table:style-name="ce9">
            <text:p>-529,9193</text:p>
          </table:table-cell>
          <table:table-cell office:value-type="float" office:value="-469.47156278589085" table:formula="of:=[.$A$3]*SIN(RADIANS([.B331]-120))" table:style-name="ce9">
            <text:p>-469,4716</text:p>
          </table:table-cell>
          <table:table-cell office:value-type="float" office:value="999.39082701909581" table:formula="of:=[.$A$3]*SIN(RADIANS([.B331]+120))" table:style-name="ce9">
            <text:p>999,3908</text:p>
          </table:table-cell>
          <table:table-cell table:style-name="ce9"/>
          <table:table-cell office:value-type="float" office:value="234.7357813929454" table:formula="of:=(MIN([.C331];[.D331];[.E331])+MAX([.C331];[.D331];[.E331]))/2" table:style-name="ce10">
            <text:p>234,7358</text:p>
          </table:table-cell>
          <table:table-cell table:number-columns-repeated="4" table:style-name="ce9"/>
          <table:table-cell office:value-type="float" office:value="-137.95963211660251" table:formula="of:=[.C331]/2+127" table:style-name="ce11">
            <text:p>-13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29" table:style-name="ce2">
            <text:p>329</text:p>
          </table:table-cell>
          <table:table-cell office:value-type="float" office:value="-515.03807491005443" table:formula="of:=[.$A$3]*SIN(RADIANS([.B332]))" table:style-name="ce9">
            <text:p>-515,0381</text:p>
          </table:table-cell>
          <table:table-cell office:value-type="float" office:value="-484.80962024633692" table:formula="of:=[.$A$3]*SIN(RADIANS([.B332]-120))" table:style-name="ce9">
            <text:p>-484,8096</text:p>
          </table:table-cell>
          <table:table-cell office:value-type="float" office:value="999.8476951563913" table:formula="of:=[.$A$3]*SIN(RADIANS([.B332]+120))" table:style-name="ce9">
            <text:p>999,8477</text:p>
          </table:table-cell>
          <table:table-cell table:style-name="ce9"/>
          <table:table-cell office:value-type="float" office:value="242.40481012316843" table:formula="of:=(MIN([.C332];[.D332];[.E332])+MAX([.C332];[.D332];[.E332]))/2" table:style-name="ce10">
            <text:p>242,4048</text:p>
          </table:table-cell>
          <table:table-cell table:number-columns-repeated="4" table:style-name="ce9"/>
          <table:table-cell office:value-type="float" office:value="-130.51903745502722" table:formula="of:=[.C332]/2+127" table:style-name="ce11">
            <text:p>-13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0" table:style-name="ce2">
            <text:p>330</text:p>
          </table:table-cell>
          <table:table-cell office:value-type="float" office:value="-500.00000000000045" table:formula="of:=[.$A$3]*SIN(RADIANS([.B333]))" table:style-name="ce9">
            <text:p>-500,0000</text:p>
          </table:table-cell>
          <table:table-cell office:value-type="float" office:value="-500.00000000000011" table:formula="of:=[.$A$3]*SIN(RADIANS([.B333]-120))" table:style-name="ce9">
            <text:p>-500,0000</text:p>
          </table:table-cell>
          <table:table-cell office:value-type="float" office:value="1000" table:formula="of:=[.$A$3]*SIN(RADIANS([.B333]+120))" table:style-name="ce9">
            <text:p>1000,0000</text:p>
          </table:table-cell>
          <table:table-cell table:style-name="ce9"/>
          <table:table-cell office:value-type="float" office:value="249.99999999999977" table:formula="of:=(MIN([.C333];[.D333];[.E333])+MAX([.C333];[.D333];[.E333]))/2" table:style-name="ce10">
            <text:p>250,0000</text:p>
          </table:table-cell>
          <table:table-cell table:number-columns-repeated="4" table:style-name="ce9"/>
          <table:table-cell office:value-type="float" office:value="-123.00000000000023" table:formula="of:=[.C333]/2+127" table:style-name="ce11">
            <text:p>-1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1" table:style-name="ce2">
            <text:p>331</text:p>
          </table:table-cell>
          <table:table-cell office:value-type="float" office:value="-484.80962024633692" table:formula="of:=[.$A$3]*SIN(RADIANS([.B334]))" table:style-name="ce9">
            <text:p>-484,8096</text:p>
          </table:table-cell>
          <table:table-cell office:value-type="float" office:value="-515.03807491005421" table:formula="of:=[.$A$3]*SIN(RADIANS([.B334]-120))" table:style-name="ce9">
            <text:p>-515,0381</text:p>
          </table:table-cell>
          <table:table-cell office:value-type="float" office:value="999.8476951563913" table:formula="of:=[.$A$3]*SIN(RADIANS([.B334]+120))" table:style-name="ce9">
            <text:p>999,8477</text:p>
          </table:table-cell>
          <table:table-cell table:style-name="ce9"/>
          <table:table-cell office:value-type="float" office:value="242.40481012316855" table:formula="of:=(MIN([.C334];[.D334];[.E334])+MAX([.C334];[.D334];[.E334]))/2" table:style-name="ce10">
            <text:p>242,4048</text:p>
          </table:table-cell>
          <table:table-cell table:number-columns-repeated="4" table:style-name="ce9"/>
          <table:table-cell office:value-type="float" office:value="-115.40481012316846" table:formula="of:=[.C334]/2+127" table:style-name="ce11">
            <text:p>-11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2" table:style-name="ce2">
            <text:p>332</text:p>
          </table:table-cell>
          <table:table-cell office:value-type="float" office:value="-469.4715627858908" table:formula="of:=[.$A$3]*SIN(RADIANS([.B335]))" table:style-name="ce9">
            <text:p>-469,4716</text:p>
          </table:table-cell>
          <table:table-cell office:value-type="float" office:value="-529.91926423320479" table:formula="of:=[.$A$3]*SIN(RADIANS([.B335]-120))" table:style-name="ce9">
            <text:p>-529,9193</text:p>
          </table:table-cell>
          <table:table-cell office:value-type="float" office:value="999.39082701909581" table:formula="of:=[.$A$3]*SIN(RADIANS([.B335]+120))" table:style-name="ce9">
            <text:p>999,3908</text:p>
          </table:table-cell>
          <table:table-cell table:style-name="ce9"/>
          <table:table-cell office:value-type="float" office:value="234.73578139294551" table:formula="of:=(MIN([.C335];[.D335];[.E335])+MAX([.C335];[.D335];[.E335]))/2" table:style-name="ce10">
            <text:p>234,7358</text:p>
          </table:table-cell>
          <table:table-cell table:number-columns-repeated="4" table:style-name="ce9"/>
          <table:table-cell office:value-type="float" office:value="-107.7357813929454" table:formula="of:=[.C335]/2+127" table:style-name="ce11">
            <text:p>-10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3" table:style-name="ce2">
            <text:p>333</text:p>
          </table:table-cell>
          <table:table-cell office:value-type="float" office:value="-453.99049973954698" table:formula="of:=[.$A$3]*SIN(RADIANS([.B336]))" table:style-name="ce9">
            <text:p>-453,9905</text:p>
          </table:table-cell>
          <table:table-cell office:value-type="float" office:value="-544.63903501502705" table:formula="of:=[.$A$3]*SIN(RADIANS([.B336]-120))" table:style-name="ce9">
            <text:p>-544,6390</text:p>
          </table:table-cell>
          <table:table-cell office:value-type="float" office:value="998.6295347545738" table:formula="of:=[.$A$3]*SIN(RADIANS([.B336]+120))" table:style-name="ce9">
            <text:p>998,6295</text:p>
          </table:table-cell>
          <table:table-cell table:style-name="ce9"/>
          <table:table-cell office:value-type="float" office:value="226.99524986977337" table:formula="of:=(MIN([.C336];[.D336];[.E336])+MAX([.C336];[.D336];[.E336]))/2" table:style-name="ce10">
            <text:p>226,9952</text:p>
          </table:table-cell>
          <table:table-cell table:number-columns-repeated="4" table:style-name="ce9"/>
          <table:table-cell office:value-type="float" office:value="-99.995249869773488" table:formula="of:=[.C336]/2+127" table:style-name="ce11">
            <text:p>-10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4" table:style-name="ce2">
            <text:p>334</text:p>
          </table:table-cell>
          <table:table-cell office:value-type="float" office:value="-438.37114678907778" table:formula="of:=[.$A$3]*SIN(RADIANS([.B337]))" table:style-name="ce9">
            <text:p>-438,3711</text:p>
          </table:table-cell>
          <table:table-cell office:value-type="float" office:value="-559.19290347074673" table:formula="of:=[.$A$3]*SIN(RADIANS([.B337]-120))" table:style-name="ce9">
            <text:p>-559,1929</text:p>
          </table:table-cell>
          <table:table-cell office:value-type="float" office:value="997.56405025982428" table:formula="of:=[.$A$3]*SIN(RADIANS([.B337]+120))" table:style-name="ce9">
            <text:p>997,5641</text:p>
          </table:table-cell>
          <table:table-cell table:style-name="ce9"/>
          <table:table-cell office:value-type="float" office:value="219.18557339453878" table:formula="of:=(MIN([.C337];[.D337];[.E337])+MAX([.C337];[.D337];[.E337]))/2" table:style-name="ce10">
            <text:p>219,1856</text:p>
          </table:table-cell>
          <table:table-cell table:number-columns-repeated="4" table:style-name="ce9"/>
          <table:table-cell office:value-type="float" office:value="-92.185573394538892" table:formula="of:=[.C337]/2+127" table:style-name="ce11">
            <text:p>-9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5" table:style-name="ce2">
            <text:p>335</text:p>
          </table:table-cell>
          <table:table-cell office:value-type="float" office:value="-422.61826174069921" table:formula="of:=[.$A$3]*SIN(RADIANS([.B338]))" table:style-name="ce9">
            <text:p>-422,6183</text:p>
          </table:table-cell>
          <table:table-cell office:value-type="float" office:value="-573.57643635104614" table:formula="of:=[.$A$3]*SIN(RADIANS([.B338]-120))" table:style-name="ce9">
            <text:p>-573,5764</text:p>
          </table:table-cell>
          <table:table-cell office:value-type="float" office:value="996.19469809174552" table:formula="of:=[.$A$3]*SIN(RADIANS([.B338]+120))" table:style-name="ce9">
            <text:p>996,1947</text:p>
          </table:table-cell>
          <table:table-cell table:style-name="ce9"/>
          <table:table-cell office:value-type="float" office:value="211.30913087034969" table:formula="of:=(MIN([.C338];[.D338];[.E338])+MAX([.C338];[.D338];[.E338]))/2" table:style-name="ce10">
            <text:p>211,3091</text:p>
          </table:table-cell>
          <table:table-cell table:number-columns-repeated="4" table:style-name="ce9"/>
          <table:table-cell office:value-type="float" office:value="-84.309130870349605" table:formula="of:=[.C338]/2+127" table:style-name="ce11">
            <text:p>-8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6" table:style-name="ce2">
            <text:p>336</text:p>
          </table:table-cell>
          <table:table-cell office:value-type="float" office:value="-406.73664307580015" table:formula="of:=[.$A$3]*SIN(RADIANS([.B339]))" table:style-name="ce9">
            <text:p>-406,7366</text:p>
          </table:table-cell>
          <table:table-cell office:value-type="float" office:value="-587.78525229247305" table:formula="of:=[.$A$3]*SIN(RADIANS([.B339]-120))" table:style-name="ce9">
            <text:p>-587,7853</text:p>
          </table:table-cell>
          <table:table-cell office:value-type="float" office:value="994.52189536827325" table:formula="of:=[.$A$3]*SIN(RADIANS([.B339]+120))" table:style-name="ce9">
            <text:p>994,5219</text:p>
          </table:table-cell>
          <table:table-cell table:style-name="ce9"/>
          <table:table-cell office:value-type="float" office:value="203.3683215379001" table:formula="of:=(MIN([.C339];[.D339];[.E339])+MAX([.C339];[.D339];[.E339]))/2" table:style-name="ce10">
            <text:p>203,3683</text:p>
          </table:table-cell>
          <table:table-cell table:number-columns-repeated="4" table:style-name="ce9"/>
          <table:table-cell office:value-type="float" office:value="-76.368321537900073" table:formula="of:=[.C339]/2+127" table:style-name="ce11">
            <text:p>-7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7" table:style-name="ce2">
            <text:p>337</text:p>
          </table:table-cell>
          <table:table-cell office:value-type="float" office:value="-390.73112848927389" table:formula="of:=[.$A$3]*SIN(RADIANS([.B340]))" table:style-name="ce9">
            <text:p>-390,7311</text:p>
          </table:table-cell>
          <table:table-cell office:value-type="float" office:value="-601.81502315204841" table:formula="of:=[.$A$3]*SIN(RADIANS([.B340]-120))" table:style-name="ce9">
            <text:p>-601,8150</text:p>
          </table:table-cell>
          <table:table-cell office:value-type="float" office:value="992.54615164132201" table:formula="of:=[.$A$3]*SIN(RADIANS([.B340]+120))" table:style-name="ce9">
            <text:p>992,5462</text:p>
          </table:table-cell>
          <table:table-cell table:style-name="ce9"/>
          <table:table-cell office:value-type="float" office:value="195.3655642446368" table:formula="of:=(MIN([.C340];[.D340];[.E340])+MAX([.C340];[.D340];[.E340]))/2" table:style-name="ce10">
            <text:p>195,3656</text:p>
          </table:table-cell>
          <table:table-cell table:number-columns-repeated="4" table:style-name="ce9"/>
          <table:table-cell office:value-type="float" office:value="-68.365564244636943" table:formula="of:=[.C340]/2+127" table:style-name="ce11">
            <text:p>-6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8" table:style-name="ce2">
            <text:p>338</text:p>
          </table:table-cell>
          <table:table-cell office:value-type="float" office:value="-374.60659341591236" table:formula="of:=[.$A$3]*SIN(RADIANS([.B341]))" table:style-name="ce9">
            <text:p>-374,6066</text:p>
          </table:table-cell>
          <table:table-cell office:value-type="float" office:value="-615.66147532565822" table:formula="of:=[.$A$3]*SIN(RADIANS([.B341]-120))" table:style-name="ce9">
            <text:p>-615,6615</text:p>
          </table:table-cell>
          <table:table-cell office:value-type="float" office:value="990.26806874157035" table:formula="of:=[.$A$3]*SIN(RADIANS([.B341]+120))" table:style-name="ce9">
            <text:p>990,2681</text:p>
          </table:table-cell>
          <table:table-cell table:style-name="ce9"/>
          <table:table-cell office:value-type="float" office:value="187.30329670795606" table:formula="of:=(MIN([.C341];[.D341];[.E341])+MAX([.C341];[.D341];[.E341]))/2" table:style-name="ce10">
            <text:p>187,3033</text:p>
          </table:table-cell>
          <table:table-cell table:number-columns-repeated="4" table:style-name="ce9"/>
          <table:table-cell office:value-type="float" office:value="-60.303296707956179" table:formula="of:=[.C341]/2+127" table:style-name="ce11">
            <text:p>-6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39" table:style-name="ce2">
            <text:p>339</text:p>
          </table:table-cell>
          <table:table-cell office:value-type="float" office:value="-358.36794954530075" table:formula="of:=[.$A$3]*SIN(RADIANS([.B342]))" table:style-name="ce9">
            <text:p>-358,3679</text:p>
          </table:table-cell>
          <table:table-cell office:value-type="float" office:value="-629.32039104983767" table:formula="of:=[.$A$3]*SIN(RADIANS([.B342]-120))" table:style-name="ce9">
            <text:p>-629,3204</text:p>
          </table:table-cell>
          <table:table-cell office:value-type="float" office:value="987.68834059513767" table:formula="of:=[.$A$3]*SIN(RADIANS([.B342]+120))" table:style-name="ce9">
            <text:p>987,6883</text:p>
          </table:table-cell>
          <table:table-cell table:style-name="ce9"/>
          <table:table-cell office:value-type="float" office:value="179.18397477265" table:formula="of:=(MIN([.C342];[.D342];[.E342])+MAX([.C342];[.D342];[.E342]))/2" table:style-name="ce10">
            <text:p>179,1840</text:p>
          </table:table-cell>
          <table:table-cell table:number-columns-repeated="4" table:style-name="ce9"/>
          <table:table-cell office:value-type="float" office:value="-52.183974772650373" table:formula="of:=[.C342]/2+127" table:style-name="ce11">
            <text:p>-5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0" table:style-name="ce2">
            <text:p>340</text:p>
          </table:table-cell>
          <table:table-cell office:value-type="float" office:value="-342.02014332566858" table:formula="of:=[.$A$3]*SIN(RADIANS([.B343]))" table:style-name="ce9">
            <text:p>-342,0201</text:p>
          </table:table-cell>
          <table:table-cell office:value-type="float" office:value="-642.78760968653921" table:formula="of:=[.$A$3]*SIN(RADIANS([.B343]-120))" table:style-name="ce9">
            <text:p>-642,7876</text:p>
          </table:table-cell>
          <table:table-cell office:value-type="float" office:value="984.80775301220808" table:formula="of:=[.$A$3]*SIN(RADIANS([.B343]+120))" table:style-name="ce9">
            <text:p>984,8078</text:p>
          </table:table-cell>
          <table:table-cell table:style-name="ce9"/>
          <table:table-cell office:value-type="float" office:value="171.01007166283443" table:formula="of:=(MIN([.C343];[.D343];[.E343])+MAX([.C343];[.D343];[.E343]))/2" table:style-name="ce10">
            <text:p>171,0101</text:p>
          </table:table-cell>
          <table:table-cell table:number-columns-repeated="4" table:style-name="ce9"/>
          <table:table-cell office:value-type="float" office:value="-44.010071662834292" table:formula="of:=[.C343]/2+127" table:style-name="ce11">
            <text:p>-44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1" table:style-name="ce2">
            <text:p>341</text:p>
          </table:table-cell>
          <table:table-cell office:value-type="float" office:value="-325.56815445715671" table:formula="of:=[.$A$3]*SIN(RADIANS([.B344]))" table:style-name="ce9">
            <text:p>-325,5682</text:p>
          </table:table-cell>
          <table:table-cell office:value-type="float" office:value="-656.05902899050704" table:formula="of:=[.$A$3]*SIN(RADIANS([.B344]-120))" table:style-name="ce9">
            <text:p>-656,0590</text:p>
          </table:table-cell>
          <table:table-cell office:value-type="float" office:value="981.62718344766381" table:formula="of:=[.$A$3]*SIN(RADIANS([.B344]+120))" table:style-name="ce9">
            <text:p>981,6272</text:p>
          </table:table-cell>
          <table:table-cell table:style-name="ce9"/>
          <table:table-cell office:value-type="float" office:value="162.78407722857838" table:formula="of:=(MIN([.C344];[.D344];[.E344])+MAX([.C344];[.D344];[.E344]))/2" table:style-name="ce10">
            <text:p>162,7841</text:p>
          </table:table-cell>
          <table:table-cell table:number-columns-repeated="4" table:style-name="ce9"/>
          <table:table-cell office:value-type="float" office:value="-35.784077228578354" table:formula="of:=[.C344]/2+127" table:style-name="ce11">
            <text:p>-3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2" table:style-name="ce2">
            <text:p>342</text:p>
          </table:table-cell>
          <table:table-cell office:value-type="float" office:value="-309.01699437494761" table:formula="of:=[.$A$3]*SIN(RADIANS([.B345]))" table:style-name="ce9">
            <text:p>-309,0170</text:p>
          </table:table-cell>
          <table:table-cell office:value-type="float" office:value="-669.13060635885824" table:formula="of:=[.$A$3]*SIN(RADIANS([.B345]-120))" table:style-name="ce9">
            <text:p>-669,1306</text:p>
          </table:table-cell>
          <table:table-cell office:value-type="float" office:value="978.1476007338058" table:formula="of:=[.$A$3]*SIN(RADIANS([.B345]+120))" table:style-name="ce9">
            <text:p>978,1476</text:p>
          </table:table-cell>
          <table:table-cell table:style-name="ce9"/>
          <table:table-cell office:value-type="float" office:value="154.50849718747378" table:formula="of:=(MIN([.C345];[.D345];[.E345])+MAX([.C345];[.D345];[.E345]))/2" table:style-name="ce10">
            <text:p>154,5085</text:p>
          </table:table-cell>
          <table:table-cell table:number-columns-repeated="4" table:style-name="ce9"/>
          <table:table-cell office:value-type="float" office:value="-27.508497187473807" table:formula="of:=[.C345]/2+127" table:style-name="ce11">
            <text:p>-2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3" table:style-name="ce2">
            <text:p>343</text:p>
          </table:table-cell>
          <table:table-cell office:value-type="float" office:value="-292.37170472273715" table:formula="of:=[.$A$3]*SIN(RADIANS([.B346]))" table:style-name="ce9">
            <text:p>-292,3717</text:p>
          </table:table-cell>
          <table:table-cell office:value-type="float" office:value="-681.99836006249836" table:formula="of:=[.$A$3]*SIN(RADIANS([.B346]-120))" table:style-name="ce9">
            <text:p>-681,9984</text:p>
          </table:table-cell>
          <table:table-cell office:value-type="float" office:value="974.37006478523529" table:formula="of:=[.$A$3]*SIN(RADIANS([.B346]+120))" table:style-name="ce9">
            <text:p>974,3701</text:p>
          </table:table-cell>
          <table:table-cell table:style-name="ce9"/>
          <table:table-cell office:value-type="float" office:value="146.18585236136846" table:formula="of:=(MIN([.C346];[.D346];[.E346])+MAX([.C346];[.D346];[.E346]))/2" table:style-name="ce10">
            <text:p>146,1859</text:p>
          </table:table-cell>
          <table:table-cell table:number-columns-repeated="4" table:style-name="ce9"/>
          <table:table-cell office:value-type="float" office:value="-19.185852361368575" table:formula="of:=[.C346]/2+127" table:style-name="ce11">
            <text:p>-1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4" table:style-name="ce2">
            <text:p>344</text:p>
          </table:table-cell>
          <table:table-cell office:value-type="float" office:value="-275.63735581699893" table:formula="of:=[.$A$3]*SIN(RADIANS([.B347]))" table:style-name="ce9">
            <text:p>-275,6374</text:p>
          </table:table-cell>
          <table:table-cell office:value-type="float" office:value="-694.65837045899741" table:formula="of:=[.$A$3]*SIN(RADIANS([.B347]-120))" table:style-name="ce9">
            <text:p>-694,6584</text:p>
          </table:table-cell>
          <table:table-cell office:value-type="float" office:value="970.29572627599634" table:formula="of:=[.$A$3]*SIN(RADIANS([.B347]+120))" table:style-name="ce9">
            <text:p>970,2957</text:p>
          </table:table-cell>
          <table:table-cell table:style-name="ce9"/>
          <table:table-cell office:value-type="float" office:value="137.81867790849947" table:formula="of:=(MIN([.C347];[.D347];[.E347])+MAX([.C347];[.D347];[.E347]))/2" table:style-name="ce10">
            <text:p>137,8187</text:p>
          </table:table-cell>
          <table:table-cell table:number-columns-repeated="4" table:style-name="ce9"/>
          <table:table-cell office:value-type="float" office:value="-10.818677908499467" table:formula="of:=[.C347]/2+127" table:style-name="ce11">
            <text:p>-1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5" table:style-name="ce2">
            <text:p>345</text:p>
          </table:table-cell>
          <table:table-cell office:value-type="float" office:value="-258.8190451025207" table:formula="of:=[.$A$3]*SIN(RADIANS([.B348]))" table:style-name="ce9">
            <text:p>-258,8190</text:p>
          </table:table-cell>
          <table:table-cell office:value-type="float" office:value="-707.10678118654744" table:formula="of:=[.$A$3]*SIN(RADIANS([.B348]-120))" table:style-name="ce9">
            <text:p>-707,1068</text:p>
          </table:table-cell>
          <table:table-cell office:value-type="float" office:value="965.92582628906837" table:formula="of:=[.$A$3]*SIN(RADIANS([.B348]+120))" table:style-name="ce9">
            <text:p>965,9258</text:p>
          </table:table-cell>
          <table:table-cell table:style-name="ce9"/>
          <table:table-cell office:value-type="float" office:value="129.40952255126047" table:formula="of:=(MIN([.C348];[.D348];[.E348])+MAX([.C348];[.D348];[.E348]))/2" table:style-name="ce10">
            <text:p>129,4095</text:p>
          </table:table-cell>
          <table:table-cell table:number-columns-repeated="4" table:style-name="ce9"/>
          <table:table-cell office:value-type="float" office:value="-2.409522551260352" table:formula="of:=[.C348]/2+127" table:style-name="ce11">
            <text:p>-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6" table:style-name="ce2">
            <text:p>346</text:p>
          </table:table-cell>
          <table:table-cell office:value-type="float" office:value="-241.92189559966786" table:formula="of:=[.$A$3]*SIN(RADIANS([.B349]))" table:style-name="ce9">
            <text:p>-241,9219</text:p>
          </table:table-cell>
          <table:table-cell office:value-type="float" office:value="-719.33980033865123" table:formula="of:=[.$A$3]*SIN(RADIANS([.B349]-120))" table:style-name="ce9">
            <text:p>-719,3398</text:p>
          </table:table-cell>
          <table:table-cell office:value-type="float" office:value="961.26169593831889" table:formula="of:=[.$A$3]*SIN(RADIANS([.B349]+120))" table:style-name="ce9">
            <text:p>961,2617</text:p>
          </table:table-cell>
          <table:table-cell table:style-name="ce9"/>
          <table:table-cell office:value-type="float" office:value="120.96094779983383" table:formula="of:=(MIN([.C349];[.D349];[.E349])+MAX([.C349];[.D349];[.E349]))/2" table:style-name="ce10">
            <text:p>120,9609</text:p>
          </table:table-cell>
          <table:table-cell table:number-columns-repeated="4" table:style-name="ce9"/>
          <table:table-cell office:value-type="float" office:value="6.0390522001660685" table:formula="of:=[.C349]/2+127" table:style-name="ce11">
            <text:p>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7" table:style-name="ce2">
            <text:p>347</text:p>
          </table:table-cell>
          <table:table-cell office:value-type="float" office:value="-224.95105434386534" table:formula="of:=[.$A$3]*SIN(RADIANS([.B350]))" table:style-name="ce9">
            <text:p>-224,9511</text:p>
          </table:table-cell>
          <table:table-cell office:value-type="float" office:value="-731.35370161917047" table:formula="of:=[.$A$3]*SIN(RADIANS([.B350]-120))" table:style-name="ce9">
            <text:p>-731,3537</text:p>
          </table:table-cell>
          <table:table-cell office:value-type="float" office:value="956.30475596303575" table:formula="of:=[.$A$3]*SIN(RADIANS([.B350]+120))" table:style-name="ce9">
            <text:p>956,3048</text:p>
          </table:table-cell>
          <table:table-cell table:style-name="ce9"/>
          <table:table-cell office:value-type="float" office:value="112.47552717193264" table:formula="of:=(MIN([.C350];[.D350];[.E350])+MAX([.C350];[.D350];[.E350]))/2" table:style-name="ce10">
            <text:p>112,4755</text:p>
          </table:table-cell>
          <table:table-cell table:number-columns-repeated="4" table:style-name="ce9"/>
          <table:table-cell office:value-type="float" office:value="14.524472828067331" table:formula="of:=[.C350]/2+127" table:style-name="ce11">
            <text:p>1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8" table:style-name="ce2">
            <text:p>348</text:p>
          </table:table-cell>
          <table:table-cell office:value-type="float" office:value="-207.91169081775988" table:formula="of:=[.$A$3]*SIN(RADIANS([.B351]))" table:style-name="ce9">
            <text:p>-207,9117</text:p>
          </table:table-cell>
          <table:table-cell office:value-type="float" office:value="-743.14482547739431" table:formula="of:=[.$A$3]*SIN(RADIANS([.B351]-120))" table:style-name="ce9">
            <text:p>-743,1448</text:p>
          </table:table-cell>
          <table:table-cell office:value-type="float" office:value="951.05651629515364" table:formula="of:=[.$A$3]*SIN(RADIANS([.B351]+120))" table:style-name="ce9">
            <text:p>951,0565</text:p>
          </table:table-cell>
          <table:table-cell table:style-name="ce9"/>
          <table:table-cell office:value-type="float" office:value="103.95584540887967" table:formula="of:=(MIN([.C351];[.D351];[.E351])+MAX([.C351];[.D351];[.E351]))/2" table:style-name="ce10">
            <text:p>103,9558</text:p>
          </table:table-cell>
          <table:table-cell table:number-columns-repeated="4" table:style-name="ce9"/>
          <table:table-cell office:value-type="float" office:value="23.044154591120062" table:formula="of:=[.C351]/2+127" table:style-name="ce11">
            <text:p>2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49" table:style-name="ce2">
            <text:p>349</text:p>
          </table:table-cell>
          <table:table-cell office:value-type="float" office:value="-190.80899537654466" table:formula="of:=[.$A$3]*SIN(RADIANS([.B352]))" table:style-name="ce9">
            <text:p>-190,8090</text:p>
          </table:table-cell>
          <table:table-cell office:value-type="float" office:value="-754.70958022277205" table:formula="of:=[.$A$3]*SIN(RADIANS([.B352]-120))" table:style-name="ce9">
            <text:p>-754,7096</text:p>
          </table:table-cell>
          <table:table-cell office:value-type="float" office:value="945.5185755993167" table:formula="of:=[.$A$3]*SIN(RADIANS([.B352]+120))" table:style-name="ce9">
            <text:p>945,5186</text:p>
          </table:table-cell>
          <table:table-cell table:style-name="ce9"/>
          <table:table-cell office:value-type="float" office:value="95.404497688272329" table:formula="of:=(MIN([.C352];[.D352];[.E352])+MAX([.C352];[.D352];[.E352]))/2" table:style-name="ce10">
            <text:p>95,4045</text:p>
          </table:table-cell>
          <table:table-cell table:number-columns-repeated="4" table:style-name="ce9"/>
          <table:table-cell office:value-type="float" office:value="31.595502311727671" table:formula="of:=[.C352]/2+127" table:style-name="ce11">
            <text:p>3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0" table:style-name="ce2">
            <text:p>350</text:p>
          </table:table-cell>
          <table:table-cell office:value-type="float" office:value="-173.64817766693039" table:formula="of:=[.$A$3]*SIN(RADIANS([.B353]))" table:style-name="ce9">
            <text:p>-173,6482</text:p>
          </table:table-cell>
          <table:table-cell office:value-type="float" office:value="-766.04444311897794" table:formula="of:=[.$A$3]*SIN(RADIANS([.B353]-120))" table:style-name="ce9">
            <text:p>-766,0444</text:p>
          </table:table-cell>
          <table:table-cell office:value-type="float" office:value="939.69262078590862" table:formula="of:=[.$A$3]*SIN(RADIANS([.B353]+120))" table:style-name="ce9">
            <text:p>939,6926</text:p>
          </table:table-cell>
          <table:table-cell table:style-name="ce9"/>
          <table:table-cell office:value-type="float" office:value="86.824088833465339" table:formula="of:=(MIN([.C353];[.D353];[.E353])+MAX([.C353];[.D353];[.E353]))/2" table:style-name="ce10">
            <text:p>86,8241</text:p>
          </table:table-cell>
          <table:table-cell table:number-columns-repeated="4" table:style-name="ce9"/>
          <table:table-cell office:value-type="float" office:value="40.175911166534803" table:formula="of:=[.C353]/2+127" table:style-name="ce11">
            <text:p>4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1" table:style-name="ce2">
            <text:p>351</text:p>
          </table:table-cell>
          <table:table-cell office:value-type="float" office:value="-156.43446504023112" table:formula="of:=[.$A$3]*SIN(RADIANS([.B354]))" table:style-name="ce9">
            <text:p>-156,4345</text:p>
          </table:table-cell>
          <table:table-cell office:value-type="float" office:value="-777.14596145697055" table:formula="of:=[.$A$3]*SIN(RADIANS([.B354]-120))" table:style-name="ce9">
            <text:p>-777,1460</text:p>
          </table:table-cell>
          <table:table-cell office:value-type="float" office:value="933.58042649720176" table:formula="of:=[.$A$3]*SIN(RADIANS([.B354]+120))" table:style-name="ce9">
            <text:p>933,5804</text:p>
          </table:table-cell>
          <table:table-cell table:style-name="ce9"/>
          <table:table-cell office:value-type="float" office:value="78.217232520115601" table:formula="of:=(MIN([.C354];[.D354];[.E354])+MAX([.C354];[.D354];[.E354]))/2" table:style-name="ce10">
            <text:p>78,2172</text:p>
          </table:table-cell>
          <table:table-cell table:number-columns-repeated="4" table:style-name="ce9"/>
          <table:table-cell office:value-type="float" office:value="48.782767479884441" table:formula="of:=[.C354]/2+127" table:style-name="ce11">
            <text:p>49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2" table:style-name="ce2">
            <text:p>352</text:p>
          </table:table-cell>
          <table:table-cell office:value-type="float" office:value="-139.17310096006588" table:formula="of:=[.$A$3]*SIN(RADIANS([.B355]))" table:style-name="ce9">
            <text:p>-139,1731</text:p>
          </table:table-cell>
          <table:table-cell office:value-type="float" office:value="-788.01075360672212" table:formula="of:=[.$A$3]*SIN(RADIANS([.B355]-120))" table:style-name="ce9">
            <text:p>-788,0108</text:p>
          </table:table-cell>
          <table:table-cell office:value-type="float" office:value="927.1838545667872" table:formula="of:=[.$A$3]*SIN(RADIANS([.B355]+120))" table:style-name="ce9">
            <text:p>927,1839</text:p>
          </table:table-cell>
          <table:table-cell table:style-name="ce9"/>
          <table:table-cell office:value-type="float" office:value="69.586550480032543" table:formula="of:=(MIN([.C355];[.D355];[.E355])+MAX([.C355];[.D355];[.E355]))/2" table:style-name="ce10">
            <text:p>69,5866</text:p>
          </table:table-cell>
          <table:table-cell table:number-columns-repeated="4" table:style-name="ce9"/>
          <table:table-cell office:value-type="float" office:value="57.41344951996706" table:formula="of:=[.C355]/2+127" table:style-name="ce11">
            <text:p>57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3" table:style-name="ce2">
            <text:p>353</text:p>
          </table:table-cell>
          <table:table-cell office:value-type="float" office:value="-121.86934340514722" table:formula="of:=[.$A$3]*SIN(RADIANS([.B356]))" table:style-name="ce9">
            <text:p>-121,8693</text:p>
          </table:table-cell>
          <table:table-cell office:value-type="float" office:value="-798.63551004729288" table:formula="of:=[.$A$3]*SIN(RADIANS([.B356]-120))" table:style-name="ce9">
            <text:p>-798,6355</text:p>
          </table:table-cell>
          <table:table-cell office:value-type="float" office:value="920.50485345244044" table:formula="of:=[.$A$3]*SIN(RADIANS([.B356]+120))" table:style-name="ce9">
            <text:p>920,5049</text:p>
          </table:table-cell>
          <table:table-cell table:style-name="ce9"/>
          <table:table-cell office:value-type="float" office:value="60.93467170257378" table:formula="of:=(MIN([.C356];[.D356];[.E356])+MAX([.C356];[.D356];[.E356]))/2" table:style-name="ce10">
            <text:p>60,9347</text:p>
          </table:table-cell>
          <table:table-cell table:number-columns-repeated="4" table:style-name="ce9"/>
          <table:table-cell office:value-type="float" office:value="66.06532829742639" table:formula="of:=[.C356]/2+127" table:style-name="ce11">
            <text:p>66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4" table:style-name="ce2">
            <text:p>354</text:p>
          </table:table-cell>
          <table:table-cell office:value-type="float" office:value="-104.52846326765342" table:formula="of:=[.$A$3]*SIN(RADIANS([.B357]))" table:style-name="ce9">
            <text:p>-104,5285</text:p>
          </table:table-cell>
          <table:table-cell office:value-type="float" office:value="-809.01699437494733" table:formula="of:=[.$A$3]*SIN(RADIANS([.B357]-120))" table:style-name="ce9">
            <text:p>-809,0170</text:p>
          </table:table-cell>
          <table:table-cell office:value-type="float" office:value="913.54545764260081" table:formula="of:=[.$A$3]*SIN(RADIANS([.B357]+120))" table:style-name="ce9">
            <text:p>913,5455</text:p>
          </table:table-cell>
          <table:table-cell table:style-name="ce9"/>
          <table:table-cell office:value-type="float" office:value="52.264231633826739" table:formula="of:=(MIN([.C357];[.D357];[.E357])+MAX([.C357];[.D357];[.E357]))/2" table:style-name="ce10">
            <text:p>52,2642</text:p>
          </table:table-cell>
          <table:table-cell table:number-columns-repeated="4" table:style-name="ce9"/>
          <table:table-cell office:value-type="float" office:value="74.735768366173289" table:formula="of:=[.C357]/2+127" table:style-name="ce11">
            <text:p>75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5" table:style-name="ce2">
            <text:p>355</text:p>
          </table:table-cell>
          <table:table-cell office:value-type="float" office:value="-87.155742747658323" table:formula="of:=[.$A$3]*SIN(RADIANS([.B358]))" table:style-name="ce9">
            <text:p>-87,1557</text:p>
          </table:table-cell>
          <table:table-cell office:value-type="float" office:value="-819.15204428899153" table:formula="of:=[.$A$3]*SIN(RADIANS([.B358]-120))" table:style-name="ce9">
            <text:p>-819,1520</text:p>
          </table:table-cell>
          <table:table-cell office:value-type="float" office:value="906.30778703665032" table:formula="of:=[.$A$3]*SIN(RADIANS([.B358]+120))" table:style-name="ce9">
            <text:p>906,3078</text:p>
          </table:table-cell>
          <table:table-cell table:style-name="ce9"/>
          <table:table-cell office:value-type="float" office:value="43.577871373829396" table:formula="of:=(MIN([.C358];[.D358];[.E358])+MAX([.C358];[.D358];[.E358]))/2" table:style-name="ce10">
            <text:p>43,5779</text:p>
          </table:table-cell>
          <table:table-cell table:number-columns-repeated="4" table:style-name="ce9"/>
          <table:table-cell office:value-type="float" office:value="83.422128626170831" table:formula="of:=[.C358]/2+127" table:style-name="ce11">
            <text:p>83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6" table:style-name="ce2">
            <text:p>356</text:p>
          </table:table-cell>
          <table:table-cell office:value-type="float" office:value="-69.756473744125628" table:formula="of:=[.$A$3]*SIN(RADIANS([.B359]))" table:style-name="ce9">
            <text:p>-69,7565</text:p>
          </table:table-cell>
          <table:table-cell office:value-type="float" office:value="-829.03757255504183" table:formula="of:=[.$A$3]*SIN(RADIANS([.B359]-120))" table:style-name="ce9">
            <text:p>-829,0376</text:p>
          </table:table-cell>
          <table:table-cell office:value-type="float" office:value="898.79404629916701" table:formula="of:=[.$A$3]*SIN(RADIANS([.B359]+120))" table:style-name="ce9">
            <text:p>898,7940</text:p>
          </table:table-cell>
          <table:table-cell table:style-name="ce9"/>
          <table:table-cell office:value-type="float" office:value="34.878236872062587" table:formula="of:=(MIN([.C359];[.D359];[.E359])+MAX([.C359];[.D359];[.E359]))/2" table:style-name="ce10">
            <text:p>34,8782</text:p>
          </table:table-cell>
          <table:table-cell table:number-columns-repeated="4" table:style-name="ce9"/>
          <table:table-cell office:value-type="float" office:value="92.121763127937186" table:formula="of:=[.C359]/2+127" table:style-name="ce11">
            <text:p>92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7" table:style-name="ce2">
            <text:p>357</text:p>
          </table:table-cell>
          <table:table-cell office:value-type="float" office:value="-52.33595624294437" table:formula="of:=[.$A$3]*SIN(RADIANS([.B360]))" table:style-name="ce9">
            <text:p>-52,3360</text:p>
          </table:table-cell>
          <table:table-cell office:value-type="float" office:value="-838.67056794542407" table:formula="of:=[.$A$3]*SIN(RADIANS([.B360]-120))" table:style-name="ce9">
            <text:p>-838,6706</text:p>
          </table:table-cell>
          <table:table-cell office:value-type="float" office:value="891.00652418836762" table:formula="of:=[.$A$3]*SIN(RADIANS([.B360]+120))" table:style-name="ce9">
            <text:p>891,0065</text:p>
          </table:table-cell>
          <table:table-cell table:style-name="ce9"/>
          <table:table-cell office:value-type="float" office:value="26.167978121471776" table:formula="of:=(MIN([.C360];[.D360];[.E360])+MAX([.C360];[.D360];[.E360]))/2" table:style-name="ce10">
            <text:p>26,1680</text:p>
          </table:table-cell>
          <table:table-cell table:number-columns-repeated="4" table:style-name="ce9"/>
          <table:table-cell office:value-type="float" office:value="100.83202187852781" table:formula="of:=[.C360]/2+127" table:style-name="ce11">
            <text:p>101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8" table:style-name="ce2">
            <text:p>358</text:p>
          </table:table-cell>
          <table:table-cell office:value-type="float" office:value="-34.899496702500826" table:formula="of:=[.$A$3]*SIN(RADIANS([.B361]))" table:style-name="ce9">
            <text:p>-34,8995</text:p>
          </table:table-cell>
          <table:table-cell office:value-type="float" office:value="-848.04809615642591" table:formula="of:=[.$A$3]*SIN(RADIANS([.B361]-120))" table:style-name="ce9">
            <text:p>-848,0481</text:p>
          </table:table-cell>
          <table:table-cell office:value-type="float" office:value="882.94759285892724" table:formula="of:=[.$A$3]*SIN(RADIANS([.B361]+120))" table:style-name="ce9">
            <text:p>882,9476</text:p>
          </table:table-cell>
          <table:table-cell table:style-name="ce9"/>
          <table:table-cell office:value-type="float" office:value="17.449748351250662" table:formula="of:=(MIN([.C361];[.D361];[.E361])+MAX([.C361];[.D361];[.E361]))/2" table:style-name="ce10">
            <text:p>17,4497</text:p>
          </table:table-cell>
          <table:table-cell table:number-columns-repeated="4" table:style-name="ce9"/>
          <table:table-cell office:value-type="float" office:value="109.55025164874959" table:formula="of:=[.C361]/2+127" table:style-name="ce11">
            <text:p>110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59" table:style-name="ce2">
            <text:p>359</text:p>
          </table:table-cell>
          <table:table-cell office:value-type="float" office:value="-17.45240643728356" table:formula="of:=[.$A$3]*SIN(RADIANS([.B362]))" table:style-name="ce9">
            <text:p>-17,4524</text:p>
          </table:table-cell>
          <table:table-cell office:value-type="float" office:value="-857.16730070211213" table:formula="of:=[.$A$3]*SIN(RADIANS([.B362]-120))" table:style-name="ce9">
            <text:p>-857,1673</text:p>
          </table:table-cell>
          <table:table-cell office:value-type="float" office:value="874.6197071393957" table:formula="of:=[.$A$3]*SIN(RADIANS([.B362]+120))" table:style-name="ce9">
            <text:p>874,6197</text:p>
          </table:table-cell>
          <table:table-cell table:style-name="ce9"/>
          <table:table-cell office:value-type="float" office:value="8.7262032186417855" table:formula="of:=(MIN([.C362];[.D362];[.E362])+MAX([.C362];[.D362];[.E362]))/2" table:style-name="ce10">
            <text:p>8,7262</text:p>
          </table:table-cell>
          <table:table-cell table:number-columns-repeated="4" table:style-name="ce9"/>
          <table:table-cell office:value-type="float" office:value="118.27379678135821" table:formula="of:=[.C362]/2+127" table:style-name="ce11">
            <text:p>118</text:p>
          </table:table-cell>
          <table:table-cell table:style-name="ce11"/>
          <table:table-cell table:number-columns-repeated="16371"/>
        </table:table-row>
        <table:table-row table:style-name="ro1">
          <table:table-cell/>
          <table:table-cell office:value-type="float" office:value="360" table:style-name="ce2">
            <text:p>360</text:p>
          </table:table-cell>
          <table:table-cell office:value-type="float" office:value="-2.45029690981724E-13" table:formula="of:=[.$A$3]*SIN(RADIANS([.B363]))" table:style-name="ce9">
            <text:p>0,0000</text:p>
          </table:table-cell>
          <table:table-cell office:value-type="float" office:value="-866.02540378443837" table:formula="of:=[.$A$3]*SIN(RADIANS([.B363]-120))" table:style-name="ce9">
            <text:p>-866,0254</text:p>
          </table:table-cell>
          <table:table-cell office:value-type="float" office:value="866.02540378443916" table:formula="of:=[.$A$3]*SIN(RADIANS([.B363]+120))" table:style-name="ce9">
            <text:p>866,0254</text:p>
          </table:table-cell>
          <table:table-cell table:style-name="ce9"/>
          <table:table-cell office:value-type="float" office:value="3.979039320256561E-13" table:formula="of:=(MIN([.C363];[.D363];[.E363])+MAX([.C363];[.D363];[.E363]))/2" table:style-name="ce10">
            <text:p>0,0000</text:p>
          </table:table-cell>
          <table:table-cell table:number-columns-repeated="4" table:style-name="ce9"/>
          <table:table-cell office:value-type="float" office:value="126.99999999999987" table:formula="of:=[.C363]/2+127" table:style-name="ce11">
            <text:p>127</text:p>
          </table:table-cell>
          <table:table-cell table:style-name="ce11"/>
          <table:table-cell table:number-columns-repeated="16371"/>
        </table:table-row>
        <table:table-row table:number-rows-repeated="10482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Constructions-3d</dc:creator>
    <meta:creation-date>2015-04-16T17:39:27Z</meta:creation-date>
    <dc:date>2020-08-12T15:59:16Z</dc:date>
    <meta:editing-cycles>7</meta:editing-cycles>
    <meta:editing-duration>PT464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aximum="300" chart:minimum="-300" chart:origin="0" chart:interval-major="5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360" chart:minimum="0" chart:origin="0" chart:interval-major="3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445.8023622047244pt" svg:width="751.26952755905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2" chart:values-cell-range-address="Sheet1.$C$3:.$C$363" chart:class="chart:scatter" chart:attached-axis="primary-y" chart:style-name="G0S0">
            <chart:domain table:cell-range-address="Sheet1.$B$3:.$B$363"/>
            <chart:data-point chart:repeated="361"/>
          </chart:series>
          <chart:series chart:label-cell-address="Sheet1.$D$1" chart:values-cell-range-address="Sheet1.$D$3:.$D$363" chart:class="chart:scatter" chart:attached-axis="primary-y" chart:style-name="G0S1">
            <chart:domain table:cell-range-address="Sheet1.$B$3:.$B$363"/>
            <chart:data-point chart:repeated="361"/>
          </chart:series>
          <chart:series chart:label-cell-address="Sheet1.$E$1" chart:values-cell-range-address="Sheet1.$E$3:.$E$363" chart:class="chart:scatter" chart:attached-axis="primary-y" chart:style-name="G0S2">
            <chart:domain table:cell-range-address="Sheet1.$B$3:.$B$363"/>
            <chart:data-point chart:repeated="361"/>
          </chart:series>
          <chart:series chart:label-cell-address="Sheet1.$G$2" chart:values-cell-range-address="Sheet1.$G$3:.$G$363" chart:class="chart:scatter" chart:attached-axis="primary-y" chart:style-name="G0S3">
            <chart:domain table:cell-range-address="Sheet1.$B$3:.$B$363"/>
            <chart:data-point chart:repeated="36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aximum="300" chart:minimum="-300" chart:origin="0" chart:interval-major="5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360" chart:minimum="0" chart:origin="0" chart:interval-major="3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61.0231496062992pt" svg:width="749.311181102362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1" chart:values-cell-range-address="Sheet1.$H$3:.$H$363" chart:class="chart:scatter" chart:attached-axis="primary-y" chart:style-name="G0S0">
            <chart:domain table:cell-range-address="Sheet1.$B$3:.$B$363"/>
            <chart:data-point chart:repeated="361"/>
          </chart:series>
          <chart:series chart:label-cell-address="Sheet1.$I$1" chart:values-cell-range-address="Sheet1.$I$3:.$I$363" chart:class="chart:scatter" chart:attached-axis="primary-y" chart:style-name="G0S1">
            <chart:domain table:cell-range-address="Sheet1.$B$3:.$B$363"/>
            <chart:data-point chart:repeated="361"/>
          </chart:series>
          <chart:series chart:label-cell-address="Sheet1.$J$1" chart:values-cell-range-address="Sheet1.$J$3:.$J$363" chart:class="chart:scatter" chart:attached-axis="primary-y" chart:style-name="G0S2">
            <chart:domain table:cell-range-address="Sheet1.$B$3:.$B$363"/>
            <chart:data-point chart:repeated="36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